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4E00000054285DECB9.jpg" manifest:media-type="image/jpeg"/>
  <manifest:file-entry manifest:full-path="Pictures/100000000000018400000177BF76C994.jpg" manifest:media-type="image/jpeg"/>
  <manifest:file-entry manifest:full-path="Pictures/100000000000009A0000002478A96CAD.jpg" manifest:media-type="image/jpeg"/>
  <manifest:file-entry manifest:full-path="Pictures/100000000000020D0000022E83D79E75.jpg" manifest:media-type="image/jpeg"/>
  <manifest:file-entry manifest:full-path="Pictures/10000000000000C5000000C5F873370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dee2e6" loext:decorative="false"/>
    </style:style>
    <style:style style:name="gr3" style:family="graphic" style:parent-style-name="standard">
      <style:graphic-properties draw:stroke="none" draw:fill="solid" draw:fill-color="#808080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5" style:family="graphic" style:parent-style-name="standard">
      <style:graphic-properties draw:stroke="none" draw:fill="solid" draw:fill-color="#212529" loext:decorative="false"/>
    </style:style>
    <style:style style:name="gr6" style:family="graphic" style:parent-style-name="standard">
      <style:graphic-properties draw:stroke="solid" svg:stroke-width="0.038cm" svg:stroke-color="#000000" draw:stroke-linejoin="miter" svg:stroke-linecap="butt" draw:fill="none" fo:padding-top="0.019cm" fo:padding-bottom="0.019cm" fo:padding-left="0.019cm" fo:padding-right="0.019cm" loext:decorative="false"/>
    </style:style>
    <style:style style:name="gr7" style:family="graphic" style:parent-style-name="standard">
      <style:graphic-properties draw:stroke="none" draw:fill="solid" draw:fill-color="#155724" loext:decorative="false"/>
    </style:style>
    <style:style style:name="gr8" style:family="graphic" style:parent-style-name="standard">
      <style:graphic-properties draw:stroke="none" draw:fill="solid" draw:fill-color="#000000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dee2e6"/>
    </style:style>
    <style:style style:name="P3" style:family="paragraph">
      <loext:graphic-properties draw:fill="solid" draw:fill-color="#808080"/>
    </style:style>
    <style:style style:name="P4" style:family="paragraph">
      <loext:graphic-properties draw:fill="none"/>
    </style:style>
    <style:style style:name="P5" style:family="paragraph">
      <loext:graphic-properties draw:fill="solid" draw:fill-color="#212529"/>
    </style:style>
    <style:style style:name="P6" style:family="paragraph">
      <loext:graphic-properties draw:fill="solid" draw:fill-color="#155724"/>
    </style:style>
    <style:style style:name="P7" style:family="paragraph">
      <loext:graphic-properties draw:fill="solid" draw:fill-color="#0000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4.834cm" svg:height="0.774cm" svg:x="1.587cm" svg:y="3.251cm" svg:viewBox="0 0 14835 775" draw:points="0,0 14835,0 14835,775 0,775">
          <text:p/>
        </draw:polygon>
        <draw:polygon draw:style-name="gr1" draw:text-style-name="P1" draw:layer="layout" svg:width="3.637cm" svg:height="3.141cm" svg:x="16.416cm" svg:y="3.251cm" svg:viewBox="0 0 3638 3142" draw:points="0,0 3638,0 3638,3142 0,3142">
          <text:p/>
        </draw:polygon>
        <draw:polygon draw:style-name="gr1" draw:text-style-name="P1" draw:layer="layout" svg:width="14.834cm" svg:height="0.8cm" svg:x="1.587cm" svg:y="4.025cm" svg:viewBox="0 0 14835 801" draw:points="0,0 14835,0 14835,801 0,801">
          <text:p/>
        </draw:polygon>
        <draw:polygon draw:style-name="gr1" draw:text-style-name="P1" draw:layer="layout" svg:width="14.834cm" svg:height="1.575cm" svg:x="1.587cm" svg:y="4.817cm" svg:viewBox="0 0 14835 1576" draw:points="0,0 14835,0 14835,1576 0,1576">
          <text:p/>
        </draw:polygon>
        <draw:polygon draw:style-name="gr1" draw:text-style-name="P1" draw:layer="layout" svg:width="14.834cm" svg:height="0.774cm" svg:x="1.587cm" svg:y="6.388cm" svg:viewBox="0 0 14835 775" draw:points="0,0 14835,0 14835,775 0,775">
          <text:p/>
        </draw:polygon>
        <draw:polygon draw:style-name="gr2" draw:text-style-name="P2" draw:layer="layout" svg:width="14.834cm" svg:height="0.021cm" svg:x="1.587cm" svg:y="3.234cm" svg:viewBox="0 0 14835 22" draw:points="0,0 14835,0 14835,22 0,22">
          <text:p/>
        </draw:polygon>
        <draw:polygon draw:style-name="gr2" draw:text-style-name="P2" draw:layer="layout" svg:width="3.637cm" svg:height="0.021cm" svg:x="16.416cm" svg:y="3.234cm" svg:viewBox="0 0 3638 22" draw:points="0,0 3638,0 3638,22 0,22">
          <text:p/>
        </draw:polygon>
        <draw:path draw:style-name="gr2" draw:text-style-name="P2" draw:layer="layout" svg:width="14.834cm" svg:height="2.367cm" svg:x="1.587cm" svg:y="4.025cm" svg:viewBox="0 0 14835 2368" svg:d="M0 0h14835v22h-14835zM0 775h14835v25h-14835zM0 1571h14835v21h-14835zM0 2347h14835v21h-14835z">
          <text:p/>
        </draw:path>
        <draw:polygon draw:style-name="gr1" draw:text-style-name="P1" draw:layer="layout" svg:width="18.432cm" svg:height="0.428cm" svg:x="1.621cm" svg:y="7.62cm" svg:viewBox="0 0 18433 429" draw:points="0,0 18433,0 18433,429 0,429">
          <text:p/>
        </draw:polygon>
        <draw:polygon draw:style-name="gr3" draw:text-style-name="P3" draw:layer="layout" svg:width="0.021cm" svg:height="0.495cm" svg:x="1.621cm" svg:y="8.136cm" svg:viewBox="0 0 22 496" draw:points="0,0 22,0 22,496 0,496">
          <text:p/>
        </draw:polygon>
        <draw:polygon draw:style-name="gr3" draw:text-style-name="P3" draw:layer="layout" svg:width="0.652cm" svg:height="0.021cm" svg:x="1.621cm" svg:y="8.136cm" svg:viewBox="0 0 653 22" draw:points="0,0 653,0 653,22 0,22">
          <text:p/>
        </draw:polygon>
        <draw:polygon draw:style-name="gr3" draw:text-style-name="P3" draw:layer="layout" svg:width="0.021cm" svg:height="0.495cm" svg:x="2.256cm" svg:y="8.136cm" svg:viewBox="0 0 22 496" draw:points="0,0 22,0 22,496 0,496">
          <text:p/>
        </draw:polygon>
        <draw:polygon draw:style-name="gr3" draw:text-style-name="P3" draw:layer="layout" svg:width="2.599cm" svg:height="0.021cm" svg:x="2.273cm" svg:y="8.136cm" svg:viewBox="0 0 2600 22" draw:points="0,0 2600,0 2600,22 0,22">
          <text:p/>
        </draw:polygon>
        <draw:polygon draw:style-name="gr3" draw:text-style-name="P3" draw:layer="layout" svg:width="0.021cm" svg:height="0.495cm" svg:x="4.851cm" svg:y="8.136cm" svg:viewBox="0 0 22 496" draw:points="0,0 22,0 22,496 0,496">
          <text:p/>
        </draw:polygon>
        <draw:polygon draw:style-name="gr3" draw:text-style-name="P3" draw:layer="layout" svg:width="2.243cm" svg:height="0.021cm" svg:x="4.868cm" svg:y="8.136cm" svg:viewBox="0 0 2244 22" draw:points="0,0 2244,0 2244,22 0,22">
          <text:p/>
        </draw:polygon>
        <draw:polygon draw:style-name="gr3" draw:text-style-name="P3" draw:layer="layout" svg:width="0.021cm" svg:height="0.495cm" svg:x="7.09cm" svg:y="8.136cm" svg:viewBox="0 0 22 496" draw:points="0,0 22,0 22,496 0,496">
          <text:p/>
        </draw:polygon>
        <draw:polygon draw:style-name="gr3" draw:text-style-name="P3" draw:layer="layout" svg:width="6.757cm" svg:height="0.021cm" svg:x="7.107cm" svg:y="8.136cm" svg:viewBox="0 0 6758 22" draw:points="0,0 6758,0 6758,22 0,22">
          <text:p/>
        </draw:polygon>
        <draw:polygon draw:style-name="gr3" draw:text-style-name="P3" draw:layer="layout" svg:width="0.021cm" svg:height="0.495cm" svg:x="13.843cm" svg:y="8.136cm" svg:viewBox="0 0 22 496" draw:points="0,0 22,0 22,496 0,496">
          <text:p/>
        </draw:polygon>
        <draw:polygon draw:style-name="gr3" draw:text-style-name="P3" draw:layer="layout" svg:width="0.69cm" svg:height="0.021cm" svg:x="13.859cm" svg:y="8.136cm" svg:viewBox="0 0 691 22" draw:points="0,0 691,0 691,22 0,22">
          <text:p/>
        </draw:polygon>
        <draw:polygon draw:style-name="gr3" draw:text-style-name="P3" draw:layer="layout" svg:width="0.021cm" svg:height="0.495cm" svg:x="14.528cm" svg:y="8.136cm" svg:viewBox="0 0 22 496" draw:points="0,0 22,0 22,496 0,496">
          <text:p/>
        </draw:polygon>
        <draw:polygon draw:style-name="gr3" draw:text-style-name="P3" draw:layer="layout" svg:width="0.902cm" svg:height="0.021cm" svg:x="14.545cm" svg:y="8.136cm" svg:viewBox="0 0 903 22" draw:points="0,0 903,0 903,22 0,22">
          <text:p/>
        </draw:polygon>
        <draw:polygon draw:style-name="gr3" draw:text-style-name="P3" draw:layer="layout" svg:width="0.021cm" svg:height="0.495cm" svg:x="15.426cm" svg:y="8.136cm" svg:viewBox="0 0 22 496" draw:points="0,0 22,0 22,496 0,496">
          <text:p/>
        </draw:polygon>
        <draw:polygon draw:style-name="gr3" draw:text-style-name="P3" draw:layer="layout" svg:width="4.606cm" svg:height="0.021cm" svg:x="15.447cm" svg:y="8.136cm" svg:viewBox="0 0 4607 22" draw:points="0,0 4607,0 4607,22 0,22">
          <text:p/>
        </draw:polygon>
        <draw:path draw:style-name="gr3" draw:text-style-name="P3" draw:layer="layout" svg:width="18.432cm" svg:height="0.969cm" svg:x="1.621cm" svg:y="8.136cm" svg:viewBox="0 0 18433 970" svg:d="M18429 0h4v496h-4zM0 492h21v478h-21z">
          <text:p/>
        </draw:path>
        <draw:polygon draw:style-name="gr3" draw:text-style-name="P3" draw:layer="layout" svg:width="0.652cm" svg:height="0.021cm" svg:x="1.621cm" svg:y="8.61cm" svg:viewBox="0 0 653 22" draw:points="0,0 653,0 653,22 0,22">
          <text:p/>
        </draw:polygon>
        <draw:polygon draw:style-name="gr3" draw:text-style-name="P3" draw:layer="layout" svg:width="0.021cm" svg:height="0.478cm" svg:x="2.256cm" svg:y="8.627cm" svg:viewBox="0 0 22 479" draw:points="0,0 22,0 22,479 0,479">
          <text:p/>
        </draw:polygon>
        <draw:polygon draw:style-name="gr3" draw:text-style-name="P3" draw:layer="layout" svg:width="2.599cm" svg:height="0.021cm" svg:x="2.273cm" svg:y="8.61cm" svg:viewBox="0 0 2600 22" draw:points="0,0 2600,0 2600,22 0,22">
          <text:p/>
        </draw:polygon>
        <draw:polygon draw:style-name="gr3" draw:text-style-name="P3" draw:layer="layout" svg:width="0.021cm" svg:height="0.478cm" svg:x="4.851cm" svg:y="8.627cm" svg:viewBox="0 0 22 479" draw:points="0,0 22,0 22,479 0,479">
          <text:p/>
        </draw:polygon>
        <draw:polygon draw:style-name="gr3" draw:text-style-name="P3" draw:layer="layout" svg:width="2.243cm" svg:height="0.021cm" svg:x="4.868cm" svg:y="8.61cm" svg:viewBox="0 0 2244 22" draw:points="0,0 2244,0 2244,22 0,22">
          <text:p/>
        </draw:polygon>
        <draw:polygon draw:style-name="gr3" draw:text-style-name="P3" draw:layer="layout" svg:width="0.021cm" svg:height="0.478cm" svg:x="7.09cm" svg:y="8.627cm" svg:viewBox="0 0 22 479" draw:points="0,0 22,0 22,479 0,479">
          <text:p/>
        </draw:polygon>
        <draw:polygon draw:style-name="gr3" draw:text-style-name="P3" draw:layer="layout" svg:width="6.757cm" svg:height="0.021cm" svg:x="7.107cm" svg:y="8.61cm" svg:viewBox="0 0 6758 22" draw:points="0,0 6758,0 6758,22 0,22">
          <text:p/>
        </draw:polygon>
        <draw:polygon draw:style-name="gr3" draw:text-style-name="P3" draw:layer="layout" svg:width="0.021cm" svg:height="0.478cm" svg:x="13.843cm" svg:y="8.627cm" svg:viewBox="0 0 22 479" draw:points="0,0 22,0 22,479 0,479">
          <text:p/>
        </draw:polygon>
        <draw:polygon draw:style-name="gr3" draw:text-style-name="P3" draw:layer="layout" svg:width="0.69cm" svg:height="0.021cm" svg:x="13.859cm" svg:y="8.61cm" svg:viewBox="0 0 691 22" draw:points="0,0 691,0 691,22 0,22">
          <text:p/>
        </draw:polygon>
        <draw:polygon draw:style-name="gr3" draw:text-style-name="P3" draw:layer="layout" svg:width="0.021cm" svg:height="0.478cm" svg:x="14.528cm" svg:y="8.627cm" svg:viewBox="0 0 22 479" draw:points="0,0 22,0 22,479 0,479">
          <text:p/>
        </draw:polygon>
        <draw:polygon draw:style-name="gr3" draw:text-style-name="P3" draw:layer="layout" svg:width="0.902cm" svg:height="0.021cm" svg:x="14.545cm" svg:y="8.61cm" svg:viewBox="0 0 903 22" draw:points="0,0 903,0 903,22 0,22">
          <text:p/>
        </draw:polygon>
        <draw:polygon draw:style-name="gr3" draw:text-style-name="P3" draw:layer="layout" svg:width="0.021cm" svg:height="0.478cm" svg:x="15.426cm" svg:y="8.627cm" svg:viewBox="0 0 22 479" draw:points="0,0 22,0 22,479 0,479">
          <text:p/>
        </draw:polygon>
        <draw:polygon draw:style-name="gr3" draw:text-style-name="P3" draw:layer="layout" svg:width="4.606cm" svg:height="0.021cm" svg:x="15.447cm" svg:y="8.61cm" svg:viewBox="0 0 4607 22" draw:points="0,0 4607,0 4607,22 0,22">
          <text:p/>
        </draw:polygon>
        <draw:path draw:style-name="gr3" draw:text-style-name="P3" draw:layer="layout" svg:width="18.432cm" svg:height="0.953cm" svg:x="1.621cm" svg:y="8.627cm" svg:viewBox="0 0 18433 954" svg:d="M18429 0h4v479h-4zM0 475h21v479h-21z">
          <text:p/>
        </draw:path>
        <draw:polygon draw:style-name="gr3" draw:text-style-name="P3" draw:layer="layout" svg:width="0.652cm" svg:height="0.021cm" svg:x="1.621cm" svg:y="9.084cm" svg:viewBox="0 0 653 22" draw:points="0,0 653,0 653,22 0,22">
          <text:p/>
        </draw:polygon>
        <draw:polygon draw:style-name="gr3" draw:text-style-name="P3" draw:layer="layout" svg:width="0.021cm" svg:height="0.479cm" svg:x="2.256cm" svg:y="9.101cm" svg:viewBox="0 0 22 480" draw:points="0,0 22,0 22,480 0,480">
          <text:p/>
        </draw:polygon>
        <draw:polygon draw:style-name="gr3" draw:text-style-name="P3" draw:layer="layout" svg:width="2.599cm" svg:height="0.021cm" svg:x="2.273cm" svg:y="9.084cm" svg:viewBox="0 0 2600 22" draw:points="0,0 2600,0 2600,22 0,22">
          <text:p/>
        </draw:polygon>
        <draw:polygon draw:style-name="gr3" draw:text-style-name="P3" draw:layer="layout" svg:width="0.021cm" svg:height="0.479cm" svg:x="4.851cm" svg:y="9.101cm" svg:viewBox="0 0 22 480" draw:points="0,0 22,0 22,480 0,480">
          <text:p/>
        </draw:polygon>
        <draw:polygon draw:style-name="gr3" draw:text-style-name="P3" draw:layer="layout" svg:width="2.243cm" svg:height="0.021cm" svg:x="4.868cm" svg:y="9.084cm" svg:viewBox="0 0 2244 22" draw:points="0,0 2244,0 2244,22 0,22">
          <text:p/>
        </draw:polygon>
        <draw:polygon draw:style-name="gr3" draw:text-style-name="P3" draw:layer="layout" svg:width="0.021cm" svg:height="0.479cm" svg:x="7.09cm" svg:y="9.101cm" svg:viewBox="0 0 22 480" draw:points="0,0 22,0 22,480 0,480">
          <text:p/>
        </draw:polygon>
        <draw:polygon draw:style-name="gr3" draw:text-style-name="P3" draw:layer="layout" svg:width="6.757cm" svg:height="0.021cm" svg:x="7.107cm" svg:y="9.084cm" svg:viewBox="0 0 6758 22" draw:points="0,0 6758,0 6758,22 0,22">
          <text:p/>
        </draw:polygon>
        <draw:polygon draw:style-name="gr3" draw:text-style-name="P3" draw:layer="layout" svg:width="0.021cm" svg:height="0.479cm" svg:x="13.843cm" svg:y="9.101cm" svg:viewBox="0 0 22 480" draw:points="0,0 22,0 22,480 0,480">
          <text:p/>
        </draw:polygon>
        <draw:polygon draw:style-name="gr3" draw:text-style-name="P3" draw:layer="layout" svg:width="0.69cm" svg:height="0.021cm" svg:x="13.859cm" svg:y="9.084cm" svg:viewBox="0 0 691 22" draw:points="0,0 691,0 691,22 0,22">
          <text:p/>
        </draw:polygon>
        <draw:polygon draw:style-name="gr3" draw:text-style-name="P3" draw:layer="layout" svg:width="0.021cm" svg:height="0.479cm" svg:x="14.528cm" svg:y="9.101cm" svg:viewBox="0 0 22 480" draw:points="0,0 22,0 22,480 0,480">
          <text:p/>
        </draw:polygon>
        <draw:polygon draw:style-name="gr3" draw:text-style-name="P3" draw:layer="layout" svg:width="0.902cm" svg:height="0.021cm" svg:x="14.545cm" svg:y="9.084cm" svg:viewBox="0 0 903 22" draw:points="0,0 903,0 903,22 0,22">
          <text:p/>
        </draw:polygon>
        <draw:polygon draw:style-name="gr3" draw:text-style-name="P3" draw:layer="layout" svg:width="0.021cm" svg:height="0.479cm" svg:x="15.426cm" svg:y="9.101cm" svg:viewBox="0 0 22 480" draw:points="0,0 22,0 22,480 0,480">
          <text:p/>
        </draw:polygon>
        <draw:polygon draw:style-name="gr3" draw:text-style-name="P3" draw:layer="layout" svg:width="4.606cm" svg:height="0.021cm" svg:x="15.447cm" svg:y="9.084cm" svg:viewBox="0 0 4607 22" draw:points="0,0 4607,0 4607,22 0,22">
          <text:p/>
        </draw:polygon>
        <draw:path draw:style-name="gr3" draw:text-style-name="P3" draw:layer="layout" svg:width="18.432cm" svg:height="0.957cm" svg:x="1.621cm" svg:y="9.101cm" svg:viewBox="0 0 18433 958" svg:d="M18429 0h4v479h-4zM0 479h21v479h-21z">
          <text:p/>
        </draw:path>
        <draw:polygon draw:style-name="gr3" draw:text-style-name="P3" draw:layer="layout" svg:width="0.652cm" svg:height="0.022cm" svg:x="1.621cm" svg:y="9.558cm" svg:viewBox="0 0 653 23" draw:points="0,0 653,0 653,23 0,23">
          <text:p/>
        </draw:polygon>
        <draw:polygon draw:style-name="gr3" draw:text-style-name="P3" draw:layer="layout" svg:width="0.021cm" svg:height="0.478cm" svg:x="2.256cm" svg:y="9.58cm" svg:viewBox="0 0 22 479" draw:points="0,0 22,0 22,479 0,479">
          <text:p/>
        </draw:polygon>
        <draw:polygon draw:style-name="gr3" draw:text-style-name="P3" draw:layer="layout" svg:width="2.599cm" svg:height="0.022cm" svg:x="2.273cm" svg:y="9.558cm" svg:viewBox="0 0 2600 23" draw:points="0,0 2600,0 2600,23 0,23">
          <text:p/>
        </draw:polygon>
        <draw:polygon draw:style-name="gr3" draw:text-style-name="P3" draw:layer="layout" svg:width="0.021cm" svg:height="0.478cm" svg:x="4.851cm" svg:y="9.58cm" svg:viewBox="0 0 22 479" draw:points="0,0 22,0 22,479 0,479">
          <text:p/>
        </draw:polygon>
        <draw:polygon draw:style-name="gr3" draw:text-style-name="P3" draw:layer="layout" svg:width="2.243cm" svg:height="0.022cm" svg:x="4.868cm" svg:y="9.558cm" svg:viewBox="0 0 2244 23" draw:points="0,0 2244,0 2244,23 0,23">
          <text:p/>
        </draw:polygon>
        <draw:polygon draw:style-name="gr3" draw:text-style-name="P3" draw:layer="layout" svg:width="0.021cm" svg:height="0.478cm" svg:x="7.09cm" svg:y="9.58cm" svg:viewBox="0 0 22 479" draw:points="0,0 22,0 22,479 0,479">
          <text:p/>
        </draw:polygon>
        <draw:polygon draw:style-name="gr3" draw:text-style-name="P3" draw:layer="layout" svg:width="6.757cm" svg:height="0.022cm" svg:x="7.107cm" svg:y="9.558cm" svg:viewBox="0 0 6758 23" draw:points="0,0 6758,0 6758,23 0,23">
          <text:p/>
        </draw:polygon>
        <draw:polygon draw:style-name="gr3" draw:text-style-name="P3" draw:layer="layout" svg:width="0.021cm" svg:height="0.478cm" svg:x="13.843cm" svg:y="9.58cm" svg:viewBox="0 0 22 479" draw:points="0,0 22,0 22,479 0,479">
          <text:p/>
        </draw:polygon>
        <draw:polygon draw:style-name="gr3" draw:text-style-name="P3" draw:layer="layout" svg:width="0.69cm" svg:height="0.022cm" svg:x="13.859cm" svg:y="9.558cm" svg:viewBox="0 0 691 23" draw:points="0,0 691,0 691,23 0,23">
          <text:p/>
        </draw:polygon>
        <draw:polygon draw:style-name="gr3" draw:text-style-name="P3" draw:layer="layout" svg:width="0.021cm" svg:height="0.478cm" svg:x="14.528cm" svg:y="9.58cm" svg:viewBox="0 0 22 479" draw:points="0,0 22,0 22,479 0,479">
          <text:p/>
        </draw:polygon>
        <draw:polygon draw:style-name="gr3" draw:text-style-name="P3" draw:layer="layout" svg:width="0.902cm" svg:height="0.022cm" svg:x="14.545cm" svg:y="9.558cm" svg:viewBox="0 0 903 23" draw:points="0,0 903,0 903,23 0,23">
          <text:p/>
        </draw:polygon>
        <draw:polygon draw:style-name="gr3" draw:text-style-name="P3" draw:layer="layout" svg:width="0.021cm" svg:height="0.478cm" svg:x="15.426cm" svg:y="9.58cm" svg:viewBox="0 0 22 479" draw:points="0,0 22,0 22,479 0,479">
          <text:p/>
        </draw:polygon>
        <draw:polygon draw:style-name="gr3" draw:text-style-name="P3" draw:layer="layout" svg:width="4.606cm" svg:height="0.022cm" svg:x="15.447cm" svg:y="9.558cm" svg:viewBox="0 0 4607 23" draw:points="0,0 4607,0 4607,23 0,23">
          <text:p/>
        </draw:polygon>
        <draw:path draw:style-name="gr3" draw:text-style-name="P3" draw:layer="layout" svg:width="18.432cm" svg:height="0.952cm" svg:x="1.621cm" svg:y="9.58cm" svg:viewBox="0 0 18433 953" svg:d="M18429 0h4v479h-4zM0 475h21v478h-21z">
          <text:p/>
        </draw:path>
        <draw:polygon draw:style-name="gr3" draw:text-style-name="P3" draw:layer="layout" svg:width="0.652cm" svg:height="0.021cm" svg:x="1.621cm" svg:y="10.037cm" svg:viewBox="0 0 653 22" draw:points="0,0 653,0 653,22 0,22">
          <text:p/>
        </draw:polygon>
        <draw:polygon draw:style-name="gr3" draw:text-style-name="P3" draw:layer="layout" svg:width="0.021cm" svg:height="0.478cm" svg:x="2.256cm" svg:y="10.054cm" svg:viewBox="0 0 22 479" draw:points="0,0 22,0 22,479 0,479">
          <text:p/>
        </draw:polygon>
        <draw:polygon draw:style-name="gr3" draw:text-style-name="P3" draw:layer="layout" svg:width="2.599cm" svg:height="0.021cm" svg:x="2.273cm" svg:y="10.037cm" svg:viewBox="0 0 2600 22" draw:points="0,0 2600,0 2600,22 0,22">
          <text:p/>
        </draw:polygon>
        <draw:polygon draw:style-name="gr3" draw:text-style-name="P3" draw:layer="layout" svg:width="0.021cm" svg:height="0.478cm" svg:x="4.851cm" svg:y="10.054cm" svg:viewBox="0 0 22 479" draw:points="0,0 22,0 22,479 0,479">
          <text:p/>
        </draw:polygon>
        <draw:polygon draw:style-name="gr3" draw:text-style-name="P3" draw:layer="layout" svg:width="2.243cm" svg:height="0.021cm" svg:x="4.868cm" svg:y="10.037cm" svg:viewBox="0 0 2244 22" draw:points="0,0 2244,0 2244,22 0,22">
          <text:p/>
        </draw:polygon>
        <draw:polygon draw:style-name="gr3" draw:text-style-name="P3" draw:layer="layout" svg:width="0.021cm" svg:height="0.478cm" svg:x="7.09cm" svg:y="10.054cm" svg:viewBox="0 0 22 479" draw:points="0,0 22,0 22,479 0,479">
          <text:p/>
        </draw:polygon>
        <draw:polygon draw:style-name="gr3" draw:text-style-name="P3" draw:layer="layout" svg:width="6.757cm" svg:height="0.021cm" svg:x="7.107cm" svg:y="10.037cm" svg:viewBox="0 0 6758 22" draw:points="0,0 6758,0 6758,22 0,22">
          <text:p/>
        </draw:polygon>
        <draw:polygon draw:style-name="gr3" draw:text-style-name="P3" draw:layer="layout" svg:width="0.021cm" svg:height="0.478cm" svg:x="13.843cm" svg:y="10.054cm" svg:viewBox="0 0 22 479" draw:points="0,0 22,0 22,479 0,479">
          <text:p/>
        </draw:polygon>
        <draw:polygon draw:style-name="gr3" draw:text-style-name="P3" draw:layer="layout" svg:width="0.69cm" svg:height="0.021cm" svg:x="13.859cm" svg:y="10.037cm" svg:viewBox="0 0 691 22" draw:points="0,0 691,0 691,22 0,22">
          <text:p/>
        </draw:polygon>
        <draw:polygon draw:style-name="gr3" draw:text-style-name="P3" draw:layer="layout" svg:width="0.021cm" svg:height="0.478cm" svg:x="14.528cm" svg:y="10.054cm" svg:viewBox="0 0 22 479" draw:points="0,0 22,0 22,479 0,479">
          <text:p/>
        </draw:polygon>
        <draw:polygon draw:style-name="gr3" draw:text-style-name="P3" draw:layer="layout" svg:width="0.902cm" svg:height="0.021cm" svg:x="14.545cm" svg:y="10.037cm" svg:viewBox="0 0 903 22" draw:points="0,0 903,0 903,22 0,22">
          <text:p/>
        </draw:polygon>
        <draw:polygon draw:style-name="gr3" draw:text-style-name="P3" draw:layer="layout" svg:width="0.021cm" svg:height="0.478cm" svg:x="15.426cm" svg:y="10.054cm" svg:viewBox="0 0 22 479" draw:points="0,0 22,0 22,479 0,479">
          <text:p/>
        </draw:polygon>
        <draw:polygon draw:style-name="gr3" draw:text-style-name="P3" draw:layer="layout" svg:width="4.606cm" svg:height="0.021cm" svg:x="15.447cm" svg:y="10.037cm" svg:viewBox="0 0 4607 22" draw:points="0,0 4607,0 4607,22 0,22">
          <text:p/>
        </draw:polygon>
        <draw:path draw:style-name="gr3" draw:text-style-name="P3" draw:layer="layout" svg:width="18.432cm" svg:height="0.952cm" svg:x="1.621cm" svg:y="10.054cm" svg:viewBox="0 0 18433 953" svg:d="M18429 0h4v478h-4zM0 474h21v479h-21z">
          <text:p/>
        </draw:path>
        <draw:polygon draw:style-name="gr3" draw:text-style-name="P3" draw:layer="layout" svg:width="0.652cm" svg:height="0.021cm" svg:x="1.621cm" svg:y="10.511cm" svg:viewBox="0 0 653 22" draw:points="0,0 653,0 653,22 0,22">
          <text:p/>
        </draw:polygon>
        <draw:polygon draw:style-name="gr3" draw:text-style-name="P3" draw:layer="layout" svg:width="0.021cm" svg:height="0.478cm" svg:x="2.256cm" svg:y="10.528cm" svg:viewBox="0 0 22 479" draw:points="0,0 22,0 22,479 0,479">
          <text:p/>
        </draw:polygon>
        <draw:polygon draw:style-name="gr3" draw:text-style-name="P3" draw:layer="layout" svg:width="2.599cm" svg:height="0.021cm" svg:x="2.273cm" svg:y="10.511cm" svg:viewBox="0 0 2600 22" draw:points="0,0 2600,0 2600,22 0,22">
          <text:p/>
        </draw:polygon>
        <draw:polygon draw:style-name="gr3" draw:text-style-name="P3" draw:layer="layout" svg:width="0.021cm" svg:height="0.478cm" svg:x="4.851cm" svg:y="10.528cm" svg:viewBox="0 0 22 479" draw:points="0,0 22,0 22,479 0,479">
          <text:p/>
        </draw:polygon>
        <draw:polygon draw:style-name="gr3" draw:text-style-name="P3" draw:layer="layout" svg:width="2.243cm" svg:height="0.021cm" svg:x="4.868cm" svg:y="10.511cm" svg:viewBox="0 0 2244 22" draw:points="0,0 2244,0 2244,22 0,22">
          <text:p/>
        </draw:polygon>
        <draw:polygon draw:style-name="gr3" draw:text-style-name="P3" draw:layer="layout" svg:width="0.021cm" svg:height="0.478cm" svg:x="7.09cm" svg:y="10.528cm" svg:viewBox="0 0 22 479" draw:points="0,0 22,0 22,479 0,479">
          <text:p/>
        </draw:polygon>
        <draw:polygon draw:style-name="gr3" draw:text-style-name="P3" draw:layer="layout" svg:width="6.757cm" svg:height="0.021cm" svg:x="7.107cm" svg:y="10.511cm" svg:viewBox="0 0 6758 22" draw:points="0,0 6758,0 6758,22 0,22">
          <text:p/>
        </draw:polygon>
        <draw:polygon draw:style-name="gr3" draw:text-style-name="P3" draw:layer="layout" svg:width="0.021cm" svg:height="0.478cm" svg:x="13.843cm" svg:y="10.528cm" svg:viewBox="0 0 22 479" draw:points="0,0 22,0 22,479 0,479">
          <text:p/>
        </draw:polygon>
        <draw:polygon draw:style-name="gr3" draw:text-style-name="P3" draw:layer="layout" svg:width="0.69cm" svg:height="0.021cm" svg:x="13.859cm" svg:y="10.511cm" svg:viewBox="0 0 691 22" draw:points="0,0 691,0 691,22 0,22">
          <text:p/>
        </draw:polygon>
        <draw:polygon draw:style-name="gr3" draw:text-style-name="P3" draw:layer="layout" svg:width="0.021cm" svg:height="0.478cm" svg:x="14.528cm" svg:y="10.528cm" svg:viewBox="0 0 22 479" draw:points="0,0 22,0 22,479 0,479">
          <text:p/>
        </draw:polygon>
        <draw:polygon draw:style-name="gr3" draw:text-style-name="P3" draw:layer="layout" svg:width="0.902cm" svg:height="0.021cm" svg:x="14.545cm" svg:y="10.511cm" svg:viewBox="0 0 903 22" draw:points="0,0 903,0 903,22 0,22">
          <text:p/>
        </draw:polygon>
        <draw:polygon draw:style-name="gr3" draw:text-style-name="P3" draw:layer="layout" svg:width="0.021cm" svg:height="0.478cm" svg:x="15.426cm" svg:y="10.528cm" svg:viewBox="0 0 22 479" draw:points="0,0 22,0 22,479 0,479">
          <text:p/>
        </draw:polygon>
        <draw:polygon draw:style-name="gr3" draw:text-style-name="P3" draw:layer="layout" svg:width="4.606cm" svg:height="0.021cm" svg:x="15.447cm" svg:y="10.511cm" svg:viewBox="0 0 4607 22" draw:points="0,0 4607,0 4607,22 0,22">
          <text:p/>
        </draw:polygon>
        <draw:polygon draw:style-name="gr3" draw:text-style-name="P3" draw:layer="layout" svg:width="0.004cm" svg:height="0.478cm" svg:x="20.049cm" svg:y="10.528cm" svg:viewBox="0 0 5 479" draw:points="0,0 5,0 5,479 0,479">
          <text:p/>
        </draw:polygon>
        <draw:polygon draw:style-name="gr3" draw:text-style-name="P3" draw:layer="layout" svg:width="13.826cm" svg:height="0.021cm" svg:x="1.621cm" svg:y="10.985cm" svg:viewBox="0 0 13827 22" draw:points="0,0 13827,0 13827,22 0,22">
          <text:p/>
        </draw:polygon>
        <draw:polygon draw:style-name="gr3" draw:text-style-name="P3" draw:layer="layout" svg:width="4.606cm" svg:height="0.021cm" svg:x="15.447cm" svg:y="10.985cm" svg:viewBox="0 0 4607 22" draw:points="0,0 4607,0 4607,22 0,22">
          <text:p/>
        </draw:polygon>
        <draw:frame draw:style-name="gr4" draw:text-style-name="P4" draw:layer="layout" svg:width="0.329cm" svg:height="0.359cm" svg:x="19.715cm" svg:y="7.62cm">
          <draw:image xlink:href="Pictures/100000000000004E00000054285DECB9.jpg" xlink:type="simple" xlink:show="embed" xlink:actuate="onLoad" draw:mime-type="image/jpeg">
            <text:p/>
          </draw:image>
        </draw:frame>
        <draw:path draw:style-name="gr5" draw:text-style-name="P5" draw:layer="layout" svg:width="0.093cm" svg:height="0.149cm" svg:x="17.9cm" svg:y="11.601cm" svg:viewBox="0 0 94 150" svg:d="M0 141v-21c13 9 26 13 39 13 21 0 30-8 30-21 0-5 0-9 0-9-5-4-5-4-9-8-4 0-4-5-9-5-4 0-8-4-12-4-9-4-13-4-17-8-4-5-9-5-13-9s-4-8-9-12c0-5 0-9 0-13 0-9 0-13 5-17 4-4 8-9 13-14 4-4 8-8 16-8 5 0 13-5 22-5 8 0 21 5 30 9v22c-9-4-22-8-35-8-4 0-8 0-12 0-5 0-5 4-9 4 0 4-4 4-4 8-4 0-4 5-4 9 0 0 0 4 4 8l4 5c4 4 4 4 9 8 4 0 8 0 12 4 9 0 13 4 18 4 4 5 8 9 12 13 5 0 9 4 9 9 4 4 4 8 4 17 0 4-4 13-4 17-4 4-9 8-13 12-4 5-13 5-17 9-9 0-17 0-21 0-17 0-30 0-39-9z">
          <text:p/>
        </draw:path>
        <draw:path draw:style-name="gr5" draw:text-style-name="P5" draw:layer="layout" svg:width="0.111cm" svg:height="0.149cm" svg:x="18.018cm" svg:y="11.601cm" svg:viewBox="0 0 112 150" svg:d="M112 146h-26v-21c-8 16-22 25-43 25-13 0-26-4-34-9-9-8-9-16-9-29 0-30 13-43 43-47l43-8c0-22-8-34-26-34-17 0-34 4-47 17v-22c13-13 30-18 47-18 35 0 52 23 52 57zM86 78l-35 4c-8 0-17 4-21 8-4 0-8 9-8 17 0 9 4 13 8 18 4 4 9 8 17 8 13 0 21-4 31-13 8-8 8-17 8-30z">
          <text:p/>
        </draw:path>
        <draw:path draw:style-name="gr5" draw:text-style-name="P5" draw:layer="layout" svg:width="0.199cm" svg:height="0.145cm" svg:x="18.171cm" svg:y="11.601cm" svg:viewBox="0 0 200 146" svg:d="M200 146h-21v-82c0-13-4-25-8-34-5-4-13-8-26-8-8 0-17 4-25 12-4 9-9 22-9 30v82h-21v-82c0-30-12-42-34-42-8 0-17 4-26 12-5 9-9 17-9 30v82h-21v-141h21v21c13-17 27-26 48-26 9 0 17 5 25 9 5 8 9 13 13 21 9-17 26-30 47-30 29 0 46 22 46 60z">
          <text:p/>
        </draw:path>
        <draw:path draw:style-name="gr5" draw:text-style-name="P5" draw:layer="layout" svg:width="0.111cm" svg:height="0.149cm" svg:x="18.404cm" svg:y="11.601cm" svg:viewBox="0 0 112 150" svg:d="M112 146h-22v-21h-4c-8 16-21 25-42 25-13 0-27-4-35-9-4-8-9-16-9-29 0-30 13-43 48-47l42-8c0-22-12-34-29-34s-34 4-48 17v-22c14-13 31-18 48-18 34 0 51 23 51 57zM90 78l-34 4c-12 0-21 4-25 8-4 0-8 9-8 17 0 9 4 13 8 18 4 4 9 8 17 8 13 0 21-4 30-13 8-8 12-17 12-30z">
          <text:p/>
        </draw:path>
        <draw:path draw:style-name="gr5" draw:text-style-name="P5" draw:layer="layout" svg:width="0.127cm" svg:height="0.212cm" svg:x="18.549cm" svg:y="11.601cm" svg:viewBox="0 0 128 213" svg:d="M128 137c0 51-26 76-73 76-17 0-34-4-47-8v-25c17 12 30 16 47 16 35 0 52-21 52-55v-16c-13 16-30 25-52 25-17 0-30-4-43-17-8-13-12-31-12-52 0-25 4-42 17-59 8-13 25-22 47-22 17 0 34 9 43 26v-21h21zM107 81v-17c0-13-5-21-13-30-9-8-17-12-26-12-18 0-26 4-34 12-9 13-13 26-13 47 0 13 4 25 13 35 4 13 16 17 30 17 13 0 21-4 30-13 8-14 13-22 13-39z">
          <text:p/>
        </draw:path>
        <draw:path draw:style-name="gr5" draw:text-style-name="P5" draw:layer="layout" svg:width="0.073cm" svg:height="0.141cm" svg:x="18.722cm" svg:y="11.606cm" svg:viewBox="0 0 74 142" svg:d="M74 26c-5-4-9-4-17-4-9 0-17 4-22 13-9 8-13 21-13 38v69h-22v-142h22v30c4-8 8-17 18-21 4-9 12-9 21-9 8 0 13 0 13 0z">
          <text:p/>
        </draw:path>
        <draw:path draw:style-name="gr5" draw:text-style-name="P5" draw:layer="layout" svg:width="0.111cm" svg:height="0.149cm" svg:x="18.811cm" svg:y="11.601cm" svg:viewBox="0 0 112 150" svg:d="M112 146h-22v-21h-4c-8 16-21 25-43 25-13 0-26-4-34-9-4-8-9-16-9-29 0-30 13-43 47-47l43-8c0-22-12-34-29-34-18 0-35 4-48 17v-22c13-13 30-18 48-18 34 0 51 23 51 57zM90 78l-34 4c-13 0-22 4-26 8-4 0-8 9-8 17 0 9 4 13 8 18 4 4 8 8 17 8 14 0 22-4 31-13 8-8 12-17 12-30z">
          <text:p/>
        </draw:path>
        <draw:path draw:style-name="gr5" draw:text-style-name="P5" draw:layer="layout" svg:width="0.029cm" svg:height="0.03cm" svg:x="18.956cm" svg:y="11.72cm" svg:viewBox="0 0 30 31" svg:d="M17 31c-4 0-9 0-13-4-4-5-4-5-4-9s0-9 4-13c4-5 9-5 13-5s9 0 9 5c4 4 4 9 4 13s0 4-4 9c0 4-5 4-9 4z">
          <text:p/>
        </draw:path>
        <draw:path draw:style-name="gr5" draw:text-style-name="P5" draw:layer="layout" svg:width="0.132cm" svg:height="0.212cm" svg:x="19.015cm" svg:y="11.601cm" svg:viewBox="0 0 133 213" svg:d="M133 137c0 51-26 76-77 76-18 0-35-4-47-8v-25c17 12 33 16 47 16 34 0 51-21 51-55v-16c-8 16-25 25-46 25-19 0-35-4-44-17-13-13-17-31-17-52 0-25 4-42 17-59 13-13 25-22 48-22 21 0 34 9 42 26v-21h26zM107 81v-17c0-13-4-21-8-30-9-8-17-12-30-12s-27 4-35 12c-8 13-13 26-13 47 0 13 5 25 13 35 8 13 18 17 31 17s25-4 30-13c8-14 12-22 12-39z">
          <text:p/>
        </draw:path>
        <draw:path draw:style-name="gr5" draw:text-style-name="P5" draw:layer="layout" svg:width="0.14cm" svg:height="0.149cm" svg:x="19.18cm" svg:y="11.601cm" svg:viewBox="0 0 141 150" svg:d="M68 150c-21 0-38-4-51-17-8-17-17-34-17-55s9-43 22-55c13-14 30-23 52-23 21 0 38 9 51 23 8 12 16 29 16 55 0 21-8 38-21 51-12 17-29 21-52 21zM74 23c-18 0-31 4-35 12-9 13-13 26-13 43s4 29 13 38c8 13 17 17 35 17 12 0 25-4 34-17 4-9 8-21 8-38s-4-30-8-43c-9-8-22-12-34-12z">
          <text:p/>
        </draw:path>
        <draw:path draw:style-name="gr5" draw:text-style-name="P5" draw:layer="layout" svg:width="0.132cm" svg:height="0.141cm" svg:x="19.333cm" svg:y="11.606cm" svg:viewBox="0 0 133 142" svg:d="M133 0l-56 142h-22l-55-142h26l38 102c0 9 4 18 4 22 0-9 0-13 4-22l38-102z">
          <text:p/>
        </draw:path>
        <draw:path draw:style-name="gr5" draw:text-style-name="P5" draw:layer="layout" svg:width="0.034cm" svg:height="0.03cm" svg:x="19.482cm" svg:y="11.72cm" svg:viewBox="0 0 35 31" svg:d="M17 31c-4 0-9 0-13-4 0-5-4-5-4-9s4-9 4-13c4-5 9-5 13-5 5 0 9 0 13 5 0 4 5 9 5 13s-5 4-5 9c-4 4-8 4-13 4z">
          <text:p/>
        </draw:path>
        <draw:path draw:style-name="gr5" draw:text-style-name="P5" draw:layer="layout" svg:width="0.029cm" svg:height="0.204cm" svg:x="19.55cm" svg:y="11.542cm" svg:viewBox="0 0 30 205" svg:d="M13 30c-5 0-9-4-9-4-4-5-4-9-4-13s0-9 4-9c0-4 4-4 9-4 4 0 9 0 13 4 0 0 4 5 4 9s-4 8-4 13c-4 0-9 4-13 4zM26 205h-26v-141h26z">
          <text:p/>
        </draw:path>
        <draw:path draw:style-name="gr5" draw:text-style-name="P5" draw:layer="layout" svg:width="0.114cm" svg:height="0.145cm" svg:x="19.622cm" svg:y="11.601cm" svg:viewBox="0 0 115 146" svg:d="M115 146h-21v-82c0-30-13-42-34-42-13 0-22 4-26 12-9 9-13 17-13 30v82h-21v-141h21v25c13-17 26-30 48-30 16 0 25 9 33 17 9 9 13 26 13 43z">
          <text:p/>
        </draw:path>
        <draw:frame draw:style-name="gr4" draw:text-style-name="P4" draw:layer="layout" svg:width="1.646cm" svg:height="1.591cm" svg:x="1.689cm" svg:y="1.151cm">
          <draw:image xlink:href="Pictures/100000000000018400000177BF76C994.jpg" xlink:type="simple" xlink:show="embed" xlink:actuate="onLoad" draw:mime-type="image/jpeg">
            <text:p/>
          </draw:image>
        </draw:frame>
        <draw:path draw:style-name="gr5" draw:text-style-name="P5" draw:layer="layout" svg:width="0.53cm" svg:height="0.522cm" svg:x="8.84cm" svg:y="1.063cm" svg:viewBox="0 0 531 523" svg:d="M531 0v51h-72v463h-56v-229h-200c-12 9-25 13-42 13l-4 4c25 34 46 68 76 98 26 29 55 55 89 80l-38 43c-17-13-38-30-55-47s-34-34-47-51c-17-17-29-34-46-55-13-17-26-38-34-55-13-17-22-34-34-51-9-17-17-35-21-47l46-26c4 8 9 17 13 26 4 8 9 12 13 16 4 5 8 10 13 10 8 0 12 4 16 4 17 0 26-9 34-22 9-13 13-30 13-47 0-13 0-25-4-38 0-8-4-21-9-34-4-8-8-17-12-29-5-9-9-17-9-26h-161v-51zM403 51h-183c9 21 17 43 22 64 4 21 8 42 8 63 0 9 0 21-4 30 0 9-4 17-4 25h161z">
          <text:p/>
        </draw:path>
        <draw:path draw:style-name="gr5" draw:text-style-name="P5" draw:layer="layout" svg:width="0.496cm" svg:height="0.513cm" svg:x="9.349cm" svg:y="1.063cm" svg:viewBox="0 0 497 514" svg:d="M497 51h-72v463h-55v-191h-192v43c0 4 0 12 0 17 0 4 0 8-4 12 0 5-4 9-9 9-4 4-8 4-12 4-5 0-13 0-22-4-8-4-12-9-21-17-8-4-17-13-21-21-8-5-13-13-21-21-4-9-9-17-13-26-4-8-4-17-4-25 0-4 0-9 0-9 4-4 4-8 8-8 5 0 9-4 13-4s9 0 13 0h38v-222h-123v-51h497zM178 51v222h192v-222z">
          <text:p/>
        </draw:path>
        <draw:path draw:style-name="gr5" draw:text-style-name="P5" draw:layer="layout" svg:width="0.462cm" svg:height="0.513cm" svg:x="9.824cm" svg:y="1.063cm" svg:viewBox="0 0 463 514" svg:d="M463 51h-72v463h-55v-174h-4l-208 166-31-43 243-186v-226h-157v226c0 4 0 8 0 13 0 4-4 8-4 12s-4 9-9 13c0 0-4 4-12 4-5 0-13-4-21-8-5-5-13-9-22-13-9-8-18-17-22-25-9-9-17-13-21-26-4-8-9-17-13-25-4-10-4-14-4-23 0-4 0-8 4-12 0-5 4-5 9-9 8 0 12-4 21-4 8 0 17 0 26 0h13v-123h-124v-51h463z">
          <text:p/>
        </draw:path>
        <draw:path draw:style-name="gr5" draw:text-style-name="P5" draw:layer="layout" svg:width="0.446cm" svg:height="0.513cm" svg:x="10.46cm" svg:y="1.063cm" svg:viewBox="0 0 447 514" svg:d="M447 51h-74v463h-55v-161c-17 13-34 21-55 25-17 9-34 13-55 13-17 0-38-4-55-8-13-9-30-17-43-30-8-8-17-25-25-42s-8-43-8-64v-196h-77v-51h447zM318 51h-186v192c0 13 0 25 4 38 0 13 4 21 13 30 4 8 12 12 21 17 8 4 21 8 38 8 21 0 42-4 64-17 17-13 34-25 46-42z">
          <text:p/>
        </draw:path>
        <draw:path draw:style-name="gr5" draw:text-style-name="P5" draw:layer="layout" svg:width="0.352cm" svg:height="0.729cm" svg:x="10.74cm" svg:y="0.847cm" svg:viewBox="0 0 353 730" svg:d="M353 268h-73v462h-59v-462h-77v-52h209zM271 229h-46l-34-59c-13-26-25-47-34-60-13-17-21-25-34-34-8-8-17-12-25-17-13 0-22 0-30 0h-68v-59h64c12 0 25 4 34 4 12 4 21 9 33 13 9 4 18 13 26 21 9 13 21 26 30 43 12 12 21 34 34 55 12 21 29 46 46 76z">
          <text:p/>
        </draw:path>
        <draw:path draw:style-name="gr5" draw:text-style-name="P5" draw:layer="layout" svg:width="0.441cm" svg:height="0.492cm" svg:x="11.067cm" svg:y="1.063cm" svg:viewBox="0 0 442 493" svg:d="M374 459c-17 13-38 21-55 26-21 4-43 8-64 8-30 0-55-4-77-17-26-8-47-21-59-38-17-17-30-38-39-60-8-21-17-46-17-72 0-25 4-46 13-67 8-17 21-34 34-47s30-21 47-31c21-4 43-8 64-8h68v-102h-289v-51h442v51h-98v154h-110c-17 0-34 4-47 8-13 5-26 9-35 17-12 13-17 21-25 34-4 13-8 30-8 47 0 21 4 38 12 50 4 17 13 30 26 43 12 13 26 21 39 25 17 9 34 9 55 9 9 0 21 0 34-4 8 0 21-5 34-9 8-4 21-8 29-13 9-4 17-8 26-17z">
          <text:p/>
        </draw:path>
        <draw:path draw:style-name="gr5" draw:text-style-name="P5" draw:layer="layout" svg:width="0.208cm" svg:height="0.237cm" svg:x="11.304cm" svg:y="0.83cm" svg:viewBox="0 0 209 238" svg:d="M170 85c-13-13-21-21-30-25-8-5-17-9-30-9-17 0-33 9-42 17-13 13-17 30-17 55 0 9 0 17 4 25 0 13 5 22 9 34 4 9 8 17 13 30 8 8 12 17 21 26h-60c-12-18-21-39-29-60-9-21-9-38-9-59 0-17 0-34 9-51 4-17 13-26 25-38 9-9 21-17 34-22 13-8 25-8 42-8 22 0 39 4 56 13 12 4 30 17 43 38z">
          <text:p/>
        </draw:path>
        <draw:path draw:style-name="gr5" draw:text-style-name="P5" draw:layer="layout" svg:width="0.531cm" svg:height="0.522cm" svg:x="11.482cm" svg:y="1.063cm" svg:viewBox="0 0 532 523" svg:d="M532 51h-73v467h-60v-327c-13-4-21-4-34-4-8 0-21 0-25 4-9 4-17 13-22 17-4 9-8 17-12 25-4 10-4 18-4 27 0 4 0 8 0 13 0 4 0 8 0 12h-51c0-12-5-25-9-38 0-14-4-22-8-35-5-8-9-17-17-21-9-4-17-9-30-9-9 0-17 5-25 9-9 4-13 8-22 17-4 9-8 17-8 30-4 9-4 22-4 35 0 25 4 46 12 67 9 21 22 38 38 55 13 17 30 34 51 47 22 13 43 26 64 34l-30 47c-4 0-17-9-29-13-13-9-26-17-43-30-13-8-29-21-42-38-17-13-30-30-42-47-9-21-22-38-26-59-9-21-13-46-13-72 0-17 4-39 9-52 4-17 12-34 25-47 9-12 21-21 34-29 17-4 34-9 51-9 13 0 25 0 34 5 8 4 17 8 25 17 5 4 13 8 17 16 5 9 9 13 13 17 4-8 9-17 17-25 4-4 13-8 17-13 8-4 17-8 25-8 9-4 17-4 26-4 4 0 12 0 21 0 4 4 13 4 17 8v-89h-399v-51h532z">
          <text:p/>
        </draw:path>
        <draw:path draw:style-name="gr5" draw:text-style-name="P5" draw:layer="layout" svg:width="0.373cm" svg:height="0.364cm" svg:x="5.973cm" svg:y="1.852cm" svg:viewBox="0 0 374 365" svg:d="M374 0v38h-51v323h-38v-161h-141c-9 4-21 8-30 8l-4 5c17 21 34 46 55 68 18 21 39 38 65 59l-30 25c-13-8-26-17-39-29-13-13-21-26-34-39-8-12-21-25-30-38-8-12-17-25-25-38-9-13-17-25-21-34-9-13-13-25-17-34l34-18c0 5 4 13 8 18 4 4 4 9 9 13 4 0 4 4 8 4s9 0 13 0c8 0 17-4 25-13 4-9 4-17 4-34 0-9 0-17 0-26-4-4-4-12-8-21 0-8-4-13-4-21-4-9-9-13-9-17h-114v-38zM285 38h-133c9 13 13 30 17 42 5 17 9 30 9 47 0 4-4 13-4 17 0 9 0 13-5 22h116z">
          <text:p/>
        </draw:path>
        <draw:path draw:style-name="gr5" draw:text-style-name="P5" draw:layer="layout" svg:width="0.348cm" svg:height="0.36cm" svg:x="6.329cm" svg:y="1.852cm" svg:viewBox="0 0 349 361" svg:d="M349 38h-47v323h-42v-136h-132v30c0 4 0 9 0 13s-4 8-4 8c0 5-4 5-4 9-5 0-9 0-13 0s-9 0-13-4c-5 0-9-5-18-9-4-4-8-8-12-13-5-8-9-12-13-17-4-8-9-12-13-17 0-8 0-12 0-17 0-4 0-8 0-8 0-4 4-4 4-4 5-5 5-5 9-5s8 0 8 0h30v-153h-89v-38h349zM128 38v153h132v-153z">
          <text:p/>
        </draw:path>
        <draw:path draw:style-name="gr5" draw:text-style-name="P5" draw:layer="layout" svg:width="0.326cm" svg:height="0.36cm" svg:x="6.66cm" svg:y="1.852cm" svg:viewBox="0 0 327 361" svg:d="M327 38h-50v323h-39v-123l-148 119-21-34 169-132v-153h-110v153c0 5 0 9 0 13 0 0 0 4-4 9 0 4 0 4-4 8 0 0-5 4-9 4s-8-4-13-4c-8-4-12-8-16-13-5-4-13-8-18-17-4-4-8-12-12-17-5-4-9-12-9-17-4-8-4-12-4-16 0-5 0-9 0-9 4-5 8-5 8-5 5-4 9-4 17-4 5 0 9 0 18 0h8v-85h-90v-38h327z">
          <text:p/>
        </draw:path>
        <draw:path draw:style-name="gr5" draw:text-style-name="P5" draw:layer="layout" svg:width="0.373cm" svg:height="0.364cm" svg:x="7.105cm" svg:y="1.852cm" svg:viewBox="0 0 374 365" svg:d="M374 0v38h-50v323h-39v-161h-141c-8 4-17 8-29 8v5c12 21 29 46 51 68 18 21 39 38 64 59l-25 25c-17-8-30-17-44-29-8-13-21-26-34-39-8-12-21-25-29-38-9-12-17-25-26-38-8-13-17-25-21-34-8-13-12-25-17-34l34-18c4 5 4 13 9 18 4 4 4 9 8 13 4 0 9 4 9 4 4 0 8 0 12 0 13 0 21-4 26-13 4-9 8-17 8-34 0-9-4-17-4-26 0-4-4-12-4-21-5-8-9-13-9-21-4-9-8-13-8-17h-115v-38zM285 38h-128c4 13 9 30 14 42 4 17 8 30 8 47 0 4 0 13-4 17 0 9 0 13-4 22h114z">
          <text:p/>
        </draw:path>
        <draw:polygon draw:style-name="gr5" draw:text-style-name="P5" draw:layer="layout" svg:width="0.144cm" svg:height="0.36cm" svg:x="7.462cm" svg:y="1.852cm" svg:viewBox="0 0 145 361" draw:points="145,38 97,38 97,361 55,361 55,38 0,38 0,0 145,0">
          <text:p/>
        </draw:polygon>
        <draw:path draw:style-name="gr5" draw:text-style-name="P5" draw:layer="layout" svg:width="0.352cm" svg:height="0.36cm" svg:x="7.589cm" svg:y="1.852cm" svg:viewBox="0 0 353 361" svg:d="M353 38h-52v323h-38v-136h-136v30c0 4 0 9 0 13s0 8-4 8c0 5 0 5-4 9 0 0-5 0-9 0s-9 0-17-4c-4 0-9-5-13-9s-12-8-17-13c-4-8-8-12-12-17-5-8-9-12-9-17-4-8-4-12-4-17 0-4 0-8 0-8 4-4 4-4 4-4 4-5 9-5 9-5 4 0 8 0 12 0h26v-153h-89v-38h353zM127 38v153h136v-153z">
          <text:p/>
        </draw:path>
        <draw:polygon draw:style-name="gr5" draw:text-style-name="P5" draw:layer="layout" svg:width="0.144cm" svg:height="0.36cm" svg:x="7.924cm" svg:y="1.852cm" svg:viewBox="0 0 145 361" draw:points="145,38 94,38 94,361 55,361 55,38 0,38 0,0 145,0">
          <text:p/>
        </draw:polygon>
        <draw:path draw:style-name="gr5" draw:text-style-name="P5" draw:layer="layout" svg:width="0.382cm" svg:height="0.5cm" svg:x="8.051cm" svg:y="1.712cm" svg:viewBox="0 0 383 501" svg:d="M145 179h-52v322h-38v-322h-55v-38h55c-8-22-13-39-13-60 0-8 0-21 5-29 4-13 8-22 17-31 8-4 21-13 29-17 13-4 30-4 47-4 22 0 43 4 65 8 21 9 42 22 59 35 21 13 42 26 59 43 22 21 39 38 60 59h-43c-4-4-8-9-17-17-8-9-17-13-25-21-9-9-21-17-34-26-13-8-25-17-38-21-13-8-25-13-38-17-17-4-30-4-48-4-8 0-21 0-30 4-4 0-12 4-17 9-4 4-8 12-12 17 0 8 0 12 0 21 0 17 4 34 8 51h56z">
          <text:p/>
        </draw:path>
        <draw:path draw:style-name="gr5" draw:text-style-name="P5" draw:layer="layout" svg:width="0.386cm" svg:height="0.36cm" svg:x="8.178cm" svg:y="1.852cm" svg:viewBox="0 0 387 361" svg:d="M387 38h-51v323h-38v-208h-76c0 4 4 4 8 9 5 8 5 12 9 17 4 8 8 17 13 25 0 9 4 17 4 26 0 12-4 21-4 29-5 9-9 17-17 26-5 8-13 12-26 17-8 8-21 8-34 8s-25 0-34-4c-12-9-22-13-30-21-9-9-17-17-26-26-8-12-12-21-17-34-8-8-13-21-17-34-4-12-8-21-8-34-5-8-9-21-9-30s-4-17-4-21l34-9c9 30 13 56 21 77 9 22 17 43 26 56 8 17 22 25 30 34 13 8 21 8 34 8 9 0 17 0 21-4 5 0 9-4 13-13 0-4 4-8 4-13 0-4 0-8 0-12 0-9 0-13 0-22-4-8-8-17-12-21-5-8-13-17-22-21-4-9-12-17-25-21v-31h144v-76h-298v-38h387z">
          <text:p/>
        </draw:path>
        <draw:path draw:style-name="gr5" draw:text-style-name="P5" draw:layer="layout" svg:width="0.446cm" svg:height="0.36cm" svg:x="8.547cm" svg:y="1.852cm" svg:viewBox="0 0 447 361" svg:d="M447 38h-204v94c8-9 17-22 30-26 13-9 25-13 42-13 9 0 21 4 30 8 8 5 21 13 25 22 9 9 13 18 17 30 4 9 9 21 9 34 0 17-5 30-9 43-4 12-13 21-21 34-8 8-17 17-25 25-13 8-22 17-30 21l-21-38c0 0 4-4 8-8 9 0 13-5 17-9s9-8 13-13c8-4 13-8 17-17 0-4 4-12 8-17 0-8 5-17 5-21 0-8-5-13-5-21-4-4-4-13-8-17s-9-8-17-8c-4-5-9-5-17-5-9 0-17 0-21 5-9 4-17 8-26 16-4 5-8 13-13 22-4 8-8 12-8 21v161h-42v-93c-5 4-5 4-9 8-4 5-8 5-13 9-8 4-12 4-21 8-4 0-12 0-21 0-14 0-27 0-39-8-13-4-21-13-34-21-9-9-13-22-17-34-9-13-9-26-9-39 0-12 0-25 5-38 8-12 12-21 21-30 8-9 17-17 25-22 13-4 26-8 39-8 9 0 18 4 22 4 8 4 17 4 21 9 8 4 13 4 17 8s8 9 13 13v-89h-201v-38h447zM133 132c-10 0-18 4-27 4-4 5-12 9-17 17-4 4-8 13-8 21-4 5-4 13-4 22 0 4 0 12 4 21 0 8 4 13 13 21 4 4 8 9 16 13 9 4 13 8 23 8 8 0 17-4 25-4 9-4 13-8 21-17 5-4 13-13 17-21 5-13 5-21 5-34v-13c-5-4-9-8-13-17-4-4-9-4-17-8-4-4-13-9-17-9-8-4-13-4-21-4z">
          <text:p/>
        </draw:path>
        <draw:path draw:style-name="gr5" draw:text-style-name="P5" draw:layer="layout" svg:width="0.374cm" svg:height="0.364cm" svg:x="9.111cm" svg:y="1.852cm" svg:viewBox="0 0 375 365" svg:d="M375 0v38h-51v323h-39v-161h-140c-8 4-17 8-29 8v5c12 21 29 46 51 68 17 21 38 38 63 59l-25 25c-17-8-30-17-43-29-8-13-21-26-34-39-8-12-21-25-29-38-9-12-17-25-26-38-8-13-16-25-21-34-8-13-12-25-17-34l34-18c4 5 4 13 9 18 4 4 4 9 8 13 4 0 9 4 9 4 4 0 8 0 12 0 13 0 21-4 26-13 4-9 8-17 8-34 0-9-4-17-4-26 0-4-4-12-4-21-5-8-9-13-9-21-4-9-8-13-8-17h-116v-38zM285 38h-127c4 13 9 30 13 42 4 17 9 30 9 47 0 4 0 13-5 17 0 9 0 13-4 22h114z">
          <text:p/>
        </draw:path>
        <draw:path draw:style-name="gr5" draw:text-style-name="P5" draw:layer="layout" svg:width="0.238cm" svg:height="0.136cm" svg:x="9.251cm" svg:y="2.199cm" svg:viewBox="0 0 239 137" svg:d="M98 21c8-8 22-12 35-17 13-4 25-4 34-4 13 0 21 0 29 4 9 5 13 9 22 13 4 4 8 14 12 22 5 5 9 13 9 26 0 8-4 17-9 30-4 8-8 17-17 21-8 8-21 13-29 17-13 4-30 4-43 4-21 0-35 0-52-4-12-9-25-13-38-21-12-9-21-17-29-26-9-8-17-17-22-25l22-26c8 9 17 21 25 26 8 8 17 17 25 21 9 8 22 13 30 13 14 4 22 8 35 8s21-4 30-4c8-4 13-4 21-9 4-4 8-8 8-12 5-5 5-9 5-13 0-9-5-17-9-21-8-5-17-5-25-5-9 0-17 0-26 0-8 5-17 9-25 13z">
          <text:p/>
        </draw:path>
        <draw:path draw:style-name="gr5" draw:text-style-name="P5" draw:layer="layout" svg:width="0.258cm" svg:height="0.364cm" svg:x="9.468cm" svg:y="1.852cm" svg:viewBox="0 0 259 365" svg:d="M259 38h-90c9 13 13 25 17 42 9 13 9 30 9 43 0 12 0 25-4 34-5 13-9 22-17 30-5 9-13 13-26 21-8 5-21 9-34 9 17 21 34 42 51 64 17 21 38 38 65 59l-31 25c-13-8-25-17-38-29-13-13-21-26-34-39-13-12-21-25-30-38-8-12-17-25-25-38-9-13-17-25-21-34-9-13-13-21-17-34l34-18c4 13 12 27 21 31 4 8 12 13 25 13 4 0 13-5 17-5 4-4 9-8 13-17 4-4 8-9 8-17 5-9 5-13 5-22 0-4 0-12-5-21 0-8-4-12-8-21 0-8-4-13-9-21-4-4-8-13-12-17h-123v-38h259z">
          <text:p/>
        </draw:path>
        <draw:path draw:style-name="gr5" draw:text-style-name="P5" draw:layer="layout" svg:width="0.34cm" svg:height="0.403cm" svg:x="9.743cm" svg:y="1.847cm" svg:viewBox="0 0 341 404" svg:d="M246 5h95v38h-51v323h-44v-209c-17 4-29 9-42 13-17 4-30 4-43 4-12 0-25 0-38-4-8 0-21-4-29-9-9 5-13 9-21 13-5 9-13 13-17 21-5 5-9 13-13 22 0 8-4 17-4 25 0 9 0 13 4 21 0 9 4 13 8 22 5 4 13 12 22 16 8 5 16 5 33 5 5 0 9 0 13 0 9 0 13 0 17-5-4 0-4-4-4-8s0-4 0-8c0-9 0-17 4-22 0-8 4-12 9-21 0-4 4-8 12-13 4-4 9-4 17-4 5 0 9 0 13 0 4 4 9 9 13 9 0 4 4 8 4 12 4 5 4 13 4 17 0 5 0 13-4 17 0 5-4 9-4 17-4 4-9 9-13 13 0 4-4 4-8 8 4 9 4 13 8 22 4 4 9 8 13 12 0 4 4 9 8 14 5 4 9 4 13 8l-30 30c-8-4-12-13-21-17-4-8-9-17-13-21 0-5-4-14-8-18 0-4-4-8-4-13-5 5-13 5-17 9-9 0-13 0-22 0-12 0-29-4-42-9-13-4-25-12-34-21-9-8-17-21-21-34-4-12-9-25-9-42 0-13 5-21 9-34 0-9 8-17 12-26 5-8 13-17 22-21 4-8 13-12 21-17-13-12-21-21-25-34-5-8-9-21-9-33 0-9 0-22 4-30 5-9 9-17 17-21 5-9 13-13 22-17 8 0 16-5 25-5 8 0 17 5 25 5 9 4 17 8 26 17 4 4 8 12 12 21 5 8 9 17 9 30 0 8-4 12-4 21 0 4-5 8-9 12-4 9-4 13-12 17-5 5-9 9-13 13 4 0 8 0 13 0 8 0 12 0 16 0 13 0 26 0 43-4 13-4 30-9 42-17zM132 73c0-5-4-9-4-13s-5-9-9-13c0-4-4-4-8-8-5 0-9 0-13 0 0 0-4 0-9 0-4 0-8 4-8 8-4 0-8 4-8 9-5 4-5 8-5 17 0 8 5 17 9 25s12 13 21 21c4-4 8-8 13-8 4-5 8-9 8-13 4-4 9-8 9-13 0-4 4-8 4-12z">
          <text:p/>
        </draw:path>
        <draw:polygon draw:style-name="gr5" draw:text-style-name="P5" draw:layer="layout" svg:width="0.148cm" svg:height="0.36cm" svg:x="10.062cm" svg:y="1.852cm" svg:viewBox="0 0 149 361" draw:points="149,38 98,38 98,361 55,361 55,38 0,38 0,0 149,0">
          <text:p/>
        </draw:polygon>
        <draw:path draw:style-name="gr5" draw:text-style-name="P5" draw:layer="layout" svg:width="0.381cm" svg:height="0.5cm" svg:x="10.329cm" svg:y="1.712cm" svg:viewBox="0 0 382 501" svg:d="M144 179h-51v322h-38v-322h-55v-38h55c-9-22-13-39-13-60 0-8 0-21 4-29 5-13 13-22 22-31 4-4 17-13 29-17 13-4 26-4 43-4 22 0 43 4 64 8 21 9 43 22 64 35 17 13 38 26 59 43 17 21 38 38 55 59h-42c-4-4-8-9-17-17-8-9-17-13-25-21-9-9-22-17-34-26-9-8-22-17-34-21-17-8-30-13-43-17-12-4-29-4-43-4-13 0-21 0-30 4-8 0-17 4-21 9-4 4-8 12-8 17-5 8-5 12-5 21 0 17 5 34 13 51h51z">
          <text:p/>
        </draw:path>
        <draw:path draw:style-name="gr5" draw:text-style-name="P5" draw:layer="layout" svg:width="0.352cm" svg:height="0.36cm" svg:x="10.456cm" svg:y="1.852cm" svg:viewBox="0 0 353 361" svg:d="M353 38h-51v323h-43v-136h-132v30c0 4 0 9 0 13s0 8-4 8c0 5 0 5-4 9-5 0-5 0-9 0s-8 0-17-4c-4 0-8-5-12-9-9-4-13-8-17-13-5-8-9-12-13-17-4-8-9-12-9-17-4-8-4-12-4-17 0-4 0-8 0-8 4-4 4-4 4-4 5-5 9-5 9-5 4 0 8 0 13 0h25v-153h-89v-38h353zM127 38v153h132v-153z">
          <text:p/>
        </draw:path>
        <draw:path draw:style-name="gr5" draw:text-style-name="P5" draw:layer="layout" svg:width="0.403cm" svg:height="0.368cm" svg:x="10.791cm" svg:y="1.852cm" svg:viewBox="0 0 404 369" svg:d="M165 169c-4 0-8 0-8 0-4 0-9 0-9 0-12 0-25-4-38-8-8-5-17-9-25-17-9-9-13-17-17-30-4-8-4-21-4-29 0-9 0-17 0-26 4-8 8-13 12-21h-76v-38h404v38h-51v323h-42v-323h-91c5 4 9 8 13 17 5 4 5 8 9 17 0 8 4 13 4 21 4 8 4 17 4 25 0 13-4 22-8 34-4 13-9 27-17 35-5 9-13 21-26 30-8 8-21 17-34 21v4c9 5 17 13 30 22 9 8 17 17 25 25 9 13 18 21 26 30 9 8 17 17 22 25l-30 25c-5-8-9-17-18-25-8-8-16-17-25-30-8-8-17-17-30-29-12-9-21-17-33-26-5 5-13 5-17 9-9 0-13 0-22 0-4 0-13 0-21-4-4 0-13-5-17-5-4-4-8-8-13-12-4-9-4-13-4-17 0-13 4-22 13-26 4-4 17-8 29-8 9 0 18 0 26 4 9 4 17 8 26 17 4-4 8-4 16-9 5 0 13-4 17-8 5-4 13-9 17-13 5-8 9-13 13-22 4-4 9-13 13-21 4-9 4-17 4-26 0-12 0-21-4-29-4-9-9-17-13-26-4-8-13-12-21-17-9-4-17-8-30-8-8 0-12 4-21 4-4 4-8 9-13 13-4 4-4 8-8 13 0 4 0 8 0 12 0 9 0 13 4 21 0 5 4 9 9 17 4 5 8 9 17 9 4 4 12 4 21 4 4 0 8 0 12 0z">
          <text:p/>
        </draw:path>
        <draw:path draw:style-name="gr5" draw:text-style-name="P5" draw:layer="layout" svg:width="0.314cm" svg:height="0.36cm" svg:x="11.177cm" svg:y="1.852cm" svg:viewBox="0 0 315 361" svg:d="M315 38h-51v323h-39v-187h-111c0 13-4 22-4 30 0 4 0 13 0 17s-4 9-4 13c-4 0-9 0-9 0-8 0-16 0-25-4-8-9-13-13-21-22-4-8-9-17-13-25-4-9-4-13-4-21 0-5 0-9 4-13 0 0 4-4 9-4 4-4 8-4 12-4 5 0 9 0 13 0h153v-103h-225v-38h315z">
          <text:p/>
        </draw:path>
        <draw:path draw:style-name="gr5" draw:text-style-name="P5" draw:layer="layout" svg:width="0.055cm" svg:height="0.123cm" svg:x="11.525cm" svg:y="2.161cm" svg:viewBox="0 0 56 124" svg:d="M4 51v-51h52v51c0 17-5 34-14 47-4 8-17 18-30 26l-12-22c8-4 17-9 21-17 4-9 8-17 8-34z">
          <text:p/>
        </draw:path>
        <draw:path draw:style-name="gr5" draw:text-style-name="P5" draw:layer="layout" svg:width="0.352cm" svg:height="0.36cm" svg:x="11.75cm" svg:y="1.852cm" svg:viewBox="0 0 353 361" svg:d="M353 38h-51v323h-43v-136h-131v30c0 4 0 9 0 13s0 8-4 8c0 5 0 5-5 9-4 0-4 0-8 0-5 0-9 0-17-4-4 0-9-5-13-9-8-4-13-8-17-13-4-8-8-12-13-17-4-8-8-12-8-17-4-8-4-12-4-17 0-4 0-8 0-8 0-4 4-4 4-4 4-5 4-5 8-5 5 0 9 0 13 0h26v-153h-90v-38h353zM128 38v153h131v-153z">
          <text:p/>
        </draw:path>
        <draw:path draw:style-name="gr5" draw:text-style-name="P5" draw:layer="layout" svg:width="0.459cm" svg:height="0.365cm" svg:x="12.118cm" svg:y="1.847cm" svg:viewBox="0 0 460 366" svg:d="M91 90c4-5 4-9 8-13 0-4 0-9 0-13s0-8 0-13c-4 0-4-4-8-8-5 0-5 0-9-4-4 0-4 0-8 0-5 0-9 0-13 0-4 4-8 4-8 8-5 4-9 9-9 13-4 4-4 13-4 21 0 9 4 13 4 21 4 9 4 13 13 17 4 4 8 9 17 13 8 4 17 4 25 4 9 0 17 0 21 0 9 0 13-4 17-4l4 39c0 0-4 0-8 0s-8 4-13 4c-8 4-12 4-17 9-4 0-8 4-12 8-5 4-9 13-13 17 0 4-4 13-4 21 0 13 4 26 12 34 13 9 26 13 39 13 8 0 16-4 25-4 9-4 17-9 26-13 4-8 12-13 21-21 4-4 8-13 17-21l8 42c-8 13-17 17-25 26-9 4-17 12-21 16-9 0-17 5-26 9-9 0-17 0-25 0-13 0-26 0-34-4-13-5-22-13-30-17-8-9-13-17-17-30-4-8-8-21-8-34s4-21 8-30c4-12 13-21 21-29-8-5-21-9-25-14-9-8-17-13-22-21-5-9-9-17-13-26 0-8-5-16-5-25 0-13 5-21 9-34 0-8 9-17 14-25 8-5 13-9 25-13 9-4 17-9 26-9 12 0 21 5 29 9 9 4 17 8 22 13 4 4 8 12 8 21 4 4 4 13 4 21 0 4 0 9 0 13s-4 8-4 13c0 0-4 4-4 8s-4 4-4 8zM460 43h-47v323h-42v-110-4c-5 4-9 8-17 12-5 5-13 5-17 9-9 4-17 4-26 8-8 0-17 0-25 0-22 0-38-4-51-8-13-9-21-17-34-30-8-8-13-21-17-38-8-13-13-30-13-43 9-4 22-4 26-9 8-4 17-8 21-13 4-4 8-12 8-17 5-4 5-12 5-17 0-4 0-8 0-12-5-4-5-9-5-17-4-4-4-9-8-17-4-4-4-13-13-17h-42v-38h297zM252 43c4 8 8 21 12 30 5 12 5 25 5 33 0 9 0 17-5 26 0 8-4 17-8 21-4 9-13 14-17 18-8 8-17 13-25 13 4 12 8 21 12 29 5 9 9 13 17 17 5 5 13 9 17 13 9 0 17 4 26 4 8 0 17-4 25-4 9-4 17-4 21-8 9-5 17-9 22-13 8-4 12-13 17-17v-162z">
          <text:p/>
        </draw:path>
        <draw:path draw:style-name="gr5" draw:text-style-name="P5" draw:layer="layout" svg:width="0.318cm" svg:height="0.364cm" svg:x="12.56cm" svg:y="1.852cm" svg:viewBox="0 0 319 365" svg:d="M319 38h-51v323h-43v-106l-148 110-25-29 89-64c-13 0-26-4-34-8-13-5-22-13-30-17-4-9-13-22-13-34-4-9-8-26-8-43v-132h-56v-38h319zM225 38h-131v132c0 9 4 17 4 26 0 8 4 17 9 21 4 8 8 13 17 13 4 4 13 4 25 4 17 0 30-4 43-9 12-8 25-17 33-29z">
          <text:p/>
        </draw:path>
        <draw:path draw:style-name="gr5" draw:text-style-name="P5" draw:layer="layout" svg:width="0.322cm" svg:height="0.398cm" svg:x="12.861cm" svg:y="1.852cm" svg:viewBox="0 0 323 399" svg:d="M323 38h-81v106h-81c-25 0-47 4-60 17-12 12-16 29-16 55 0 13 0 25 4 34 4 8 8 17 17 25 8 9 17 13 25 17 13 0 26 4 34 4 13 0 27-4 35-4-4-4-4-8-4-12 0-5 0-5 0-9 0-8 0-13 4-21 0-9 4-13 9-21 0-5 4-9 12-13 5-4 9-4 17-4 4 0 9 0 13 0 4 4 9 4 13 8s4 9 8 13c0 4 0 8 0 17 0 8 0 13 0 17-4 8-4 13-8 17s-4 8-9 12c-4 5-8 9-13 13 5 9 9 13 13 21 5 5 9 10 13 14 4 8 9 13 13 17 4 0 8 4 13 8l-30 30c-9-4-17-13-22-21-4-9-12-13-16-21-5-5-5-13-9-17-4-5-4-10-4-14-13 4-26 4-44 4-21 0-38 0-55-8-17-9-29-17-38-26-13-12-17-25-25-42-5-13-5-30-5-47s0-29 5-42c8-13 12-21 25-30 9-8 17-17 34-21 13-4 26-8 43-8h47v-68h-200v-38h323z">
          <text:p/>
        </draw:path>
        <draw:path draw:style-name="gr5" draw:text-style-name="P5" draw:layer="layout" svg:width="0.191cm" svg:height="0.157cm" svg:x="12.907cm" svg:y="1.703cm" svg:viewBox="0 0 192 158" svg:d="M192 158h-34l-21-42c-13-17-21-31-25-44-10-8-18-17-27-21-4-4-12-8-17-12-8 0-13 0-21 0h-47v-39h43c8 0 17 0 25 0 9 5 17 5 22 9 8 4 12 8 22 17 8 8 12 17 21 25 8 13 17 26 25 44 9 12 17 33 30 55z">
          <text:p/>
        </draw:path>
        <draw:path draw:style-name="gr5" draw:text-style-name="P5" draw:layer="layout" svg:width="0.403cm" svg:height="0.368cm" svg:x="13.166cm" svg:y="1.852cm" svg:viewBox="0 0 404 369" svg:d="M166 169c-5 0-5 0-9 0s-4 0-8 0c-13 0-26-4-34-8-13-5-21-9-30-17-4-9-13-17-17-30-4-8-4-21-4-29 0-9 0-17 4-26 0-8 4-13 8-21h-76v-38h404v38h-51v323h-38v-323h-94c4 4 8 8 13 17 4 4 8 8 8 17 4 8 4 13 9 21 0 8 0 17 0 25 0 13 0 22-5 34-4 13-8 27-17 35-8 9-17 21-25 30-13 8-21 17-34 21v4c8 5 17 13 25 22 9 8 17 17 26 25 8 13 21 21 25 30 9 8 17 17 21 25l-25 25c-4-8-13-17-21-25-4-8-13-17-26-30-8-8-17-17-29-29-9-9-22-17-34-26-5 5-9 5-17 9-4 0-13 0-17 0-9 0-17 0-22-4-8 0-12-5-21-5-4-4-8-8-8-12-4-9-9-13-9-17 0-13 5-22 13-26s17-8 30-8c8 0 17 0 25 4 9 4 21 8 30 17 4-4 8-4 13-9 8 0 12-4 17-8 8-4 12-9 17-13 8-8 12-13 16-22 5-4 9-13 9-21 4-9 4-17 4-26 0-12 0-21-4-29 0-9-4-17-13-26-4-8-12-12-21-17-4-4-17-8-25-8-9 0-17 4-22 4-8 4-12 9-12 13-4 4-9 8-9 13-4 4-4 8-4 12 0 9 0 13 4 21 5 5 5 9 9 17 4 5 12 9 17 9 8 4 17 4 25 4 0 0 4 0 9 0z">
          <text:p/>
        </draw:path>
        <draw:path draw:style-name="gr5" draw:text-style-name="P5" draw:layer="layout" svg:width="0.407cm" svg:height="0.368cm" svg:x="13.688cm" svg:y="1.852cm" svg:viewBox="0 0 408 369" svg:d="M165 169c0 0-4 0-8 0h-4c-17 0-26-4-38-8-9-5-18-9-26-17-9-9-13-17-17-30-4-8-9-21-9-29 0-9 5-17 5-26 4-8 8-13 12-21h-80v-38h408v38h-51v323h-43v-323h-89c4 4 8 8 12 17 0 4 5 8 9 17 0 8 4 13 4 21s5 17 5 25c0 13-5 22-9 34-4 13-9 27-17 35-4 9-13 21-26 30-8 8-21 17-33 21v4c8 5 17 13 25 22 13 8 21 17 30 25 8 13 17 21 25 30 9 8 13 17 21 25l-29 25c-5-8-9-17-17-25-9-8-17-17-26-30-8-8-21-17-29-29-13-9-22-17-34-26-9 5-13 5-21 9-5 0-13 0-18 0-8 0-12 0-21-4-4 0-13-5-17-5-4-4-8-8-12-12-5-9-5-13-5-17 0-13 5-22 13-26 4-4 17-8 25-8 9 0 22 0 30 4 9 4 17 8 26 17 4-4 8-4 17-9 4 0 8-4 17-8 4-4 8-9 17-13 4-8 8-13 12-22 4-4 9-13 13-21 0-9 4-17 4-26 0-12-4-21-4-29-4-9-9-17-13-26-8-8-12-12-21-17-8-4-17-8-30-8-8 0-17 4-21 4-4 4-8 9-12 13-5 4-5 8-9 13 0 4 0 8 0 12 0 9 0 13 0 21 4 5 9 9 13 17 4 5 8 9 17 9 4 4 12 4 21 4 4 0 4 0 8 0z">
          <text:p/>
        </draw:path>
        <draw:polygon draw:style-name="gr5" draw:text-style-name="P5" draw:layer="layout" svg:width="0.144cm" svg:height="0.36cm" svg:x="14.078cm" svg:y="1.852cm" svg:viewBox="0 0 145 361" draw:points="145,38 93,38 93,361 51,361 51,38 0,38 0,0 145,0">
          <text:p/>
        </draw:polygon>
        <draw:path draw:style-name="gr5" draw:text-style-name="P5" draw:layer="layout" svg:width="0.374cm" svg:height="0.364cm" svg:x="14.205cm" svg:y="1.852cm" svg:viewBox="0 0 375 365" svg:d="M375 0v38h-51v323h-43v-161h-141c-8 4-17 8-29 8v5c17 21 33 46 52 68 17 21 38 38 63 59l-25 25c-13-8-26-17-38-29-14-13-27-26-35-39-13-12-22-25-34-38-9-12-17-25-26-38-8-13-12-25-21-34-4-13-13-25-17-34l34-18c4 5 8 13 8 18 5 4 9 9 9 13 4 0 8 4 13 4 0 0 4 0 8 0 13 0 21-4 26-13 4-9 8-17 8-34 0-9 0-17-4-26 0-4-4-12-4-21-5-8-5-13-9-21-4-9-4-13-8-17h-111v-38zM281 38h-128c5 13 14 30 18 42 0 17 4 30 4 47 0 4 0 13 0 17-4 9-4 13-8 22h114z">
          <text:p/>
        </draw:path>
        <draw:path draw:style-name="gr5" draw:text-style-name="P5" draw:layer="layout" svg:width="0.318cm" svg:height="0.36cm" svg:x="14.557cm" svg:y="1.852cm" svg:viewBox="0 0 319 361" svg:d="M319 38h-50v323h-38v-187h-116c0 13 0 22 0 30 0 4 0 13 0 17-4 4-4 9-4 13-4 0-9 0-13 0-8 0-17 0-21-4-9-9-17-13-22-22-4-8-8-17-12-25-4-9-4-13-4-21 0-5 0-9 0-13 4 0 8-4 12-4 0-4 4-4 13-4 4 0 8 0 13 0h154v-103h-231v-38h319z">
          <text:p/>
        </draw:path>
        <draw:path draw:style-name="gr5" draw:text-style-name="P5" draw:layer="layout" svg:width="0.319cm" svg:height="0.314cm" svg:x="8.916cm" svg:y="2.432cm" svg:viewBox="0 0 320 315" svg:d="M320 0v30h-43v281h-34v-141h-120c-8 4-17 8-25 8h-4c17 22 29 43 46 61 18 17 35 34 56 51l-25 25c-9-8-21-17-31-29-13-9-21-17-29-30-13-13-22-21-30-35-4-9-13-21-21-30-4-13-13-21-17-34-4-8-9-17-13-25l26-17c4 4 4 13 8 17s4 4 8 8c0 0 5 5 9 5s4 4 8 4c9 0 17-4 22-13 4-8 8-17 8-30 0-8-4-12-4-21 0-8-4-12-4-21-5-4-5-13-9-17 0-4-4-13-4-17h-98v-30zM243 30h-111c4 13 8 26 12 38 6 13 6 26 6 38 0 9 0 13 0 17 0 9-6 13-6 17h99z">
          <text:p/>
        </draw:path>
        <draw:path draw:style-name="gr5" draw:text-style-name="P5" draw:layer="layout" svg:width="0.297cm" svg:height="0.31cm" svg:x="9.222cm" svg:y="2.432cm" svg:viewBox="0 0 298 311" svg:d="M298 30h-43v281h-34v-115h-114v22c0 4 0 8 0 12 0 5 0 5 0 9-6 0-6 4-6 4-4 0-8 4-8 4-4 0-9-4-13-4-4-4-8-4-12-8-9-5-13-9-17-13-5-4-5-9-9-17-4-4-8-9-8-14-5-4-5-8-5-13 0-4 0-8 0-8 5 0 5-4 5-4 4 0 4 0 8 0 4-5 4-5 9-5h21v-131h-72v-30h298zM107 30v131h114v-131z">
          <text:p/>
        </draw:path>
        <draw:path draw:style-name="gr5" draw:text-style-name="P5" draw:layer="layout" svg:width="0.28cm" svg:height="0.31cm" svg:x="9.506cm" svg:y="2.432cm" svg:viewBox="0 0 281 311" svg:d="M281 30h-47v281h-34v-106l-124 102-21-30 145-111v-136h-94v136c0 0 0 4 0 8 0 0 0 4 0 9l-4 4c-5 4-5 4-9 4s-8 0-13-4c-4-4-8-4-12-9-5-4-9-8-13-12-4-9-8-13-13-17-4-4-8-9-8-17-4-4-4-9-4-13 0 0 0-4 4-8 0 0 4 0 4-5 4 0 9 0 13 0s8 0 17 0h4v-76h-72v-30h281z">
          <text:p/>
        </draw:path>
        <draw:path draw:style-name="gr5" draw:text-style-name="P5" draw:layer="layout" svg:width="0.267cm" svg:height="0.31cm" svg:x="9.888cm" svg:y="2.432cm" svg:viewBox="0 0 268 311" svg:d="M268 30h-43v281h-33v-98c-9 5-22 13-30 17-13 5-26 5-34 5-14 0-27 0-35-5-9-4-17-8-25-17-9-8-13-17-17-26-5-13-5-26-5-38v-119h-46v-30h268zM192 30h-112v115c0 8 0 16 0 25 4 4 4 13 9 17 4 4 8 9 12 9 9 5 13 5 22 5 17 0 30 0 39-10 13-8 21-17 30-25z">
          <text:p/>
        </draw:path>
        <draw:path draw:style-name="gr5" draw:text-style-name="P5" draw:layer="layout" svg:width="0.233cm" svg:height="0.428cm" svg:x="10.142cm" svg:y="2.314cm" svg:viewBox="0 0 234 429" svg:d="M123 149h-42v280h-34v-280h-47v-30h47c-9-17-13-34-13-50 0-9 4-17 8-31 0-9 5-13 13-21 5-4 13-9 17-13 9-4 21-4 30-4 13 0 25 0 34 4 12 9 25 17 34 25 12 14 21 27 34 40 8 16 17 33 30 55h-34c0-9-5-13-9-22-4-4-9-12-13-17-4-8-8-12-17-21-4-4-8-12-17-17-4-4-12-9-17-13-8-5-12-5-21-5-4 0-8 0-17 5-4 0-8 4-8 9-4 4-9 9-9 17-4 4-4 9-4 17 0 13 4 25 13 42h42z">
          <text:p/>
        </draw:path>
        <draw:path draw:style-name="gr5" draw:text-style-name="P5" draw:layer="layout" svg:width="0.221cm" svg:height="0.314cm" svg:x="10.252cm" svg:y="2.432cm" svg:viewBox="0 0 222 315" svg:d="M222 30h-77c4 13 12 26 17 38 4 13 4 26 4 38 0 9 0 22-4 30 0 9-5 17-13 25-4 5-13 13-21 17-9 5-17 5-30 5v4c13 17 25 34 42 56 17 17 34 30 55 47l-25 25c-8-8-21-17-30-29-12-9-21-17-34-30-8-13-16-21-25-35-9-9-13-21-21-30-5-13-13-21-17-34-5-8-9-17-13-25l25-13c9 9 13 17 17 26 9 4 18 8 22 8 8 0 12-4 17-4 4-4 8-9 12-13 5-4 5-8 9-17 0-4 0-8 0-17 0-4 0-12 0-17-4-8-4-12-9-21 0-4-4-8-8-17-4-4-4-8-9-17h-106v-30h222z">
          <text:p/>
        </draw:path>
        <draw:path draw:style-name="gr5" draw:text-style-name="P5" draw:layer="layout" svg:width="0.263cm" svg:height="0.31cm" svg:x="10.46cm" svg:y="2.432cm" svg:viewBox="0 0 264 311" svg:d="M264 30h-47v281h-33v-76c0 4-5 8-9 8-4 4-8 9-13 9-4 4-8 4-18 4-4 4-12 4-21 4-13 0-25-4-34-8-12-5-21-13-29-22-9-8-17-17-22-29-4-14-4-23-4-35 0-13 0-26 4-34 5-13 13-21 22-30 4-8 17-12 25-17 13-4 21-8 34-8 4 0 8 0 13 0 4 0 8 4 17 4 5 4 13 4 18 9 8 4 12 8 17 16v-76h-184v-30h264zM188 145c-9-13-21-22-30-26-9-8-22-13-35-13s-21 5-25 9c-9 4-13 8-17 13-9 8-9 12-13 21 0 4-4 12-4 21 0 4 4 13 4 21 4 5 9 14 13 18s8 13 17 13c4 4 12 8 25 8 9 0 17-4 26-8s13-9 18-13c8-4 12-13 17-18 0-8 4-17 4-21z">
          <text:p/>
        </draw:path>
        <draw:polygon draw:style-name="gr5" draw:text-style-name="P5" draw:layer="layout" svg:width="0.123cm" svg:height="0.31cm" svg:x="10.706cm" svg:y="2.432cm" svg:viewBox="0 0 124 311" draw:points="124,30 82,30 82,311 47,311 47,30 0,30 0,0 124,0">
          <text:p/>
        </draw:polygon>
        <draw:path draw:style-name="gr5" draw:text-style-name="P5" draw:layer="layout" svg:width="0.221cm" svg:height="0.314cm" svg:x="10.816cm" svg:y="2.432cm" svg:viewBox="0 0 222 315" svg:d="M222 30h-76c4 13 12 26 17 38 4 13 4 26 4 38 0 9 0 22-4 30 0 9-5 17-13 25-4 5-13 13-21 17-9 5-17 5-30 5v4c13 17 25 34 42 56 17 17 34 30 55 47l-25 25c-8-8-21-17-30-29-12-9-21-17-29-30-13-13-21-21-30-35-4-9-14-21-22-30-5-13-13-21-17-34-4-8-9-17-13-25l25-13c9 9 13 17 18 26 9 4 18 8 26 8 4 0 9-4 13-4 4-4 8-9 12-13 5-4 5-8 9-17 0-4 0-8 0-17 0-4 0-12 0-17-4-8-4-12-9-21 0-4-4-8-8-17 0-4-4-8-8-17h-108v-30h222z">
          <text:p/>
        </draw:path>
        <draw:path draw:style-name="gr5" draw:text-style-name="P5" draw:layer="layout" svg:width="0.378cm" svg:height="0.31cm" svg:x="11.143cm" svg:y="2.432cm" svg:viewBox="0 0 379 311" svg:d="M379 30h-175v85c8-13 17-17 29-25 9-5 21-9 34-9 9 0 17 4 26 9 8 4 17 8 21 16 8 5 13 13 17 22 4 12 4 21 4 33 0 13 0 26-4 35-4 13-13 22-17 30-8 9-17 17-26 21-8 9-17 13-25 17l-17-29c0-5 4-5 8-9 5 0 9-4 13-8 4 0 9-5 13-9s8-8 13-18c4-4 4-8 8-13 0-8 0-12 0-21 0-4 0-8 0-17-4-4-4-8-8-12-5-5-9-9-13-9-4-4-9-4-13-4-8 0-17 0-21 4-8 4-13 9-21 17-4 4-9 9-13 17-4 4-8 13-8 17v141h-34v-81c0 5-4 5-9 9-4 0-4 4-13 4-4 4-8 4-12 9-9 0-13 0-21 0-13 0-22 0-34-5-9-4-17-12-26-21-8-8-12-17-17-25-4-14-8-27-8-40 0-12 4-21 8-29 5-13 9-21 13-30 8-4 17-12 25-17 9-4 22-4 30-4 9 0 13 0 21 4 9 0 13 5 17 5 4 4 13 8 17 8 0 4 5 8 9 8v-76h-170v-30h379zM110 115c-8 0-12 0-21 4-4 0-8 4-13 13-4 4-8 8-8 17-4 4-4 12-4 17 0 8 0 12 4 21 0 4 4 14 8 18 5 4 9 8 17 13 5 4 13 4 22 4 4 0 12 0 16-4 9-5 13-5 22-13 4-4 8-14 13-22 4-9 4-17 4-30v-8c0-5-4-9-9-13-4-4-13-9-17-9-4-4-8-4-17-8-4 0-8 0-17 0z">
          <text:p/>
        </draw:path>
        <draw:polygon draw:style-name="gr5" draw:text-style-name="P5" draw:layer="layout" svg:width="0.123cm" svg:height="0.31cm" svg:x="11.508cm" svg:y="2.432cm" svg:viewBox="0 0 124 311" draw:points="124,30 81,30 81,311 47,311 47,30 0,30 0,0 124,0">
          <text:p/>
        </draw:polygon>
        <draw:path draw:style-name="gr5" draw:text-style-name="P5" draw:layer="layout" svg:width="0.318cm" svg:height="0.314cm" svg:x="11.618cm" svg:y="2.432cm" svg:viewBox="0 0 319 315" svg:d="M319 30h-64v76h-102c-13 0-17 5-21 5-5 4-9 8-9 17 0 0 0 4 4 8 0 4 0 9 5 9 0 4 4 8 8 8 4 4 9 4 13 4h59c13 0 21 0 30 4 8 5 17 9 21 13 4 9 9 13 9 21 4 9 4 17 4 26 0 14 0 26-4 35-5 13-13 21-17 30-9 8-22 16-30 21-13 4-30 8-43 8-16 0-33-4-50-8-17-9-30-17-43-30-13-8-25-21-34-38-13-18-21-35-25-52l29-13c5 13 9 30 17 43 9 13 17 22 30 35 9 8 21 17 34 25 13 4 26 9 42 9 9 0 17-5 26-5 8-4 13-8 21-12 4-9 8-13 13-22 0-8 4-17 4-26 0-4-4-13-4-17s-5-4-9-9c0-4-4-4-12-4-5 0-9 0-17 0h-55c-9 0-17-4-26-8-4-5-13-9-17-17-4-9-8-13-13-21 0-9 0-17 0-26 0-8 0-13 0-21 5-4 9-8 13-13 4 0 9-4 17-4 4-4 13-4 21-4h77v-47h-221v-30h319z">
          <text:p/>
        </draw:path>
        <draw:path draw:style-name="gr5" draw:text-style-name="P5" draw:layer="layout" svg:width="0.127cm" svg:height="0.144cm" svg:x="11.809cm" svg:y="2.293cm" svg:viewBox="0 0 128 145" svg:d="M103 50c-4-8-13-12-17-16-4 0-13-5-17-5-14 0-23 5-27 13-8 8-12 17-12 31 0 4 4 12 4 17 0 8 4 12 4 21 4 4 4 8 8 17 5 4 9 8 13 17h-34c-8-13-17-26-21-39-4-12-4-21-4-33 0-14 0-23 4-31 4-13 9-17 17-25 4-5 13-9 21-13 9-4 17-4 27-4 13 0 21 0 30 8 8 4 21 9 29 21z">
          <text:p/>
        </draw:path>
        <draw:frame draw:style-name="gr4" draw:text-style-name="P4" draw:layer="layout" svg:width="2.226cm" svg:height="2.365cm" svg:x="17.738cm" svg:y="0.766cm">
          <draw:image xlink:href="Pictures/100000000000020D0000022E83D79E75.jpg" xlink:type="simple" xlink:show="embed" xlink:actuate="onLoad" draw:mime-type="image/jpeg">
            <text:p/>
          </draw:image>
        </draw:frame>
        <draw:path draw:style-name="gr5" draw:text-style-name="P5" draw:layer="layout" svg:width="0.174cm" svg:height="0.17cm" svg:x="1.795cm" svg:y="3.543cm" svg:viewBox="0 0 175 171" svg:d="M175 0v17h-26v154h-17v-77h-63c-5 0-13 4-17 4 8 13 17 22 25 35 9 8 17 16 30 25l-13 13c-8-5-12-9-17-13-8-9-13-13-17-17-4-8-8-13-17-21-4-4-4-9-8-17-4-5-9-9-14-18 0-5-4-9-4-13l14-8c0 0 4 4 4 8l4 4c0 0 4 0 4 4 5 0 5 0 5 0 8 0 8-4 12-8s4-8 4-13c0-4 0-8 0-12-4-5-4-9-4-13 0 0-4-4-4-9 0-4-4-4-4-8h-52v-17zM132 17h-59c0 8 4 13 4 21 5 9 5 13 5 21 0 0 0 5 0 9s0 4-5 8h55z">
          <text:p/>
        </draw:path>
        <draw:path draw:style-name="gr5" draw:text-style-name="P5" draw:layer="layout" svg:width="0.161cm" svg:height="0.17cm" svg:x="1.96cm" svg:y="3.543cm" svg:viewBox="0 0 162 171" svg:d="M162 17h-21v154h-21v-64h-59v13 4c0 4 0 4-4 4 0 5 0 5 0 5-6 0-6 0-6 0-4 0-4 0-8 0 0 0-5-5-9-5 0-4-4-4-4-8-4 0-4-4-9-9 0 0-4-4-4-8v-5c0-4 0-4 0-4 0-5 0-5 4-5 5 0 5 0 9 0h8v-72h-38v-17h162zM61 17v72h59v-72z">
          <text:p/>
        </draw:path>
        <draw:path draw:style-name="gr5" draw:text-style-name="P5" draw:layer="layout" svg:width="0.153cm" svg:height="0.17cm" svg:x="2.113cm" svg:y="3.543cm" svg:viewBox="0 0 154 171" svg:d="M154 17h-26v154h-17v-60l-68 55-13-12 81-65v-72h-51v72 5 4c0 5-5 5-5 5h-4-4c-4 0-9-5-9-5-4-4-4-4-8-9 0-4-5-4-5-9-4-4-4-4-4-8-4-4-4-4-4-8v-5c4 0 4 0 4 0 4 0 4 0 9-4 0 0 4 0 8 0h5v-38h-43v-17h154z">
          <text:p/>
        </draw:path>
        <draw:path draw:style-name="gr5" draw:text-style-name="P5" draw:layer="layout" svg:width="0.144cm" svg:height="0.17cm" svg:x="2.321cm" svg:y="3.543cm" svg:viewBox="0 0 145 171" svg:d="M145 17h-21v154h-17v-55h-4c-5 4-9 8-17 8-5 4-9 4-17 4-5 0-13 0-18-4-4 0-9-4-13-8-4-5-8-9-8-13-5-9-5-14-5-23v-63h-25v-17h145zM107 17h-65v63c0 5 0 9 0 14 5 0 5 4 5 9 4 0 4 4 9 4 4 4 8 4 13 4 8 0 12-4 21-8 4 0 13-9 17-14z">
          <text:p/>
        </draw:path>
        <draw:path draw:style-name="gr5" draw:text-style-name="P5" draw:layer="layout" svg:width="0.123cm" svg:height="0.233cm" svg:x="2.461cm" svg:y="3.48cm" svg:viewBox="0 0 124 234" svg:d="M64 80h-22v154h-17v-154h-25v-17h25c-4-8-8-17-8-25 0-9 0-13 4-17 0-5 4-9 4-13 5-4 9-4 13-8 4 0 8 0 13 0 8 0 18 0 22 4 8 0 13 4 17 12 8 5 13 13 17 22 8 8 13 17 17 25h-17c0 0-4-4-4-8-5-5-5-9-9-9 0-4-4-8-8-13 0-4-5-8-9-8-4-4-4-4-8-9-5 0-10 0-14 0s-4 0-9 0l-4 5c-4 4-4 8-4 8-4 4-4 9-4 13s4 13 8 21h22z">
          <text:p/>
        </draw:path>
        <draw:path draw:style-name="gr5" draw:text-style-name="P5" draw:layer="layout" svg:width="0.119cm" svg:height="0.17cm" svg:x="2.52cm" svg:y="3.543cm" svg:viewBox="0 0 120 171" svg:d="M120 17h-42c4 8 4 13 8 21 4 4 4 13 4 21 0 5 0 9-4 13 0 4-4 8-4 13-4 4-9 9-13 13-4 0-8 0-17 5 9 8 13 17 21 30 9 8 22 16 30 25l-13 13c-4-5-8-9-17-13-4-9-8-13-17-17-4-8-8-13-12-21-5-4-9-9-13-17-4-5-4-9-9-18-4-5-4-9-9-13l18-8c0 4 4 8 8 12 5 4 9 4 13 4s4 0 9 0c0-4 4-4 4-8 4 0 4-4 4-8 0 0 4-5 4-9s-4-4-4-8c0-5 0-9-4-13 0 0 0-4-4-9 0-4 0-4-5-8h-56v-17h120z">
          <text:p/>
        </draw:path>
        <draw:path draw:style-name="gr5" draw:text-style-name="P5" draw:layer="layout" svg:width="0.144cm" svg:height="0.17cm" svg:x="2.631cm" svg:y="3.543cm" svg:viewBox="0 0 145 171" svg:d="M145 17h-26v154h-17v-43c-4 0-4 5-8 5l-4 4c-5 0-9 4-9 4-4 0-8 0-13 0-8 0-12 0-21-4-4-4-8-4-13-13-5-4-9-8-13-13 0-8-5-13-5-22s5-13 5-17c4-8 8-13 13-17s9-8 13-8c4-5 13-5 17-5s4 0 9 0c4 0 4 0 8 0 4 5 9 5 9 5 4 4 8 8 12 8v-38h-102v-17h145zM102 76c-4-4-12-8-17-12-4-5-12-5-17-5-8 0-12 0-17 5 0 0-4 4-8 4 0 4-4 8-4 12 0 5 0 9 0 14 0 0 0 4 0 9 0 4 4 8 4 13 4 0 8 4 13 4 0 4 4 4 12 4 5 0 9 0 13-4 4 0 9-4 13-4 0-5 4-9 4-13 4-5 4-9 4-9z">
          <text:p/>
        </draw:path>
        <draw:polygon draw:style-name="gr5" draw:text-style-name="P5" draw:layer="layout" svg:width="0.068cm" svg:height="0.17cm" svg:x="2.766cm" svg:y="3.543cm" svg:viewBox="0 0 69 171" draw:points="69,17 44,17 44,171 27,171 27,17 0,17 0,0 69,0">
          <text:p/>
        </draw:polygon>
        <draw:path draw:style-name="gr5" draw:text-style-name="P5" draw:layer="layout" svg:width="0.118cm" svg:height="0.17cm" svg:x="2.826cm" svg:y="3.543cm" svg:viewBox="0 0 119 171" svg:d="M119 17h-42c4 8 8 13 8 21 5 4 5 13 5 21 0 5 0 9-5 13 0 4-4 8-4 13-4 4-8 9-12 13-6 0-10 0-18 5 8 8 18 17 26 30 8 8 17 16 25 25l-8 13c-9-5-13-9-21-13-4-9-10-13-14-17-8-8-13-13-17-21-4-4-8-9-13-17-4-5-4-9-8-18-4-5-4-9-9-13l17-8c5 4 5 8 9 12s8 4 13 4c4 0 4 0 8 0 4-4 4-4 4-8 6 0 6-4 6-8 4 0 4-5 4-9s0-4-4-8c0-5 0-9 0-13-6 0-6-4-10-9 0-4 0-4-4-8h-55v-17h119z">
          <text:p/>
        </draw:path>
        <draw:path draw:style-name="gr5" draw:text-style-name="P5" draw:layer="layout" svg:width="0.237cm" svg:height="0.17cm" svg:x="3.017cm" svg:y="3.543cm" svg:viewBox="0 0 238 171" svg:d="M12 68c4 4 4 8 4 12 5 5 5 9 9 14 0 4 4 9 4 13 4 4 4 9 9 9 4 4 8 8 12 8 5 0 9 4 13 4s9-4 13-4 4-4 8-4c0-4 4-4 4-9 0-4 0-8 0-13 0-4 0-13-8-18-4-4-13-4-21-4-4 0-4 0-4 0-5 0-5 0-5 0v-17c9 0 13 0 17-4 5 0 5 0 9-4 4 0 4-4 8-9 0-4 0-4 0-8s0-4 0-9c-4 0-4-4-4-4-4-4-4-4-8-4 0 0-5 0-9 0h-4c-4 0-4 0-9 0 0 0-4 0-4 4-4 0-4 0-8 0l-5-12c5-5 9-5 13-9 9 0 13 0 17 0 9 0 13 0 17 0 4 4 8 4 13 9 0 4 4 4 8 8 0 4 0 13 0 17 0 13-4 21-17 30 4 4 9 4 13 8h4c5 0 5 0 9 0h4c4 0 4 0 9 0 4 0 4 0 8-4 0 0 4-4 9-4v-64h38v17h-22v154h-16v-91h-5c-4 5-4 9-8 9s-9 0-13 0h-4-4c0 5 0 9 0 14 0 4 0 8 0 17-5 4-5 8-9 13-4 4-9 4-17 8-4 0-8 4-17 4-4 0-13-4-17-4-8-4-13-8-17-13-4 0-8-4-13-12-4-5-4-9-8-13 0-5-4-9-4-18-4-5-4-5-4-9zM238 17h-21v154h-17v-154h-27v-17h65z">
          <text:p/>
        </draw:path>
        <draw:path draw:style-name="gr5" draw:text-style-name="P5" draw:layer="layout" svg:width="0.135cm" svg:height="0.28cm" svg:x="3.25cm" svg:y="3.467cm" svg:viewBox="0 0 136 281" svg:d="M77 234v4c4 0 9 4 13 9 4 4 8 4 8 8 5 0 9 4 13 4 0 5 4 5 4 5l-4 17c-8-5-13-9-17-13-4 0-8-4-13-9-4-4-8-8-12-12-5 0-9-5-9-9-9 0-14 0-18-4-4 0-8-4-12-4 0-5-5-5-5-9s-4-4-4-8l4-4c0-5 0-5 0-5 5-4 5-4 5-4 4 0 4 0 8 0s4 0 8 0c5 0 5 4 9 4 0 0 5 5 9 9 0 0 5 4 5 8 8-4 17-4 21-8 4-9 8-13 8-21 0-5 0-5 0-9 0 0-4 0-4-4-4 0-4 0-8 0h-5-35c-4 0-8 0-12-5-4-4-9-4-9-8-4-4-8-9-8-13s0-8 0-12c0-5 0-9 0-13 4 0 4-4 8-4 0-5 5-5 9-5 0 0 4 0 8 0h39v-25h-81v-17h136v17h-33v42h-57c-4 0-8 0-8 0-4 0-4 5-4 9v4c0 4 0 4 4 4 0 4 0 4 4 4 0 5 4 5 9 5h30c9 0 13 0 17 0 5 4 9 4 9 8 4 0 4 4 8 9 0 4 0 8 0 13 0 4 0 12 0 17-4 4-4 8-8 12s-9 4-13 9c-4 4-8 4-17 4zM124 30c-5-4-9-8-13-8 0-5-4-5-8-5-5 0-9 5-13 9-4 0-4 9-4 17 0 0 0 4 0 9 0 0 0 4 0 8 4 4 4 9 8 9 0 4 4 8 4 8h-17c-4-4-8-13-12-17 0-8 0-13 0-21 0-4 0-9 0-17 4-5 4-9 8-9 4-5 9-9 13-9 4-4 8-4 13-4 8 0 12 0 16 4 5 4 13 9 17 13z">
          <text:p/>
        </draw:path>
        <draw:path draw:style-name="gr5" draw:text-style-name="P5" draw:layer="layout" svg:width="0.174cm" svg:height="0.17cm" svg:x="3.377cm" svg:y="3.543cm" svg:viewBox="0 0 175 171" svg:d="M175 17h-34v42h-55c-9 0-13 0-13 0-4 5-4 5-4 9s0 4 0 4c0 4 4 4 4 8 0 0 4 0 4 5 5 0 5 0 9 0h29c9 0 13 0 17 4 5 0 9 5 13 5 4 4 4 9 4 13 5 4 5 9 5 13 0 8-5 13-5 21-4 4-4 8-8 17-4 4-13 8-17 8-9 5-13 5-25 5-9 0-17 0-26-5-8-4-17-8-21-12-8-9-17-17-21-26-4-8-9-17-13-25l17-9c0 9 4 17 9 26 4 4 12 13 16 17 5 4 13 8 17 12 9 5 17 5 22 5 8 0 12 0 16 0 5-5 9-5 9-9 4-4 8-4 8-8s5-9 5-17c0-4-5-4-5-9 0 0 0-4-4-4l-4-4c-4 0-9 0-13 0h-25c-9 0-13 0-17-5-4 0-9-4-9-9-4-4-4-9-8-13 0-4 0-8 0-12 0-5 0-9 4-9 0-4 0-8 4-8 0 0 5-5 9-5s8 0 13 0h42v-25h-124v-17h175z">
          <text:p/>
        </draw:path>
        <draw:path draw:style-name="gr5" draw:text-style-name="P5" draw:layer="layout" svg:width="0.119cm" svg:height="0.233cm" svg:x="3.491cm" svg:y="3.48cm" svg:viewBox="0 0 120 234" svg:d="M120 80h-26v154h-17v-154h-25v-17h25c0-8 0-13-4-17 0-8-5-13-9-17 0 0-4-4-4-8-4 0-8 0-8-5-5 0-5 0-9 0h-4c-5 0-9 0-13 0 0 5-4 5-4 5-5 4-5 4-5 8v4 5c0 4 0 4 0 8 5 0 5 4 5 9 4 4 8 8 12 8h-21c-4-4-8-8-8-13-5-8-5-12-5-17 0-8 0-12 0-17 5 0 5-4 9-8s8-4 13-8c4 0 8 0 17 0 8 0 17 0 21 4 8 4 13 8 17 12 4 9 8 13 13 22 0 8 4 17 4 25h26z">
          <text:p/>
        </draw:path>
        <draw:path draw:style-name="gr5" draw:text-style-name="P5" draw:layer="layout" svg:width="0.021cm" svg:height="0.119cm" svg:x="3.691cm" svg:y="3.594cm" svg:viewBox="0 0 22 120" svg:d="M0 22v-22h22v22zM0 120v-26h22v26z">
          <text:p/>
        </draw:path>
        <draw:path draw:style-name="gr5" draw:text-style-name="P5" draw:layer="layout" svg:width="0.11cm" svg:height="0.167cm" svg:x="3.801cm" svg:y="3.547cm" svg:viewBox="0 0 111 168" svg:d="M111 137v31h-111c4-14 4-27 13-35 4-9 17-21 34-39 17-12 25-21 25-25 4-8 9-17 9-21 0-9-5-13-5-17-4-4-12-4-16-4-9 0-13 0-17 4-5 4-5 13-5 21l-34-4c5-17 9-30 17-38 13-4 26-10 39-10 16 0 29 6 38 14s13 17 13 30c0 8 0 17-4 21 0 8-5 17-14 21-4 8-8 13-17 21-12 9-16 17-21 22-4 0-4 4-4 8z">
          <text:p/>
        </draw:path>
        <draw:path draw:style-name="gr5" draw:text-style-name="P5" draw:layer="layout" svg:width="0.11cm" svg:height="0.167cm" svg:x="3.933cm" svg:y="3.547cm" svg:viewBox="0 0 111 168" svg:d="M0 124l34-4c0 4 4 13 8 17s9 4 13 4c8 0 13 0 17-8 4-4 8-13 8-21 0-13-4-18-8-26-4-4-9-4-17-4-9 0-17 0-26 8h-25l17-90h86v31h-61l-4 30c4-5 13-5 21-5 13 0 27 5 35 13 9 13 13 25 13 43 0 12 0 25-9 33-12 13-26 23-47 23-13 0-26-6-39-14-8-9-12-17-16-30z">
          <text:p/>
        </draw:path>
        <draw:path draw:style-name="gr5" draw:text-style-name="P5" draw:layer="layout" svg:width="0.11cm" svg:height="0.167cm" svg:x="4.06cm" svg:y="3.547cm" svg:viewBox="0 0 111 168" svg:d="M0 120l30-4c0 8 4 17 8 21s9 4 17 4c4 0 14-4 18-8s4-9 4-17c0-9 0-17-4-22-4-4-14-4-18-4s-8 0-13 0v-25c9 0 17 0 22-4 5-5 9-9 9-17 0-5-4-9-9-13 0-4-5-4-13-4-4 0-9 0-13 4s-4 8-8 17l-26-4c0-13 4-17 8-26 5-4 9-8 18-12 8-6 12-6 25-6 14 0 26 6 35 14 8 8 13 17 13 30 0 12-9 25-26 33 13 0 17 5 26 13 4 9 8 17 8 26 0 13-4 25-17 38-8 8-21 14-39 14-17 0-30-6-38-14-9-9-17-17-17-34z">
          <text:p/>
        </draw:path>
        <draw:path draw:style-name="gr5" draw:text-style-name="P5" draw:layer="layout" svg:width="0.119cm" svg:height="0.167cm" svg:x="4.183cm" svg:y="3.547cm" svg:viewBox="0 0 120 168" svg:d="M69 168v-35h-69v-30l73-103h25v103h22v30h-22v35zM69 103v-55l-39 55z">
          <text:p/>
        </draw:path>
        <draw:path draw:style-name="gr5" draw:text-style-name="P5" draw:layer="layout" svg:width="0.111cm" svg:height="0.167cm" svg:x="4.314cm" svg:y="3.547cm" svg:viewBox="0 0 112 168" svg:d="M30 77c-9-4-13-8-17-16-4-5-8-13-8-17 0-13 4-26 12-30 9-8 22-14 40-14 17 0 25 6 38 14 8 4 12 17 12 30 0 4-4 12-8 17-4 8-9 12-17 16 8 5 17 9 21 13 4 9 9 17 9 26 0 17-5 29-17 38-9 8-21 14-38 14-13 0-27-6-40-14-8-9-17-21-17-38 0-9 5-17 9-22 4-8 12-12 21-17zM35 44c0 8 4 12 9 17 0 0 8 4 13 4 4 0 8-4 12-4 5-5 9-9 9-17 0-5-4-9-9-13-4-4-8-4-12-4-5 0-13 0-13 4-5 4-9 8-9 13zM35 116c0 8 0 13 4 21 5 4 13 4 18 4 8 0 12 0 17-4 4-4 4-13 4-21 0-9 0-13-4-22-5-4-9-4-17-4-9 0-13 0-18 9-4 4-4 8-4 17z">
          <text:p/>
        </draw:path>
        <draw:path draw:style-name="gr5" draw:text-style-name="P5" draw:layer="layout" svg:width="0.11cm" svg:height="0.167cm" svg:x="4.442cm" svg:y="3.547cm" svg:viewBox="0 0 111 168" svg:d="M111 137v31h-111c0-14 4-27 8-35 4-9 18-21 35-39 17-12 26-21 30-25 4-8 4-17 4-21 0-9 0-13-4-17s-9-4-17-4c-5 0-13 0-17 4-5 4-5 13-5 21l-34-4c4-17 8-30 22-38 8-4 21-10 34-10 17 0 30 6 38 14s17 17 17 30c0 8-4 17-4 21-5 8-9 17-13 21-4 8-13 13-21 21-13 9-17 17-22 22 0 0-4 4-4 8z">
          <text:p/>
        </draw:path>
        <draw:path draw:style-name="gr5" draw:text-style-name="P5" draw:layer="layout" svg:width="0.106cm" svg:height="0.167cm" svg:x="4.573cm" svg:y="3.547cm" svg:viewBox="0 0 107 168" svg:d="M52 0c17 0 30 6 38 18 9 13 17 34 17 64 0 34-8 55-17 68-8 12-21 18-38 18-18 0-31-6-39-18-9-13-13-34-13-68 0-30 4-51 13-64 8-12 21-18 39-18zM52 27c-4 0-9 0-9 4-4 0-9 4-9 13 0 8-4 21-4 38 0 21 4 34 4 42 0 9 5 13 9 13 0 4 5 4 9 4s8 0 8-4c5 0 9-4 9-13 4-8 4-21 4-42 0-17 0-30-4-38 0-9-4-13-9-13 0-4-4-4-8-4z">
          <text:p/>
        </draw:path>
        <draw:path draw:style-name="gr5" draw:text-style-name="P5" draw:layer="layout" svg:width="0.118cm" svg:height="0.167cm" svg:x="4.692cm" svg:y="3.547cm" svg:viewBox="0 0 119 168" svg:d="M68 168v-35h-68v-30l72-103h26v103h21v30h-21v35zM68 103v-55l-39 55z">
          <text:p/>
        </draw:path>
        <draw:polygon draw:style-name="gr6" draw:text-style-name="P4" draw:layer="layout" svg:width="2.609cm" svg:height="2.611cm" svg:x="17.229cm" svg:y="3.48cm" svg:viewBox="0 0 2610 2612" draw:points="0,0 2610,0 2610,2612 0,2612">
          <text:p/>
        </draw:polygon>
        <draw:frame draw:style-name="gr4" draw:text-style-name="P4" draw:layer="layout" svg:width="2.226cm" svg:height="2.226cm" svg:x="17.42cm" svg:y="3.675cm">
          <draw:image xlink:href="Pictures/10000000000000C5000000C5F8733704.jpg" xlink:type="simple" xlink:show="embed" xlink:actuate="onLoad" draw:mime-type="image/jpeg">
            <text:p/>
          </draw:image>
        </draw:frame>
        <draw:path draw:style-name="gr5" draw:text-style-name="P5" draw:layer="layout" svg:width="0.161cm" svg:height="0.169cm" svg:x="1.795cm" svg:y="4.336cm" svg:viewBox="0 0 162 170" svg:d="M162 17h-21v153h-21v-64h-60v13c0 4 0 4 0 4 0 4 0 4-5 4 0 4 0 4 0 4h-4c-4 0-4 0-9 0 0 0-4-4-8-4 0-4-4-4-4-8-5 0-5-5-9-9 0 0 0-4-4-8v-5c0-4 0-4 0-4 0 0 0-4 4-4h4 5 8v-72h-38v-17h162zM60 17v72h60v-72z">
          <text:p/>
        </draw:path>
        <draw:path draw:style-name="gr5" draw:text-style-name="P5" draw:layer="layout" svg:width="0.11cm" svg:height="0.063cm" svg:x="1.846cm" svg:y="4.497cm" svg:viewBox="0 0 111 64" svg:d="M47 9c4 0 12-5 17-5 4-4 12-4 17-4s9 0 13 4c4 0 9 0 9 5 4 5 4 5 8 9 0 4 0 8 0 13 0 4 0 8 0 12-4 4-4 9-8 13-5 4-9 4-17 8-5 0-10 0-18 0-9 0-17 0-26-4-4 0-12-4-17-8-4 0-8-5-13-9-4-4-8-8-12-12l12-13c5 4 9 8 13 13 5 4 9 8 13 8 4 4 9 4 13 8 4 0 8 0 17 0 4 0 8 0 13 0s5-4 9-4c0-4 4-4 4-4 0-4 0-4 0-8 0-5 0-9-4-9 0-4-4-4-9-4s-9 0-13 4c-4 0-9 0-13 4z">
          <text:p/>
        </draw:path>
        <draw:path draw:style-name="gr5" draw:text-style-name="P5" draw:layer="layout" svg:width="0.241cm" svg:height="0.237cm" svg:x="1.948cm" svg:y="4.268cm" svg:viewBox="0 0 242 238" svg:d="M68 85h-22v153h-21v-153h-25v-17h25c-4-9-4-17-4-26 0-8 0-12 4-17 0-4 4-8 8-12 5-5 13-9 17-9 9 0 18-4 30-4 13 0 31 4 44 4 12 4 29 9 42 17 13 4 25 13 38 21 13 9 26 17 38 30h-21c-4-4-12-8-17-13-4-4-13-8-17-12-8-5-17-9-25-13-4 0-13-4-21-9-9 0-22-4-30-4-9-4-18-4-31-4-8 0-12 0-21 4-4 0-9 4-13 4 0 5-4 5-4 9-4 4-4 8-4 13 0 4 4 12 4 21h26z">
          <text:p/>
        </draw:path>
        <draw:path draw:style-name="gr5" draw:text-style-name="P5" draw:layer="layout" svg:width="0.204cm" svg:height="0.169cm" svg:x="2.007cm" svg:y="4.336cm" svg:viewBox="0 0 205 170" svg:d="M150 166c-5 0-9 4-13 4-5 0-14 0-18 0-13 0-26 0-34-4-9-4-17-13-26-21-8-5-12-18-21-26-8-13-17-26-21-43l13-9c4 5 4 9 8 13 4 0 4 4 9 4 4 0 4-4 8-4 0 0 0-4 4-4 0-4 0-4 0-9 0-4 5-4 5-8s-5-8-5-13c0 0 0-4 0-8-4-4-4-9-8-13 0 0 0-4-4-8h-47v-17h205v17h-26v153h-17v-56c-4 5-8 5-12 9-5 0-13 4-18 4-4 0-13-4-18-4-4-4-8-9-12-13s-4-8-9-13c0-4-4-13-4-17s4-13 4-17 5-8 9-12c4-5 8-9 12-9 5-4 9-4 14-4 4 0 9 0 9 0 4 4 8 4 8 4 5 0 9 4 9 4 4 5 4 5 8 9v-38h-94c4 8 4 17 8 21 0 8 5 13 5 21 0 4 0 8-5 13 0 8 0 12-4 12-4 5-4 9-8 13-5 0-9 5-17 5 8 8 12 17 17 25 8 4 12 13 17 13 8 5 12 9 17 9 8 4 12 4 21 4 4 0 9 0 18-4 4 0 8 0 13-4zM162 72c0 0-4 0-4-5-4 0-4-4-8-4 0-4-5-4-9-8 0 0-4 0-9 0-4 0-9 0-9 4-4 0-4 0-9 4 0 0-4 4-4 9 0 4-4 4-4 8s4 9 4 13c0 0 4 4 4 9 5 0 5 4 9 4 5 0 5 4 9 4 5 0 9-4 9-4 4 0 9 0 13-4 0-5 4-5 4-9 4-4 4-9 4-17z">
          <text:p/>
        </draw:path>
        <draw:path draw:style-name="gr5" draw:text-style-name="P5" draw:layer="layout" svg:width="0.153cm" svg:height="0.169cm" svg:x="2.202cm" svg:y="4.336cm" svg:viewBox="0 0 154 170" svg:d="M154 17h-26v153h-17v-56c-4 5-8 5-8 5-4 4-8 4-8 4-5 4-9 4-13 4-5 0-9 0-13 0-9 0-17 0-21-4-9 0-13-4-17-13-4-4-9-8-9-17-4-9-4-13-4-21 4 0 9 0 13-5 0 0 4-4 8-4 0-4 4-4 4-8 0 0 0-4 0-9v-4c0-4 0-4 0-8-4 0-4-5-4-9 0 0-4-4-4-8h-35v-17h154zM52 17c4 4 4 8 8 17 0 4 0 8 0 12 0 5 0 9 0 13s-4 8-4 8c-4 5-4 9-8 9-5 4-5 4-9 8 0 5 0 9 4 13 0 5 5 5 5 9 4 0 8 4 12 4 0 0 5 0 9 0s8 0 13 0c4 0 8 0 13-4 0 0 4-4 8-4 4-5 4-5 8-9v-76z">
          <text:p/>
        </draw:path>
        <draw:polygon draw:style-name="gr5" draw:text-style-name="P5" draw:layer="layout" svg:width="0.068cm" svg:height="0.169cm" svg:x="2.346cm" svg:y="4.336cm" svg:viewBox="0 0 69 170" draw:points="69,17 44,17 44,170 26,170 26,17 0,17 0,0 69,0">
          <text:p/>
        </draw:polygon>
        <draw:path draw:style-name="gr5" draw:text-style-name="P5" draw:layer="layout" svg:width="0.204cm" svg:height="0.169cm" svg:x="2.469cm" svg:y="4.336cm" svg:viewBox="0 0 205 170" svg:d="M205 17h-93v46c4-8 8-12 12-12 9-5 13-5 22-5 4 0 8 0 12 0 5 5 9 9 13 9 4 4 8 8 8 17 5 4 5 8 5 17 0 4-5 13-5 17-4 4-4 13-8 17s-8 8-13 12c-4 5-8 5-17 10l-8-18 4-4c4 0 4-4 9-4 4 0 4-5 8-5 0-4 4-8 4-8 5-4 5-9 5-9 0-4 4-8 4-13 0 0-4-4-4-8 0 0 0-4-5-9 0 0-4 0-4-4-4 0-8 0-8 0-5 0-9 0-13 0-4 4-9 9-9 9-4 4-8 8-8 12-4 0-4 5-4 9v77h-17v-43-4c-5 4-5 4-5 4-4 4-4 4-8 4 0 4-4 4-9 4s-5 0-9 0c-9 0-13 0-21-4-5 0-9-4-13-8s-8-9-8-17c-5-4-5-13-5-17 0-9 0-13 5-17 0-9 4-13 8-17s8-4 13-9c4 0 8-4 12-4 5 0 9 4 13 4 5 0 10 0 10 5 4 0 8 0 8 4 4 0 4 4 9 4v-42h-95v-17h205zM60 63c-5 0-9 0-13 0 0 4-4 4-4 9-5 0-5 4-9 8 0 4 0 9 0 9 0 4 0 8 0 13 4 4 4 4 9 8 0 4 4 4 8 9 4 0 4 0 9 0 4 0 8 0 13 0s5-5 9-9c4 0 8-4 8-8 0-5 5-13 5-18v-4c-5-4-5-4-9-8 0 0-4-5-8-5 0-4-5-4-10-4 0 0-4 0-8 0z">
          <text:p/>
        </draw:path>
        <draw:polygon draw:style-name="gr5" draw:text-style-name="P5" draw:layer="layout" svg:width="0.068cm" svg:height="0.169cm" svg:x="2.664cm" svg:y="4.336cm" svg:viewBox="0 0 69 170" draw:points="69,17 47,17 47,170 26,170 26,17 0,17 0,0 69,0">
          <text:p/>
        </draw:polygon>
        <draw:path draw:style-name="gr5" draw:text-style-name="P5" draw:layer="layout" svg:width="0.144cm" svg:height="0.169cm" svg:x="2.792cm" svg:y="4.336cm" svg:viewBox="0 0 145 170" svg:d="M145 17h-21v153h-21v-90h-51c0 4 0 9 0 13s0 9 0 9c0 4-5 4-5 4 0 4 0 4-4 4s-8 0-13-4c0-4-4-4-8-9 0-4-4-8-4-13-6-4-6-8-6-8 0-4 0-4 6-4 0-5 0-5 4-5h4c4-4 4-4 9-4h68v-46h-103v-17h145z">
          <text:p/>
        </draw:path>
        <draw:polygon draw:style-name="gr5" draw:text-style-name="P5" draw:layer="layout" svg:width="0.068cm" svg:height="0.169cm" svg:x="2.927cm" svg:y="4.336cm" svg:viewBox="0 0 69 170" draw:points="69,17 47,17 47,170 26,170 26,17 0,17 0,0 69,0">
          <text:p/>
        </draw:polygon>
        <draw:path draw:style-name="gr5" draw:text-style-name="P5" draw:layer="layout" svg:width="0.165cm" svg:height="0.169cm" svg:x="2.987cm" svg:y="4.336cm" svg:viewBox="0 0 166 170" svg:d="M166 17h-25v153h-17v-64h-65v13c0 4 0 4 0 4 0 4 0 4 0 4 0 4-4 4-4 4h-4-5c-4 0-8-4-8-4-4-4-4-4-8-8 0 0-5-5-5-9-4 0-4-4-4-8-4 0-4-5-4-5 0-4 0-4 0-4 4 0 4-4 4-4h4 5 12v-72h-42v-17h166zM59 17v72h65v-72z">
          <text:p/>
        </draw:path>
        <draw:path draw:style-name="gr5" draw:text-style-name="P5" draw:layer="layout" svg:width="0.021cm" svg:height="0.118cm" svg:x="3.169cm" svg:y="4.387cm" svg:viewBox="0 0 22 119" svg:d="M0 21v-21h22v21zM0 119v-25h22v25z">
          <text:p/>
        </draw:path>
        <draw:path draw:style-name="gr5" draw:text-style-name="P5" draw:layer="layout" svg:width="0.144cm" svg:height="0.169cm" svg:x="3.284cm" svg:y="4.336cm" svg:viewBox="0 0 145 170" svg:d="M111 106l34 13c-4 16-13 30-25 39-9 8-27 12-44 12-21 0-38-4-55-21-13-14-21-35-21-60 0-30 8-51 21-64 17-17 34-25 55-25s39 8 52 17c9 8 13 21 17 34l-34 4c0-9-4-13-14-17-4-4-13-9-21-9-13 0-21 5-30 13-8 9-12 21-12 42 0 22 4 35 12 47 9 9 17 14 30 14 8 0 17-5 21-10 10-8 14-16 14-29z">
          <text:p/>
        </draw:path>
        <draw:path draw:style-name="gr5" draw:text-style-name="P5" draw:layer="layout" svg:width="0.106cm" svg:height="0.165cm" svg:x="3.458cm" svg:y="4.34cm" svg:viewBox="0 0 107 166" svg:d="M29 0v60c9-12 21-17 38-17 5 0 13 0 18 5 9 4 13 4 13 8 4 4 9 8 9 17 0 4 0 13 0 21v72h-31v-63c0-13 0-22-4-26 0-4 0-4-5-8-4 0-8 0-12 0-5 0-9 0-13 4-4 0-9 4-9 8-4 5-4 13-4 26v59h-29v-166z">
          <text:p/>
        </draw:path>
        <draw:path draw:style-name="gr5" draw:text-style-name="P5" draw:layer="layout" svg:width="0.106cm" svg:height="0.165cm" svg:x="3.598cm" svg:y="4.34cm" svg:viewBox="0 0 107 166" svg:d="M29 0v60c9-12 21-17 39-17 5 0 13 0 18 5 8 4 12 4 12 8 4 4 9 8 9 17 0 4 0 13 0 21v72h-30v-63c0-13 0-22-4-26 0-4 0-4-5-8-4 0-8 0-13 0s-9 0-13 4c-4 0-9 4-9 8-4 5-4 13-4 26v59h-29v-166z">
          <text:p/>
        </draw:path>
        <draw:path draw:style-name="gr5" draw:text-style-name="P5" draw:layer="layout" svg:width="0.123cm" svg:height="0.123cm" svg:x="3.729cm" svg:y="4.382cm" svg:viewBox="0 0 124 124" svg:d="M0 60c0-9 4-22 9-30 4-9 12-17 22-21 8-4 21-9 29-9 22 0 34 5 47 17 9 13 17 26 17 47 0 17-8 30-17 42-13 14-25 18-47 18-8 0-21 0-29-4-10-8-18-14-22-26-5-9-9-21-9-34zM35 64c0 9 0 21 4 25 9 5 13 9 21 9 9 0 17-4 22-9 8-4 8-16 8-25 0-13 0-21-8-30-5-4-13-8-22-8-8 0-12 4-21 8-4 9-4 17-4 30z">
          <text:p/>
        </draw:path>
        <draw:path draw:style-name="gr5" draw:text-style-name="P5" draw:layer="layout" svg:width="0.068cm" svg:height="0.161cm" svg:x="3.865cm" svg:y="4.344cm" svg:viewBox="0 0 69 162" svg:d="M64 43v25h-22v48c0 8 0 12 4 17v4c5 0 5 0 5 0 5 0 9 0 13-4l5 25c-9 4-18 4-27 4-4 0-8 0-13 0-4-4-8-4-12-8 0-4-5-9-5-13s0-13 0-21v-52h-12v-25h12v-26l30-17v43z">
          <text:p/>
        </draw:path>
        <draw:path draw:style-name="gr5" draw:text-style-name="P5" draw:layer="layout" svg:width="0.115cm" svg:height="0.123cm" svg:x="3.941cm" svg:y="4.382cm" svg:viewBox="0 0 116 124" svg:d="M81 85l30 4c-4 13-9 23-18 27-8 8-21 8-33 8-22 0-34-4-47-22-9-8-13-21-13-38 0-21 8-34 17-47 9-12 26-17 38-17 17 0 34 5 43 17 13 13 18 30 18 56h-82c0 8 4 16 9 21 4 4 8 8 17 8 4 0 8-4 12-4 4-4 4-9 9-13zM81 51c0-8 0-17-5-21-4-4-12-4-16-4-9 0-13 0-17 4-5 8-9 13-9 21z">
          <text:p/>
        </draw:path>
        <draw:polygon draw:style-name="gr5" draw:text-style-name="P5" draw:layer="layout" svg:width="0.034cm" svg:height="0.165cm" svg:x="4.076cm" svg:y="4.339cm" svg:viewBox="0 0 35 166" draw:points="0,0 35,0 35,166 0,166">
          <text:p/>
        </draw:polygon>
        <draw:path draw:style-name="gr5" draw:text-style-name="P5" draw:layer="layout" svg:width="0.111cm" svg:height="0.123cm" svg:x="4.136cm" svg:y="4.382cm" svg:viewBox="0 0 112 124" svg:d="M30 38l-30-4c4-13 9-21 17-25 9-4 21-9 38-9 13 0 21 0 30 5 9 4 13 8 13 12 5 4 5 17 5 30v34c0 13 0 21 4 25 0 6 0 10 5 18h-31c-5-4-5-8-5-12-8 4-12 8-16 8-9 4-13 4-22 4-12 0-21-4-29-8-9-10-9-18-9-27 0-8 0-12 4-16 5-5 9-9 13-13s13-4 26-9c12 0 25-4 29-8 0-9 0-13-4-13-4-4-8-4-17-4-4 0-8 0-13 0-4 4-4 8-8 12zM72 64c-4 0-8 4-17 4-8 5-17 5-17 9-4 0-8 4-8 8s0 9 4 13 9 4 13 4c8 0 13 0 17-4s8-9 8-13c0 0 0-8 0-12z">
          <text:p/>
        </draw:path>
        <draw:polygon draw:style-name="gr5" draw:text-style-name="P5" draw:layer="layout" svg:width="0.034cm" svg:height="0.165cm" svg:x="4.267cm" svg:y="4.339cm" svg:viewBox="0 0 35 166" draw:points="0,0 35,0 35,166 0,166">
          <text:p/>
        </draw:polygon>
        <draw:polygon draw:style-name="gr5" draw:text-style-name="P5" draw:layer="layout" svg:width="0.149cm" svg:height="0.165cm" svg:x="4.399cm" svg:y="4.34cm" svg:viewBox="0 0 150 166" draw:points="0,166 0,0 34,0 34,73 98,0 145,0 81,64 150,166 106,166 60,86 34,116 34,166">
          <text:p/>
        </draw:polygon>
        <draw:path draw:style-name="gr5" draw:text-style-name="P5" draw:layer="layout" svg:width="0.111cm" svg:height="0.118cm" svg:x="4.56cm" svg:y="4.387cm" svg:viewBox="0 0 112 119" svg:d="M82 119v-21c-4 9-9 13-17 17-9 4-13 4-21 4-9 0-17 0-21-4-9-4-13-8-17-13 0-8-6-17-6-29v-73h35v52c0 17 0 29 0 33 4 5 4 5 9 9 4 0 4 4 12 4 5 0 9-4 13-4 4-4 9-9 9-13s4-17 4-34v-47h30v119z">
          <text:p/>
        </draw:path>
        <draw:path draw:style-name="gr5" draw:text-style-name="P5" draw:layer="layout" svg:width="0.11cm" svg:height="0.123cm" svg:x="4.692cm" svg:y="4.382cm" svg:viewBox="0 0 111 124" svg:d="M0 89l30-4c4 4 4 9 8 13s13 4 17 4c8 0 17 0 21-4 0-4 4-4 4-9 0-4 0-4-4-8 0 0-4 0-8-4-26-4-43-9-51-13-9-8-13-17-13-26 0-12 4-21 13-29 8-4 21-9 38-9s25 5 34 9c10 4 18 12 18 21l-31 8c0-4-4-8-4-12-4 0-9-5-17-5-9 0-13 5-17 5-4 4-4 4-4 8 0 0 0 4 4 4 0 0 13 5 30 9s25 9 35 13c4 8 8 17 8 25 0 9-4 21-12 27-10 8-23 12-44 12-13 0-25 0-38-8-9-10-13-18-17-27z">
          <text:p/>
        </draw:path>
        <draw:path draw:style-name="gr5" draw:text-style-name="P5" draw:layer="layout" svg:width="0.106cm" svg:height="0.165cm" svg:x="4.832cm" svg:y="4.34cm" svg:viewBox="0 0 107 166" svg:d="M29 0v60c9-12 22-17 39-17 4 0 13 0 17 5 8 4 13 4 13 8 5 4 9 8 9 17 0 4 0 13 0 21v72h-31v-63c0-13 0-22-4-26 0-4 0-4-4-8-5 0-9 0-13 0s-9 0-13 4c-4 0-8 4-8 8-5 5-5 13-5 26v59h-29v-166z">
          <text:p/>
        </draw:path>
        <draw:polygon draw:style-name="gr5" draw:text-style-name="P5" draw:layer="layout" svg:width="0.178cm" svg:height="0.118cm" svg:x="4.955cm" svg:y="4.387cm" svg:viewBox="0 0 179 119" draw:points="38,119 0,0 30,0 51,77 72,0 101,0 124,77 145,0 179,0 141,119 110,119 89,43 68,119">
          <text:p/>
        </draw:polygon>
        <draw:path draw:style-name="gr5" draw:text-style-name="P5" draw:layer="layout" svg:width="0.111cm" svg:height="0.123cm" svg:x="5.141cm" svg:y="4.382cm" svg:viewBox="0 0 112 124" svg:d="M30 38l-30-4c5-13 9-21 17-25 9-4 22-9 38-9 13 0 22 0 31 5 9 4 13 8 13 12 4 4 4 17 4 30v34c0 13 0 21 5 25 0 6 0 10 4 18h-31c-4-4-4-8-4-12-9 4-13 8-17 8-9 4-13 4-21 4-13 0-22-4-30-8-4-10-9-18-9-27 0-8 0-12 5-16 4-5 8-9 12-13 5-4 13-4 26-9 12 0 25-4 30-8 0-9 0-13-5-13-4-4-8-4-17-4-4 0-8 0-12 0-5 4-5 8-9 12zM73 64c-5 0-9 4-18 4-8 5-16 5-16 9-5 0-9 4-9 8s0 9 4 13c5 4 9 4 13 4 8 0 13 0 17-4s9-9 9-13c0 0 0-8 0-12z">
          <text:p/>
        </draw:path>
        <draw:path draw:style-name="gr5" draw:text-style-name="P5" draw:layer="layout" svg:width="0.106cm" svg:height="0.165cm" svg:x="5.277cm" svg:y="4.34cm" svg:viewBox="0 0 107 166" svg:d="M30 0v60c8-12 21-17 38-17 4 0 14 0 18 5 9 4 13 4 13 8 4 4 8 8 8 17 0 4 0 13 0 21v72h-29v-63c0-13 0-22-6-26 0-4 0-4-4-8-4 0-9 0-13 0s-8 0-13 4c-4 0-8 4-8 8-4 5-4 13-4 26v59h-30v-166z">
          <text:p/>
        </draw:path>
        <draw:path draw:style-name="gr5" draw:text-style-name="P5" draw:layer="layout" svg:width="0.11cm" svg:height="0.123cm" svg:x="5.409cm" svg:y="4.382cm" svg:viewBox="0 0 111 124" svg:d="M29 38l-29-4c4-13 12-21 17-25 8-4 22-9 39-9 13 0 21 0 30 5 8 4 12 8 12 12 5 4 5 17 5 30v34c0 13 0 21 4 25 0 6 0 10 4 18h-30c-4-4-4-8-4-12-8 4-13 8-17 8-9 4-13 4-21 4-14 0-22-4-31-8-4-10-8-18-8-27 0-8 0-12 4-16 4-5 8-9 13-13 4-4 12-4 26-9 13 0 26-4 30-8 0-9 0-13-4-13-5-4-9-4-18-4-4 0-8 0-12 0-5 4-5 8-10 12zM73 64c-4 0-9 4-17 4-9 5-17 5-17 9-5 0-10 4-10 8s0 9 5 13 9 4 13 4c9 0 13 0 17-4 5-4 9-9 9-13 0 0 0-8 0-12z">
          <text:p/>
        </draw:path>
        <draw:polygon draw:style-name="gr5" draw:text-style-name="P5" draw:layer="layout" svg:width="0.055cm" svg:height="0.212cm" svg:x="5.608cm" svg:y="4.34cm" svg:viewBox="0 0 56 213" draw:points="0,213 0,0 56,0 56,25 31,25 31,187 56,187 56,213">
          <text:p/>
        </draw:polygon>
        <draw:path draw:style-name="gr5" draw:text-style-name="P5" draw:layer="layout" svg:width="0.203cm" svg:height="0.174cm" svg:x="5.727cm" svg:y="4.336cm" svg:viewBox="0 0 204 175" svg:d="M204 25h-51v13c5 0 9 4 13 8 5 0 9 5 9 9 4 4 4 12 8 17 0 5 0 9 0 18 0 8 0 13-4 21 0 9-4 13-8 21-5 4-9 9-13 17-5 4-13 9-17 13-9 4-13 4-22 8-8 0-16 5-25 5-8 0-17-5-21-5-9-4-13-8-18-8-4-4-8-9-13-17 0-4 0-9 0-13s0-8 0-12c0-5 0-5 5-9-9-4-13-4-13-8-4-5-9-9-9-9-4-4-4-9-4-13v-4c0-5 0-14 4-18 0-4 5-8 9-8 0-5 4-9 8-9 5 0 13-4 18-4 4 0 9 4 13 4s4 0 8 4v21c0 0-4 0-8 0-4-4-4-4-9-4 0 0-4 0-4 4-5 0-5 0-5 0-4 0-4 5-4 5 0 0 0 5 0 9v4c0 5 4 5 4 5 5 4 5 4 9 4h5c4 0 8 0 8 0 4 0 4 0 9 0l4 21c-4 0-4 0-9 0-4 5-4 5-4 5-4 4-4 4-4 8-4 0-4 4-4 4 0 4 4 9 8 13 4 0 9 4 17 4 4 0 13 0 17-4 4 0 8-4 13-4 4-5 8-5 12-9 5-4 9-8 13-12-8-5-13-5-17-9-8 0-13-4-17-8-4-5-4-9-8-13 0-5-4-13-4-18 0-9 4-13 8-21 0-5 8-9 13-13v-13h-124v-25h204zM158 90c0-9-5-9-5-13 0-5 0-10-4-10 0-4 0-8-4-8h-4c-5 0-5 0-9 0 0 4-4 4-4 8 0 5 4 10 4 10 0 4 4 8 4 8 5 5 5 5 9 5 4 4 8 4 8 4 0 0 5 0 5-4z">
          <text:p/>
        </draw:path>
        <draw:path draw:style-name="gr5" draw:text-style-name="P5" draw:layer="layout" svg:width="0.123cm" svg:height="0.241cm" svg:x="5.879cm" svg:y="4.264cm" svg:viewBox="0 0 124 242" svg:d="M124 97h-25v145h-31v-145h-25v-25h81zM73 76l-5-4c-4-9-8-17-8-21-4-5-9-9-9-13-4-4-4-4-8-9 0 0-4 0-4-4-5 0-5 0-9 0 0 0-4 0-8 0h-22v-25h22c4 0 8 0 12 0 5 0 9 0 13 4 4 0 9 4 9 4 4 4 8 9 12 17 5 4 9 13 13 21 4 9 10 17 14 30z">
          <text:p/>
        </draw:path>
        <draw:path draw:style-name="gr5" draw:text-style-name="P5" draw:layer="layout" svg:width="0.153cm" svg:height="0.169cm" svg:x="5.994cm" svg:y="4.336cm" svg:viewBox="0 0 154 170" svg:d="M128 158c-4 4-13 8-21 8-8 4-13 4-21 4-13 0-21 0-30-4-8-4-13-8-21-17-4-4-9-14-13-18-4-8-4-17-4-25 0-9 0-17 4-26 4-4 4-8 13-13 4-4 8-8 17-12 4 0 13 0 21 0h17v-30h-90v-25h154v25h-34v51h-43c-4 0-8 4-12 4-5 0-5 0-9 4-4 5-4 5-4 9-4 4-4 9-4 13s0 13 4 17c0 4 4 8 4 8 4 4 9 9 13 9s8 5 13 5c4 0 8-5 12-5 5 0 9 0 13-5 4 0 8 0 13-4 4 0 4-4 8-4z">
          <text:p/>
        </draw:path>
        <draw:path draw:style-name="gr5" draw:text-style-name="P5" draw:layer="layout" svg:width="0.093cm" svg:height="0.076cm" svg:x="6.015cm" svg:y="4.264cm" svg:viewBox="0 0 94 77" svg:d="M72 77l-4-4c-4-9-8-17-13-21 0-5-4-9-8-13 0-4-4-4-4-10-5 0-5 0-9-4h-4c-4 0-4 0-9 0h-21v-25h21c5 0 9 0 13 0s9 0 13 4c4 0 4 4 8 4 5 4 9 9 9 17 4 4 8 14 14 22 4 9 12 17 16 30z">
          <text:p/>
        </draw:path>
        <draw:path draw:style-name="gr5" draw:text-style-name="P5" draw:layer="layout" svg:width="0.183cm" svg:height="0.174cm" svg:x="6.138cm" svg:y="4.336cm" svg:viewBox="0 0 184 175" svg:d="M132 170v-103h-5-4c0 0-4 0-4 5-4 0-4 0-9 5 0 0 0 4-4 4 0 4 0 9 0 9 0 4 0 4 0 4v4h-25c0-4 0-8 0-13 0 0-4-4-4-8l-5-5c0-5-4-5-8-5 0 0-4 0-4 5 0 0-5 0-5 5 0 0 0 4-4 4 0 4 0 9 0 9 0 8 4 17 4 21 5 9 9 13 13 17s9 8 17 13c4 4 13 8 17 12l-13 22c0 0-4-5-8-5-4-4-9-8-17-8-4-4-9-9-13-13-4-8-13-13-13-17-4-8-8-12-13-21 0-4-4-13-4-21 0-9 4-13 4-18 0-9 5-13 9-17s9-9 13-13c4 0 13-4 17-4s8 4 13 4c4 0 4 0 8 4l4 5c4 4 4 4 4 4 5 0 5-4 9-4 0-5 4-5 4-5 4-4 4-4 9-4 4 0 4 0 8 0h4 5v-17h-132v-25h184v25h-22v145z">
          <text:p/>
        </draw:path>
        <draw:polygon draw:style-name="gr5" draw:text-style-name="P5" draw:layer="layout" svg:width="0.077cm" svg:height="0.169cm" svg:x="6.316cm" svg:y="4.336cm" svg:viewBox="0 0 78 170" draw:points="78,25 52,25 52,170 22,170 22,25 0,25 0,0 78,0">
          <text:p/>
        </draw:polygon>
        <draw:path draw:style-name="gr5" draw:text-style-name="P5" draw:layer="layout" svg:width="0.182cm" svg:height="0.174cm" svg:x="6.384cm" svg:y="4.336cm" svg:viewBox="0 0 183 175" svg:d="M133 170v-103c-5 0-5 0-5 0h-4c0 0-4 0-4 5-4 0-4 0-9 5 0 0 0 4-4 4 0 4 0 9 0 9 0 4 0 4 0 4v4h-25c0-4 0-8 0-13 0 0-4-4-4-8l-6-5c-4-5-4-5-8-5 0 0-5 0-5 5 0 0-4 0-4 5 0 0 0 4-4 4 0 4 0 9 0 9 0 8 4 17 4 21 4 9 9 13 13 17s10 8 18 13c4 4 13 8 17 12l-13 22c0 0-4-5-8-5-4-4-14-8-18-8-5-4-9-9-13-13-4-8-13-13-17-17 0-8-4-12-8-21 0-4-5-13-5-21 0-9 0-13 5-18 0-9 4-13 8-17s8-9 13-13c4 0 12-4 17-4 4 0 8 4 14 4 0 0 4 0 8 4l4 5c0 4 5 4 5 4 4 0 4-4 4-4 4-5 4-5 8-5 4-4 4-4 9-4 0 0 4 0 8 0h4 5v-17h-133v-25h183v25h-21v145z">
          <text:p/>
        </draw:path>
        <draw:path draw:style-name="gr5" draw:text-style-name="P5" draw:layer="layout" svg:width="0.212cm" svg:height="0.169cm" svg:x="6.626cm" svg:y="4.336cm" svg:viewBox="0 0 213 170" svg:d="M137 123c4-4 8-4 12-9 0-4 5-4 9-8 0-4 4-9 4-9 0-4 0-8 0-8 0-5 0-5 0-9v-4c-4-4-4-4-8-4 0-5-5-5-5-5-4 0-8 0-8 5-4 0-9 4-9 4-4 4-4 4-8 8 0 5 0 9-4 9v77h-30v-39h-4c0 4 0 4-5 4 0 0-4 0-4 5-4 0-8 0-8 0-9 0-17-5-21-5-5-4-13-8-17-12-5-4-9-9-9-17-5-4-5-13-5-22 0-4 0-12 0-17 5-4 9-8 9-12 5-4 9-9 17-13 5 0 13-4 17-4s9 4 17 4c4 0 9 4 13 9v-26h-90v-25h213v25h-93v26c4 0 4-5 8-5s4-4 9-4c4 0 4 0 8 0h4c9 0 13 0 22 4 4 0 8 5 12 9 0 4 5 8 9 17 0 4 0 8 0 12 0 9 0 13 0 18-4 8-9 12-13 17 0 4-4 12-13 16-4 5-8 10-17 14zM90 76l-4-4c0 0-5 0-5-5 0 0-4 0-8 0 0-4-4-4-4-4-5 0-9 0-13 4 0 0-4 0-4 5-4 0-4 4-4 8 0 0 0 4 0 9 0 0 0 4 0 8 0 5 4 5 4 9 4 0 4 4 8 4s4 0 9 0c4 0 8 0 12 0 0-4 5-4 5-8 4 0 4-5 4-9 0 0 0-4 0-9z">
          <text:p/>
        </draw:path>
        <draw:path draw:style-name="gr5" draw:text-style-name="P5" draw:layer="layout" svg:width="0.119cm" svg:height="0.063cm" svg:x="6.651cm" svg:y="4.497cm" svg:viewBox="0 0 120 64" svg:d="M56 9c5 0 9-5 13-5 9-4 13-4 17-4 5 0 9 0 13 4 4 0 8 0 13 5 4 5 4 5 8 9 0 4 0 8 0 13 0 8 0 12-4 16 0 5-4 9-9 9-4 4-8 8-16 8-5 0-13 0-18 0-8 0-17 0-25 0-9-4-13-4-21-8-4-4-14-4-18-9-4-4-9-8-9-12l18-17c5 4 9 8 13 8 0 5 4 9 8 9 9 4 13 4 17 8 5 0 9 0 17 0 0 0 5 0 9 0 0 0 4 0 4-4 5 0 5 0 5 0 4-4 4-4 4-8v-5c-4 0-4 0-4-4h-5-4-4c-5 0-5 0-9 0 0 0 0 4-4 4z">
          <text:p/>
        </draw:path>
        <draw:path draw:style-name="gr5" draw:text-style-name="P5" draw:layer="layout" svg:width="0.199cm" svg:height="0.174cm" svg:x="6.834cm" svg:y="4.336cm" svg:viewBox="0 0 200 175" svg:d="M30 25h-30v-25h200v25h-25v145h-26v-145h-34c4 4 4 9 9 17 0 4 0 9 0 13 0 8 0 12-5 17 0 5-4 9-4 18-4 4-8 8-12 13-5 4-9 4-13 8 0 4 4 9 8 9 5 4 9 8 13 12s8 9 13 13c4 4 4 8 8 13l-21 17c-4-5-4-9-8-13-5-4-9-9-13-13s-9-8-13-13c-4-4-8-8-13-12-8 4-12 4-21 4-4 0-8 0-13-4 0 0-5 0-9-4l-4-5c0-4 0-8 0-8 0-4 0-4 0-9 0 0 0-4 4-4 0-4 4-4 9-4 0 0 5 0 9 0s9 0 13 0 8 4 12 4h5c4 0 4 0 8-4l4-5c5-4 5-4 9-8 0 0 4-5 4-10 0-4 0-8 0-12s0-4 0-9c0-4-4-8-4-12-4 0-4-5-9-5-4 0-4-4-8-4s-9 0-9 4c-4 0-4 0-4 0 0 5-4 5-4 9v4c0 4 0 9 4 9 4 4 9 4 17 4v26h-4c-9 0-13 0-17-4-8 0-13-5-17-10-4 0-9-4-9-8-5-4-5-13-5-17s0-8 5-17z">
          <text:p/>
        </draw:path>
        <draw:path draw:style-name="gr5" draw:text-style-name="P5" draw:layer="layout" svg:width="0.157cm" svg:height="0.169cm" svg:x="7.025cm" svg:y="4.336cm" svg:viewBox="0 0 158 170" svg:d="M158 25h-26v145h-30v-35c-4 5-8 5-12 5-9 5-13 5-18 5s-13 0-21-5c-5-5-9-9-17-13-5-4-9-8-9-17-4-4-8-13-8-21 0-5 4-13 4-17 4-9 8-13 13-17 4-4 8-9 17-9 4-4 12-4 16-4h5c5 0 9 0 9 0 4 0 9 0 9 4 4 0 8 5 12 5v-26h-102v-25h158zM102 76c-4-4-8-9-12-9-5 0-9-4-13-4-5 0-10 4-14 4 0 0-4 5-8 5 0 4-4 4-4 8s0 9 0 9c0 4 0 8 0 13 0 0 4 4 4 8 4 0 4 4 8 4s9 5 14 5c4 0 8-5 8-5 5 0 9-4 9-4 4-4 4-8 8-8 0-5 0-9 0-9z">
          <text:p/>
        </draw:path>
        <draw:polygon draw:style-name="gr5" draw:text-style-name="P5" draw:layer="layout" svg:width="0.076cm" svg:height="0.169cm" svg:x="7.173cm" svg:y="4.336cm" svg:viewBox="0 0 77 170" draw:points="77,25 52,25 52,170 27,170 27,25 0,25 0,0 77,0">
          <text:p/>
        </draw:polygon>
        <draw:path draw:style-name="gr5" draw:text-style-name="P5" draw:layer="layout" svg:width="0.153cm" svg:height="0.199cm" svg:x="7.241cm" svg:y="4.336cm" svg:viewBox="0 0 154 200" svg:d="M89 135c4-4 9-4 13-8 0-4 4-4 4-8 0-5-4-5-4-5 0-4 0-4-4-4 0-4-5-4-5-4-4 0-8 0-12 0-5 0-9 0-9 0-4 0-8 0-13 4l-4 4c0 5-4 9-4 13s4 8 4 13 4 9 9 9c0 4 4 9 8 9 4 4 9 8 13 8 4 4 4 4 8 9 5 0 9 0 13 4l-13 21c-4 0-8-4-17-8-4 0-8-5-17-9-4 0-8-4-12-8-5-5-9-9-13-13s-4-13-9-17c0-5 0-14 0-18 0-8 0-13 0-17 5-4 5-13 9-13 0-4-4-8-4-8 0-5 0-5-5-9 0-4 0-4 0-8 0 0 0-5 0-9 0 0 0-4 0-8 0 0 5-4 5-9 4 0 4 0 8-4 4 0 9 0 17 0h43v-17h-98v-25h154v25h-27v38h-63c-5 0-5 0-5 0l-4 4c0 5-4 5-4 5 0 4 4 4 4 8 9 0 17 0 26 0 8 0 12 0 21 0 4 0 8 4 17 9 4 4 8 8 8 13 4 4 5 8 5 17 0 4 0 12 0 16-5 5-9 10-9 10-4 4-9 8-13 8-4 5-8 5-12 9z">
          <text:p/>
        </draw:path>
        <draw:polygon draw:style-name="gr5" draw:text-style-name="P5" draw:layer="layout" svg:width="0.076cm" svg:height="0.169cm" svg:x="7.39cm" svg:y="4.336cm" svg:viewBox="0 0 77 170" draw:points="77,25 51,25 51,170 22,170 22,25 0,25 0,0 77,0">
          <text:p/>
        </draw:polygon>
        <draw:polygon draw:style-name="gr5" draw:text-style-name="P5" draw:layer="layout" svg:width="0.056cm" svg:height="0.212cm" svg:x="7.529cm" svg:y="4.34cm" svg:viewBox="0 0 57 213" draw:points="57,0 57,213 0,213 0,187 26,187 26,25 0,25 0,0">
          <text:p/>
        </draw:polygon>
        <draw:path draw:style-name="gr5" draw:text-style-name="P5" draw:layer="layout" svg:width="0.144cm" svg:height="0.169cm" svg:x="1.795cm" svg:y="5.112cm" svg:viewBox="0 0 145 170" svg:d="M145 16h-25v154h-17v-42c-4 0-4 4-9 4 0 4-4 4-4 4-4 0-8 4-8 4-5 0-9 0-13 0-9 0-13 0-21-4-5-4-9-4-13-12-4-5-9-9-13-13 0-9-4-13-4-22 0-8 4-12 4-17 4-8 9-12 13-16 4-5 8-9 13-9 4-5 12-5 16-5 5 0 5 0 9 0s4 0 9 0c4 5 8 5 8 9 4 0 9 5 13 5v-40h-103v-16h145zM103 77c-4-5-9-9-17-13-4-4-13-4-17-4-9 0-13 0-17 4 0 0-4 4-9 4 0 4-4 9-4 13s0 8 0 13c0 4 0 4 0 8 0 5 4 9 4 13 5 0 9 4 13 4 0 5 4 5 13 5 4 0 8 0 13-5 4 0 8-4 12-4 0-4 5-8 5-13 4-4 4-8 4-8z">
          <text:p/>
        </draw:path>
        <draw:path draw:style-name="gr5" draw:text-style-name="P5" draw:layer="layout" svg:width="0.148cm" svg:height="0.169cm" svg:x="1.931cm" svg:y="5.112cm" svg:viewBox="0 0 149 170" svg:d="M149 16h-25v154h-17v-102h-39c-5 0-9 0-13 4-5 0-9 0-9 5-4 0-8 4-8 4 0 4-4 8-4 17 0 4 4 13 4 17 4 9 8 13 8 17 4 4 9 8 13 13 4 4 9 8 14 12l-10 13c0 0-4 0-4-4-4 0-9-4-9-4-4-5-8-9-12-13s-9-9-9-17c-4-4-8-8-8-17-4-8-4-13-4-21 0-9 0-13 4-22 0-4 4-8 8-12 5 0 9-4 17-4 4 0 9-5 17-5h44v-35h-107v-16h149z">
          <text:p/>
        </draw:path>
        <draw:path draw:style-name="gr5" draw:text-style-name="P5" draw:layer="layout" svg:width="0.068cm" svg:height="0.081cm" svg:x="2.02cm" svg:y="5.035cm" svg:viewBox="0 0 69 82" svg:d="M56 30c-4-4-9-9-9-9-4-4-8-4-12-4-5 0-9 4-14 9-4 4-4 8-4 17 0 0 0 5 0 9s4 4 4 9c0 4 0 8 5 8 0 4 4 9 4 13h-17c-5-9-9-17-9-21-4-9-4-13-4-23 0-4 0-8 4-17 0-4 4-8 4-8 5-4 9-8 13-8 5-5 9-5 14-5 8 0 12 0 21 5 4 4 8 8 13 12z">
          <text:p/>
        </draw:path>
        <draw:path draw:style-name="gr5" draw:text-style-name="P5" draw:layer="layout" svg:width="0.161cm" svg:height="0.169cm" svg:x="2.071cm" svg:y="5.112cm" svg:viewBox="0 0 162 170" svg:d="M162 16h-21v154h-22v-63h-60v12 5c0 4-4 4-4 4 0 4 0 4 0 4-5 0-5 0-5 0-4 0-4 0-8 0s-4-4-8-4c0-4-5-4-5-9-4 0-4-4-8-8 0 0-4-4-4-9v-4c0-4 0-4 0-4v-5c4 0 4 0 4 0 4 0 4 0 4 0h13v-73h-38v-16h162zM59 16v73h60v-73z">
          <text:p/>
        </draw:path>
        <draw:polygon draw:style-name="gr5" draw:text-style-name="P5" draw:layer="layout" svg:width="0.068cm" svg:height="0.169cm" svg:x="2.223cm" svg:y="5.112cm" svg:viewBox="0 0 69 170" draw:points="69,16 48,16 48,170 27,170 27,16 0,16 0,0 69,0">
          <text:p/>
        </draw:polygon>
        <draw:path draw:style-name="gr5" draw:text-style-name="P5" draw:layer="layout" svg:width="0.148cm" svg:height="0.169cm" svg:x="2.283cm" svg:y="5.112cm" svg:viewBox="0 0 149 170" svg:d="M149 16h-25v154h-17v-89h-51c0 4 0 8 0 13 0 4-4 8-4 8 0 5 0 5 0 5 0 4-5 4-5 4-4 0-8 0-12-4-5-5-5-5-9-9s-4-9-4-13c-4-4-4-8-4-8 0-5 0-5 0-9 4 0 4 0 4 0 4 0 4-4 8-4h5 72v-48h-107v-16h149z">
          <text:p/>
        </draw:path>
        <draw:path draw:style-name="gr5" draw:text-style-name="P5" draw:layer="layout" svg:width="0.178cm" svg:height="0.233cm" svg:x="2.486cm" svg:y="5.048cm" svg:viewBox="0 0 179 234" svg:d="M68 80h-25v154h-17v-154h-26v-16h26c-5-9-5-17-5-26 0-8 0-13 0-17 5-4 5-8 9-13 4-4 8-4 17-8 4 0 13 0 17 0 13 0 21 0 30 4 13 4 22 9 30 13 9 8 17 13 30 21 8 9 17 17 25 30h-21c0-4-4-9-8-9 0-4-4-8-9-12-8-5-12-9-17-9-4-4-12-8-17-13-8-4-13-4-22-8-4 0-13 0-17 0-8 0-13 0-17 0 0 0-4 4-8 4 0 4-5 9-5 9 0 4 0 8 0 12 0 5 0 13 5 22h25z">
          <text:p/>
        </draw:path>
        <draw:path draw:style-name="gr5" draw:text-style-name="P5" draw:layer="layout" svg:width="0.149cm" svg:height="0.169cm" svg:x="2.545cm" svg:y="5.112cm" svg:viewBox="0 0 150 170" svg:d="M150 16h-26v154h-17v-89h-50c0 4 0 8 0 13 0 4-5 8-5 8 0 5 0 5 0 5 0 4-4 4-4 4-5 0-9 0-14-4-4-5-4-5-8-9s-4-9-4-13c-4-4-4-8-4-8 0-5 0-5 0-9 4 0 4 0 4 0 4 0 4-4 8-4h4 73v-48h-107v-16h150z">
          <text:p/>
        </draw:path>
        <draw:path draw:style-name="gr5" draw:text-style-name="P5" draw:layer="layout" svg:width="0.144cm" svg:height="0.169cm" svg:x="2.686cm" svg:y="5.112cm" svg:viewBox="0 0 145 170" svg:d="M145 16h-27v154h-17v-42c-4 0-4 4-8 4 0 4-4 4-4 4-5 0-9 4-9 4-4 0-8 0-12 0-9 0-13 0-22-4-4-4-8-4-12-12-5-5-9-9-13-13 0-9-4-13-4-22 0-8 4-12 4-17 4-8 8-12 13-16 4-5 8-9 12-9 5-5 13-5 17-5 5 0 5 0 9 0s4 0 8 0c4 5 4 5 9 9 4 0 8 5 12 5v-40h-101v-16h145zM101 77c-4-5-12-9-17-13-4-4-12-4-16-4-9 0-13 0-17 4 0 0-5 4-9 4 0 4-4 9-4 13s0 8 0 13c0 4 0 4 0 8 0 5 4 9 4 13 4 0 9 4 9 4 4 5 8 5 17 5 4 0 8 0 12-5 4 0 9-4 9-4 4-4 8-8 8-13 4-4 4-8 4-8z">
          <text:p/>
        </draw:path>
        <draw:polygon draw:style-name="gr5" draw:text-style-name="P5" draw:layer="layout" svg:width="0.067cm" svg:height="0.169cm" svg:x="2.822cm" svg:y="5.112cm" svg:viewBox="0 0 68 170" draw:points="68,16 43,16 43,170 25,170 25,16 0,16 0,0 68,0">
          <text:p/>
        </draw:polygon>
        <draw:path draw:style-name="gr5" draw:text-style-name="P5" draw:layer="layout" svg:width="0.169cm" svg:height="0.169cm" svg:x="2.881cm" svg:y="5.112cm" svg:viewBox="0 0 170 170" svg:d="M170 0v16h-21v154h-21v-76h-65c-4 0-8 4-12 4 8 13 12 21 21 34 9 8 22 17 31 25l-9 13c-9-4-13-8-22-13-4-8-9-12-13-17-8-8-13-12-17-21-4-4-8-8-13-17-4-4-4-8-8-17-4-4-4-8-8-13l16-8c0 4 0 4 5 8 0 0 0 5 4 5l4 4h4c5 0 9-4 13-9 0-4 4-8 4-12s-4-9-4-13c0-5 0-9 0-14-4 0-4-4-4-8-4-4-4-4-4-9h-51v-16zM128 16h-60c4 9 8 13 8 22 5 9 5 13 5 22 0 4 0 4 0 8s-5 4-5 9h52z">
          <text:p/>
        </draw:path>
        <draw:path draw:style-name="gr5" draw:text-style-name="P5" draw:layer="layout" svg:width="0.026cm" svg:height="0.119cm" svg:x="3.131cm" svg:y="5.162cm" svg:viewBox="0 0 27 120" svg:d="M0 21v-21h27v21zM0 120v-25h27v25z">
          <text:p/>
        </draw:path>
        <draw:path draw:style-name="gr5" draw:text-style-name="P5" draw:layer="layout" svg:width="0.072cm" svg:height="0.165cm" svg:x="3.258cm" svg:y="5.116cm" svg:viewBox="0 0 73 166" svg:d="M73 166h-30v-120c-13 9-26 17-43 21v-25c9-4 17-8 26-17 12-8 17-17 22-25h25z">
          <text:p/>
        </draw:path>
        <draw:path draw:style-name="gr5" draw:text-style-name="P5" draw:layer="layout" svg:width="0.106cm" svg:height="0.165cm" svg:x="3.377cm" svg:y="5.116cm" svg:viewBox="0 0 107 166" svg:d="M55 0c14 0 27 4 35 17 13 12 17 34 17 63 0 35-4 56-17 69-8 13-21 17-35 17-17 0-29-4-38-17-13-13-17-34-17-69 0-29 4-51 17-63 9-13 21-17 38-17zM55 25c-4 0-8 0-12 4 0 0-5 5-5 13-4 9-4 21-4 38 0 23 0 35 0 44 4 8 9 12 9 12 4 5 8 5 12 5s4 0 9-5c5 0 5-4 9-12 0-9 0-21 0-44 0-17 0-29 0-38-4-8-4-13-9-13-5-4-5-4-9-4z">
          <text:p/>
        </draw:path>
        <draw:path draw:style-name="gr5" draw:text-style-name="P5" draw:layer="layout" svg:width="0.072cm" svg:height="0.165cm" svg:x="3.513cm" svg:y="5.116cm" svg:viewBox="0 0 73 166" svg:d="M73 166h-30v-120c-12 9-25 17-43 21v-25c9-4 18-8 26-17 13-8 17-17 21-25h26z">
          <text:p/>
        </draw:path>
        <draw:polygon draw:style-name="gr5" draw:text-style-name="P5" draw:layer="layout" svg:width="0.064cm" svg:height="0.169cm" svg:x="3.623cm" svg:y="5.112cm" svg:viewBox="0 0 65 170" draw:points="0,170 38,0 65,0 21,170">
          <text:p/>
        </draw:polygon>
        <draw:path draw:style-name="gr5" draw:text-style-name="P5" draw:layer="layout" svg:width="0.11cm" svg:height="0.165cm" svg:x="3.691cm" svg:y="5.116cm" svg:viewBox="0 0 111 166" svg:d="M111 136v30h-111c0-13 4-21 13-34 4-8 17-21 34-38 12-14 21-22 25-27 4-8 8-12 8-21 0-8-4-12-8-17 0-4-9-4-13-4-8 0-12 0-17 4-4 5-4 13-8 22l-30-5c4-17 9-29 17-38 13-4 21-8 38-8s30 4 38 12c10 9 14 17 14 30 0 9 0 17-4 21 0 9-5 17-14 22-4 9-8 13-21 22-9 8-13 17-17 21-4 0-4 4-8 8z">
          <text:p/>
        </draw:path>
        <draw:path draw:style-name="gr5" draw:text-style-name="P5" draw:layer="layout" svg:width="0.034cm" svg:height="0.068cm" svg:x="3.827cm" svg:y="5.247cm" svg:viewBox="0 0 35 69" svg:d="M4 0h31v22c0 13 0 17-5 26 0 4-4 8-8 13-5 4-10 8-18 8l-4-13c4 0 12-4 12-8 5-4 5-9 5-13h-13z">
          <text:p/>
        </draw:path>
        <draw:path draw:style-name="gr5" draw:text-style-name="P5" draw:layer="layout" svg:width="0.136cm" svg:height="0.165cm" svg:x="3.958cm" svg:y="5.116cm" svg:viewBox="0 0 137 166" svg:d="M0 0h65c12 0 25 0 29 0 9 4 13 4 17 8s9 9 13 13 4 13 4 21c0 4 0 13-4 21-4 4-9 9-17 13 8 4 17 9 21 18 9 4 9 13 9 21 0 9 0 17-4 21-5 9-9 13-13 17-9 5-17 9-26 9-4 0-17 4-38 4h-56zM35 25v38h21c13 0 21 0 21 0 9 0 13 0 17-4 0-4 5-8 5-13 0-4-5-8-5-12-4-5-8-5-12-9-5 0-13 0-30 0zM35 94v42h30c12 0 17 0 21 0s8-4 13-8c4-4 4-8 4-13 0-4 0-8-4-12 0-5-5-5-9-9-4 0-17 0-30 0z">
          <text:p/>
        </draw:path>
        <draw:path draw:style-name="gr5" draw:text-style-name="P5" draw:layer="layout" svg:width="0.123cm" svg:height="0.123cm" svg:x="4.115cm" svg:y="5.158cm" svg:viewBox="0 0 124 124" svg:d="M0 60c0-9 4-22 10-30 4-9 12-17 21-21 8-5 21-9 29-9 22 0 34 4 47 17s17 25 17 43c0 22-4 34-17 47s-25 17-42 17c-13 0-22 0-34-8-9-5-17-9-21-22-6-8-10-21-10-34zM35 64c0 9 0 18 8 26 5 4 13 9 17 9 9 0 17-5 22-9 8-8 8-17 8-26 0-13 0-22-8-30-5-4-13-9-22-9-4 0-12 5-17 9-8 8-8 17-8 30z">
          <text:p/>
        </draw:path>
        <draw:polygon draw:style-name="gr5" draw:text-style-name="P5" draw:layer="layout" svg:width="0.111cm" svg:height="0.165cm" svg:x="4.259cm" svg:y="5.116cm" svg:viewBox="0 0 112 166" draw:points="0,166 0,0 34,0 34,85 72,46 112,46 68,90 112,166 76,166 47,111 34,128 34,166">
          <text:p/>
        </draw:polygon>
        <draw:path draw:style-name="gr5" draw:text-style-name="P5" draw:layer="layout" svg:width="0.11cm" svg:height="0.123cm" svg:x="4.382cm" svg:y="5.158cm" svg:viewBox="0 0 111 124" svg:d="M30 38l-25-4c0-13 8-21 12-25 9-5 21-9 38-9 13 0 23 0 31 4 8 5 13 9 17 13 0 4 4 13 4 30l-4 35c0 12 4 21 4 25s0 9 4 17h-29c0-4-4-8-4-13-6 5-14 9-18 9-9 4-13 4-22 4-12 0-21-4-29-8-4-9-9-17-9-26 0-8 0-12 5-17 4-9 8-13 12-13 4-5 13-5 26-9 12-4 25-4 29-9 0-8 0-12-4-17-4 0-8 0-17 0-4 0-8 0-13 0-4 5-4 9-8 13zM72 64c-4 0-8 4-17 4-8 5-17 5-17 10-4 0-8 4-8 8s4 8 4 13c4 4 9 4 13 4 8 0 13 0 17-4 4-5 8-9 8-13 0 0 0-8 0-13z">
          <text:p/>
        </draw:path>
        <draw:path draw:style-name="gr5" draw:text-style-name="P5" draw:layer="layout" svg:width="0.076cm" svg:height="0.123cm" svg:x="4.518cm" svg:y="5.158cm" svg:viewBox="0 0 77 124" svg:d="M31 124h-31v-120h26v17c9-8 13-17 17-17 5-4 9-4 13-4s13 0 21 4l-12 30c-5-4-9-4-13-4s-9 0-13 0c0 4-4 8-4 17-4 4-4 17-4 39z">
          <text:p/>
        </draw:path>
        <draw:path draw:style-name="gr5" draw:text-style-name="P5" draw:layer="layout" svg:width="0.03cm" svg:height="0.165cm" svg:x="4.607cm" svg:y="5.116cm" svg:viewBox="0 0 31 166" svg:d="M0 29v-29h31v29zM0 166v-120h31v120z">
          <text:p/>
        </draw:path>
        <draw:polygon draw:style-name="gr5" draw:text-style-name="P5" draw:layer="layout" svg:width="0.063cm" svg:height="0.033cm" svg:x="4.665cm" svg:y="5.207cm" svg:viewBox="0 0 64 34" draw:points="0,0 64,0 64,34 0,34">
          <text:p/>
        </draw:polygon>
        <draw:path draw:style-name="gr5" draw:text-style-name="P5" draw:layer="layout" svg:width="0.136cm" svg:height="0.165cm" svg:x="4.747cm" svg:y="5.116cm" svg:viewBox="0 0 137 166" svg:d="M0 0h65c12 0 25 0 29 0 9 4 13 4 17 8s9 9 13 13 4 13 4 21c0 4 0 13-4 21-4 4-9 9-17 13 8 4 17 9 21 18 9 4 9 13 9 21 0 9 0 17-5 21-4 9-8 13-12 17-9 5-13 9-26 9-4 0-17 4-38 4h-56zM34 25v38h22c13 0 21 0 26 0 4 0 8 0 12-4 0-4 5-8 5-13 0-4-5-8-5-12-4-5-8-5-12-9-5 0-13 0-30 0zM34 94v42h31c12 0 21 0 21 0 4 0 8-4 13-8 4-4 4-8 4-13 0-4 0-8-4-12 0-5-5-5-9-9-4 0-13 0-30 0z">
          <text:p/>
        </draw:path>
        <draw:path draw:style-name="gr5" draw:text-style-name="P5" draw:layer="layout" svg:width="0.123cm" svg:height="0.123cm" svg:x="4.904cm" svg:y="5.158cm" svg:viewBox="0 0 124 124" svg:d="M0 60c0-9 4-22 8-30 5-9 13-17 22-21 8-5 21-9 34-9 18 0 30 4 43 17s17 25 17 43c0 22-4 34-17 47s-25 17-43 17c-13 0-22 0-34-8-9-5-17-9-22-22-4-8-8-21-8-34zM34 64c0 9 0 18 8 26 5 4 13 9 22 9 8 0 12-5 18-9 8-8 8-17 8-26 0-13 0-22-8-30-6-4-10-9-18-9-9 0-17 5-22 9-8 8-8 17-8 30z">
          <text:p/>
        </draw:path>
        <draw:polygon draw:style-name="gr5" draw:text-style-name="P5" draw:layer="layout" svg:width="0.106cm" svg:height="0.165cm" svg:x="5.052cm" svg:y="5.116cm" svg:viewBox="0 0 107 166" draw:points="0,166 0,0 30,0 30,85 68,46 107,46 64,90 107,166 72,166 43,111 30,128 30,166">
          <text:p/>
        </draw:polygon>
        <draw:path draw:style-name="gr5" draw:text-style-name="P5" draw:layer="layout" svg:width="0.11cm" svg:height="0.123cm" svg:x="5.171cm" svg:y="5.158cm" svg:viewBox="0 0 111 124" svg:d="M30 38l-26-4c0-13 9-21 17-25 4-5 17-9 35-9 13 0 26 0 30 4 8 5 13 9 17 13 0 4 4 13 4 30v35c0 12 0 21 0 25s4 9 4 17h-29c0-4-4-8-4-13-5 5-13 9-17 9-10 4-14 4-23 4-13 0-21-4-29-8-5-9-9-17-9-26 0-8 0-12 4-17 5-9 9-13 13-13 8-5 17-5 26-9 18-4 26-4 30-9 0-8 0-12-4-17 0 0-8 0-18 0-4 0-8 0-13 0-4 5-4 9-8 13zM73 64c-4 0-8 4-17 4-9 5-18 5-18 10-4 0-8 4-8 8s4 8 4 13c4 4 9 4 13 4 9 0 14 0 18-4 4-5 8-9 8-13 0 0 0-8 0-13z">
          <text:p/>
        </draw:path>
        <draw:path draw:style-name="gr5" draw:text-style-name="P5" draw:layer="layout" svg:width="0.076cm" svg:height="0.123cm" svg:x="5.307cm" svg:y="5.158cm" svg:viewBox="0 0 77 124" svg:d="M29 124h-29v-120h25v17c9-8 13-17 17-17 5-4 9-4 14-4 9 0 13 0 21 4l-12 30c-5-4-9-4-13-4-5 0-10 0-14 0 0 4-4 8-4 17-5 4-5 17-5 39z">
          <text:p/>
        </draw:path>
        <draw:path draw:style-name="gr5" draw:text-style-name="P5" draw:layer="layout" svg:width="0.03cm" svg:height="0.165cm" svg:x="5.396cm" svg:y="5.116cm" svg:viewBox="0 0 31 166" svg:d="M0 29v-29h31v29zM0 166v-120h31v120z">
          <text:p/>
        </draw:path>
        <draw:path draw:style-name="gr5" draw:text-style-name="P5" draw:layer="layout" svg:width="0.161cm" svg:height="0.173cm" svg:x="5.506cm" svg:y="5.112cm" svg:viewBox="0 0 162 174" svg:d="M107 123l-60 51-17-22 77-59v-68h-38v68c0 4 0 4 0 4 0 4 0 4 0 9-4 0-4 0-4 4h-4c-5 0-9 0-14-4 0 0-4-5-9-5-4-4-4-8-8-8-4-5-4-9-9-13 0-4-4-4-4-9-4-4-4-8-4-8v-4h4c0-4 0-4 4-4h5 12v-30h-38v-25h162v25h-25v145h-30z">
          <text:p/>
        </draw:path>
        <draw:polygon draw:style-name="gr5" draw:text-style-name="P5" draw:layer="layout" svg:width="0.08cm" svg:height="0.169cm" svg:x="5.659cm" svg:y="5.112cm" svg:viewBox="0 0 81 170" draw:points="81,25 55,25 55,170 25,170 25,25 0,25 0,0 81,0">
          <text:p/>
        </draw:polygon>
        <draw:path draw:style-name="gr5" draw:text-style-name="P5" draw:layer="layout" svg:width="0.17cm" svg:height="0.169cm" svg:x="5.731cm" svg:y="5.112cm" svg:viewBox="0 0 171 170" svg:d="M171 25h-22v145h-29v-59h-52v17 4 4c0 0-4 0-4 4h-5c-4 0-4 0-8-4-4 0-8-4-8-4-5-4-9-4-13-8 0-5-4-9-9-13 0-4-4-4-4-9 0-4 0-8 0-8 0-5 0-5 0-5 0-4 4-4 4-4h5 12v-60h-38v-25h171zM68 25v60h52v-60z">
          <text:p/>
        </draw:path>
        <draw:path draw:style-name="gr5" draw:text-style-name="P5" draw:layer="layout" svg:width="0.03cm" svg:height="0.119cm" svg:x="5.985cm" svg:y="5.162cm" svg:viewBox="0 0 31 120" svg:d="M0 30v-30h31v30zM0 120v-35h31v35z">
          <text:p/>
        </draw:path>
        <draw:path draw:style-name="gr5" draw:text-style-name="P5" draw:layer="layout" svg:width="0.157cm" svg:height="0.169cm" svg:x="6.036cm" svg:y="5.112cm" svg:viewBox="0 0 158 170" svg:d="M158 25h-25v145h-31v-34c-4 4-8 4-13 9-4 0-12 0-17 0-4 0-12 0-21-5-4-4-12-8-17-12-4-4-8-9-12-17-5-4-5-13-5-22 0-4 0-12 5-17 0-8 4-12 8-16 4-5 13-9 17-14 9 0 13 0 21 0h4c5 0 9 0 9 0 4 0 8 0 13 5 4 0 4 4 8 4v-26h-102v-25h158zM47 89c0 5 0 9 0 13 0 0 4 5 4 9 5 0 9 4 13 4 0 4 4 4 8 4 5 0 9 0 13-4l-29-43c-5 0-5 5-9 9 0 4 0 4 0 8zM106 77c-8-5-12-9-17-9-4-4-8-4-12-4-5 0-5 0-5 0-4 0-4 0-4 0l30 47c0-4 4-4 4-9 0-4 4-4 4-8z">
          <text:p/>
        </draw:path>
        <draw:path draw:style-name="gr5" draw:text-style-name="P5" draw:layer="layout" svg:width="0.123cm" svg:height="0.241cm" svg:x="6.142cm" svg:y="5.04cm" svg:viewBox="0 0 124 242" svg:d="M124 97h-25v145h-31v-145h-25v-25h81zM74 76l-6-4c-4-9-8-17-8-22-4-4-9-8-9-12-4-5-4-5-8-9l-4-4c-5 0-5 0-9 0 0 0-4 0-9 0h-21v-25h21c5 0 9 0 13 0 5 0 9 0 13 4 4 0 9 4 9 4 4 4 8 8 12 17 6 4 6 13 14 21 4 9 8 17 13 30z">
          <text:p/>
        </draw:path>
        <draw:path draw:style-name="gr5" draw:text-style-name="P5" draw:layer="layout" svg:width="0.216cm" svg:height="0.169cm" svg:x="6.257cm" svg:y="5.112cm" svg:viewBox="0 0 217 170" svg:d="M137 124c4-5 8-5 12-9 5-4 5-8 9-8 4-5 4-9 4-9 4-4 4-9 4-13l-4-4v-4c0-5-4-5-4-5-4-4-4-4-9-4-4 0-4 0-8 4-4 0-4 0-9 5 0 4-4 4-4 8-4 4-4 4-8 9v76h-27v-38c-4 0-4 0-4 0-4 4-4 4-8 4h-5c-4 4-4 4-8 4-9 0-13-4-22-4-4-4-8-8-12-12-9-5-9-9-13-17-4-9-4-13-4-22 0-4 0-13 4-17 0-4 4-8 9-12 4-5 8-9 12-14 4 0 13-4 17-4 9 0 13 4 17 4 5 0 9 5 17 9v-26h-93v-25h217v25h-97v26h4l4-4c4 0 9-5 9-5 4 0 8 0 8 0 4 0 4 0 9 0 4 0 12 0 16 5 5 0 9 4 13 9 4 4 4 8 9 12 0 9 4 13 4 17 0 9-4 13-4 17-5 9-5 13-9 17-4 5-8 13-13 17-8 4-12 9-21 13zM93 77c-4 0-4 0-4-5-4 0-4 0-8-4h-5c-4-4-4-4-8-4s-9 0-9 4c-4 0-4 0-8 4 0 0-5 5-5 9 0 0 0 4 0 8 0 0 0 5 0 9 5 0 5 4 5 9 4 0 8 4 8 4 5 0 9 0 13 0s4 0 9 0c4-4 4-4 8-9 0 0 0-4 0-8 4 0 4-5 4-9z">
          <text:p/>
        </draw:path>
        <draw:path draw:style-name="gr5" draw:text-style-name="P5" draw:layer="layout" svg:width="0.127cm" svg:height="0.173cm" svg:x="6.465cm" svg:y="5.112cm" svg:viewBox="0 0 128 174" svg:d="M128 25h-34c0 8 4 13 4 17 4 8 4 13 4 17 0 8 0 12-4 17 0 4-4 8-4 12-4 5-8 9-13 9-4 4-13 4-18 9 5 4 5 8 9 12 5 5 9 9 9 13 5 4 9 8 13 13 4 4 8 4 13 8l-17 22c-4-4-13-8-18-13-4-9-13-13-17-17-4-9-9-13-13-21-4-5-8-13-13-17-4-5-4-13-8-18-4-4-4-8-8-12l25-13c4 4 4 8 8 13 5 4 5 4 9 4s4 0 4 0c4-4 4-4 9-4 0-5 0-5 0-9 4-4 4-4 4-8s0-13-4-17c0-4-5-13-9-17h-59v-25h128z">
          <text:p/>
        </draw:path>
        <draw:polygon draw:style-name="gr5" draw:text-style-name="P5" draw:layer="layout" svg:width="0.08cm" svg:height="0.169cm" svg:x="6.584cm" svg:y="5.112cm" svg:viewBox="0 0 81 170" draw:points="81,25 56,25 56,170 26,170 26,25 0,25 0,0 81,0">
          <text:p/>
        </draw:polygon>
        <draw:polygon draw:style-name="gr5" draw:text-style-name="P5" draw:layer="layout" svg:width="0.034cm" svg:height="0.034cm" svg:x="6.739cm" svg:y="5.249cm" svg:viewBox="0 0 35 35" draw:points="0,0 35,0 35,35 0,35">
          <text:p/>
        </draw:polygon>
        <draw:path draw:style-name="gr5" draw:text-style-name="P5" draw:layer="layout" svg:width="0.161cm" svg:height="0.169cm" svg:x="6.783cm" svg:y="5.112cm" svg:viewBox="0 0 162 170" svg:d="M162 25h-25v145h-30v-34c-4 4-8 4-17 9-4 0-8 0-13 0-8 0-18 0-22-5-9-4-13-8-21-12-4-4-9-9-13-17 0-4-4-13-4-22 0-4 4-12 4-17 4-8 9-12 13-16 4-5 8-9 17-14 4 0 13 0 22 0h4c5 0 5 0 9 0s4 0 8 5c5 0 9 4 13 4v-26h-107v-25h162zM46 89c0 5 0 9 5 13 0 0 0 5 4 9 4 0 4 4 9 4 5 4 9 4 13 4 5 0 9 0 13-4l-35-43c0 0-4 5-4 9-5 4-5 4-5 8zM107 77c-4-5-8-9-13-9-8-4-12-4-17-4h-4-4l30 47c4-4 4-4 8-9 0-4 0-4 0-8z">
          <text:p/>
        </draw:path>
        <draw:path draw:style-name="gr5" draw:text-style-name="P5" draw:layer="layout" svg:width="0.119cm" svg:height="0.241cm" svg:x="6.893cm" svg:y="5.04cm" svg:viewBox="0 0 120 242" svg:d="M120 97h-21v145h-30v-145h-25v-25h76zM69 76v-4c-4-9-9-17-13-22-4-4-4-8-8-12 0-5-4-5-4-9-5 0-5-4-9-4h-4c-4 0-4 0-9 0h-22v-25h18c9 0 13 0 17 0s9 0 13 4c0 0 4 4 8 4 4 4 4 8 9 17 4 4 8 13 12 21 5 9 13 17 17 30z">
          <text:p/>
        </draw:path>
        <draw:path draw:style-name="gr5" draw:text-style-name="P5" draw:layer="layout" svg:width="0.216cm" svg:height="0.169cm" svg:x="7.004cm" svg:y="5.112cm" svg:viewBox="0 0 217 170" svg:d="M141 124c4-5 8-5 8-9 4-4 8-8 13-8 0-5 4-9 4-9 0-4 0-9 0-13v-4c0 0 0-4-4-4 0-5 0-5-5-5 0-4-4-4-4-4-4 0-8 0-8 4-4 0-9 0-9 5-4 4-4 4-8 8 0 4-5 4-5 9v76h-29v-38h-5c0 4 0 4-4 4 0 0-4 0-8 0 0 4-4 4-9 4-4 0-12-4-17-4-8-4-12-8-17-12-4-5-8-9-12-17 0-9-6-13-6-22 0-4 6-13 6-17 4-4 4-8 8-12 4-5 9-9 17-14 4 0 9-4 17-4 4 0 9 4 13 4 8 0 12 5 17 9v-26h-94v-25h217v25h-94v26c5 0 5-4 9-4s4-5 9-5c4 0 4 0 8 0h4c9 0 13 0 17 5 9 0 13 4 13 9 4 4 8 8 8 12 5 9 5 13 5 17 0 9 0 13-5 17 0 9-4 13-8 17-4 5-9 13-13 17s-13 9-17 13zM94 77l-5-5c0 0-4 0-4-4-4 0-4 0-8 0 0-4-4-4-9-4 0 0-4 0-8 4 0 0-4 0-4 4-5 0-5 5-5 9 0 0-4 4-4 8 0 0 4 5 4 9 0 0 5 4 5 9 4 0 4 4 8 4s4 0 9 0c4 0 8 0 12 0 0-4 4-4 4-9 5 0 5-4 5-8 0 0 0-5 0-9z">
          <text:p/>
        </draw:path>
        <draw:path draw:style-name="gr5" draw:text-style-name="P5" draw:layer="layout" svg:width="0.132cm" svg:height="0.173cm" svg:x="7.211cm" svg:y="5.112cm" svg:viewBox="0 0 133 174" svg:d="M133 25h-38c4 8 4 13 8 17 0 8 0 13 0 17 0 8 0 12 0 17-4 4-4 8-8 12-5 5-5 9-13 9-4 4-9 4-17 9 4 4 8 8 13 12 0 5 4 9 8 13s9 8 13 13c4 4 8 4 13 8l-22 22c-4-4-8-8-17-13-4-9-8-13-12-17-6-9-10-13-14-21-4-5-9-13-13-17-4-5-8-13-13-18 0-4-4-8-4-12l26-13c0 4 4 8 4 13 4 4 8 4 14 4h4c0-4 4-4 4-4 0-5 4-5 4-9s0-4 0-8 0-13 0-17c-4-4-4-13-8-17h-65v-25h133z">
          <text:p/>
        </draw:path>
        <draw:path draw:style-name="gr5" draw:text-style-name="P5" draw:layer="layout" svg:width="0.149cm" svg:height="0.237cm" svg:x="7.266cm" svg:y="5.044cm" svg:viewBox="0 0 150 238" svg:d="M150 94h-26v144h-29v-144h-26v-25h26c0-5-5-13-5-18-4-5-4-9-8-13s-4-4-8-9c0 0-5 0-9-4h-4c-5 0-5 0-10 0-4 0-12 0-12 4-5 5-9 9-9 13s4 9 4 14c5 4 9 8 13 17h-30c-4-9-8-13-12-22 0-5-5-9-5-17 0-5 5-9 5-13 4-4 4-9 8-13 4 0 9-4 17-4 4-4 13-4 21-4 14 0 23 0 31 4s13 8 21 17c4 4 9 13 13 21 0 9 4 18 4 27h30z">
          <text:p/>
        </draw:path>
        <draw:path draw:style-name="gr5" draw:text-style-name="P5" draw:layer="layout" svg:width="0.161cm" svg:height="0.173cm" svg:x="7.47cm" svg:y="5.112cm" svg:viewBox="0 0 162 174" svg:d="M111 123l-63 51-17-22 80-59v-68h-42v68c0 4 0 4 0 4 0 4 0 4 0 9 0 0-4 0-4 4h-5c-4 0-4 0-8-4-4 0-9-5-13-5 0-4-4-8-8-8-5-5-5-9-9-13 0-4-4-4-4-9 0-4 0-8 0-8v-4c0-4 4-4 4-4 0 0 4 0 9 0h8v-30h-39v-25h162v25h-21v145h-30z">
          <text:p/>
        </draw:path>
        <draw:polygon draw:style-name="gr5" draw:text-style-name="P5" draw:layer="layout" svg:width="0.076cm" svg:height="0.169cm" svg:x="7.627cm" svg:y="5.112cm" svg:viewBox="0 0 77 170" draw:points="77,25 52,25 52,170 22,170 22,25 0,25 0,0 77,0">
          <text:p/>
        </draw:polygon>
        <draw:path draw:style-name="gr5" draw:text-style-name="P5" draw:layer="layout" svg:width="0.174cm" svg:height="0.169cm" svg:x="7.695cm" svg:y="5.112cm" svg:viewBox="0 0 175 170" svg:d="M175 25h-26v145h-30v-59h-50v17 4 4l-5 4h-4c0 0-4 0-8-4-5 0-5-4-9-4-4-4-8-4-8-8-4-5-9-9-9-13-4-4-4-4-8-9 0-4 0-8 0-8 0-5 0-5 0-5 4-4 4-4 4-4h4 13v-60h-39v-25h175zM69 25v60h50v-60z">
          <text:p/>
        </draw:path>
        <draw:path draw:style-name="gr5" draw:text-style-name="P5" draw:layer="layout" svg:width="0.152cm" svg:height="0.169cm" svg:x="7.924cm" svg:y="5.112cm" svg:viewBox="0 0 153 170" svg:d="M153 25h-21v145h-29v-46c-13 8-22 8-30 8 0 0-4 0-8 0 0 0-5 0-10 0-4-4-9-4-9-8-4 0-8-5-12-9 0-4-5-8-5-17-4-4-4-13-4-21v-52h-25v-25h153zM103 25h-48v52c0 8 0 12 0 17 0 0 5 4 5 8 5 0 5 0 9 5 0 0 4 0 8 0s9 0 13-5c4-4 8-8 13-13z">
          <text:p/>
        </draw:path>
        <draw:path draw:style-name="gr5" draw:text-style-name="P5" draw:layer="layout" svg:width="0.034cm" svg:height="0.034cm" svg:x="8.021cm" svg:y="5.061cm" svg:viewBox="0 0 35 35" svg:d="M0 18c0-5 0-5 5-9v-5c4 0 4 0 4-4 4 0 4 0 9 0s5 0 9 0c0 4 0 4 4 4 0 0 0 5 4 5 0 4 0 4 0 9v4c-4 4-4 4-4 8h-4c-4 0-4 5-9 5l-5-5c-4 0-4 0-8 0 0-4 0-4 0-8-5 0-5-4-5-4z">
          <text:p/>
        </draw:path>
        <draw:path draw:style-name="gr5" draw:text-style-name="P5" draw:layer="layout" svg:width="0.174cm" svg:height="0.169cm" svg:x="8.068cm" svg:y="5.112cm" svg:viewBox="0 0 175 170" svg:d="M175 25h-27v145h-29v-38c-4 4-4 4-9 8-4 0-8 0-8 0-4 5-9 5-9 5-4 0-8 0-8 0-9 0-13 0-21-5-5 0-9-4-13-8s-9-8-9-13c-4-4-4-12-4-17 0-4 0-8 0-13 4-4 4-8 9-12h-30v-26h89v26h-13c-4 0-8 0-12 4-5 0-9 0-9 4l-4 4c0 5 0 5 0 9s0 4 0 9l4 4c0 4 4 4 9 4 0 4 4 4 8 4s4 0 9-4c4 0 4 0 8-4 4 0 4-4 9-4 0-5 4-5 4-9v-73h-119v-25h175z">
          <text:p/>
        </draw:path>
        <draw:polygon draw:style-name="gr5" draw:text-style-name="P5" draw:layer="layout" svg:width="0.076cm" svg:height="0.169cm" svg:x="8.234cm" svg:y="5.112cm" svg:viewBox="0 0 77 170" draw:points="77,25 51,25 51,170 22,170 22,25 0,25 0,0 77,0">
          <text:p/>
        </draw:polygon>
        <draw:path draw:style-name="gr5" draw:text-style-name="P5" draw:layer="layout" svg:width="0.161cm" svg:height="0.169cm" svg:x="8.301cm" svg:y="5.112cm" svg:viewBox="0 0 162 170" svg:d="M0 25v-25h162v25h-26v145h-30v-42l-4 4c0 0-4 0-8 0 0 4-5 4-5 4-4 0-8 0-12 0-9 0-17 0-26-4-4-4-13-8-17-17-4-4-8-13-13-21 0-5-4-13-4-22 4 0 9-4 13-4 0 0 4-4 8-4 0-4 0-4 5-8 0 0 0-5 0-9 0-5 0-5-5-9 0-5 0-9-4-13zM72 51c0 9-4 17-4 21-4 5-13 9-17 13 0 4 0 9 4 13l5 4c4 5 4 5 8 5 4 4 4 4 9 4 8 0 12-4 21-4 4-5 8-9 8-18v-64h-42c4 4 4 8 4 13 4 4 4 9 4 13z">
          <text:p/>
        </draw:path>
        <draw:path draw:style-name="gr5" draw:text-style-name="P5" draw:layer="layout" svg:width="0.157cm" svg:height="0.169cm" svg:x="8.454cm" svg:y="5.112cm" svg:viewBox="0 0 158 170" svg:d="M158 25h-21v145h-30v-93h-34c-4 0-4 4-9 4-4 0-4 0-8 0 0 4-4 4-4 8 0 0 0 5 0 9s0 9 0 13c4 4 4 8 8 13 0 4 4 8 9 16 4 5 8 9 17 13l-22 17c0 0-4 0-4-4-4 0-8-4-8-9-5-4-10-4-14-12-4-5-4-9-8-13-5-4-5-13-9-17 0-8 0-13 0-21 0-9 0-17 0-22 4-4 9-8 13-12 4 0 8-4 13-4 9 0 13-5 22-5h38v-26h-107v-25h158z">
          <text:p/>
        </draw:path>
        <draw:path draw:style-name="gr5" draw:text-style-name="P5" draw:layer="layout" svg:width="0.029cm" svg:height="0.119cm" svg:x="8.696cm" svg:y="5.162cm" svg:viewBox="0 0 30 120" svg:d="M0 30v-30h30v30zM0 120v-35h30v35z">
          <text:p/>
        </draw:path>
        <draw:path draw:style-name="gr5" draw:text-style-name="P5" draw:layer="layout" svg:width="0.157cm" svg:height="0.169cm" svg:x="8.747cm" svg:y="5.112cm" svg:viewBox="0 0 158 170" svg:d="M158 25h-26v145h-30v-34c-4 4-8 4-12 9-5 0-13 0-17 0-5 0-14 0-23-5-4-4-12-8-17-12-4-4-8-9-12-17-4-4-4-13-4-22 0-4 0-12 4-17 0-8 4-12 8-16 4-5 13-9 17-14 9 0 13 0 22 0h5c4 0 8 0 8 0 4 0 9 0 13 5 4 0 4 4 8 4v-26h-102v-25h158zM46 89c0 5 0 9 0 13 0 0 4 5 4 9 5 0 9 4 13 4 0 4 5 4 10 4 4 0 8 0 12-4l-30-43c-5 0-5 5-9 9 0 4 0 4 0 8zM106 77c-8-5-12-9-16-9-5-4-9-4-13-4s-4 0-4 0c-5 0-5 0-5 0l30 47c0-4 4-4 4-9 0-4 4-4 4-8z">
          <text:p/>
        </draw:path>
        <draw:path draw:style-name="gr5" draw:text-style-name="P5" draw:layer="layout" svg:width="0.123cm" svg:height="0.241cm" svg:x="8.853cm" svg:y="5.04cm" svg:viewBox="0 0 124 242" svg:d="M124 97h-26v145h-29v-145h-27v-25h82zM73 76l-4-4c-6-9-10-17-10-22-4-4-8-8-8-12-4-5-4-5-9-9l-4-4c-4 0-4 0-8 0 0 0-5 0-9 0h-21v-25h21c4 0 9 0 13 0s8 0 13 4c4 0 8 4 8 4 4 4 8 8 14 17 4 4 4 13 12 21 5 9 9 17 13 30z">
          <text:p/>
        </draw:path>
        <draw:path draw:style-name="gr5" draw:text-style-name="P5" draw:layer="layout" svg:width="0.217cm" svg:height="0.169cm" svg:x="8.967cm" svg:y="5.112cm" svg:viewBox="0 0 218 170" svg:d="M136 124c4-5 8-5 13-9 4-4 4-8 8-8 4-5 4-9 4-9 5-4 5-9 5-13l-5-4v-4c0-5-4-5-4-5-4-4-4-4-8-4-5 0-5 0-9 4-4 0-4 0-8 5 0 4-4 4-4 8-5 4-5 4-9 9v76h-25v-38c-5 0-5 0-5 0-4 4-4 4-8 4h-4c-4 4-4 4-9 4-8 0-12-4-21-4-4-4-9-8-13-12-8-5-8-9-13-17-4-9-4-13-4-22 0-4 0-13 4-17 0-4 5-8 9-12 4-5 8-9 13-14 4 0 13-4 17-4 8 0 13 4 17 4s8 5 17 9v-26h-94v-25h218v25h-99v26h4l5-4c4 0 8-5 8-5 4 0 8 0 8 0 5 0 5 0 9 0s13 0 17 5c4 0 8 4 13 9 4 4 4 8 8 12 0 9 5 13 5 17 0 9-5 13-5 17-4 9-4 13-8 17-5 5-9 13-13 17-9 4-13 9-21 13zM94 77c-5 0-5 0-5-5-4 0-4 0-8-4h-4c-4-4-4-4-9-4-4 0-8 0-8 4-4 0-4 0-9 4 0 0-4 5-4 9 0 0 0 4 0 8 0 0 0 5 0 9 4 0 4 4 4 9 5 0 9 4 9 4 4 0 8 0 13 0 4 0 4 0 8 0 4-4 4-4 8-9 0 0 0-4 0-8 5 0 5-5 5-9z">
          <text:p/>
        </draw:path>
        <draw:path draw:style-name="gr5" draw:text-style-name="P5" draw:layer="layout" svg:width="0.127cm" svg:height="0.173cm" svg:x="9.175cm" svg:y="5.112cm" svg:viewBox="0 0 128 174" svg:d="M128 25h-34c0 8 4 13 4 17 5 8 5 13 5 17 0 8 0 12-5 17 0 4-4 8-4 12-4 5-8 9-13 9-4 4-12 4-17 9 5 4 5 8 9 12 4 5 8 9 8 13 5 4 9 8 13 13 4 4 9 4 13 8l-17 22c-4-4-13-8-17-13-4-9-13-13-17-17-4-9-8-13-13-21-4-5-8-13-13-17-5-5-5-13-9-18-4-4-4-8-8-12l26-13c4 4 4 8 9 13 4 4 4 4 8 4s4 0 4 0c4-4 4-4 9-4 0-5 0-5 0-9 4-4 4-4 4-8s0-13-4-17c0-4-5-13-9-17h-60v-25h128z">
          <text:p/>
        </draw:path>
        <draw:polygon draw:style-name="gr5" draw:text-style-name="P5" draw:layer="layout" svg:width="0.08cm" svg:height="0.169cm" svg:x="9.294cm" svg:y="5.112cm" svg:viewBox="0 0 81 170" draw:points="81,25 56,25 56,170 25,170 25,25 0,25 0,0 81,0">
          <text:p/>
        </draw:polygon>
        <draw:polygon draw:style-name="gr5" draw:text-style-name="P5" draw:layer="layout" svg:width="0.033cm" svg:height="0.034cm" svg:x="9.453cm" svg:y="5.249cm" svg:viewBox="0 0 34 35" draw:points="0,0 34,0 34,35 0,35">
          <text:p/>
        </draw:polygon>
        <draw:path draw:style-name="gr5" draw:text-style-name="P5" draw:layer="layout" svg:width="0.161cm" svg:height="0.169cm" svg:x="9.493cm" svg:y="5.112cm" svg:viewBox="0 0 162 170" svg:d="M162 25h-25v145h-30v-34c-4 4-8 4-17 9-5 0-9 0-14 0-8 0-16 0-21-5-8-4-12-8-21-12-4-4-8-9-13-17 0-4-4-13-4-22 0-4 4-12 4-17 5-8 9-12 13-16 4-5 9-9 17-14 4 0 13 0 21 0h4c5 0 5 0 9 0 5 0 5 0 10 5 4 0 8 4 12 4v-26h-107v-25h162zM47 89c0 5 0 9 4 13 0 0 0 5 4 9 5 0 5 4 9 4 4 4 8 4 12 4 5 0 9 0 14-4l-35-43c0 0-4 5-4 9-4 4-4 4-4 8zM107 77c-4-5-8-9-12-9-10-4-14-4-19-4h-4-4l31 47c4-4 4-4 8-9 0-4 0-4 0-8z">
          <text:p/>
        </draw:path>
        <draw:path draw:style-name="gr5" draw:text-style-name="P5" draw:layer="layout" svg:width="0.119cm" svg:height="0.241cm" svg:x="9.603cm" svg:y="5.04cm" svg:viewBox="0 0 120 242" svg:d="M120 97h-21v145h-30v-145h-25v-25h76zM69 76v-4c-4-9-8-17-12-22-5-4-5-8-9-12 0-5-4-5-4-9-4 0-4-4-9-4h-4c-4 0-4 0-8 0h-23v-25h18c9 0 13 0 17 0 5 0 9 0 13 4 0 0 4 4 9 4 4 4 4 8 8 17 4 4 9 13 13 21 4 9 8 17 17 30z">
          <text:p/>
        </draw:path>
        <draw:path draw:style-name="gr5" draw:text-style-name="P5" draw:layer="layout" svg:width="0.216cm" svg:height="0.169cm" svg:x="9.714cm" svg:y="5.112cm" svg:viewBox="0 0 217 170" svg:d="M141 124c4-5 8-5 8-9 4-4 9-8 13-8 0-5 4-9 4-9 0-4 0-9 0-13v-4c0 0 0-4-4-4 0-5 0-5-4-5 0-4-5-4-5-4-4 0-8 0-8 4-4 0-9 0-9 5-4 4-4 4-8 8 0 4-5 4-5 9v76h-30v-38h-4c0 4 0 4-5 4 0 0-4 0-8 0 0 4-4 4-9 4-4 0-12-4-17-4-8-4-12-8-16-12-5-5-9-9-13-17 0-9-4-13-4-22 0-4 4-13 4-17 4-4 4-8 8-12 5-5 9-9 17-14 4 0 9-4 17-4 4 0 9 4 13 4 8 0 13 5 17 9v-26h-93v-25h217v25h-94v26c5 0 5-4 9-4s4-5 9-5c4 0 4 0 8 0h4c9 0 13 0 17 5 9 0 13 4 13 9 4 4 8 8 8 12 5 9 5 13 5 17 0 9 0 13-5 17 0 9-4 13-8 17-4 5-8 13-13 17-4 4-12 9-17 13zM93 77l-4-5c0 0-5 0-5-4-4 0-4 0-8 0 0-4-4-4-9-4 0 0-4 0-8 4 0 0-4 0-4 4-5 0-5 5-5 9 0 0-4 4-4 8 0 0 4 5 4 9 0 0 5 4 5 9 4 0 4 4 8 4s4 0 9 0c4 0 8 0 12 0 0-4 5-4 5-9 4 0 4-4 4-8 0 0 0-5 0-9z">
          <text:p/>
        </draw:path>
        <draw:path draw:style-name="gr5" draw:text-style-name="P5" draw:layer="layout" svg:width="0.131cm" svg:height="0.173cm" svg:x="9.922cm" svg:y="5.112cm" svg:viewBox="0 0 132 174" svg:d="M132 25h-39c4 8 4 13 9 17 0 8 0 13 0 17 0 8 0 12 0 17-5 4-5 8-9 12-4 5-4 9-13 9-4 4-8 4-17 9 4 4 9 8 13 12 0 5 4 9 8 13 5 4 9 8 13 13 5 4 9 4 14 8l-22 22c-5-4-9-8-17-13-5-9-9-13-13-17-4-9-9-13-13-21-4-5-8-13-12-17-5-5-9-13-13-18 0-4-4-8-4-12l25-13c0 4 4 8 4 13 4 4 9 4 13 4h4c0-4 4-4 4-4 0-5 5-5 5-9s0-4 0-8 0-13 0-17c-5-4-5-13-9-17h-63v-25h132z">
          <text:p/>
        </draw:path>
        <draw:path draw:style-name="gr5" draw:text-style-name="P5" draw:layer="layout" svg:width="0.148cm" svg:height="0.237cm" svg:x="9.977cm" svg:y="5.044cm" svg:viewBox="0 0 149 238" svg:d="M149 94h-25v144h-30v-144h-25v-25h25c0-5-4-13-4-18-4-5-4-9-9-13-4-4-4-4-8-9 0 0-4 0-9-4h-4c-4 0-4 0-8 0s-13 0-13 4c-4 5-8 9-8 13s4 9 4 14c4 4 8 8 13 17h-30c-4-9-10-13-14-22 0-5-4-9-4-17 0-5 4-9 4-13 4-4 4-9 10-13 4 0 8-4 17-4 4-4 12-4 21-4 12 0 21 0 29 4 9 4 13 8 22 17 4 4 8 13 12 21 0 9 4 18 4 27h30z">
          <text:p/>
        </draw:path>
        <draw:path draw:style-name="gr5" draw:text-style-name="P5" draw:layer="layout" svg:width="0.191cm" svg:height="0.169cm" svg:x="10.18cm" svg:y="5.112cm" svg:viewBox="0 0 192 170" svg:d="M192 25h-25v145h-26v-89h-30c5 4 9 8 9 13 0 4 4 8 4 17 0 4 0 8-4 13 0 4-4 8-9 12 0 0-4 4-8 9-8 0-13 0-21 0-4 0-13 0-17-5-9 0-13-4-17-8s-8-13-14-17c-4-8-8-13-12-21 0-5-5-13-5-22-4-8-4-16-4-21l27-4c4 13 4 25 8 34 4 8 8 17 8 21 5 5 9 9 13 13 4 0 9 4 13 4s4-4 8-4c5-4 5-8 5-13 0-4 0-4 0-8-5-5-5-5-5-9-4 0-4-4-8-8-4 0-4-5-9-5v-16h68v-31h-141v-25h192z">
          <text:p/>
        </draw:path>
        <draw:path draw:style-name="gr5" draw:text-style-name="P5" draw:layer="layout" svg:width="0.169cm" svg:height="0.169cm" svg:x="10.363cm" svg:y="5.112cm" svg:viewBox="0 0 170 170" svg:d="M170 25h-25v145h-34v-81h-47c0 5 0 9 0 13 0 5 0 5 0 9s-4 4-4 4h-4c-5 0-9 0-13 0 0 0-4-4-8-4 0-4-6-4-6-9-4-4-4-4-8-8 0-5 0-5-4-9 0-4 0-8 0-8 0-5 0-5 0-9 4 0 4 0 4-4 4 0 4 0 8 0h6 76v-39h-111v-25h170z">
          <text:p/>
        </draw:path>
        <draw:path draw:style-name="gr5" draw:text-style-name="P5" draw:layer="layout" svg:width="0.152cm" svg:height="0.169cm" svg:x="10.524cm" svg:y="5.112cm" svg:viewBox="0 0 153 170" svg:d="M153 25h-25v145h-30v-46c-8 8-17 8-25 8-4 0-4 0-9 0 0 0-4 0-8 0-4-4-9-4-13-8 0 0-5-5-9-9-5-4-5-8-9-17 0-4 0-13 0-21v-52h-25v-25h153zM98 25h-42v52c0 8 0 12 0 17 0 0 4 4 4 8 0 0 4 0 4 5 5 0 9 0 9 0 8 0 13 0 17-5 4-4 8-8 8-13z">
          <text:p/>
        </draw:path>
        <draw:path draw:style-name="gr5" draw:text-style-name="P5" draw:layer="layout" svg:width="0.153cm" svg:height="0.195cm" svg:x="10.668cm" svg:y="5.112cm" svg:viewBox="0 0 154 196" svg:d="M154 25h-34v52h-38c-13 0-17 4-26 8-4 4-9 13-9 22 0 4 5 8 5 12 0 5 4 9 8 13 0 4 5 4 9 8 4 0 8 0 13 0 4 0 4 0 8 0h4c0-4 0-4 0-8s0-8 0-13c0-4 5-8 5-12 4 0 4-5 8-5 4-4 9-4 13-4 0 0 4 0 8 0 0 4 5 4 5 4 4 5 4 5 4 9 4 4 4 8 4 13 0 0 0 4-4 8 0 4 0 4-4 8 0 5 0 5-5 9 0 4-4 4-4 8 4 9 9 13 17 22l-17 17c-8-5-13-9-17-13 0-4-4-13-8-17 0 0-5 0-9 0-4 4-4 4-8 4-5 0-9-4-17-4-5 0-9-4-13-4-5-5-10-9-14-13s-8-9-13-13c0-4-4-8-4-12 0-9-4-13-4-17 0-9 4-18 4-26 4-4 9-9 13-13s8-8 18-12c8 0 13-5 21-5h17v-26h-90v-25h154z">
          <text:p/>
        </draw:path>
        <draw:path draw:style-name="gr5" draw:text-style-name="P5" draw:layer="layout" svg:width="0.153cm" svg:height="0.169cm" svg:x="10.88cm" svg:y="5.112cm" svg:viewBox="0 0 154 170" svg:d="M154 25h-27v145h-29v-46c-9 8-17 8-26 8-4 0-4 0-8 0-5 0-5 0-9 0-4-4-8-4-12-8-5 0-5-5-9-9s-4-8-8-17c0-4-5-13-5-21v-52h-21v-25h154zM98 25h-47v52c0 8 0 12 4 17 0 0 0 4 4 8 0 0 5 0 5 5 4 0 4 0 8 0 9 0 13 0 17-5 4-4 4-8 9-13z">
          <text:p/>
        </draw:path>
        <draw:path draw:style-name="gr5" draw:text-style-name="P5" draw:layer="layout" svg:width="0.033cm" svg:height="0.034cm" svg:x="10.978cm" svg:y="5.061cm" svg:viewBox="0 0 34 35" svg:d="M0 18c0-5 0-5 0-9l4-5c0 0 4 0 4-4 4 0 4 0 9 0h4c4 4 4 4 4 4 5 0 5 5 5 5 0 4 4 4 4 9l-4 4c0 4 0 4-5 8h-4l-4 5c-5 0-5-5-9-5h-4c0-4-4-4-4-8z">
          <text:p/>
        </draw:path>
        <draw:path draw:style-name="gr5" draw:text-style-name="P5" draw:layer="layout" svg:width="0.17cm" svg:height="0.169cm" svg:x="11.024cm" svg:y="5.112cm" svg:viewBox="0 0 171 170" svg:d="M171 25h-21v145h-30v-38h-4c0 4-5 4-9 8 0 0-4 0-8 0 0 5-4 5-9 5 0 0-4 0-8 0s-13 0-17-5c-4 0-13-4-13-8-4-4-9-8-13-13 0-4 0-12 0-17 0-4 0-8 0-13 0-4 4-8 9-12h-31v-26h90v26h-17c-4 0-8 0-12 4 0 0-5 0-5 4-4 0-4 4-4 4 0 5 0 5 0 9s0 4 0 9c0 0 0 4 4 4 0 4 5 4 5 4 4 4 4 4 8 4s9 0 13-4c0 0 4 0 8-4l4-4c5-5 5-5 9-9v-73h-120v-25h171z">
          <text:p/>
        </draw:path>
        <draw:polygon draw:style-name="gr5" draw:text-style-name="P5" draw:layer="layout" svg:width="0.08cm" svg:height="0.169cm" svg:x="11.186cm" svg:y="5.112cm" svg:viewBox="0 0 81 170" draw:points="81,25 56,25 56,170 25,170 25,25 0,25 0,0 81,0">
          <text:p/>
        </draw:polygon>
        <draw:path draw:style-name="gr5" draw:text-style-name="P5" draw:layer="layout" svg:width="0.161cm" svg:height="0.169cm" svg:x="11.258cm" svg:y="5.112cm" svg:viewBox="0 0 162 170" svg:d="M0 25v-25h162v25h-26v145h-29v-42c0 0-5 0-5 4-4 0-4 0-8 0 0 4-5 4-10 4-4 0-4 0-8 0-8 0-17 0-25-4-9-4-13-8-18-17-8-4-8-13-12-21-5-5-5-13-9-22 9 0 13-4 13-4 4 0 8-4 8-4 5-4 5-4 5-8 0 0 0-5 0-9 0-5 0-5 0-9 0-5-5-9-5-13zM68 51c0 9 0 17-5 21-4 5-8 9-17 13 0 4 5 9 5 13 4 0 4 4 8 4 0 5 4 5 9 5 0 4 4 4 8 4s13-4 18-4c4-5 8-9 13-18v-64h-44c0 4 5 8 5 13 0 4 0 9 0 13z">
          <text:p/>
        </draw:path>
        <draw:path draw:style-name="gr5" draw:text-style-name="P5" draw:layer="layout" svg:width="0.157cm" svg:height="0.169cm" svg:x="11.41cm" svg:y="5.112cm" svg:viewBox="0 0 158 170" svg:d="M158 25h-25v145h-30v-93h-30c-4 0-8 4-12 4h-6c-4 4-4 4-4 8-4 0-4 5-4 9s0 9 4 13c0 4 4 8 4 13 6 4 10 8 14 16 4 5 9 9 13 13l-17 17c0 0-4 0-10-4 0 0-4-4-8-9-4-4-4-4-8-12-5-5-9-9-13-13 0-4-5-13-5-17-4-8-4-13-4-21 0-9 0-17 4-22 5-4 5-8 9-12 4 0 13-4 17-4s14-5 22-5h34v-26h-103v-25h158z">
          <text:p/>
        </draw:path>
        <draw:path draw:style-name="gr5" draw:text-style-name="P5" draw:layer="layout" svg:width="0.034cm" svg:height="0.068cm" svg:x="11.576cm" svg:y="5.247cm" svg:viewBox="0 0 35 69" svg:d="M5 0h30v22c0 13 0 17 0 26-5 4-5 8-9 13-4 4-12 8-17 8l-9-13c9 0 14-4 14-8 4-4 4-9 8-13h-17z">
          <text:p/>
        </draw:path>
        <draw:path draw:style-name="gr5" draw:text-style-name="P5" draw:layer="layout" svg:width="0.25cm" svg:height="0.169cm" svg:x="11.686cm" svg:y="5.112cm" svg:viewBox="0 0 251 170" svg:d="M17 89c0-4 4-12 4-17 4-8 9-12 13-16 4-5 8-9 17-14 8 0 13 0 21 0 4 0 13 0 17 0s9 5 13 5c4 4 8 4 8 9 4 0 9 4 13 8 0 4 4 4 4 8 0 5 4 9 4 9 0 13 0 21-4 30-4 4-8 13-13 17-4 4-8 8-16 12-5 5-13 5-22 5-4 0-12 0-17 0-4-5-8-5-12-9-5 0-9-4-13-8s-4-9-9-13c0-4-4-8-4-13 0-4-4-8-4-13zM114 25h-114v-25h114zM47 89c0 5 0 9 4 13 0 0 0 5 4 9 4 0 4 4 9 4 4 4 8 4 12 4h5c4 0 4 0 4-4l-30-43c0 0-4 5-4 9-4 4-4 8-4 8zM106 81c-4-4-8-9-13-13-4 0-12-4-17-4-4 0-4 0-8 0l30 43c0 0 4-5 4-9 4-4 4-9 4-17zM89 25v-25h162v25h-25v145h-30v-42c0 0-4 0-4 4-5 0-5 0-10 0-4 4-4 4-8 4-5 0-5 0-9 0-8 0-17 0-25-4-9-4-13-8-17-17-9-4-9-13-13-21-4-5-4-13-8-22 8 0 8-4 12-4 5 0 9-4 9-4 4-4 4-4 4-8 0 0 0-5 0-9 0-5 0-5 0-9 0-5-4-9-4-13zM157 51c0 9 0 17-4 21-5 5-9 9-17 13 0 4 4 9 4 13 4 0 4 4 8 4 0 5 5 5 9 5 0 4 4 4 8 4s13-4 17-4c5-5 10-9 14-18v-64h-48c5 4 9 8 9 13 0 4 0 9 0 13z">
          <text:p/>
        </draw:path>
        <draw:path draw:style-name="gr5" draw:text-style-name="P5" draw:layer="layout" svg:width="0.127cm" svg:height="0.25cm" svg:x="11.877cm" svg:y="5.031cm" svg:viewBox="0 0 128 251" svg:d="M128 107h-22v144h-30v-144h-25v-26h77zM76 85l-4-4c-4-5-9-9-9-9-4-4-8-8-12-8-5-5-9-5-13-5s-8-4-17-4h-21v-21h17c4 0 8 0 13 0 4 0 4 0 8 4 4 0 4 0 8 0 5 4 9 4 9 9 4 4 8 8 13 12 4 5 12 9 17 17-5-8-9-17-13-21s-9-8-9-13c-4-4-8-8-8-8-4-4-4-4-9-9-4 0-4 0-8 0s-8 0-8 0h-22v-25h17c9 0 17 0 21 4 5 0 13 5 17 5 0 4 5 8 9 12 0 4 4 9 8 13l26 51z">
          <text:p/>
        </draw:path>
        <draw:path draw:style-name="gr5" draw:text-style-name="P5" draw:layer="layout" svg:width="0.152cm" svg:height="0.199cm" svg:x="11.996cm" svg:y="5.112cm" svg:viewBox="0 0 153 200" svg:d="M90 131c4 0 8-4 12-4 0-4 5-4 5-9 0-4 0-4-5-4 0-4 0-4-4-8h-4c-4 0-10 0-14 0s-8 0-8 0c-5 0-9 0-9 4-4 0-8 0-8 4s-4 9-4 13 4 8 4 12c0 5 4 5 8 9 0 4 4 8 9 8 4 5 8 10 12 10 6 4 10 4 10 8 4 0 8 0 13 5l-13 21c-4 0-10-4-18-9-4 0-9-4-17-8-4-4-8-4-13-9-4-4-8-8-12-13-5-5-5-13-9-17 0-5 0-13 0-17 0-9 0-13 0-17 4-9 4-13 9-13 0-4 0-9-5-9 0-4 0-4-4-8 0-4 0-4 0-9 0 0 0-4 0-8 0 0 0-4 0-8 0 0 4-5 4-9 5 0 9-4 9-4 4 0 8 0 17 0h43v-17h-98v-25h153v25h-25v38h-65c-4 0-4 0-4 0l-4 4c0 4 0 4 0 4 0 5 0 5 0 5 0 4 0 4 0 4 8 0 17-4 25-4 10 0 14 4 22 4 5 0 13 4 17 8 4 5 9 9 9 13 4 5 4 9 4 17 0 5 0 13 0 17-4 4-4 9-9 9-4 4-8 8-12 8-4 4-9 4-13 4z">
          <text:p/>
        </draw:path>
        <draw:polygon draw:style-name="gr5" draw:text-style-name="P5" draw:layer="layout" svg:width="0.076cm" svg:height="0.169cm" svg:x="12.144cm" svg:y="5.112cm" svg:viewBox="0 0 77 170" draw:points="77,25 51,25 51,170 21,170 21,25 0,25 0,0 77,0">
          <text:p/>
        </draw:polygon>
        <draw:path draw:style-name="gr5" draw:text-style-name="P5" draw:layer="layout" svg:width="0.131cm" svg:height="0.173cm" svg:x="12.212cm" svg:y="5.112cm" svg:viewBox="0 0 132 174" svg:d="M132 25h-38c5 8 5 13 9 17 0 8 0 13 0 17 0 8 0 12 0 17-4 4-4 8-9 12-4 5-8 9-12 9-5 4-9 4-17 9 4 4 8 8 8 12 4 5 9 9 13 13s8 8 13 13c4 4 8 4 12 8l-21 22c-4-4-8-8-17-13-4-9-8-13-13-17-4-9-13-13-17-21-4-5-9-13-9-17-4-5-9-13-13-18 0-4-4-8-4-12l22-13c4 4 8 8 8 13 5 4 9 4 9 4 4 0 4 0 9 0 0-4 4-4 4-4 0-5 4-5 4-9s0-4 0-8 0-13 0-17c-4-4-8-13-8-17h-65v-25h132z">
          <text:p/>
        </draw:path>
        <draw:path draw:style-name="gr5" draw:text-style-name="P5" draw:layer="layout" svg:width="0.144cm" svg:height="0.237cm" svg:x="12.267cm" svg:y="5.044cm" svg:viewBox="0 0 145 238" svg:d="M145 94h-21v144h-30v-144h-25v-25h25c0-5-4-13-4-18-4-5-4-9-8-13-5-4-5-4-9-9-4 0-4 0-8-4h-5c-4 0-4 0-8 0s-14 0-18 4c0 5-4 9-4 13s4 9 4 14c4 4 9 8 14 17h-31c-4-9-8-13-13-22 0-5-4-9-4-17 0-5 4-9 4-13s5-9 9-13c4 0 8-4 17-4 4-4 13-4 22-4 8 0 21 0 30 4 8 4 12 8 21 17 4 4 8 13 12 21 0 9 5 18 5 27h25z">
          <text:p/>
        </draw:path>
        <draw:path draw:style-name="gr5" draw:text-style-name="P5" draw:layer="layout" svg:width="0.186cm" svg:height="0.237cm" svg:x="12.471cm" svg:y="5.044cm" svg:viewBox="0 0 187 238" svg:d="M76 94h-26v144h-25v-144h-25v-25h25c-4-9-8-18-8-27 0-4 0-13 4-17 0-4 4-8 8-13 5-4 13-8 17-8 9-4 17-4 26-4 14 0 26 0 35 4 12 4 21 8 29 13 9 8 17 17 26 25 8 9 17 18 25 31h-25c-4-4-4-9-9-13-4 0-8-4-12-9-5-5-9-5-13-9s-13-8-17-8c-4-5-8-5-17-9-4 0-14 0-18 0s-9 0-13 0c-4 4-8 4-13 4 0 5-4 9-4 9 0 4 0 8 0 13 0 0 0 5 0 9s4 4 4 9h26z">
          <text:p/>
        </draw:path>
        <draw:path draw:style-name="gr5" draw:text-style-name="P5" draw:layer="layout" svg:width="0.196cm" svg:height="0.169cm" svg:x="12.538cm" svg:y="5.112cm" svg:viewBox="0 0 197 170" svg:d="M197 25h-26v145h-30v-89h-29c4 4 8 8 12 13 0 4 0 8 0 17 0 4 0 8 0 13-4 4-4 8-8 12-4 0-9 4-13 9-4 0-8 0-17 0-8 0-12 0-21-5-4 0-13-4-17-8s-9-13-13-17c-5-8-5-13-9-21-4-5-4-13-8-22 0-8 0-16-5-21l31-4c0 13 4 25 8 34 0 8 5 17 9 21 4 5 8 9 13 13 4 0 4 4 8 4s9-4 9-4c4-4 4-8 4-13 0-4 0-4 0-8 0-5 0-5-4-9 0 0-5-4-5-8-4 0-8-5-12-5v-16h67v-31h-141v-25h197z">
          <text:p/>
        </draw:path>
        <draw:path draw:style-name="gr5" draw:text-style-name="P5" draw:layer="layout" svg:width="0.182cm" svg:height="0.173cm" svg:x="12.725cm" svg:y="5.112cm" svg:viewBox="0 0 183 174" svg:d="M128 170v-103h-4c-4 0-4 0-8 4 0 0-5 0-5 5l-4 4c0 4 0 8 0 8v5 4h-26c0-4 0-9 0-13-5 0-5-4-5-8l-4-5c-4-4-4-4-8-4h-5c-4 4-4 4-4 9l-4 4c0 4 0 4 0 8 0 9 0 18 4 22 4 8 9 13 13 17s8 8 17 12c4 5 13 9 17 13l-13 22c-4 0-8-4-13-4-4-4-8-9-12-14-5 0-9-4-17-8-5-9-9-13-13-17-4-8-4-13-8-21-5-4-5-13-5-22 0-8 0-12 5-21 0-4 4-8 8-12 4-5 8-9 13-13 4 0 8-4 17-4 4 0 8 4 8 4 4 0 9 0 9 4 4 0 4 4 8 4 0 5 4 5 4 5l5-5c4-4 4-4 9-4 0-4 4-4 9-4h4c4 0 4 0 4 0 4 0 4 0 4 0v-17h-128v-25h183v25h-25v145z">
          <text:p/>
        </draw:path>
        <draw:polygon draw:style-name="gr5" draw:text-style-name="P5" draw:layer="layout" svg:width="0.081cm" svg:height="0.169cm" svg:x="12.899cm" svg:y="5.112cm" svg:viewBox="0 0 82 170" draw:points="82,25 56,25 56,170 27,170 27,25 0,25 0,0 82,0">
          <text:p/>
        </draw:polygon>
        <draw:path draw:style-name="gr5" draw:text-style-name="P5" draw:layer="layout" svg:width="0.034cm" svg:height="0.119cm" svg:x="13.06cm" svg:y="5.162cm" svg:viewBox="0 0 35 120" svg:d="M0 30v-30h35v30zM0 120v-35h35v35z">
          <text:p/>
        </draw:path>
        <draw:path draw:style-name="gr5" draw:text-style-name="P5" draw:layer="layout" svg:width="0.204cm" svg:height="0.173cm" svg:x="13.111cm" svg:y="5.112cm" svg:viewBox="0 0 205 174" svg:d="M30 25h-30v-25h205v25h-27v145h-29v-145h-35c5 4 9 8 9 13 0 8 4 12 4 17 0 4-4 12-4 16 0 5-4 9-9 13-4 9-4 13-8 17-8 5-13 5-17 9 4 4 9 4 13 8 4 5 8 9 8 13 4 4 9 8 13 13 4 4 8 8 8 12l-17 18c-4-4-8-8-12-13s-4-9-9-13c-4-4-12-9-17-13-4-4-8-8-12-12-5 4-13 4-17 4s-9 0-13-4c-4 0-8 0-8-5-5 0-5-4-9-8v-4c0-5 0-5 0-9 4 0 4-4 4-4 5-5 5-5 9-5s8-4 8-4c5 0 13 4 17 4s9 5 13 5h4l4-5c5 0 5-4 9-4 0-4 4-4 4-8 4 0 4-5 4-9 5-4 5-8 5-12 0-5 0-9-5-9 0-4 0-8-4-13 0 0-4-4-8-4 0 0-5-4-9-4s-4 0-8 4h-5c0 4 0 4 0 4 0 5 0 5 0 9s0 8 5 8c0 5 8 5 12 5v25c-8 0-17 0-21-4-4 0-8-5-12-9-5 0-9-4-13-8 0-9 0-13 0-17s0-9 0-17z">
          <text:p/>
        </draw:path>
        <draw:path draw:style-name="gr5" draw:text-style-name="P5" draw:layer="layout" svg:width="0.153cm" svg:height="0.199cm" svg:x="13.306cm" svg:y="5.112cm" svg:viewBox="0 0 154 200" svg:d="M85 131c9 0 13-4 13-4 4-4 4-4 4-9 0-4 0-4 0-4 0-4-4-4-4-8-4 0-4 0-9 0-4 0-8 0-12 0 0 0-5 0-9 0s-4 0-9 4c-4 0-4 0-8 4 0 4 0 9 0 13s0 8 0 12c4 5 4 5 8 9 5 4 9 8 9 8 4 5 9 10 13 10 4 4 8 4 13 8 4 0 8 0 8 5l-8 21c-9 0-13-4-17-9-9 0-13-4-18-8-4-4-12-4-16-9-5-4-9-8-9-13-4-5-8-13-8-17-5-5-5-13-5-17 0-9 0-13 5-17 0-9 4-13 8-13-4-4-4-9-4-9-4-4-4-4-4-8s-5-4-5-9c0 0 0-4 0-8 0 0 0-4 0-8 5 0 5-5 9-9 0 0 4-4 8-4 5 0 9 0 13 0h47v-17h-98v-25h154v25h-27v38h-68-4v4c-4 0-4 0-4 0 0 4 0 4 0 4 0 5 0 5 0 5 0 4 0 4 4 4s13-4 22-4c8 0 17 4 21 4 8 0 13 4 17 8 4 5 8 9 12 13 0 5 5 9 5 17 0 5 0 13-5 17 0 4-4 9-8 9-4 4-4 8-8 8-5 4-9 4-13 4z">
          <text:p/>
        </draw:path>
        <draw:path draw:style-name="gr5" draw:text-style-name="P5" draw:layer="layout" svg:width="0.178cm" svg:height="0.173cm" svg:x="13.45cm" svg:y="5.112cm" svg:viewBox="0 0 179 174" svg:d="M179 25h-34v38h-60c0 0-4 0-4 4-4 0-4 0-4 4v5c0 0 4 0 4 4h4c0 4 5 4 9 4h29c5 0 13 0 17 0 5 4 5 9 9 9 4 4 4 8 4 13 4 4 4 8 4 12 0 9 0 17-4 21-4 9-4 13-13 17-4 5-8 10-17 14-4 0-12 4-25 4-8 0-17-4-25-4-9-4-18-9-26-18-9-4-17-13-21-21s-9-21-13-30l25-8c0 4 5 13 9 17 4 8 8 13 13 21 8 4 13 8 21 8 4 5 13 5 17 5s8 0 13 0c4 0 8-5 8-5 4-4 4-4 4-8 5-4 5-8 5-8 0-5 0-9 0-9l-5-4h-4c-4 0-4 0-8 0h-30c-4 0-13-4-17-4-4-5-4-9-9-13-4-5-4-9-4-13-4-4-4-9-4-17 0-4 0-8 4-8 0-5 0-9 4-9 0-4 5-4 9-4s9-4 13-4h38v-13h-115v-25h179z">
          <text:p/>
        </draw:path>
        <draw:path draw:style-name="gr5" draw:text-style-name="P5" draw:layer="layout" svg:width="0.123cm" svg:height="0.241cm" svg:x="13.578cm" svg:y="5.04cm" svg:viewBox="0 0 124 242" svg:d="M124 97h-26v145h-30v-145h-25v-25h81zM73 76l-5-4c-4-9-8-17-12-22 0-4-5-8-5-12-4-5-8-5-8-9-4 0-4-4-4-4-4 0-4 0-9 0-4 0-4 0-8 0h-22v-25h22c4 0 8 0 13 0 4 0 8 0 12 4 4 0 4 4 9 4 4 4 8 8 12 17 0 4 5 13 9 21 4 9 13 17 17 30z">
          <text:p/>
        </draw:path>
        <draw:path draw:style-name="gr5" draw:text-style-name="P5" draw:layer="layout" svg:width="0.183cm" svg:height="0.173cm" svg:x="13.692cm" svg:y="5.112cm" svg:viewBox="0 0 184 174" svg:d="M128 170v-103c-4 0-4 0-4 0-4 0-4 0-8 4 0 0-4 0-4 5-5 0-5 4-5 4 0 4 0 8 0 8v5 4h-25c0-4-5-9-5-13 0 0 0-4 0-8-4 0-4-5-8-5 0-4 0-4-4-4-5 0-5 0-9 0 0 4 0 4 0 9-4 0-4 4-4 4 0 4 0 4 0 8 0 9 0 18 4 22 4 8 4 13 13 17 4 4 8 8 13 12 8 5 12 9 21 13l-13 22c-4 0-8-4-13-4-4-4-8-9-12-14-5 0-13-4-18-8-4-9-9-13-13-17-4-8-8-13-8-21-5-4-5-13-5-22 0-8 0-12 0-21 5-4 9-8 9-12 4-5 8-9 17-13 5 0 9-4 18-4 4 0 4 4 8 4s9 0 9 4c4 0 4 4 8 4 0 5 0 5 4 5l5-5c4-4 4-4 8-4 0-4 5-4 5-4 4 0 8 0 8 0 4 0 4 0 4 0 4 0 4 0 4 0v-17h-128v-25h184v25h-26v145z">
          <text:p/>
        </draw:path>
        <draw:path draw:style-name="gr5" draw:text-style-name="P5" draw:layer="layout" svg:width="0.237cm" svg:height="0.17cm" svg:x="1.812cm" svg:y="5.904cm" svg:viewBox="0 0 238 171" svg:d="M13 68c0 4 4 8 4 13 0 4 4 8 4 12 4 6 4 10 9 14 0 5 4 9 8 9 4 4 8 8 13 8 0 4 8 4 13 4 4 0 8 0 12-4 0 0 5-4 9-4 0-4 0-4 4-8 0-5 0-9 0-9 0-10-4-18-8-22-5-5-13-5-26-5h-4-5v-17c5 0 5 0 5 0 4 0 8 0 13-4 4 0 8 0 12-4 0 0 5-4 5-8 4 0 4-5 4-9s0-4-4-8c0 0 0-5-5-5 0-4-4-4-4-4-4 0-4 0-8 0-5 0-5 0-5 0-4 0-4 0-8 0 0 0-5 0-5 4-4 0-8 0-8 0l-8-12c8-5 12-5 16-9 5 0 13 0 18 0 4 0 12 0 17 0 4 4 8 4 8 9 4 4 9 8 9 12 4 5 4 9 4 13 0 13-9 21-21 30v4c8 0 12 4 12 4 5 0 5 4 9 4s4 0 8 0h4c5-4 5-4 9-4 0 0 4 0 8-4 0 0 5 0 5-4v-64h42v17h-21v154h-21v-86c-5 0-9 4-13 4s-4 0-9 0c-4 0-4 0-4 0-4 0-4 0-4 0 0 4 0 10 0 14s0 13-4 17c0 4-4 8-9 13-4 4-8 8-12 8-5 4-13 4-17 4-9 0-13-4-22-4-4-4-8-4-12-8-5-5-9-9-13-17-4-4-9-9-9-13-4-4-4-10-8-14 0-4 0-8 0-13zM238 17h-21v154h-22v-154h-26v-17h69z">
          <text:p/>
        </draw:path>
        <draw:path draw:style-name="gr5" draw:text-style-name="P5" draw:layer="layout" svg:width="0.136cm" svg:height="0.17cm" svg:x="2.058cm" svg:y="5.904cm" svg:viewBox="0 0 137 171" svg:d="M43 38c0 0 5 0 5-4v-4c0-4 0-4 0-9h-5c0-4-4-4-4-4h-5-4c-5 0-5 4-5 4-4 0-4 5-4 5 0 4 0 8 0 8 0 4 0 9 0 13s4 4 4 8c5 0 5 4 9 4 5 0 9 5 14 5 4 0 8 0 8-5 4 0 8 0 8 0l5 17c-5 0-5 0-5 0-4 0-4 5-8 5s-4 0-8 4c0 0-5 0-5 4-4 0-4 4-4 4-5 6-5 10-5 14 0 0 0 5 5 9 0 0 0 4 4 4 0 4 5 4 5 4 4 4 8 4 12 4s9-4 13-4 8-4 8-8c5 0 9-4 9-9 4 0 4-4 9-8v-99h38v17h-21v154h-17v-43h-5c0 0-4 5-8 9 0 0-5 0-9 4-4 0-4 0-8 0-5 4-9 4-9 4-8 0-12-4-17-4-4 0-9-4-13-8-5-5-9-9-9-13-4-4-4-8-4-17 0-4 0-10 4-14 0-4 4-8 9-13-5-4-9-4-13-8-4 0-4-4-9-9-4-4-4-8-4-12-4-4-4-9-4-13s4-8 4-13c0-4 4-8 9-12 0-5 4-5 8-9 4 0 9 0 13 0 9 0 14 0 14 0 4 4 8 4 12 9 0 4 4 4 4 8s0 9 0 9c0 4 0 4 0 8v4c-4 5-4 5-4 5 0 4 0 4 0 4z">
          <text:p/>
        </draw:path>
        <draw:polygon draw:style-name="gr5" draw:text-style-name="P5" draw:layer="layout" svg:width="0.064cm" svg:height="0.17cm" svg:x="2.189cm" svg:y="5.904cm" svg:viewBox="0 0 65 171" draw:points="65,17 43,17 43,171 26,171 26,17 0,17 0,0 65,0">
          <text:p/>
        </draw:polygon>
        <draw:path draw:style-name="gr5" draw:text-style-name="P5" draw:layer="layout" svg:width="0.119cm" svg:height="0.17cm" svg:x="2.249cm" svg:y="5.904cm" svg:viewBox="0 0 120 171" svg:d="M120 17h-43c4 9 4 13 9 21 4 9 4 13 4 21 0 5 0 9-4 13 0 9-5 13-5 17-4 0-8 4-12 10-5 0-9 4-18 4 9 9 13 21 22 30 8 8 21 17 30 25l-13 13c-4-4-9-9-17-13-4-8-9-13-17-17-5-8-9-13-14-21-4-4-8-8-13-17-4-4-4-10-8-18-4-4-4-9-9-13l17-8c5 4 5 12 9 12 4 5 9 9 13 9 5 0 5-4 9-4 0 0 4-5 4-9 5 0 5-4 5-8 0 0 4-5 4-9s-4-4-4-8 0-9-5-9c0-4 0-8-4-12 0 0 0-5-4-9h-56v-17h120z">
          <text:p/>
        </draw:path>
        <draw:path draw:style-name="gr5" draw:text-style-name="P5" draw:layer="layout" svg:width="0.208cm" svg:height="0.17cm" svg:x="2.423cm" svg:y="5.904cm" svg:viewBox="0 0 209 171" svg:d="M209 17h-99v47c4-9 8-13 17-13 4-4 13-4 17-4s13 0 17 0c5 4 9 8 14 8 0 4 4 9 4 17 4 4 4 9 4 17 0 4 0 14-4 18 0 9-4 13-9 17-4 4-9 9-13 13-5 4-9 4-13 8l-13-17c4 0 4-4 9-4l4-4c4 0 4-4 8-4 0-4 5-9 5-9 4-4 4-4 4-8 5-6 5-10 5-14 0 0 0-4-5-9 0 0 0-4 0-8-4 0-4 0-9-4-4 0-4 0-8 0s-9 0-13 4c0 0-4 4-8 4-5 4-5 9-9 13 0 0-4 4-4 8v78h-17v-43h-4c-5 5-5 5-9 5 0 4-4 4-8 4 0 0-4 0-9 0-8 0-12 0-17-4-8 0-12-5-17-9-4-4-8-8-8-17-4-4-4-8-4-18 0-8 0-13 4-17 0-8 4-13 8-17 5 0 9-4 13-8 4 0 9-4 17-4 4 0 9 4 9 4 4 0 8 0 12 4 0 0 4 0 4 4 5 0 5 4 9 4v-42h-93v-17h209zM59 64c-4 0-4 0-8 0-5 4-9 4-9 8-4 0-4 4-4 9-4 4-4 8-4 8 0 4 0 10 4 14 0 4 0 4 4 9 4 4 4 4 9 8 4 0 8 0 12 0 0 0 5 0 9 0s8-4 8-8c4 0 9-5 9-9 4-4 4-14 4-18v-4c0-5-4-5-4-9-5 0-9-4-9-4-4-4-8-4-8-4-4 0-9 0-13 0z">
          <text:p/>
        </draw:path>
        <draw:path draw:style-name="gr5" draw:text-style-name="P5" draw:layer="layout" svg:width="0.089cm" svg:height="0.072cm" svg:x="2.444cm" svg:y="5.836cm" svg:viewBox="0 0 90 73" svg:d="M90 73h-17l-10-16c-4-9-8-17-12-22-4-4-9-8-9-12-4 0-8-6-12-6 0 0-5 0-9 0h-21v-17h21c4 0 9 0 13 0 0 0 4 0 8 5 5 0 5 4 9 8 4 0 8 4 8 14 4 4 10 8 14 17 4 8 8 17 13 25z">
          <text:p/>
        </draw:path>
        <draw:path draw:style-name="gr5" draw:text-style-name="P5" draw:layer="layout" svg:width="0.183cm" svg:height="0.17cm" svg:x="2.698cm" svg:y="5.904cm" svg:viewBox="0 0 184 171" svg:d="M17 68c0 4 0 8 5 13 0 4 4 8 4 12 0 6 4 10 8 14 0 5 5 9 9 9 4 4 4 8 8 8 5 4 9 4 13 4 8 0 13 0 13-4 4 0 8-4 8-4 4-4 4-4 4-8 5-5 5-9 5-9 0-10-5-18-9-22-8-5-13-5-25-5h-4-5v-17h5c4 0 8 0 12-4 4 0 9 0 13-4 0 0 4-4 4-8 0 0 4-5 4-9s-4-4-4-8c0 0 0-5-4-5 0-4-4-4-4-4-5 0-9 0-9 0-4 0-4 0-8 0h-4c0 0-5 0-9 4h-4l-9-12c5-5 13-5 17-9 5 0 13 0 17 0s9 0 13 0c4 4 8 4 13 9 4 4 8 8 8 12 0 5 4 9 4 13 0 13-8 21-21 30v4c4 0 9 4 13 4s4 4 8 4h5c4 0 4 0 8 0 0-4 5-4 10-4 0 0 4 0 4-4 4 0 4 0 8-4v-64h43v17h-26v154h-17v-86c-4 0-8 4-12 4-5 0-10 0-14 0s-4 0-4 0h-5c5 4 5 10 5 14s0 13-5 17c0 4-4 8-8 13-4 4-9 8-13 8-4 4-13 4-17 4-8 0-12-4-21-4-4-4-8-4-13-8-8-5-8-9-12-17-5-4-9-9-9-13-4-4-4-10-8-14 0-4 0-8-5-13z">
          <text:p/>
        </draw:path>
        <draw:path draw:style-name="gr5" draw:text-style-name="P5" draw:layer="layout" svg:width="0.149cm" svg:height="0.17cm" svg:x="2.872cm" svg:y="5.904cm" svg:viewBox="0 0 150 171" svg:d="M150 17h-26v154h-17v-90h-51c0 4-4 8-4 12 0 6 0 10 0 10 0 4 0 4 0 9-4 0-4 0-4 0-4 0-9 0-13-5-4-4-4-4-8-8-4-6-4-10-9-14 0-4 0-4 0-9 0-4 0-4 0-4 0-4 5-4 5-4 4 0 4 0 8 0l4-4h72v-47h-107v-17h150z">
          <text:p/>
        </draw:path>
        <draw:path draw:style-name="gr5" draw:text-style-name="P5" draw:layer="layout" svg:width="0.111cm" svg:height="0.064cm" svg:x="2.91cm" svg:y="6.065cm" svg:viewBox="0 0 112 65" svg:d="M48 9c4 0 8-4 13-4 8-5 13-5 17-5s8 0 13 5c4 0 8 0 12 4 0 4 5 4 5 9 4 5 4 9 4 13s0 8-4 13c0 4-5 8-9 12-4 5-8 5-13 9-4 0-12 0-21 0s-13 0-21-4c-9 0-13-5-17-9-4 0-13-4-17-8 0-5-4-9-10-13l10-13c4 5 8 9 13 13 4 4 8 8 12 8 5 5 9 5 13 9 4 0 13 0 17 0s9 0 13 0 8-4 8-4c5-5 5-5 9-5 0-4 0-4 0-8s0-8-4-8c-5-5-9-5-13-5s-4 0-9 5c-4 0-8 0-17 4z">
          <text:p/>
        </draw:path>
        <draw:path draw:style-name="gr5" draw:text-style-name="P5" draw:layer="layout" svg:width="0.174cm" svg:height="0.17cm" svg:x="3.012cm" svg:y="5.904cm" svg:viewBox="0 0 175 171" svg:d="M175 0v17h-25v154h-17v-78h-68c0 6-9 6-13 6 9 13 17 21 26 34 8 8 16 17 29 25l-13 13c-8-4-12-9-16-13-9-8-13-13-17-17-5-8-13-13-17-17-5-8-9-12-9-21-4-4-8-10-13-18 0-4-4-9-9-13l18-8c0 4 4 4 4 8l4 4 5 5c4 0 4 0 4 0 8 0 8-5 13-9 4 0 4-8 4-13 0-4 0-8 0-12-4-4-4-9-4-13 0 0-5-4-5-8 0-5-4-5-4-9h-52v-17zM133 17h-60c0 9 5 13 5 21 4 9 4 13 4 21 0 5 0 5 0 9s0 4-4 8h55z">
          <text:p/>
        </draw:path>
        <draw:polygon draw:style-name="gr5" draw:text-style-name="P5" draw:layer="layout" svg:width="0.067cm" svg:height="0.17cm" svg:x="3.178cm" svg:y="5.904cm" svg:viewBox="0 0 68 171" draw:points="68,17 43,17 43,171 26,171 26,17 0,17 0,0 68,0">
          <text:p/>
        </draw:polygon>
        <draw:path draw:style-name="gr5" draw:text-style-name="P5" draw:layer="layout" svg:width="0.119cm" svg:height="0.17cm" svg:x="3.237cm" svg:y="5.904cm" svg:viewBox="0 0 120 171" svg:d="M120 17h-43c5 9 9 13 9 21 4 9 4 13 4 21 0 5 0 9 0 13-4 9-4 13-8 17-5 0-9 4-13 10-4 0-9 4-17 4 8 9 17 21 25 30 9 8 17 17 30 25l-13 13c-8-4-12-9-17-13-8-8-12-13-17-17-4-8-12-13-16-21-5-4-9-8-9-17-4-4-8-10-13-18 0-4-4-9-4-13l13-8c4 4 4 12 8 12 5 5 9 9 13 9s8-4 8-4c5 0 5-5 9-9 0 0 0-4 4-8 0 0 0-5 0-9s0-4 0-8c-4-4-4-9-4-9-4-4-4-8-4-12-5 0-5-5-9-9h-56v-17h120z">
          <text:p/>
        </draw:path>
        <draw:path draw:style-name="gr5" draw:text-style-name="P5" draw:layer="layout" svg:width="0.148cm" svg:height="0.17cm" svg:x="3.411cm" svg:y="5.904cm" svg:viewBox="0 0 149 171" svg:d="M149 17h-25v154h-17v-55c-4 4-13 8-17 8-9 4-13 4-21 4-5 0-10 0-18-4-4 0-9-4-13-8s-8-9-8-13c-5-10-5-14-5-22v-64h-25v-17h149zM107 17h-65v64c0 4 5 8 5 12 0 6 0 6 4 10 0 4 4 4 8 4 0 5 5 5 10 5 8 0 17-5 21-5 8-4 13-8 17-18z">
          <text:p/>
        </draw:path>
        <draw:path draw:style-name="gr5" draw:text-style-name="P5" draw:layer="layout" svg:width="0.148cm" svg:height="0.17cm" svg:x="3.551cm" svg:y="5.904cm" svg:viewBox="0 0 149 171" svg:d="M149 17h-25v154h-17v-103h-39c-4 0-9 4-13 4s-8 0-8 4c-5 0-5 5-9 5 0 4 0 8 0 18 0 4 0 13 0 17 4 8 9 12 13 17 0 4 4 12 8 17 9 4 13 4 13 8l-8 13h-5c-4-4-8-4-8-9-4-4-9-8-13-12-4-5-4-9-8-13-5-9-9-13-9-21 0-4-4-13-4-23 0-8 4-12 4-21 4-4 4-8 9-8 4-5 8-9 17-9 4 0 12 0 17 0h43v-38h-107v-17h149z">
          <text:p/>
        </draw:path>
        <draw:polygon draw:style-name="gr5" draw:text-style-name="P5" draw:layer="layout" svg:width="0.068cm" svg:height="0.17cm" svg:x="3.691cm" svg:y="5.904cm" svg:viewBox="0 0 69 171" draw:points="69,17 43,17 43,171 25,171 25,17 0,17 0,0 69,0">
          <text:p/>
        </draw:polygon>
        <draw:path draw:style-name="gr5" draw:text-style-name="P5" draw:layer="layout" svg:width="0.022cm" svg:height="0.119cm" svg:x="3.839cm" svg:y="5.955cm" svg:viewBox="0 0 23 120" svg:d="M0 22v-22h23v22zM0 120v-26h23v26z">
          <text:p/>
        </draw:path>
        <draw:polygon draw:style-name="gr5" draw:text-style-name="P5" draw:layer="layout" svg:width="0.106cm" svg:height="0.166cm" svg:x="3.962cm" svg:y="5.908cm" svg:viewBox="0 0 107 167" draw:points="0,167 0,0 30,0 30,89 68,47 107,47 64,89 107,167 77,167 43,111 30,129 30,167">
          <text:p/>
        </draw:polygon>
        <draw:path draw:style-name="gr5" draw:text-style-name="P5" draw:layer="layout" svg:width="0.11cm" svg:height="0.123cm" svg:x="4.081cm" svg:y="5.951cm" svg:viewBox="0 0 111 124" svg:d="M30 39l-26-4c0-13 9-23 17-27 5-4 17-8 35-8 13 0 26 0 30 4 8 4 13 8 17 14 0 4 4 17 4 29v34c0 13 0 22 0 26s4 8 4 17h-29c0-4-5-9-5-13-4 4-12 9-17 9-8 4-12 4-22 4-12 0-21 0-29-9-5-8-9-17-9-25 0-9 0-13 4-17 5-4 9-8 13-13 9-4 17-4 26-8 17 0 26-5 30-9 0-8 0-13-4-13 0-4-9-4-17-4-4 0-9 0-14 0-4 4-4 9-8 13zM73 65c-4 4-8 4-17 4-8 4-18 4-18 8-4 0-8 4-8 9 0 4 4 8 8 12 0 5 5 5 10 5 8 0 12 0 17-5 4-4 8-8 8-12 0 0 0-9 0-13z">
          <text:p/>
        </draw:path>
        <draw:path draw:style-name="gr5" draw:text-style-name="P5" draw:layer="layout" svg:width="0.115cm" svg:height="0.123cm" svg:x="4.208cm" svg:y="5.951cm" svg:viewBox="0 0 116 124" svg:d="M112 39l-30 4c0-4-4-8-9-13 0-4-9-4-13-4-9 0-13 0-17 9-9 4-9 12-9 25s0 26 9 30c4 8 8 8 17 8s13 0 18-4c0-4 4-8 4-17l34 4c-4 17-9 26-21 34-9 5-22 9-35 9-17 0-34-4-43-17-8-9-17-26-17-42 0-22 9-39 17-47 9-14 26-18 43-18 13 0 26 4 35 8 8 10 17 18 17 31z">
          <text:p/>
        </draw:path>
        <draw:path draw:style-name="gr5" draw:text-style-name="P5" draw:layer="layout" svg:width="0.106cm" svg:height="0.166cm" svg:x="4.344cm" svg:y="5.908cm" svg:viewBox="0 0 107 167" svg:d="M30 0v60c13-13 26-17 39-17 8 0 13 0 21 4 4 4 9 4 13 8 0 5 4 9 4 17 0 5 0 13 0 22v73h-30v-65c0-13 0-21 0-25-4-5-4-5-8-9-4 0-4 0-13 0-5 0-9 0-13 4-5 0-5 5-9 9 0 4-4 13-4 26v60h-30v-167z">
          <text:p/>
        </draw:path>
        <draw:path draw:style-name="gr5" draw:text-style-name="P5" draw:layer="layout" svg:width="0.106cm" svg:height="0.166cm" svg:x="4.484cm" svg:y="5.908cm" svg:viewBox="0 0 107 167" svg:d="M31 0v60c13-13 25-17 38-17 8 0 13 0 21 4 4 4 9 4 13 8 0 5 4 9 4 17 0 5 0 13 0 22v73h-30v-65c0-13 0-21 0-25-4-5-4-5-8-9-4 0-4 0-13 0-4 0-8 0-12 4-5 0-9 5-9 9s-4 13-4 26v60h-31v-167z">
          <text:p/>
        </draw:path>
        <draw:path draw:style-name="gr5" draw:text-style-name="P5" draw:layer="layout" svg:width="0.03cm" svg:height="0.166cm" svg:x="4.624cm" svg:y="5.908cm" svg:viewBox="0 0 31 167" svg:d="M0 30v-30h31v30zM0 167v-120h31v120z">
          <text:p/>
        </draw:path>
        <draw:path draw:style-name="gr5" draw:text-style-name="P5" draw:layer="layout" svg:width="0.123cm" svg:height="0.165cm" svg:x="4.671cm" svg:y="5.955cm" svg:viewBox="0 0 124 166" svg:d="M0 0h34l29 86 31-86h30l-43 116-4 17c-4 8-9 12-9 16-5 5-9 9-9 9-4 4-8 4-13 8-4 0-12 0-17 0-4 0-12 0-17 0l-4-25c4 0 9 0 13 0 8 0 13 0 17-4s8-13 8-17z">
          <text:p/>
        </draw:path>
        <draw:path draw:style-name="gr5" draw:text-style-name="P5" draw:layer="layout" svg:width="0.111cm" svg:height="0.123cm" svg:x="4.806cm" svg:y="5.951cm" svg:viewBox="0 0 112 124" svg:d="M34 39l-29-4c4-13 8-23 17-27 8-4 17-8 33-8 13 0 26 0 30 4 10 4 14 8 18 14 0 4 4 17 4 29v34c0 13 0 22 0 26s5 8 5 17h-31c0-4 0-9-4-13-5 4-13 9-17 9-5 4-13 4-21 4-13 0-22 0-26-9-8-8-13-17-13-25 0-9 0-13 5-17 4-4 8-8 12-13 9-4 17-4 26-8 17 0 25-5 29-9 0-8 0-13-4-13 0-4-8-4-17-4-4 0-8 0-12 0 0 4-5 9-5 13zM72 65c-4 4-8 4-17 4-8 4-12 4-16 8-5 0-9 4-9 9 0 4 4 8 9 12 0 5 4 5 12 5 4 0 9 0 13-5 4-4 8-8 8-12 0 0 0-9 0-13z">
          <text:p/>
        </draw:path>
        <draw:path draw:style-name="gr5" draw:text-style-name="P5" draw:layer="layout" svg:width="0.11cm" svg:height="0.123cm" svg:x="4.942cm" svg:y="5.951cm" svg:viewBox="0 0 111 124" svg:d="M111 124h-34v-64c0-13 0-21 0-25-4 0-4-5-8-9-4 0-4 0-10 0-8 0-12 0-16 4-5 0-9 5-9 13 0 4-4 13-4 26v55h-30v-120h30v18c8-14 21-22 39-22 8 0 13 0 21 4 4 0 9 4 13 8 0 6 4 10 4 14s4 13 4 21z">
          <text:p/>
        </draw:path>
        <draw:path draw:style-name="gr5" draw:text-style-name="P5" draw:layer="layout" svg:width="0.068cm" svg:height="0.161cm" svg:x="5.133cm" svg:y="5.913cm" svg:viewBox="0 0 69 162" svg:d="M69 42v25h-22v47c0 9 0 14 0 18 0 0 0 4 4 4h4c0 0 4 0 14-4v26c-5 4-14 4-22 4-9 0-13 0-17 0-5-4-9-4-9-9-4-4-4-8-4-12-4-5-4-13-4-23v-51h-13v-25h13v-25l34-17v42z">
          <text:p/>
        </draw:path>
        <draw:path draw:style-name="gr5" draw:text-style-name="P5" draw:layer="layout" svg:width="0.122cm" svg:height="0.123cm" svg:x="5.214cm" svg:y="5.951cm" svg:viewBox="0 0 123 124" svg:d="M0 60c0-8 4-21 8-30 4-8 13-18 21-22 9-4 21-8 34-8 17 0 31 4 43 18 13 12 17 25 17 47 0 16-4 29-17 42-12 13-26 17-43 17-13 0-21 0-34-4-8-9-17-13-21-26-4-8-8-21-8-34zM34 65c0 8 4 21 8 25 4 8 13 8 21 8 9 0 13 0 21-8 5-4 9-17 9-25 0-13-4-22-9-30-8-5-12-9-21-9-8 0-17 4-21 9-4 8-8 17-8 30z">
          <text:p/>
        </draw:path>
        <draw:polygon draw:style-name="gr5" draw:text-style-name="P5" draw:layer="layout" svg:width="0.034cm" svg:height="0.165cm" svg:x="5.363cm" svg:y="5.909cm" svg:viewBox="0 0 35 166" draw:points="0,0 35,0 35,166 0,166">
          <text:p/>
        </draw:polygon>
        <draw:path draw:style-name="gr5" draw:text-style-name="P5" draw:layer="layout" svg:width="0.11cm" svg:height="0.123cm" svg:x="5.417cm" svg:y="5.951cm" svg:viewBox="0 0 111 124" svg:d="M31 39l-27-4c0-13 9-23 17-27 5-4 18-8 35-8 13 0 26 0 30 4 9 4 13 8 17 14 0 4 4 17 4 29v34c0 13 0 22 0 26s4 8 4 17h-29c0-4 0-9-4-13-5 4-13 9-17 9-9 4-13 4-22 4-13 0-22 0-30-9-5-8-9-17-9-25 0-9 0-13 4-17 5-4 9-8 13-13 9-4 18-4 26-8 18 0 26-5 30-9 0-8 0-13-4-13 0-4-8-4-17-4-4 0-9 0-13 0 0 4-4 9-8 13zM73 65c-4 4-8 4-17 4-8 4-17 4-17 8-4 0-8 4-8 9 0 4 4 8 8 12 0 5 4 5 9 5 8 0 13 0 17-5 4-4 8-8 8-12 0 0 0-9 0-13z">
          <text:p/>
        </draw:path>
        <draw:path draw:style-name="gr5" draw:text-style-name="P5" draw:layer="layout" svg:width="0.033cm" svg:height="0.068cm" svg:x="5.549cm" svg:y="6.04cm" svg:viewBox="0 0 34 69" svg:d="M4 0h30v26c0 9 0 13 0 22-4 4-4 8-8 12s-13 9-18 9l-8-13c8 0 13-4 13-8 5-5 5-9 5-13h-14z">
          <text:p/>
        </draw:path>
        <draw:path draw:style-name="gr5" draw:text-style-name="P5" draw:layer="layout" svg:width="0.119cm" svg:height="0.169cm" svg:x="5.608cm" svg:y="5.951cm" svg:viewBox="0 0 120 170" svg:d="M4 132l38 5c0 4 0 4 5 8 0 0 4 0 12 0 9 0 13 0 17 0 5-4 9-8 9-8 0-5 0-9 0-17v-17c-9 12-21 21-34 21-17 0-30-9-38-21-9-13-13-26-13-43 0-18 4-35 17-43 9-13 21-17 34-17 17 0 25 8 38 21v-17h31v107c0 13-6 26-6 30-4 8-8 12-12 17 0 4-9 8-13 8-8 4-17 4-30 4-17 0-33-4-42-8-8-9-13-17-13-30zM34 60c0 13 0 21 8 30 5 4 9 8 17 8 9 0 13-4 17-8 9-9 9-17 9-30 0-14 0-22-4-26-9-9-13-9-22-9-8 0-12 0-17 9-8 4-8 12-8 26z">
          <text:p/>
        </draw:path>
        <draw:path draw:style-name="gr5" draw:text-style-name="P5" draw:layer="layout" svg:width="0.076cm" svg:height="0.123cm" svg:x="5.757cm" svg:y="5.951cm" svg:viewBox="0 0 77 124" svg:d="M29 124h-29v-120h25v18c8-10 13-14 17-18s8-4 13-4c9 0 13 0 22 4l-13 31c-4-5-9-5-14-5-4 0-8 0-12 5 0 0-5 4-5 12-4 5-4 18-4 39z">
          <text:p/>
        </draw:path>
        <draw:path draw:style-name="gr5" draw:text-style-name="P5" draw:layer="layout" svg:width="0.11cm" svg:height="0.123cm" svg:x="5.837cm" svg:y="5.951cm" svg:viewBox="0 0 111 124" svg:d="M30 39l-26-4c0-13 9-23 17-27 4-4 17-8 35-8 13 0 26 0 30 4 8 4 13 8 17 14 0 4 4 17 4 29v34c0 13 0 22 0 26s4 8 4 17h-29c0-4 0-9-5-13-4 4-12 9-16 9-9 4-14 4-23 4-13 0-21 0-30-9-4-8-8-17-8-25 0-9 0-13 4-17s9-8 13-13c8-4 17-4 25-8 19 0 27-5 31-9 0-8 0-13-4-13 0-4-8-4-17-4-5 0-10 0-14 0 0 4-4 9-8 13zM73 65c-4 4-8 4-17 4-9 4-18 4-18 8-4 0-8 4-8 9 0 4 4 8 8 12 0 5 4 5 14 5 4 0 9 0 13-5 4-4 8-8 8-12 0 0 0-9 0-13z">
          <text:p/>
        </draw:path>
        <draw:path draw:style-name="gr5" draw:text-style-name="P5" draw:layer="layout" svg:width="0.178cm" svg:height="0.123cm" svg:x="5.969cm" svg:y="5.951cm" svg:viewBox="0 0 179 124" svg:d="M0 4h29v14c13-10 26-18 38-18 9 0 13 0 22 4 4 4 8 8 12 14 5-6 9-10 17-14 5-4 13-4 17-4 13 0 17 0 26 4 4 4 8 8 13 18 0 4 5 13 5 25v77h-35v-68c0-13 0-21-5-26 0-4-4-4-12-4-4 0-9 0-13 4-4 0-4 5-8 9 0 8 0 17 0 26v59h-34v-68c0-9 0-17 0-21 0-5-5-5-5-9-4 0-8 0-12 0-5 0-9 0-13 4-4 0-4 5-9 9 0 4 0 13 0 26v59h-33z">
          <text:p/>
        </draw:path>
        <draw:path draw:style-name="gr5" draw:text-style-name="P5" draw:layer="layout" svg:width="0.115cm" svg:height="0.166cm" svg:x="6.24cm" svg:y="5.908cm" svg:viewBox="0 0 116 167" svg:d="M0 167v-167h30v60c8-13 21-17 33-17 18 0 27 4 40 17 8 8 13 25 13 42 0 22-5 39-13 48-13 13-22 17-40 17-4 0-12 0-16-4-9-5-13-9-17-13v17zM30 102c0 14 0 22 4 27 8 8 13 12 25 12 4 0 13 0 17-8 5-4 5-13 5-26s0-26-5-30c-4-9-13-9-21-9s-13 0-17 9c-4 4-8 12-8 25z">
          <text:p/>
        </draw:path>
        <draw:path draw:style-name="gr5" draw:text-style-name="P5" draw:layer="layout" svg:width="0.123cm" svg:height="0.123cm" svg:x="6.371cm" svg:y="5.951cm" svg:viewBox="0 0 124 124" svg:d="M0 60c0-8 5-21 9-30 4-8 13-18 21-22 10-4 22-8 35-8 17 0 30 4 42 18 13 12 17 25 17 47 0 16-4 29-17 42-12 13-25 17-42 17-13 0-21 0-35-4-8-9-17-13-21-26-4-8-9-21-9-34zM34 65c0 8 6 21 10 25 4 8 12 8 21 8 8 0 13 0 21-8 4-4 9-17 9-25 0-13-5-22-9-30-8-5-13-9-21-9-9 0-17 4-21 9-4 8-10 17-10 30z">
          <text:p/>
        </draw:path>
        <draw:polygon draw:style-name="gr5" draw:text-style-name="P5" draw:layer="layout" svg:width="0.11cm" svg:height="0.166cm" svg:x="6.52cm" svg:y="5.908cm" svg:viewBox="0 0 111 167" draw:points="0,167 0,0 31,0 31,89 69,47 107,47 64,89 111,167 77,167 47,111 31,129 31,167">
          <text:p/>
        </draw:polygon>
        <draw:path draw:style-name="gr5" draw:text-style-name="P5" draw:layer="layout" svg:width="0.11cm" svg:height="0.123cm" svg:x="6.639cm" svg:y="5.951cm" svg:viewBox="0 0 111 124" svg:d="M35 39l-31-4c4-13 8-23 18-27 8-4 17-8 34-8 12 0 25 0 29 4 9 4 13 8 18 14 0 4 4 17 4 29v34c0 13 0 22 0 26s4 8 4 17h-30c0-4 0-9-4-13-4 4-13 9-17 9-4 4-13 4-21 4-13 0-21 0-27-9-8-8-12-17-12-25 0-9 0-13 4-17s8-8 14-13c8-4 17-4 25-8 17 0 25-5 30-9 0-8 0-13-5-13 0-4-8-4-17-4-4 0-8 0-12 0 0 4-4 9-4 13zM73 65c0 4-9 4-17 4-9 4-13 4-17 8-4 0-9 4-9 9 0 4 5 8 9 12 0 5 4 5 12 5 5 0 9 0 13-5 4-4 9-8 9-12 0 0 0-9 0-13z">
          <text:p/>
        </draw:path>
        <draw:path draw:style-name="gr5" draw:text-style-name="P5" draw:layer="layout" svg:width="0.077cm" svg:height="0.123cm" svg:x="6.774cm" svg:y="5.951cm" svg:viewBox="0 0 78 124" svg:d="M31 124h-31v-120h31v18c4-10 9-14 13-18s8-4 12-4c9 0 13 0 22 4l-9 31c-8-5-13-5-17-5s-8 0-12 5c0 0-5 4-5 12-4 5-4 18-4 39z">
          <text:p/>
        </draw:path>
        <draw:path draw:style-name="gr5" draw:text-style-name="P5" draw:layer="layout" svg:width="0.029cm" svg:height="0.166cm" svg:x="6.864cm" svg:y="5.908cm" svg:viewBox="0 0 30 167" svg:d="M0 30v-30h30v30zM0 167v-120h30v120z">
          <text:p/>
        </draw:path>
        <draw:path draw:style-name="gr5" draw:text-style-name="P5" draw:layer="layout" svg:width="0.114cm" svg:height="0.165cm" svg:x="6.991cm" svg:y="5.951cm" svg:viewBox="0 0 115 166" svg:d="M0 4h30v17c5-9 9-13 13-17 9-4 17-4 21-4 17 0 26 4 38 17 9 8 13 25 13 42 0 22-4 39-13 48-12 13-21 17-38 17-4 0-12 0-17-4-4 0-8-5-17-13v59h-30zM30 59c0 14 5 27 9 31 4 8 13 8 21 8 4 0 13 0 17-8 4-4 9-13 9-26s-5-26-9-30c-4-5-13-9-21-9-4 0-13 4-17 9-4 4-9 12-9 25z">
          <text:p/>
        </draw:path>
        <draw:path draw:style-name="gr5" draw:text-style-name="P5" draw:layer="layout" svg:width="0.123cm" svg:height="0.123cm" svg:x="7.122cm" svg:y="5.951cm" svg:viewBox="0 0 124 124" svg:d="M0 60c0-8 4-21 9-30 4-8 13-18 22-22 8-4 21-8 34-8 17 0 29 4 42 18 13 12 17 25 17 47 0 16-4 29-17 42s-25 17-42 17c-13 0-22 0-34-4-9-9-18-13-22-26-5-8-9-21-9-34zM35 65c0 8 4 21 8 25 5 8 13 8 22 8 8 0 12 0 21-8 4-4 8-17 8-25 0-13-4-22-8-30-9-5-13-9-21-9-9 0-17 4-22 9-4 8-8 17-8 30z">
          <text:p/>
        </draw:path>
        <draw:path draw:style-name="gr5" draw:text-style-name="P5" draw:layer="layout" svg:width="0.114cm" svg:height="0.123cm" svg:x="7.258cm" svg:y="5.951cm" svg:viewBox="0 0 115 124" svg:d="M0 90l34-4c0 4 4 8 8 12 5 5 9 5 17 5 9 0 13 0 17-5 5-4 5-4 5-8s0-4 0-4c-5-5-9-5-13-5-26-8-43-12-47-16-13-9-17-18-17-26 0-13 4-21 13-31 8-4 21-8 38-8s30 4 38 8c10 4 14 14 18 22l-30 9c-5-4-5-9-9-13-4 0-8-4-17-4-8 0-13 4-17 4 0 4-4 4-4 9 0 0 0 4 4 4s13 4 30 8c17 5 30 9 35 13 8 9 12 17 12 26 0 8-8 21-17 29-9 5-22 9-39 9s-29 0-38-9c-13-8-17-17-21-25z">
          <text:p/>
        </draw:path>
        <draw:path draw:style-name="gr5" draw:text-style-name="P5" draw:layer="layout" svg:width="0.068cm" svg:height="0.161cm" svg:x="7.385cm" svg:y="5.913cm" svg:viewBox="0 0 69 162" svg:d="M69 42v25h-21v47c0 9 0 14 0 18 0 0 0 4 4 4h4c5 0 9 0 13-4v26c-4 4-13 4-21 4-9 0-13 0-17 0-5-4-9-4-9-9-5-4-5-8-5-12-4-5-4-13-4-23v-51h-13v-25h13v-25l35-17v42z">
          <text:p/>
        </draw:path>
        <draw:path draw:style-name="gr5" draw:text-style-name="P5" draw:layer="layout" svg:width="0.114cm" svg:height="0.166cm" svg:x="7.538cm" svg:y="5.908cm" svg:viewBox="0 0 115 167" svg:d="M0 167v-167h29v60c9-13 23-17 35-17 17 0 26 4 39 17 8 8 12 25 12 42 0 22-4 39-12 48-13 13-22 17-39 17-4 0-12 0-17-4-9-5-13-9-18-13v17zM29 102c0 14 0 22 5 27 8 8 13 12 26 12 4 0 13 0 17-8 4-4 4-13 4-26s0-26-4-30c-4-9-13-9-21-9-9 0-14 0-18 9-4 4-9 12-9 25z">
          <text:p/>
        </draw:path>
        <draw:path draw:style-name="gr5" draw:text-style-name="P5" draw:layer="layout" svg:width="0.106cm" svg:height="0.166cm" svg:x="7.678cm" svg:y="5.908cm" svg:viewBox="0 0 107 167" svg:d="M31 0v60c12-13 25-17 38-17 8 0 12 0 21 4 4 4 8 4 13 8 0 5 4 9 4 17 0 5 0 13 0 22v73h-30v-65c0-13 0-21 0-25-4-5-4-5-8-9-5 0-5 0-13 0-4 0-8 0-13 4-4 0-8 5-8 9s-4 13-4 26v60h-31v-167z">
          <text:p/>
        </draw:path>
        <draw:path draw:style-name="gr5" draw:text-style-name="P5" draw:layer="layout" svg:width="0.123cm" svg:height="0.123cm" svg:x="7.809cm" svg:y="5.951cm" svg:viewBox="0 0 124 124" svg:d="M0 60c0-8 4-21 9-30 4-8 12-18 21-22 8-4 21-8 35-8 17 0 29 4 42 18 13 12 17 25 17 47 0 16-4 29-17 42s-25 17-42 17c-14 0-22 0-35-4-9-9-17-13-21-26-5-8-9-21-9-34zM34 65c0 8 4 21 9 25 4 8 12 8 22 8 8 0 12 0 21-8 4-4 8-17 8-25 0-13-4-22-8-30-9-5-13-9-21-9-10 0-18 4-22 9-5 8-9 17-9 30z">
          <text:p/>
        </draw:path>
        <draw:polygon draw:style-name="gr5" draw:text-style-name="P5" draw:layer="layout" svg:width="0.034cm" svg:height="0.165cm" svg:x="7.958cm" svg:y="5.909cm" svg:viewBox="0 0 35 166" draw:points="0,0 35,0 35,166 0,166">
          <text:p/>
        </draw:polygon>
        <draw:path draw:style-name="gr5" draw:text-style-name="P5" draw:layer="layout" svg:width="0.11cm" svg:height="0.123cm" svg:x="8.013cm" svg:y="5.951cm" svg:viewBox="0 0 111 124" svg:d="M77 86l30 4c0 13-9 21-17 25-9 9-22 9-35 9-21 0-34-4-47-17-4-13-8-26-8-42 0-22 4-35 13-47 12-14 25-18 42-18 18 0 31 4 39 18 13 12 17 29 17 55h-81c0 8 4 17 8 21s13 9 17 9c8 0 13-5 13-5 4-4 9-8 9-12zM81 52c-4-9-4-17-8-22-5-4-10-4-18-4s-13 0-17 4c-4 9-8 13-8 22z">
          <text:p/>
        </draw:path>
        <draw:path draw:style-name="gr5" draw:text-style-name="P5" draw:layer="layout" svg:width="0.106cm" svg:height="0.166cm" svg:x="8.149cm" svg:y="5.908cm" svg:viewBox="0 0 107 167" svg:d="M29 0v60c13-13 26-17 39-17 9 0 13 0 17 4 9 4 13 4 18 8 0 5 4 9 4 17 0 5 0 13 0 22v73h-30v-65c0-13 0-21 0-25-4-5-4-5-9-9-5 0-9 0-13 0-5 0-9 0-13 4-4 0-8 5-8 9s-5 13-5 26v60h-29v-167z">
          <text:p/>
        </draw:path>
        <draw:path draw:style-name="gr5" draw:text-style-name="P5" draw:layer="layout" svg:width="0.11cm" svg:height="0.123cm" svg:x="8.28cm" svg:y="5.951cm" svg:viewBox="0 0 111 124" svg:d="M31 39l-27-4c0-13 9-23 17-27 6-4 18-8 35-8 13 0 26 0 30 4 8 4 13 8 17 14 0 4 4 17 4 29v34c0 13 0 22 0 26s4 8 4 17h-29c0-4-5-9-5-13-4 4-12 9-17 9-8 4-12 4-21 4-12 0-22 0-30-9-5-8-9-17-9-25 0-9 0-13 4-17 5-4 9-8 13-13 10-4 18-4 26-8 17 0 26-5 30-9 0-8 0-13-4-13 0-4-9-4-17-4-4 0-9 0-13 0-4 4-4 9-8 13zM73 65c-4 4-8 4-17 4-8 4-17 4-17 8-4 0-8 4-8 9 0 4 4 8 8 12 0 5 4 5 9 5 8 0 12 0 17-5 4-4 8-8 8-12 0 0 0-9 0-13z">
          <text:p/>
        </draw:path>
        <draw:path draw:style-name="gr5" draw:text-style-name="P5" draw:layer="layout" svg:width="0.076cm" svg:height="0.123cm" svg:x="8.416cm" svg:y="5.951cm" svg:viewBox="0 0 77 124" svg:d="M30 124h-30v-120h30v18c4-10 8-14 12-18s9-4 13-4c9 0 14 0 22 4l-13 31c-4-5-9-5-13-5-5 0-9 0-13 5 0 0-4 4-4 12-4 5-4 18-4 39z">
          <text:p/>
        </draw:path>
        <draw:path draw:style-name="gr5" draw:text-style-name="P5" draw:layer="layout" svg:width="0.11cm" svg:height="0.123cm" svg:x="8.497cm" svg:y="5.951cm" svg:viewBox="0 0 111 124" svg:d="M34 39l-30-4c4-13 8-23 17-27s18-8 35-8c12 0 25 0 29 4 9 4 13 8 17 14 0 4 4 17 4 29v34c0 13 0 22 0 26s5 8 5 17h-30c0-4 0-9-4-13-4 4-13 9-17 9-4 4-13 4-21 4-14 0-22 0-27-9-8-8-12-17-12-25 0-9 0-13 4-17s8-8 13-13c8-4 17-4 26-8 17 0 25-5 30-9 0-8 0-13-5-13 0-4-8-4-17-4-4 0-8 0-12 0 0 4-5 9-5 13zM73 65c-5 4-9 4-17 4-9 4-13 4-17 8-5 0-9 4-9 9 0 4 4 8 9 12 0 5 4 5 12 5 5 0 9 0 13-5 4-4 9-8 9-12 0 0 0-9 0-13z">
          <text:p/>
        </draw:path>
        <draw:path draw:style-name="gr5" draw:text-style-name="P5" draw:layer="layout" svg:width="0.034cm" svg:height="0.068cm" svg:x="8.628cm" svg:y="6.04cm" svg:viewBox="0 0 35 69" svg:d="M5 0h30v26c0 9 0 13 0 22-5 4-5 8-9 12s-12 9-17 9l-9-13c9 0 14-4 14-8 4-5 4-9 4-13h-13z">
          <text:p/>
        </draw:path>
        <draw:polygon draw:style-name="gr5" draw:text-style-name="P5" draw:layer="layout" svg:width="0.178cm" svg:height="0.119cm" svg:x="8.679cm" svg:y="5.955cm" svg:viewBox="0 0 179 120" draw:points="38,120 0,0 34,0 55,77 76,0 106,0 123,77 149,0 179,0 141,120 110,120 89,43 68,120">
          <text:p/>
        </draw:polygon>
        <draw:path draw:style-name="gr5" draw:text-style-name="P5" draw:layer="layout" svg:width="0.11cm" svg:height="0.123cm" svg:x="8.865cm" svg:y="5.951cm" svg:viewBox="0 0 111 124" svg:d="M34 39l-29-4c4-13 8-23 17-27 8-4 17-8 33-8 13 0 26 0 30 4 9 4 13 8 18 14 0 4 4 17 4 29v34c0 13 0 22 0 26s4 8 4 17h-30c0-4 0-9-4-13-5 4-13 9-17 9-5 4-13 4-21 4-13 0-22 0-26-9-8-8-13-17-13-25 0-9 0-13 5-17 4-4 8-8 12-13 9-4 17-4 26-8 17 0 25-5 29-9 0-8 0-13-4-13 0-4-8-4-17-4-4 0-8 0-12 0 0 4-5 9-5 13zM72 65c-4 4-8 4-17 4-8 4-12 4-16 8-5 0-9 4-9 9 0 4 4 8 9 12 0 5 4 5 12 5 4 0 9 0 13-5 4-4 8-8 8-12 0 0 0-9 0-13z">
          <text:p/>
        </draw:path>
        <draw:path draw:style-name="gr5" draw:text-style-name="P5" draw:layer="layout" svg:width="0.076cm" svg:height="0.123cm" svg:x="9.001cm" svg:y="5.951cm" svg:viewBox="0 0 77 124" svg:d="M31 124h-31v-120h31v18c4-10 8-14 12-18 5-4 9-4 13-4 9 0 13 0 21 4l-8 31c-9-5-13-5-17-5s-9 0-13 5c0 0-4 4-4 12-4 5-4 18-4 39z">
          <text:p/>
        </draw:path>
        <draw:path draw:style-name="gr5" draw:text-style-name="P5" draw:layer="layout" svg:width="0.118cm" svg:height="0.166cm" svg:x="9.082cm" svg:y="5.908cm" svg:viewBox="0 0 119 167" svg:d="M119 167h-29v-17c-4 4-13 8-17 13-9 4-14 4-22 4-13 0-26-4-34-17-9-9-17-26-17-43 0-22 8-39 17-47 8-13 21-17 34-17s26 4 35 17v-60h33zM34 102c0 14 0 22 4 31 4 4 13 8 21 8 10 0 14 0 22-8 5-4 5-13 5-26s0-26-5-30c-8-9-12-9-22-9-8 0-13 0-17 9-4 4-8 12-8 25z">
          <text:p/>
        </draw:path>
        <draw:path draw:style-name="gr5" draw:text-style-name="P5" draw:layer="layout" svg:width="0.106cm" svg:height="0.123cm" svg:x="9.294cm" svg:y="5.951cm" svg:viewBox="0 0 107 124" svg:d="M107 124h-31v-64c0-13 0-21 0-25-4 0-4-5-8-9-5 0-9 0-13 0s-9 0-13 4c-4 0-8 5-8 13 0 4-5 13-5 26v55h-29v-120h29v18c9-14 22-22 39-22 8 0 12 0 22 4 4 0 8 4 13 8 0 6 4 10 4 14s0 13 0 21z">
          <text:p/>
        </draw:path>
        <draw:path draw:style-name="gr5" draw:text-style-name="P5" draw:layer="layout" svg:width="0.106cm" svg:height="0.119cm" svg:x="9.434cm" svg:y="5.955cm" svg:viewBox="0 0 107 120" svg:d="M77 120v-21c-4 8-8 12-17 17-4 4-14 4-22 4-9 0-13 0-21-4-5-5-13-9-13-13-4-9-4-17-4-30v-73h29v56c0 13 0 26 5 30 0 4 0 4 4 8 4 0 8 5 13 5s9-5 13-5c5-4 9-8 9-12 4-5 4-17 4-34v-48h30v120z">
          <text:p/>
        </draw:path>
        <draw:path draw:style-name="gr5" draw:text-style-name="P5" draw:layer="layout" svg:width="0.179cm" svg:height="0.123cm" svg:x="9.569cm" svg:y="5.951cm" svg:viewBox="0 0 180 124" svg:d="M0 4h30v14c13-10 26-18 38-18 9 0 13 0 22 4 4 4 8 8 12 14 5-6 9-10 17-14 5-4 14-4 18-4 9 0 17 0 26 4 4 4 8 8 12 18 0 4 5 13 5 25v77h-34v-68c0-13 0-21-5-26 0-4-4-4-13-4-4 0-9 0-13 4-4 0-4 5-8 9 0 8 0 17 0 26v59h-34v-68c0-9 0-17 0-21 0-5-5-5-5-9-4 0-8 0-12 0-5 0-9 0-13 4-4 0-4 5-9 9 0 4 0 13 0 26v59h-34z">
          <text:p/>
        </draw:path>
        <draw:path draw:style-name="gr5" draw:text-style-name="P5" draw:layer="layout" svg:width="0.115cm" svg:height="0.166cm" svg:x="9.777cm" svg:y="5.908cm" svg:viewBox="0 0 116 167" svg:d="M0 167v-167h30v60c9-13 21-17 34-17 17 0 27 4 39 17 9 8 13 25 13 42 0 22-4 39-13 48-12 13-22 17-39 17-4 0-13 0-17-4-8-5-13-9-17-13v17zM30 102c0 14 0 22 4 27 9 8 13 12 26 12 4 0 13 0 17-8 4-4 4-13 4-26s0-26-4-30c-4-9-13-9-22-9-8 0-12 0-16 9-5 4-9 12-9 25z">
          <text:p/>
        </draw:path>
        <draw:path draw:style-name="gr5" draw:text-style-name="P5" draw:layer="layout" svg:width="0.11cm" svg:height="0.123cm" svg:x="9.909cm" svg:y="5.951cm" svg:viewBox="0 0 111 124" svg:d="M34 39l-30-4c4-13 9-23 17-27 9-4 17-8 35-8 13 0 25 0 30 4 8 4 12 8 17 14 0 4 4 17 4 29v34c0 13 0 22 0 26s4 8 4 17h-30c0-4 0-9-4-13-4 4-13 9-17 9-4 4-12 4-22 4-13 0-21 0-25-9-9-8-13-17-13-25 0-9 0-13 4-17s9-8 13-13c8-4 17-4 25-8 18 0 27-5 31-9 0-8 0-13-4-13 0-4-9-4-17-4-4 0-10 0-14 0 0 4-4 9-4 13zM73 65c-4 4-9 4-17 4-8 4-14 4-18 8-4 0-8 4-8 9 0 4 4 8 8 12 0 5 4 5 14 5 4 0 8 0 12-5 5-4 9-8 9-12 0 0 0-9 0-13z">
          <text:p/>
        </draw:path>
        <draw:path draw:style-name="gr5" draw:text-style-name="P5" draw:layer="layout" svg:width="0.076cm" svg:height="0.123cm" svg:x="10.045cm" svg:y="5.951cm" svg:viewBox="0 0 77 124" svg:d="M30 124h-30v-120h30v18c5-10 9-14 13-18s8-4 13-4c8 0 12 0 21 4l-9 31c-8-5-12-5-17-5-4 0-8 0-12 5 0 0-4 4-4 12-5 5-5 18-5 39z">
          <text:p/>
        </draw:path>
        <draw:path draw:style-name="gr5" draw:text-style-name="P5" draw:layer="layout" svg:width="0.11cm" svg:height="0.166cm" svg:x="10.189cm" svg:y="5.908cm" svg:viewBox="0 0 111 167" svg:d="M55 0c17 0 30 5 38 17 9 13 18 34 18 68 0 31-9 52-18 65-8 13-21 17-38 17s-30-4-38-17c-9-13-17-34-17-65 0-34 8-55 17-68 8-12 21-17 38-17zM55 26c-4 0-9 0-9 4-4 0-8 4-8 13-4 8-4 21-4 42 0 17 0 31 4 39 0 9 4 13 8 13 0 4 5 4 9 4s8 0 8-4c5 0 9-4 9-13 4-8 4-22 4-39 0-21 0-34-4-42 0-4-4-13-9-13 0-4-4-4-8-4z">
          <text:p/>
        </draw:path>
        <draw:path draw:style-name="gr5" draw:text-style-name="P5" draw:layer="layout" svg:width="0.11cm" svg:height="0.166cm" svg:x="10.316cm" svg:y="5.908cm" svg:viewBox="0 0 111 167" svg:d="M30 77c-9-5-13-9-17-17-5-5-9-13-9-17 0-13 4-21 13-30 9-8 21-13 38-13s31 5 39 13c9 9 13 17 13 30 0 8-4 12-8 21-5 4-9 8-17 13 8 4 17 8 21 17 4 4 8 13 8 22 0 17-4 30-17 38-8 9-22 13-39 13-13 0-25-4-34-9-13-12-21-25-21-38 0-9 4-18 8-26 5-9 13-13 22-17zM34 43c0 8 4 12 8 17 0 4 9 4 13 4s13 0 13-4c4-5 8-9 8-17 0-4-4-9-8-13 0-4-9-4-13-4s-13 0-13 4c-4 4-8 9-8 13zM34 116c0 8 0 17 4 21s13 4 17 4c9 0 13 0 17-4s4-13 4-21c0-9 0-14-4-18s-8-9-17-9c-8 0-13 5-17 9s-4 9-4 18z">
          <text:p/>
        </draw:path>
        <draw:path draw:style-name="gr5" draw:text-style-name="P5" draw:layer="layout" svg:width="0.034cm" svg:height="0.068cm" svg:x="10.447cm" svg:y="6.04cm" svg:viewBox="0 0 35 69" svg:d="M5 0h30v26c0 9 0 13 0 22-4 4-4 8-8 12s-13 9-17 9l-10-13c10 0 14-4 18-8 0-5 0-9 5-13h-18z">
          <text:p/>
        </draw:path>
        <draw:path draw:style-name="gr5" draw:text-style-name="P5" draw:layer="layout" svg:width="0.111cm" svg:height="0.166cm" svg:x="10.515cm" svg:y="5.908cm" svg:viewBox="0 0 112 167" svg:d="M30 0v60c13-13 25-17 38-17 9 0 13 0 21 4 5 4 9 4 14 8 0 5 4 9 4 17 0 5 5 13 5 22v73h-35v-65c0-13 0-21 0-25-5-5-5-5-9-9 0 0-4 0-8 0-9 0-13 0-17 4-5 0-5 5-9 9 0 4-4 13-4 26v60h-30v-167z">
          <text:p/>
        </draw:path>
        <draw:path draw:style-name="gr5" draw:text-style-name="P5" draw:layer="layout" svg:width="0.123cm" svg:height="0.123cm" svg:x="10.647cm" svg:y="5.951cm" svg:viewBox="0 0 124 124" svg:d="M0 60c0-8 4-21 8-30 5-8 13-18 21-22 13-4 22-8 34-8 17 0 30 4 43 18 14 12 18 25 18 47 0 16-4 29-18 42-13 13-26 17-43 17-12 0-21 0-34-4-8-9-16-13-21-26-4-8-8-21-8-34zM34 65c0 8 4 21 8 25 4 8 13 8 21 8 9 0 13 0 22-8 4-4 8-17 8-25 0-13-4-22-8-30-9-5-13-9-22-9-8 0-17 4-21 9-4 8-8 17-8 30z">
          <text:p/>
        </draw:path>
        <draw:path draw:style-name="gr5" draw:text-style-name="P5" draw:layer="layout" svg:width="0.106cm" svg:height="0.119cm" svg:x="10.795cm" svg:y="5.955cm" svg:viewBox="0 0 107 120" svg:d="M77 120v-21c-4 8-9 12-17 17-5 4-13 4-22 4-8 0-12 0-21-4-4-5-8-9-12-13-5-9-5-17-5-30v-73h30v56c0 13 0 26 4 30 0 4 0 4 4 8 5 0 9 5 13 5s9-5 13-5c4-4 9-8 9-12 4-5 4-17 4-34v-48h30v120z">
          <text:p/>
        </draw:path>
        <draw:path draw:style-name="gr5" draw:text-style-name="P5" draw:layer="layout" svg:width="0.114cm" svg:height="0.123cm" svg:x="10.923cm" svg:y="5.951cm" svg:viewBox="0 0 115 124" svg:d="M0 90l33-4c0 4 5 8 9 12 4 5 8 5 17 5 8 0 13 0 17-5 5-4 5-4 5-8s0-4 0-4c-5-5-9-5-14-5-25-8-42-12-46-16-9-9-17-18-17-26 0-13 4-21 12-31 9-4 22-8 39-8s30 4 39 8c8 4 13 14 17 22l-30 9c-5-4-5-9-9-13-5 0-9-4-17-4-9 0-13 4-17 4 0 4-5 4-5 9l5 4c4 0 12 4 29 8 18 5 31 9 35 13 9 9 13 17 13 26 0 8-4 21-17 29-9 5-22 9-39 9s-30 0-38-9c-9-8-17-17-21-25z">
          <text:p/>
        </draw:path>
        <draw:path draw:style-name="gr5" draw:text-style-name="P5" draw:layer="layout" svg:width="0.11cm" svg:height="0.123cm" svg:x="11.054cm" svg:y="5.951cm" svg:viewBox="0 0 111 124" svg:d="M77 86l34 4c-4 13-13 21-21 25-9 9-17 9-34 9s-34-4-42-17c-9-13-14-26-14-42 0-22 5-35 18-47 8-14 21-18 38-18s30 4 42 18c9 12 13 29 13 55h-80c4 8 4 17 8 21s13 9 21 9c5 0 9-5 9-5 4-4 8-8 8-12zM81 52c0-9-4-17-8-22-4-4-8-4-17-4-4 0-13 0-17 4-4 9-4 13-4 22z">
          <text:p/>
        </draw:path>
        <draw:path draw:style-name="gr5" draw:text-style-name="P5" draw:layer="layout" svg:width="0.11cm" svg:height="0.123cm" svg:x="11.254cm" svg:y="5.951cm" svg:viewBox="0 0 111 124" svg:d="M111 124h-34v-64c0-13 0-21 0-25-4 0-4-5-9-9-4 0-4 0-8 0-9 0-13 0-17 4-4 0-9 5-9 13 0 4-4 13-4 26v55h-30v-120h30v18c9-14 21-22 38-22 9 0 13 0 21 4 5 0 9 4 13 8 0 6 4 10 4 14s5 13 5 21z">
          <text:p/>
        </draw:path>
        <draw:path draw:style-name="gr5" draw:text-style-name="P5" draw:layer="layout" svg:width="0.106cm" svg:height="0.119cm" svg:x="11.394cm" svg:y="5.955cm" svg:viewBox="0 0 107 120" svg:d="M77 120v-21c-5 8-9 12-17 17-4 4-13 4-21 4-9 0-13 0-22-4-4-5-8-9-12-13-5-9-5-17-5-30v-73h30v56c0 13 0 26 4 30 0 4 0 4 5 8 4 0 8 5 12 5 5 0 9-5 13-5 4-4 8-8 8-12 5-5 5-17 5-34v-48h30v120z">
          <text:p/>
        </draw:path>
        <draw:path draw:style-name="gr5" draw:text-style-name="P5" draw:layer="layout" svg:width="0.178cm" svg:height="0.123cm" svg:x="11.529cm" svg:y="5.951cm" svg:viewBox="0 0 179 124" svg:d="M0 4h30v14c12-10 25-18 38-18 8 0 13 0 21 4 4 4 9 8 13 14 4-6 13-10 17-14s13-4 22-4c8 0 13 0 21 4 4 4 9 8 13 18 0 4 4 13 4 25v77h-34v-68c0-13 0-21 0-26-4-4-8-4-18-4-4 0-8 0-12 4 0 0-5 5-9 9 0 8 0 17 0 26v59h-34v-68c0-9 0-17 0-21 0-5-4-5-4-9-4 0-8 0-8 0-9 0-13 0-18 4 0 0-4 5-8 9 0 4 0 13 0 26v59h-34z">
          <text:p/>
        </draw:path>
        <draw:path draw:style-name="gr5" draw:text-style-name="P5" draw:layer="layout" svg:width="0.114cm" svg:height="0.166cm" svg:x="11.737cm" svg:y="5.908cm" svg:viewBox="0 0 115 167" svg:d="M0 167v-167h30v60c8-13 21-17 34-17 17 0 30 4 39 17 8 8 12 25 12 42 0 22-4 39-12 48-13 13-22 17-39 17-5 0-13 0-17-4-9-5-13-9-17-13v17zM30 102c0 14 4 22 4 27 8 8 13 12 25 12 5 0 14 0 18-8 4-4 9-13 9-26s-5-26-9-30c-4-9-13-9-22-9-4 0-13 0-17 9-4 4-8 12-8 25z">
          <text:p/>
        </draw:path>
        <draw:path draw:style-name="gr5" draw:text-style-name="P5" draw:layer="layout" svg:width="0.111cm" svg:height="0.123cm" svg:x="11.868cm" svg:y="5.951cm" svg:viewBox="0 0 112 124" svg:d="M34 39l-29-4c4-13 8-23 17-27 8-4 17-8 33-8 14 0 27 0 31 4 9 4 13 8 17 14 0 4 4 17 4 29v34c0 13 0 22 0 26s5 8 5 17h-30c0-4 0-9-4-13-5 4-14 9-18 9-5 4-13 4-21 4-9 0-22 0-26-9-8-8-13-17-13-25 0-9 0-13 5-17 4-4 8-8 12-13 9-4 17-4 26-8 17 0 26-5 35-9 0-8-5-13-9-13 0-4-9-4-18-4-4 0-8 0-12 0 0 4-5 9-5 13zM78 65c-5 4-14 4-23 4-8 4-12 4-16 8-5 0-5 4-5 9 0 4 0 8 5 12 0 5 4 5 12 5 4 0 9 0 13-5 5-4 9-8 9-12 0 0 5-9 5-13z">
          <text:p/>
        </draw:path>
        <draw:path draw:style-name="gr5" draw:text-style-name="P5" draw:layer="layout" svg:width="0.076cm" svg:height="0.123cm" svg:x="12.004cm" svg:y="5.951cm" svg:viewBox="0 0 77 124" svg:d="M30 124h-30v-120h30v18c4-10 8-14 14-18 4-4 8-4 12-4 9 0 13 0 21 4l-8 31c-9-5-13-5-17-5s-8 0-8 5c-6 0-10 4-10 12-4 5-4 18-4 39z">
          <text:p/>
        </draw:path>
        <draw:path draw:style-name="gr5" draw:text-style-name="P5" draw:layer="layout" svg:width="0.072cm" svg:height="0.166cm" svg:x="12.157cm" svg:y="5.908cm" svg:viewBox="0 0 73 167" svg:d="M73 167h-30v-120c-13 8-26 17-43 21v-25c8-4 22-9 30-17 9-9 17-17 17-26h26z">
          <text:p/>
        </draw:path>
        <draw:path draw:style-name="gr5" draw:text-style-name="P5" draw:layer="layout" svg:width="0.11cm" svg:height="0.166cm" svg:x="12.276cm" svg:y="5.908cm" svg:viewBox="0 0 111 167" svg:d="M0 120h29c5 4 5 13 9 17s12 4 17 4c4 0 12 0 17-8 4-4 4-9 4-17 0-9 0-18-4-22-5-5-9-5-17-5-5 0-9 0-13 0l4-25c9 0 13 0 17-4 4-5 9-9 9-17 0-4-5-9-5-13-4-4-8-4-12-4-9 0-13 0-17 4s-4 9-4 17l-30-4c0-9 4-17 8-26 5-4 9-8 17-12 9-5 17-5 26-5 12 0 25 5 38 13 4 9 9 17 9 30 0 12-9 25-22 34 9 0 17 4 22 12 4 9 9 18 9 27 0 13-5 25-18 38-9 9-21 13-38 13-13 0-26-4-38-13-9-8-13-17-17-34z">
          <text:p/>
        </draw:path>
        <draw:path draw:style-name="gr5" draw:text-style-name="P5" draw:layer="layout" svg:width="0.106cm" svg:height="0.166cm" svg:x="12.407cm" svg:y="5.908cm" svg:viewBox="0 0 107 167" svg:d="M107 39l-30 4c-4-4-4-9-8-13s-9-4-13-4-14 4-18 8c-4 5-4 17-8 38 8-8 17-12 30-12s26 4 34 12c9 9 13 22 13 39 0 18-4 30-13 43-8 9-21 13-38 13-18 0-30-4-43-17-9-13-13-34-13-65 0-30 4-51 17-63 9-17 25-22 43-22 13 0 22 5 30 9 9 8 13 17 17 30zM34 111c0 9 0 18 8 22 5 8 10 8 14 8 9 0 13 0 17-4s4-13 4-26c0-9 0-17-4-22-4-4-13-8-17-8s-14 4-18 8c-4 5-4 9-4 22z">
          <text:p/>
        </draw:path>
        <draw:path draw:style-name="gr5" draw:text-style-name="P5" draw:layer="layout" svg:width="0.034cm" svg:height="0.068cm" svg:x="12.534cm" svg:y="6.04cm" svg:viewBox="0 0 35 69" svg:d="M4 0h31v26c0 9 0 13 0 22 0 4-4 8-9 12-4 4-13 9-17 9l-9-13c9 0 13-4 17-8 0-5 5-9 5-13h-18z">
          <text:p/>
        </draw:path>
        <draw:path draw:style-name="gr5" draw:text-style-name="P5" draw:layer="layout" svg:width="0.119cm" svg:height="0.166cm" svg:x="12.589cm" svg:y="5.908cm" svg:viewBox="0 0 120 167" svg:d="M68 167v-34h-68v-31l72-102h27v102h21v31h-21v34zM68 102v-55l-38 55z">
          <text:p/>
        </draw:path>
        <draw:path draw:style-name="gr5" draw:text-style-name="P5" draw:layer="layout" svg:width="0.106cm" svg:height="0.166cm" svg:x="12.725cm" svg:y="5.908cm" svg:viewBox="0 0 107 167" svg:d="M26 77c-9-5-13-9-17-17-5-5-5-13-5-17 0-13 5-21 13-30 9-8 17-13 35-13 17 0 30 5 38 13 9 9 13 17 13 30 0 8-4 12-9 21-4 4-8 8-17 13 13 4 17 8 22 17 4 4 8 13 8 22 0 17-4 30-13 38-12 9-25 13-38 13-18 0-30-4-39-9-13-12-17-25-17-38 0-9 0-18 4-26 5-9 13-13 22-17zM34 43c0 8 0 12 4 17 4 4 9 4 14 4 8 0 13 0 17-4 0-5 4-9 4-17 0-4-4-9-4-13-4-4-9-4-17-4-5 0-10 0-14 4s-4 9-4 13zM30 116c0 8 0 17 4 21 8 4 13 4 18 4 8 0 13 0 17-4s8-13 8-21c0-9-4-14-8-18s-9-9-17-9c-10 0-14 5-18 9s-4 9-4 18z">
          <text:p/>
        </draw:path>
        <draw:path draw:style-name="gr5" draw:text-style-name="P5" draw:layer="layout" svg:width="0.118cm" svg:height="0.166cm" svg:x="12.844cm" svg:y="5.908cm" svg:viewBox="0 0 119 167" svg:d="M68 167v-34h-68v-31l72-102h26v102h21v31h-21v34zM68 102v-55l-39 55z">
          <text:p/>
        </draw:path>
        <draw:path draw:style-name="gr5" draw:text-style-name="P5" draw:layer="layout" svg:width="0.106cm" svg:height="0.161cm" svg:x="12.98cm" svg:y="5.913cm" svg:viewBox="0 0 107 162" svg:d="M0 25v-25h107v21c-9 8-18 21-27 38-8 17-17 34-21 51-4 18-9 35-9 52h-29c0-26 4-48 13-73 8-22 21-43 38-64z">
          <text:p/>
        </draw:path>
        <draw:path draw:style-name="gr5" draw:text-style-name="P5" draw:layer="layout" svg:width="0.106cm" svg:height="0.161cm" svg:x="13.107cm" svg:y="5.913cm" svg:viewBox="0 0 107 162" svg:d="M0 25v-25h107v21c-9 8-17 21-26 38-8 17-18 34-22 51-4 18-8 35-8 52h-30c0-26 4-48 13-73 8-22 21-43 39-64z">
          <text:p/>
        </draw:path>
        <draw:path draw:style-name="gr5" draw:text-style-name="P5" draw:layer="layout" svg:width="0.114cm" svg:height="0.166cm" svg:x="13.23cm" svg:y="5.908cm" svg:viewBox="0 0 115 167" svg:d="M64 167v-34h-64v-31l69-102h29v102h17v31h-17v34zM64 102v-55l-34 55z">
          <text:p/>
        </draw:path>
        <draw:path draw:style-name="gr5" draw:text-style-name="P5" draw:layer="layout" svg:width="0.174cm" svg:height="0.17cm" svg:x="1.795cm" svg:y="6.68cm" svg:viewBox="0 0 175 171" svg:d="M175 0v17h-26v154h-17v-78h-63c-5 0-13 4-17 4 8 13 17 22 25 34 9 9 17 17 30 26l-13 14c-8-5-12-10-17-14-8-9-13-13-17-17-4-9-8-13-17-21-4-4-4-9-8-17-4-5-9-9-14-17 0-5-4-9-4-13l14-9c0 5 4 5 4 9l4 4 4 4c5 0 5 0 5 0 8 0 8-4 12-8s4-9 4-13 0-8 0-12c-4-5-4-9-4-13 0 0-4-4-4-9 0-4-4-4-4-8h-52v-17zM132 17h-59c0 8 4 13 4 21 5 9 5 13 5 21 0 4 0 4 0 9 0 4 0 4-5 8h55z">
          <text:p/>
        </draw:path>
        <draw:path draw:style-name="gr5" draw:text-style-name="P5" draw:layer="layout" svg:width="0.161cm" svg:height="0.17cm" svg:x="1.96cm" svg:y="6.68cm" svg:viewBox="0 0 162 171" svg:d="M162 17h-21v154h-21v-65h-59v13 4c0 4 0 4-4 4 0 4 0 4 0 4-6 0-6 0-6 0-4 0-4 0-8 0 0 0-5-4-9-4 0-4-4-4-4-8-4 0-4-4-9-9 0 0-4-4-4-8v-5c0-4 0-4 0-4 0 0 0-4 4-4 5 0 5 0 9 0h8v-72h-38v-17h162zM61 17v72h59v-72z">
          <text:p/>
        </draw:path>
        <draw:path draw:style-name="gr5" draw:text-style-name="P5" draw:layer="layout" svg:width="0.153cm" svg:height="0.17cm" svg:x="2.113cm" svg:y="6.68cm" svg:viewBox="0 0 154 171" svg:d="M154 17h-26v154h-17v-61l-68 56-13-13 81-64v-72h-51v72 4c0 4 0 4 0 4 0 5-5 5-5 5h-4-4c-4 0-9-5-9-5-4-4-4-4-8-8 0-4-5-4-5-9-4-4-4-4-4-8-4 0-4-4-4-9v-4c4 0 4 0 4 0 4 0 4 0 9 0 0 0 4 0 8 0h5v-42h-43v-17h154z">
          <text:p/>
        </draw:path>
        <draw:path draw:style-name="gr5" draw:text-style-name="P5" draw:layer="layout" svg:width="0.161cm" svg:height="0.17cm" svg:x="2.321cm" svg:y="6.68cm" svg:viewBox="0 0 162 171" svg:d="M162 17h-21v154h-21v-65h-60v13 4c0 4 0 4 0 4-4 4-4 4-4 4h-4c-4 0-4 0-9 0l-4-4c-4-4-8-4-8-8-5 0-5-4-9-9 0 0 0-4-4-8v-5c0-4 0-4 0-4 0 0 0-4 4-4h4 5 12v-72h-43v-17h162zM60 17v72h60v-72z">
          <text:p/>
        </draw:path>
        <draw:path draw:style-name="gr5" draw:text-style-name="P5" draw:layer="layout" svg:width="0.114cm" svg:height="0.072cm" svg:x="2.368cm" svg:y="6.612cm" svg:viewBox="0 0 115 73" svg:d="M90 73h-14l-13-21c-4-4-8-13-13-17-4-4-4-9-8-14-4 0-9-4-9-4-4 0-8 0-12 0h-21v-17h21c4 0 8 0 12 0 5 0 9 0 9 4 4 0 8 5 13 9 0 0 4 4 8 13 5 5 5 9 9 18 4 8 8 16 18 25zM90 35c0-4 0-9 4-9 0-5 4-5 8-5h5c4 0 4 5 4 5 4 0 4 0 4 5v4c0 4 0 9-4 13 0 0-4 4-9 4 0 0-4 0-4-4-4 0-4 0-4 0-4-4-4-4-4-4 0-5 0-5 0-9z">
          <text:p/>
        </draw:path>
        <draw:path draw:style-name="gr5" draw:text-style-name="P5" draw:layer="layout" svg:width="0.149cm" svg:height="0.17cm" svg:x="2.537cm" svg:y="6.68cm" svg:viewBox="0 0 150 171" svg:d="M150 17h-26v154h-17v-56c-4 4-12 8-17 8-8 4-12 4-17 4-8 0-12 0-22-4-4 0-8-4-13-8-4-5-4-9-8-13 0-9-4-13-4-22v-63h-26v-17h150zM107 17h-60v63c0 5 0 9 0 13 0 0 0 4 4 9 0 0 5 4 10 4 0 4 4 4 8 4 9 0 17-4 21-8 9 0 13-5 17-13z">
          <text:p/>
        </draw:path>
        <draw:path draw:style-name="gr5" draw:text-style-name="P5" draw:layer="layout" svg:width="0.025cm" svg:height="0.03cm" svg:x="2.639cm" svg:y="6.633cm" svg:viewBox="0 0 26 31" svg:d="M0 13c0-4 0-8 4-8 0-5 4-5 9-5h4c4 0 4 5 4 5 5 0 5 0 5 4v4c0 4 0 9-5 14 0 0-4 4-8 4 0 0-5 0-5-4-4 0-4 0-4 0 0-5-4-5-4-5 0-5 0-5 0-9z">
          <text:p/>
        </draw:path>
        <draw:path draw:style-name="gr5" draw:text-style-name="P5" draw:layer="layout" svg:width="0.178cm" svg:height="0.17cm" svg:x="2.677cm" svg:y="6.68cm" svg:viewBox="0 0 179 171" svg:d="M179 17h-21v154h-21v-99h-34l4 4c0 0 4 4 4 9 5 4 5 4 5 8 4 4 4 9 4 13s0 9-4 13c0 4-5 8-5 12-4 5-8 9-12 9-5 4-13 4-18 4-4 0-13 0-17-4-4 0-9-4-13-9-4-4-8-8-13-12-4-4-4-9-8-13 0-4-4-13-4-17-5-4-5-9-9-17 0-4 0-9 0-13-4-4-4-8-4-8l17-4c4 12 4 25 8 33 5 13 9 22 13 26 4 9 9 13 13 17s13 4 17 4c5 0 9 0 9-4 4 0 4 0 9-4v-4c0-5 0-5 0-9s0-4 0-9c0-4-5-8-5-12-4 0-8-5-8-9-5-4-9-4-14-8v-13h65v-38h-137v-17h179z">
          <text:p/>
        </draw:path>
        <draw:path draw:style-name="gr5" draw:text-style-name="P5" draw:layer="layout" svg:width="0.119cm" svg:height="0.234cm" svg:x="2.796cm" svg:y="6.616cm" svg:viewBox="0 0 120 235" svg:d="M120 82h-21v153h-23v-153h-25v-17h30c0-9-5-13-5-17-4-8-4-13-8-17-4 0-4-4-9-9 0 0-4 0-8-5h-4c-5 0-5 0-9 0s-8 0-8 0c-5 5-5 5-9 5 0 5 0 5 0 9-4 4-4 4-4 4v5c4 4 4 4 4 8 0 0 0 4 4 8 0 5 5 9 9 13h-17c-9-8-9-13-13-17 0-8-4-12-4-17 0-4 0-8 4-13 0-5 4-9 9-13 0-4 4-4 8-9 9 0 13 0 21 0 9 0 13 0 22 5 8 4 12 8 17 12 4 10 8 14 8 23 4 8 4 16 10 25h21z">
          <text:p/>
        </draw:path>
        <draw:path draw:style-name="gr5" draw:text-style-name="P5" draw:layer="layout" svg:width="0.153cm" svg:height="0.17cm" svg:x="2.906cm" svg:y="6.68cm" svg:viewBox="0 0 154 171" svg:d="M154 17h-26v154h-16v-56c-5 4-5 4-9 4 0 4-4 4-8 4-5 4-9 4-13 4s-9 0-13 0c-9 0-14 0-22-4-4 0-9-4-13-13-4-4-8-8-13-17 0-8-4-13-4-21 4 0 9 0 13-4 4 0 8-5 8-5 5-4 5-4 5-8s0-4 0-8v-5c0-4 0-4 0-8s0-4-5-9c0 0-4-4-4-8h-34v-17h154zM55 17c0 4 5 8 5 17 5 4 5 8 5 13 0 4 0 8-5 12 0 4 0 9-5 9 0 4-4 8-8 8 0 4-4 4-9 9 0 4 5 8 5 12 4 5 4 5 8 9 0 0 4 4 9 4s9 0 13 0c5 0 9 0 9 0 4 0 8 0 13-4 4 0 4-4 8-4 4-5 4-9 9-9v-76z">
          <text:p/>
        </draw:path>
        <draw:path draw:style-name="gr5" draw:text-style-name="P5" draw:layer="layout" svg:width="0.149cm" svg:height="0.17cm" svg:x="3.05cm" svg:y="6.68cm" svg:viewBox="0 0 150 171" svg:d="M150 17h-27v154h-16v-91h-56c0 5 0 9 0 13s0 9 0 9c0 4 0 4 0 4-4 4-4 4-4 4-4 0-8 0-13-4-4-4-8-4-8-9-4-4-4-8-9-12 0-5 0-9 0-9 0-4 0-4 0-8h5c4 0 4 0 8-5h4 73v-46h-107v-17h150z">
          <text:p/>
        </draw:path>
        <draw:path draw:style-name="gr5" draw:text-style-name="P5" draw:layer="layout" svg:width="0.204cm" svg:height="0.17cm" svg:x="3.254cm" svg:y="6.68cm" svg:viewBox="0 0 205 171" svg:d="M205 17h-94v46c4-8 9-12 17-12 4-4 9-4 17-4 5 0 9 0 17 0 5 4 9 8 9 8 4 4 8 8 8 17 4 4 4 8 4 17 0 4 0 13-4 17 0 4-4 13-8 17s-9 8-13 13c-4 4-8 4-13 8l-13-17c5 0 5-4 9-4l4-4c5 0 5-4 9-4 0-5 4-9 4-9 4-4 4-9 4-9 5-4 5-8 5-12 0 0 0-5-5-9 0 0 0-4-4-8 0 0-4 0-4-5-4 0-4 0-9 0-4 0-8 0-13 0-4 5-4 9-8 9-4 4-4 8-9 13 0 0-4 4-4 8v78h-18v-44-4c-4 4-4 4-4 4-4 4-4 4-8 4 0 5-5 5-9 5 0 0-4 0-8 0-9 0-13 0-22-5-4 0-8-4-12-8s-9-8-9-17c-4-4-4-13-4-17 0-9 0-13 4-17 0-9 5-13 9-17s8-4 12-8c5 0 9-5 17-5 5 0 5 5 9 5s8 0 13 4c0 0 4 0 4 4 4 0 4 4 8 4v-42h-93v-17h205zM59 63c-4 0-8 0-8 0-4 5-9 5-9 9-4 0-4 4-4 8-4 5-4 5-4 9s0 8 4 13c0 4 0 4 4 8 0 5 5 5 9 9 4 0 8 0 8 0 5 0 9 0 13 0 4-4 9-4 9-9 4 0 8-4 8-8 4-5 4-13 4-17v-5c-4-4-4-4-8-8l-4-4c-5-5-9-5-13-5 0 0-4 0-9 0z">
          <text:p/>
        </draw:path>
        <draw:path draw:style-name="gr5" draw:text-style-name="P5" draw:layer="layout" svg:width="0.119cm" svg:height="0.234cm" svg:x="3.398cm" svg:y="6.616cm" svg:viewBox="0 0 120 235" svg:d="M120 82h-21v153h-18v-153h-26v-17h26c0-9-4-13-4-17-5-8-5-13-9-17 0 0-4-4-8-9 0 0-5 0-5-5-4 0-8 0-8 0-4 0-4 0-4 0-5 0-9 0-13 0-4 5-4 5-8 5 0 5 0 5 0 9s0 4 0 4v5c0 4 0 4 0 8 0 0 4 4 4 8 4 5 4 9 8 13h-17c-4-8-8-13-12-17 0-8-5-12-5-17 0-4 5-8 5-13s4-9 8-13 9-4 13-9c4 0 8 0 17 0 8 0 17 0 21 5 8 4 13 8 17 12 5 10 9 14 13 23 0 8 5 16 5 25h21z">
          <text:p/>
        </draw:path>
        <draw:path draw:style-name="gr5" draw:text-style-name="P5" draw:layer="layout" svg:width="0.178cm" svg:height="0.234cm" svg:x="3.576cm" svg:y="6.616cm" svg:viewBox="0 0 179 235" svg:d="M68 82h-25v153h-17v-153h-26v-17h26c-4-9-9-17-9-25 0-9 0-13 5-18 0-5 4-9 8-13s9-4 13-9c4 0 12 0 21 0 8 0 22 0 31 5 8 4 17 8 29 12 9 10 17 14 26 23 8 8 17 16 29 29h-21c-4-4-4-8-8-8-4-5-9-9-13-13s-8-8-13-8c-8-5-12-9-21-13-4-5-13-5-17-10-8 0-14 0-22 0-4 0-9 0-13 0s-8 5-8 5c-4 5-4 9-4 9 0 4-5 9-5 13s5 12 9 21h25z">
          <text:p/>
        </draw:path>
        <draw:path draw:style-name="gr5" draw:text-style-name="P5" draw:layer="layout" svg:width="0.148cm" svg:height="0.186cm" svg:x="3.636cm" svg:y="6.68cm" svg:viewBox="0 0 149 187" svg:d="M149 17h-39v51h-38c-9 0-21 0-26 8-4 4-8 13-8 26 0 4 0 9 4 14 0 8 4 12 9 12 0 4 4 9 8 9 9 0 13 4 17 4 9 0 13-4 17-4-4-5-4-5-4-5 0-4 0-4 0-4 0-4 0-8 4-12 0 0 0-5 0-10 4 0 4-4 9-4 0-5 4-5 8-5h4c4 5 4 5 9 5 0 4 0 4 0 9 4 0 4 5 4 5 0 4 0 8-4 8 0 4 0 8 0 8-5 5-5 5-5 9-4 0-4 0-4 4s0 4 4 9c0 4 5 4 5 8 4 0 4 4 8 4 0 5 0 5 4 9l-12 12c-5-4-9-8-13-12 0 0-4-4-4-9-4-4-4-4-4-8-5 0-5-4-5-4-4 0-12 0-21 0-8 0-17 0-25-5-5 0-13-4-17-12-5-5-9-9-9-17-4-9-4-14-4-23 0-8 0-12 4-21 0-4 4-8 9-13 4-4 8-8 17-8 4-4 12-4 17-4h25v-34h-93v-17h149z">
          <text:p/>
        </draw:path>
        <draw:path draw:style-name="gr5" draw:text-style-name="P5" draw:layer="layout" svg:width="0.148cm" svg:height="0.17cm" svg:x="3.776cm" svg:y="6.68cm" svg:viewBox="0 0 149 171" svg:d="M149 17h-26v154h-17v-91h-51c0 5 0 9 0 13s0 9-4 9c0 4 0 4 0 4 0 4-5 4-5 4-4 0-8 0-12-4-5-4-5-4-9-9-4-4-4-8-4-12-4-5-4-9-4-9 0-4 0-4 0-8 4 0 4 0 4 0 4 0 4 0 8-5h5 72v-46h-106v-17h149z">
          <text:p/>
        </draw:path>
        <draw:polygon draw:style-name="gr5" draw:text-style-name="P5" draw:layer="layout" svg:width="0.068cm" svg:height="0.17cm" svg:x="3.916cm" svg:y="6.68cm" svg:viewBox="0 0 69 171" draw:points="69,17 43,17 43,171 26,171 26,17 0,17 0,0 69,0">
          <text:p/>
        </draw:polygon>
        <draw:path draw:style-name="gr5" draw:text-style-name="P5" draw:layer="layout" svg:width="0.025cm" svg:height="0.03cm" svg:x="3.937cm" svg:y="6.633cm" svg:viewBox="0 0 26 31" svg:d="M0 13c0-4 0-8 0-8 5-5 9-5 13-5h5l4 5c0 0 4 0 4 4v4c0 4 0 9-4 14 0 0-4 4-9 4-4 0-4 0-4-4-4 0-4 0-4 0-5-5-5-5-5-5 0-5 0-5 0-9z">
          <text:p/>
        </draw:path>
        <draw:path draw:style-name="gr5" draw:text-style-name="P5" draw:layer="layout" svg:width="0.208cm" svg:height="0.17cm" svg:x="3.975cm" svg:y="6.68cm" svg:viewBox="0 0 209 171" svg:d="M209 17h-98v46h5c0-8 8-12 12-12 5-4 13-4 17-4 9 0 13 0 17 0 4 4 9 8 13 8 0 4 4 8 8 17 0 4 0 8 0 17 0 4 0 13-4 17 0 4-4 13-8 17-5 4-9 8-13 13-4 4-8 4-13 8l-8-17c0 0 0-4 4-4l4-4c5 0 9-4 9-4 4-5 4-9 8-9 0-4 0-9 4-9 0-4 0-8 0-12 0 0 0-5 0-9-4 0-4-4-4-8-4 0-4 0-8-5 0 0-4 0-9 0-4 0-8 0-8 0-4 5-9 9-13 9-4 4-4 8-8 13 0 0 0 4-5 8v78h-17v-44-4c0 4-4 4-4 4 0 4-4 4-4 4-4 5-9 5-9 5-4 0-8 0-12 0-10 0-14 0-18-5-9 0-13-4-17-8s-4-8-9-17c0-4-4-13-4-17 0-9 4-13 4-17 5-9 5-13 9-17s8-4 12-8c5 0 13-5 17-5 6 0 10 5 14 5 0 0 4 0 9 4 0 0 4 0 8 4l4 4v-42h-94v-17h209zM65 63c-6 0-10 0-14 0-4 5-9 5-9 9-4 0-4 4-4 8 0 5-4 5-4 9s4 8 4 13c0 4 4 4 4 8 5 5 5 5 9 9 4 0 8 0 14 0 4 0 4 0 8 0 4-4 9-4 13-9 0 0 4-4 4-8 4-5 4-13 4-17v-5c0-4-4-4-4-8-4 0-8-4-8-4-5-5-9-5-9-5-4 0-8 0-8 0z">
          <text:p/>
        </draw:path>
        <draw:path draw:style-name="gr5" draw:text-style-name="P5" draw:layer="layout" svg:width="0.021cm" svg:height="0.119cm" svg:x="4.264cm" svg:y="6.731cm" svg:viewBox="0 0 22 120" svg:d="M0 21v-21h22v21zM0 120v-26h22v26z">
          <text:p/>
        </draw:path>
        <draw:path draw:style-name="gr5" draw:text-style-name="P5" draw:layer="layout" svg:width="0.072cm" svg:height="0.166cm" svg:x="4.387cm" svg:y="6.684cm" svg:viewBox="0 0 73 167" svg:d="M73 167h-31v-120c-13 8-26 17-42 21v-25c8-5 16-9 25-17 13-9 17-17 21-26h27z">
          <text:p/>
        </draw:path>
        <draw:path draw:style-name="gr5" draw:text-style-name="P5" draw:layer="layout" svg:width="0.072cm" svg:height="0.166cm" svg:x="4.501cm" svg:y="6.684cm" svg:viewBox="0 0 73 167" svg:d="M73 167h-31v-120c-12 8-25 17-42 21v-25c9-5 17-9 30-17 8-9 12-17 17-26h26z">
          <text:p/>
        </draw:path>
        <draw:polygon draw:style-name="gr5" draw:text-style-name="P5" draw:layer="layout" svg:width="0.064cm" svg:height="0.17cm" svg:x="4.611cm" svg:y="6.68cm" svg:viewBox="0 0 65 171" draw:points="0,171 44,0 65,0 22,171">
          <text:p/>
        </draw:polygon>
        <draw:path draw:style-name="gr5" draw:text-style-name="P5" draw:layer="layout" svg:width="0.107cm" svg:height="0.166cm" svg:x="4.683cm" svg:y="6.684cm" svg:viewBox="0 0 108 167" svg:d="M56 0c17 0 26 4 39 17 8 13 13 34 13 68 0 30-5 51-13 64-13 12-22 18-39 18-16 0-30-6-39-18-12-13-17-34-17-68 0-30 9-51 17-64 9-13 23-17 39-17zM56 26c-4 0-8 0-12 4 0 0-4 4-4 13-5 8-5 21-5 42 0 17 0 30 5 38 0 9 4 13 4 13 4 4 8 4 12 4 5 0 9 0 9-4 4 0 4-4 8-13 0-8 5-21 5-38 0-21-5-34-5-42-4-9-4-13-8-13 0-4-4-4-9-4z">
          <text:p/>
        </draw:path>
        <draw:path draw:style-name="gr5" draw:text-style-name="P5" draw:layer="layout" svg:width="0.11cm" svg:height="0.166cm" svg:x="4.811cm" svg:y="6.684cm" svg:viewBox="0 0 111 167" svg:d="M0 119l29-4c0 8 5 17 9 21s8 4 17 4c4 0 12 0 17-8 4-5 4-9 4-17 0-9 0-17-4-22-5-4-13-4-17-4-5 0-9 0-13 0v-25c8 0 17 0 21-5 4-4 9-8 9-16 0-5-5-9-9-13 0-4-4-4-13-4-4 0-8 0-12 4s-4 8-9 17l-25-4c0-9 4-17 8-26 5-4 9-8 17-13 5-4 13-4 26-4 12 0 25 4 35 13 8 8 12 17 12 30 0 12-8 25-26 33 14 0 18 5 26 13 5 9 9 17 9 26 0 12-4 25-17 38-10 8-27 14-39 14-17 0-30-6-38-14-9-9-17-17-17-34z">
          <text:p/>
        </draw:path>
        <draw:polygon draw:style-name="gr5" draw:text-style-name="P5" draw:layer="layout" svg:width="0.064cm" svg:height="0.17cm" svg:x="4.929cm" svg:y="6.68cm" svg:viewBox="0 0 65 171" draw:points="0,171 44,0 65,0 23,171">
          <text:p/>
        </draw:polygon>
        <draw:path draw:style-name="gr5" draw:text-style-name="P5" draw:layer="layout" svg:width="0.111cm" svg:height="0.166cm" svg:x="4.997cm" svg:y="6.684cm" svg:viewBox="0 0 112 167" svg:d="M112 136v31h-112c4-14 10-23 14-35 4-9 17-21 34-39 17-12 25-21 25-25 5-9 9-13 9-21 0-9 0-13-4-17-5-4-9-4-18-4-8 0-12 0-16 4-5 4-5 13-5 21l-35-4c6-17 10-30 18-38 13-5 26-9 38-9 18 0 30 4 39 13 8 8 13 17 13 34 0 4 0 12-5 21 0 4-4 13-12 17 0 8-9 13-17 21-13 13-18 17-22 21 0 0-4 5-4 9z">
          <text:p/>
        </draw:path>
        <draw:path draw:style-name="gr5" draw:text-style-name="P5" draw:layer="layout" svg:width="0.11cm" svg:height="0.166cm" svg:x="5.129cm" svg:y="6.684cm" svg:viewBox="0 0 111 167" svg:d="M55 0c17 0 30 4 38 17 10 13 18 34 18 68 0 30-8 51-18 64-8 12-21 18-38 18s-30-6-38-18c-9-13-17-34-17-68 0-30 8-51 17-64 8-13 21-17 38-17zM55 26c-4 0-9 0-9 4-4 0-8 4-8 13-4 8-4 21-4 42 0 17 0 30 4 38 0 9 4 13 8 13 0 4 5 4 9 4s8 0 8-4c4 0 9-4 9-13 0-8 4-21 4-38 0-21 0-34-4-42 0-9-5-13-9-13 0-4-4-4-8-4z">
          <text:p/>
        </draw:path>
        <draw:path draw:style-name="gr5" draw:text-style-name="P5" draw:layer="layout" svg:width="0.072cm" svg:height="0.166cm" svg:x="5.264cm" svg:y="6.684cm" svg:viewBox="0 0 73 167" svg:d="M73 167h-29v-120c-13 8-27 17-44 21v-25c9-5 17-9 31-17 9-9 17-17 17-26h25z">
          <text:p/>
        </draw:path>
        <draw:path draw:style-name="gr5" draw:text-style-name="P5" draw:layer="layout" svg:width="0.111cm" svg:height="0.166cm" svg:x="5.383cm" svg:y="6.684cm" svg:viewBox="0 0 112 167" svg:d="M0 119l30-4c4 8 4 17 8 21 5 4 9 4 17 4 5 0 14 0 18-8 4-5 4-9 4-17 0-9 0-17-4-22-4-4-8-4-18-4-4 0-8 0-12 0l4-25c8 0 13 0 18-5 4-4 8-8 8-16 0-5-4-9-4-13-4-4-9-4-14-4-8 0-12 0-17 4-4 4-4 8-4 17l-30-4c0-9 5-17 9-26 4-4 8-8 17-13 8-4 17-4 25-4 14 0 27 4 35 13 9 8 13 17 13 30 0 12-8 25-21 33 8 0 17 5 21 13 4 9 9 17 9 26 0 12-5 25-17 38-9 8-22 14-40 14-17 0-25-6-38-14-8-9-13-17-17-34z">
          <text:p/>
        </draw:path>
        <draw:path draw:style-name="gr5" draw:text-style-name="P5" draw:layer="layout" svg:width="0.111cm" svg:height="0.166cm" svg:x="5.578cm" svg:y="6.684cm" svg:viewBox="0 0 112 167" svg:d="M0 123l30-4c0 8 4 13 9 17 4 4 8 4 12 4 9 0 13 0 17-8 4-5 9-13 9-21 0-13 0-18-9-26-4-4-8-4-17-4-8 0-17 4-21 8h-26l13-89h86v30h-60l-4 29c4-4 12-4 21-4 12 0 25 4 35 13 12 13 17 25 17 43 0 12-5 25-13 33-14 17-27 23-48 23-12 0-25-6-34-14-13-9-17-17-17-30z">
          <text:p/>
        </draw:path>
        <draw:path draw:style-name="gr5" draw:text-style-name="P5" draw:layer="layout" svg:width="0.03cm" svg:height="0.119cm" svg:x="5.718cm" svg:y="6.731cm" svg:viewBox="0 0 31 120" svg:d="M0 29v-29h31v29zM0 120v-34h31v34z">
          <text:p/>
        </draw:path>
        <draw:path draw:style-name="gr5" draw:text-style-name="P5" draw:layer="layout" svg:width="0.072cm" svg:height="0.166cm" svg:x="5.79cm" svg:y="6.684cm" svg:viewBox="0 0 73 167" svg:d="M73 167h-34v-120c-13 8-26 17-39 21v-25c5-5 17-9 26-17 8-9 17-17 21-26h26z">
          <text:p/>
        </draw:path>
        <draw:path draw:style-name="gr5" draw:text-style-name="P5" draw:layer="layout" svg:width="0.11cm" svg:height="0.166cm" svg:x="5.905cm" svg:y="6.684cm" svg:viewBox="0 0 111 167" svg:d="M4 127l30-4c0 4 4 9 4 13 4 4 9 4 13 4 8 0 13-4 17-8 4-5 8-17 8-39-8 9-17 18-29 18-13 0-22-9-34-18-9-8-13-21-13-38s4-29 17-42c8-9 21-13 34-13 17 0 34 4 43 17 13 13 17 34 17 64s-4 51-17 68c-14 12-26 18-43 18-13 0-26-6-34-10-4-8-13-17-13-30zM76 55c0-8-4-17-8-21s-9-8-17-8c-4 0-9 0-13 8-4 4-8 9-8 21 0 9 4 17 8 21 4 9 9 9 17 9 4 0 9 0 13-9 4-4 8-8 8-21z">
          <text:p/>
        </draw:path>
        <draw:path draw:style-name="gr5" draw:text-style-name="P5" draw:layer="layout" svg:width="0.03cm" svg:height="0.119cm" svg:x="6.049cm" svg:y="6.731cm" svg:viewBox="0 0 31 120" svg:d="M0 29v-29h31v29zM0 120v-34h31v34z">
          <text:p/>
        </draw:path>
        <draw:path draw:style-name="gr5" draw:text-style-name="P5" draw:layer="layout" svg:width="0.106cm" svg:height="0.166cm" svg:x="6.113cm" svg:y="6.684cm" svg:viewBox="0 0 107 167" svg:d="M50 0c18 0 30 4 40 17 13 13 17 34 17 68 0 30-4 51-17 64-10 12-22 18-40 18-16 0-29-6-38-18-8-13-12-34-12-68 0-30 4-51 12-64 13-13 22-17 38-17zM50 26c-4 0-4 0-8 4-4 0-4 4-8 13 0 8-5 21-5 42 0 17 5 30 5 38 4 9 4 13 8 13 4 4 4 4 8 4 5 0 9 0 13-4 0 0 5-4 5-13 4-8 4-21 4-38 0-21 0-34-4-42 0-9-5-13-5-13-4-4-8-4-13-4z">
          <text:p/>
        </draw:path>
        <draw:path draw:style-name="gr5" draw:text-style-name="P5" draw:layer="layout" svg:width="0.106cm" svg:height="0.166cm" svg:x="6.24cm" svg:y="6.684cm" svg:viewBox="0 0 107 167" svg:d="M51 0c18 0 31 4 39 17 13 13 17 34 17 68 0 30-4 51-17 64-8 12-21 18-39 18-13 0-30-6-38-18-9-13-13-34-13-68 0-30 4-51 17-64 8-13 21-17 34-17zM51 26c-4 0-4 0-9 4-4 0-4 4-8 13 0 8-4 21-4 42 0 17 4 30 4 38 4 9 4 13 8 13 5 4 5 4 9 4s8 0 12-4c0 0 6-4 6-13 4-8 4-21 4-38 0-21 0-34-4-42 0-9-6-13-6-13-4-4-8-4-12-4z">
          <text:p/>
        </draw:path>
        <draw:path draw:style-name="gr5" draw:text-style-name="P5" draw:layer="layout" svg:width="0.127cm" svg:height="0.166cm" svg:x="6.435cm" svg:y="6.684cm" svg:viewBox="0 0 128 167" svg:d="M0 167v-167h55c21 0 34 0 38 4 9 0 18 5 27 13 4 9 8 21 8 34 0 8 0 17-4 25-4 5-8 13-17 17-5 5-9 5-18 5-4 4-17 4-34 4h-21v65zM34 26v46h17c17 0 25 0 30 0 4-4 8-4 8-8 4-5 4-9 4-13s0-13-4-17c-4 0-8-4-13-4-4 0-12-4-25-4z">
          <text:p/>
        </draw:path>
        <draw:polygon draw:style-name="gr5" draw:text-style-name="P5" draw:layer="layout" svg:width="0.161cm" svg:height="0.166cm" svg:x="6.588cm" svg:y="6.684cm" svg:viewBox="0 0 162 167" draw:points="0,167 0,0 51,0 80,111 111,0 162,0 162,167 128,167 128,34 98,167 63,167 34,34 34,167">
          <text:p/>
        </draw:polygon>
        <draw:path draw:style-name="gr5" draw:text-style-name="P5" draw:layer="layout" svg:width="0.144cm" svg:height="0.17cm" svg:x="8.666cm" svg:y="6.68cm" svg:viewBox="0 0 145 171" svg:d="M145 17h-21v154h-21v-56c-4 4-9 8-17 8-4 4-13 4-17 4-9 0-13 0-17-4-4 0-14-4-14-8-4-5-8-9-12-13 0-9 0-13 0-22v-63h-26v-17h145zM103 17h-60v63c0 5 0 9 0 13 0 0 5 4 5 9 4 0 4 4 8 4 4 4 9 4 13 4 8 0 13-4 21-8 4 0 9-5 13-13z">
          <text:p/>
        </draw:path>
        <draw:path draw:style-name="gr5" draw:text-style-name="P5" draw:layer="layout" svg:width="0.029cm" svg:height="0.03cm" svg:x="8.764cm" svg:y="6.633cm" svg:viewBox="0 0 30 31" svg:d="M0 13c0-4 4-8 4-8 4-5 9-5 9-5 4 0 4 0 9 0 0 0 0 5 4 5v4c4 0 4 4 4 4 0 4-4 9-4 14-4 0-9 4-9 4-4 0-4 0-9-4h-4c0-5 0-5 0-5-4-5-4-5-4-9z">
          <text:p/>
        </draw:path>
        <draw:path draw:style-name="gr5" draw:text-style-name="P5" draw:layer="layout" svg:width="0.182cm" svg:height="0.17cm" svg:x="8.802cm" svg:y="6.68cm" svg:viewBox="0 0 183 171" svg:d="M183 17h-25v154h-17v-99h-38c4 0 4 0 4 4 4 0 4 4 8 9 0 4 0 4 4 8 0 4 0 9 0 13s0 9 0 13c-4 4-4 8-8 12-4 5-8 9-13 9-4 4-8 4-17 4-4 0-8 0-12-4-9 0-13-4-17-9-5-4-9-8-9-12-4-4-8-9-8-13-4-4-9-13-9-17s-5-9-5-17c0-4-4-9-4-13s0-8 0-8l18-4c0 12 4 25 8 33 4 13 4 22 9 26 4 9 12 13 17 17 4 4 8 4 12 4 5 0 9 0 13-4 0 0 4 0 4-4l5-4c0-5 0-5 0-9s0-4-5-9c0-4 0-8-4-12 0 0-4-5-8-9-5-4-9-4-13-8v-13h68v-38h-141v-17h183z">
          <text:p/>
        </draw:path>
        <draw:path draw:style-name="gr5" draw:text-style-name="P5" draw:layer="layout" svg:width="0.118cm" svg:height="0.234cm" svg:x="8.925cm" svg:y="6.616cm" svg:viewBox="0 0 119 235" svg:d="M119 82h-26v153h-17v-153h-25v-17h25c0-9 0-13-4-17 0-8-4-13-9-17 0 0-4-4-4-9-4 0-8 0-8-5-4 0-4 0-9 0h-4c-4 0-8 0-13 0 0 5-4 5-4 5-4 5-4 5-4 9s0 4 0 4v5c0 4 0 4 0 8 4 0 4 4 4 8 4 5 9 9 13 13h-22c-4-8-8-13-8-17-4-8-4-12-4-17 0-4 0-8 0-13 4-5 4-9 8-13s9-4 13-9c4 0 9 0 17 0 9 0 17 0 21 5 9 4 13 8 17 12 4 10 9 14 13 23 0 8 4 16 4 25h26z">
          <text:p/>
        </draw:path>
        <draw:path draw:style-name="gr5" draw:text-style-name="P5" draw:layer="layout" svg:width="0.148cm" svg:height="0.17cm" svg:x="9.035cm" svg:y="6.68cm" svg:viewBox="0 0 149 171" svg:d="M149 17h-21v154h-21v-56c0 4-4 4-4 4-4 4-9 4-13 4 0 4-4 4-8 4-5 0-9 0-13 0-9 0-18 0-22-4-9 0-13-4-17-13-5-4-9-8-9-17-4-8-4-13-8-21 8 0 12 0 12-4 5 0 9-5 9-5 4-4 4-4 8-8 0-4 0-4 0-8v-5c0-4 0-4-4-8 0-4 0-4 0-9-4 0-4-4-8-8h-30v-17h149zM51 17c4 4 4 8 9 17 0 4 0 8 0 13 0 4 0 8 0 12s-5 9-5 9c-4 4-4 8-8 8-5 4-9 4-13 9 4 4 4 8 4 12 4 5 9 5 9 9 4 0 8 4 8 4 5 0 9 0 14 0 4 0 8 0 13 0 4 0 8 0 8-4 4 0 9-4 13-4 0-5 4-9 4-9v-76z">
          <text:p/>
        </draw:path>
        <draw:path draw:style-name="gr5" draw:text-style-name="P5" draw:layer="layout" svg:width="0.148cm" svg:height="0.17cm" svg:x="9.175cm" svg:y="6.68cm" svg:viewBox="0 0 149 171" svg:d="M149 17h-21v154h-21v-91h-52c0 5 0 9 0 13s0 9 0 9c-4 4-4 4-4 4 0 4-4 4-4 4-5 0-9 0-13-4 0-4-4-4-9-9 0-4-4-8-4-12-4-5-4-9-4-9 0-4 0-4 4-8h4l5-5c0 0 4 0 8 0h69v-46h-107v-17h149z">
          <text:p/>
        </draw:path>
        <draw:path draw:style-name="gr5" draw:text-style-name="P5" draw:layer="layout" svg:width="0.207cm" svg:height="0.17cm" svg:x="9.379cm" svg:y="6.68cm" svg:viewBox="0 0 208 171" svg:d="M208 17h-93v46c4-8 9-12 13-12 4-4 13-4 17-4 8 0 13 0 17 0 4 4 8 8 13 8 4 4 4 8 8 17 0 4 0 8 0 17 0 4 0 13-4 17 0 4-4 13-9 17-4 4-8 8-12 13-5 4-9 4-13 8l-9-17 5-4c4 0 4-4 8-4l4-4c5-5 5-9 9-9 0-4 0-9 4-9 0-4 0-8 0-12 0 0 0-5 0-9 0 0-4-4-4-8-4 0-4 0-9-5 0 0-4 0-8 0s-4 0-9 0c-4 5-8 9-12 9 0 4-5 8-5 13-4 0-4 4-4 8v78h-21v-44-4c0 4 0 4-4 4 0 4-5 4-5 4-4 5-8 5-8 5-4 0-9 0-13 0s-12 0-17-5c-4 0-13-4-18-8 0-4-4-8-8-17 0-4-4-13-4-17 0-9 4-13 4-17 4-9 4-13 8-17 5-4 9-4 14-8 4 0 13-5 17-5s8 5 13 5c4 0 4 0 8 4 4 0 4 0 9 4l4 4v-42h-94v-17h208zM64 63c-4 0-8 0-12 0-5 5-5 5-9 9 0 0-5 4-5 8 0 5 0 5 0 9s0 8 0 13c0 4 5 4 5 8 4 5 9 5 9 9 4 0 8 0 12 0s9 0 9 0c4-4 8-4 12-9 5 0 5-4 9-8 0-5 0-13 0-17v-5c0-4-4-4-4-8-5 0-5-4-9-4-4-5-4-5-8-5-5 0-9 0-9 0z">
          <text:p/>
        </draw:path>
        <draw:path draw:style-name="gr5" draw:text-style-name="P5" draw:layer="layout" svg:width="0.148cm" svg:height="0.17cm" svg:x="9.578cm" svg:y="6.68cm" svg:viewBox="0 0 149 171" svg:d="M149 17h-25v154h-18v-103h-34c-8 0-13 4-17 4s-4 0-8 4c-5 0-5 4-9 4 0 5 0 9 0 17 0 5 0 13 4 18 0 8 5 12 9 16 4 5 8 9 13 13 4 4 8 9 12 13l-12 14c0 0-5 0-5-5-4 0-4-5-8-5-4-4-9-8-13-13-4-4-4-8-8-17-5-4-5-8-9-16 0-9-4-13-4-22 0-8 4-13 4-21 4-4 4-9 9-13 4 0 8-4 17-4 4 0 12 0 17 0h42v-38h-106v-17h149z">
          <text:p/>
        </draw:path>
        <draw:polygon draw:style-name="gr5" draw:text-style-name="P5" draw:layer="layout" svg:width="0.068cm" svg:height="0.17cm" svg:x="9.718cm" svg:y="6.68cm" svg:viewBox="0 0 69 171" draw:points="69,17 44,17 44,171 26,171 26,17 0,17 0,0 69,0">
          <text:p/>
        </draw:polygon>
        <draw:path draw:style-name="gr5" draw:text-style-name="P5" draw:layer="layout" svg:width="0.068cm" svg:height="0.08cm" svg:x="9.726cm" svg:y="6.604cm" svg:viewBox="0 0 69 81" svg:d="M57 29c-5-4-9-8-9-8-4-4-9-4-13-4s-8 4-13 8-5 9-5 17c0 0 0 4 0 9 0 4 0 4 5 8 0 4 0 8 5 8 0 5 4 9 4 14h-18c-4-9-8-14-13-22 0-8 0-13 0-21 0-4 0-9 0-17 5-4 5-9 9-9 4-4 8-8 13-8 5-4 9-4 13-4 9 0 13 0 17 4 9 4 13 8 17 13z">
          <text:p/>
        </draw:path>
        <draw:path draw:style-name="gr5" draw:text-style-name="P5" draw:layer="layout" svg:width="0.022cm" svg:height="0.119cm" svg:x="9.866cm" svg:y="6.731cm" svg:viewBox="0 0 23 120" svg:d="M0 21v-21h23v21zM0 120v-26h23v26z">
          <text:p/>
        </draw:path>
        <draw:path draw:style-name="gr5" draw:text-style-name="P5" draw:layer="layout" svg:width="0.136cm" svg:height="0.166cm" svg:x="9.989cm" svg:y="6.684cm" svg:viewBox="0 0 137 167" svg:d="M0 0h60c18 0 26 0 35 4 8 0 17 9 25 13 4 9 9 17 13 26 4 12 4 25 4 42 0 13 0 26-4 34-4 13-9 21-17 30-4 4-13 8-21 12-9 0-17 6-31 6h-64zM34 26v110h26c8 0 14 0 18 0 8-4 13-4 17-9 0-4 4-8 8-16 0-5 0-18 0-30 0-13 0-22 0-30-4-4-8-8-12-13-5-4-9-8-13-8s-14-4-31-4z">
          <text:p/>
        </draw:path>
        <draw:path draw:style-name="gr5" draw:text-style-name="P5" draw:layer="layout" svg:width="0.111cm" svg:height="0.123cm" svg:x="10.146cm" svg:y="6.727cm" svg:viewBox="0 0 112 124" svg:d="M78 84l34 5c-5 13-13 22-22 26-8 9-16 9-33 9-18 0-36-5-44-22-8-9-13-22-13-39 0-21 5-34 17-47 9-12 22-16 40-16 17 0 29 4 42 16 8 13 13 30 13 56h-81c4 8 4 17 8 21 5 4 13 9 22 9 4 0 8-5 8-5 5-4 9-8 9-13zM82 50c0-8-4-17-8-21-5-4-9-4-17-4-5 0-13 0-18 4-4 9-4 13-4 21z">
          <text:p/>
        </draw:path>
        <draw:path draw:style-name="gr5" draw:text-style-name="P5" draw:layer="layout" svg:width="0.11cm" svg:height="0.123cm" svg:x="10.274cm" svg:y="6.727cm" svg:viewBox="0 0 111 124" svg:d="M77 84l34 5c-4 13-13 22-21 26-9 9-17 9-30 9-21 0-38-5-47-22-9-9-13-22-13-39 0-21 4-34 17-47 9-12 22-16 39-16s29 4 42 16c9 13 13 30 13 56h-77c0 8 0 17 5 21 4 4 12 9 21 9 4 0 9-5 13-5 0-4 4-8 4-13zM81 50c0-8-4-17-8-21s-9-4-17-4c-5 0-13 0-17 4-5 9-5 13-5 21z">
          <text:p/>
        </draw:path>
        <draw:path draw:style-name="gr5" draw:text-style-name="P5" draw:layer="layout" svg:width="0.115cm" svg:height="0.165cm" svg:x="10.409cm" svg:y="6.727cm" svg:viewBox="0 0 116 166" svg:d="M0 4h31v17c4-9 8-13 13-17 8-4 17-4 25-4 13 0 26 4 34 16 9 9 13 26 13 43 0 21-4 38-13 47-8 12-21 18-34 18-8 0-13 0-21-6-4 0-9-4-17-12v60h-31zM31 59c0 13 4 25 8 30 5 8 13 8 22 8 4 0 12 0 17-8 4-5 8-13 8-30 0-9-4-21-8-26-5-4-13-8-17-8-9 0-17 4-22 8-4 5-8 13-8 26z">
          <text:p/>
        </draw:path>
        <draw:path draw:style-name="gr5" draw:text-style-name="P5" draw:layer="layout" svg:width="0.11cm" svg:height="0.123cm" svg:x="10.541cm" svg:y="6.727cm" svg:viewBox="0 0 111 124" svg:d="M77 84l34 5c-4 13-13 22-21 26-9 9-18 9-31 9-21 0-38-5-47-22-8-9-12-22-12-39 0-21 4-34 17-47 8-12 21-16 38-16s31 4 43 16c9 13 13 30 13 56h-77c0 8 0 17 4 21s13 9 21 9c4 0 9-5 13-5 0-4 5-8 5-13zM81 50c0-8-4-17-9-21-4-4-9-4-17-4-4 0-13 0-17 4-4 9-4 13-4 21z">
          <text:p/>
        </draw:path>
        <draw:path draw:style-name="gr5" draw:text-style-name="P5" draw:layer="layout" svg:width="0.111cm" svg:height="0.123cm" svg:x="10.676cm" svg:y="6.727cm" svg:viewBox="0 0 112 124" svg:d="M112 124h-34v-65c0-13 0-21 0-26-4 0-4-4-9-8 0 0-4 0-8 0-9 0-14 0-18 4-4 0-9 4-9 9 0 8 0 17 0 30v56h-34v-120h30v17c9-13 27-21 39-21 9 0 13 0 22 4 4 0 8 4 12 8 0 4 5 9 5 13 4 4 4 13 4 21z">
          <text:p/>
        </draw:path>
        <draw:path draw:style-name="gr5" draw:text-style-name="P5" draw:layer="layout" svg:width="0.119cm" svg:height="0.166cm" svg:x="10.808cm" svg:y="6.684cm" svg:viewBox="0 0 120 167" svg:d="M120 167h-31v-23c-4 9-13 13-17 17-9 6-13 6-21 6-13 0-26-6-34-18-9-9-17-26-17-47 0-17 8-34 17-43 8-12 21-16 34-16 12 0 25 4 34 16v-59h35zM34 102c0 13 0 21 4 25 4 9 13 13 21 13 9 0 13 0 22-8 4-5 4-13 4-26 0-17 0-25-4-30-5-8-13-8-22-8-8 0-12 0-17 8-4 5-8 13-8 26z">
          <text:p/>
        </draw:path>
        <draw:path draw:style-name="gr5" draw:text-style-name="P5" draw:layer="layout" svg:width="0.077cm" svg:height="0.123cm" svg:x="10.956cm" svg:y="6.727cm" svg:viewBox="0 0 78 124" svg:d="M31 124h-31v-120h31v17c4-9 9-17 13-17 4-4 8-4 12-4 9 0 13 0 22 4l-9 29c-8-4-13-4-17-4s-8 0-8 0c-4 4-9 9-9 17-4 4-4 17-4 38z">
          <text:p/>
        </draw:path>
        <draw:path draw:style-name="gr5" draw:text-style-name="P5" draw:layer="layout" svg:width="0.11cm" svg:height="0.123cm" svg:x="11.037cm" svg:y="6.727cm" svg:viewBox="0 0 111 124" svg:d="M35 38l-31-5c5-12 9-21 18-25s17-8 34-8c13 0 26 0 30 4 8 4 12 8 17 12 4 5 4 17 4 30v34c0 13 0 22 0 27 0 4 4 8 4 17h-29c0-5 0-9-5-13-4 4-8 8-17 8-4 5-12 5-21 5-8 0-22-5-26-9-9-8-13-18-13-26 0-9 4-13 4-17 5-9 9-9 13-13 10-4 18-4 26-9 17-4 26-4 34-8 0-9-4-13-4-13-4-4-8-4-17-4-8 0-13 0-17 0 0 4-4 8-4 13zM77 63c-4 0-12 5-21 5-8 4-13 4-17 8-4 0-4 4-4 8 0 5 0 9 4 13 4 5 9 5 13 5s8 0 17-5c0-4 4-8 4-13 0 0 4-8 4-12z">
          <text:p/>
        </draw:path>
        <draw:polygon draw:style-name="gr5" draw:text-style-name="P5" draw:layer="layout" svg:width="0.056cm" svg:height="0.212cm" svg:x="11.236cm" svg:y="6.684cm" svg:viewBox="0 0 57 213" draw:points="0,213 0,0 57,0 57,26 31,26 31,188 57,188 57,213">
          <text:p/>
        </draw:polygon>
        <draw:path draw:style-name="gr5" draw:text-style-name="P5" draw:layer="layout" svg:width="0.106cm" svg:height="0.166cm" svg:x="11.364cm" svg:y="6.684cm" svg:viewBox="0 0 107 167" svg:d="M73 0h34v102c0 17 0 25-5 34-4 8-8 17-16 21-9 10-22 10-35 10-17 0-30-6-39-14-8-9-12-21-12-38l34-4c0 8 0 16 5 21 0 4 8 8 12 8 9 0 13-4 17-8 5-5 5-13 5-26z">
          <text:p/>
        </draw:path>
        <draw:path draw:style-name="gr5" draw:text-style-name="P5" draw:layer="layout" svg:width="0.115cm" svg:height="0.123cm" svg:x="11.495cm" svg:y="6.727cm" svg:viewBox="0 0 116 124" svg:d="M34 38l-30-5c5-12 9-21 17-25 9-4 17-8 34-8 13 0 27 0 35 4 5 4 9 8 13 12 4 5 4 17 4 30v34c0 13 0 22 0 27 0 4 4 8 9 17h-34c0-5 0-9-5-13-5 4-9 8-18 8-4 5-12 5-17 5-12 0-25-5-29-9-9-8-13-18-13-26 0-9 4-13 4-17 5-9 9-9 17-13 5-4 13-4 21-9 17-4 26-4 35-8 0-9-5-13-5-13-4-4-8-4-17-4-8 0-13 0-13 0-4 4-8 8-8 13zM77 63c-5 0-13 5-22 5-8 4-13 4-17 8-4 0-4 4-4 8 0 5 0 9 4 13 4 5 9 5 13 5s8 0 17-5c0-4 4-8 4-13 5 0 5-8 5-12z">
          <text:p/>
        </draw:path>
        <draw:path draw:style-name="gr5" draw:text-style-name="P5" draw:layer="layout" svg:width="0.11cm" svg:height="0.123cm" svg:x="11.631cm" svg:y="6.727cm" svg:viewBox="0 0 111 124" svg:d="M111 124h-35v-65c0-13 0-21 0-26 0 0-4-4-8-8 0 0-5 0-9 0-8 0-13 0-17 4-4 0-4 4-8 9 0 8 0 17 0 30v56h-34v-120h29v17c13-13 26-21 39-21 8 0 12 0 22 4 4 0 8 4 13 8 4 4 4 9 4 13 4 4 4 13 4 21z">
          <text:p/>
        </draw:path>
        <draw:path draw:style-name="gr5" draw:text-style-name="P5" draw:layer="layout" svg:width="0.114cm" svg:height="0.165cm" svg:x="11.771cm" svg:y="6.727cm" svg:viewBox="0 0 115 166" svg:d="M0 4h30v17c5-9 9-13 17-17 5-4 13-4 22-4 12 0 25 4 34 16 8 9 12 26 12 43 0 21-4 38-12 47-9 12-22 18-34 18-9 0-13 0-22-6-4 0-8-4-17-12v60h-30zM30 59c0 13 5 25 9 30 4 8 13 8 21 8 4 0 13 0 17-8 4-5 8-13 8-30 0-9-4-21-8-26-4-4-13-8-17-8-8 0-17 4-21 8-4 5-9 13-9 26z">
          <text:p/>
        </draw:path>
        <draw:path draw:style-name="gr5" draw:text-style-name="P5" draw:layer="layout" svg:width="0.115cm" svg:height="0.123cm" svg:x="11.902cm" svg:y="6.727cm" svg:viewBox="0 0 116 124" svg:d="M35 38l-30-5c4-12 9-21 17-25 9-4 17-8 34-8 13 0 26 0 34 4 5 4 9 8 13 12 4 5 4 17 4 30v34c0 13 0 22 0 27 0 4 5 8 9 17h-34c0-5 0-9-4-13-5 4-9 8-17 8-5 5-13 5-17 5-13 0-26-5-30-9-9-8-14-18-14-26 0-9 5-13 5-17 4-9 9-9 17-13 5-4 13-4 22-9 17-4 25-4 34-8 0-9-5-13-5-13-4-4-8-4-17-4-8 0-12 0-12 0-5 4-9 8-9 13zM78 63c-5 0-13 5-22 5-8 4-12 4-17 8-4 0-4 4-4 8 0 5 0 9 4 13 5 5 9 5 13 5s9 0 17-5c0-4 4-8 4-13 5 0 5-8 5-12z">
          <text:p/>
        </draw:path>
        <draw:path draw:style-name="gr5" draw:text-style-name="P5" draw:layer="layout" svg:width="0.114cm" svg:height="0.166cm" svg:x="12.034cm" svg:y="6.684cm" svg:viewBox="0 0 115 167" svg:d="M115 167h-31v-23c-4 9-8 13-16 17-9 6-13 6-22 6-12 0-25-6-33-18-9-9-13-26-13-47 0-17 4-34 13-43 8-12 21-16 33-16 17 0 26 4 38 16v-59h31zM29 102c0 13 5 21 5 25 8 9 12 13 21 13 8 0 17 0 21-8 4-5 8-13 8-26 0-17-4-25-8-30-4-8-13-8-21-8-4 0-13 0-17 8-4 5-9 13-9 26z">
          <text:p/>
        </draw:path>
        <draw:path draw:style-name="gr5" draw:text-style-name="P5" draw:layer="layout" svg:width="0.127cm" svg:height="0.166cm" svg:x="12.242cm" svg:y="6.684cm" svg:viewBox="0 0 128 167" svg:d="M0 167v-167h56c21 0 34 0 38 4 8 0 17 5 25 13 5 9 9 21 9 34 0 8-4 17-4 25-5 5-9 13-17 17-5 5-9 5-17 5-9 4-17 4-34 4h-21v65zM35 26v46h17c12 0 21 0 25 0 8-4 8-4 13-8 0-5 4-9 4-13s-4-13-4-17c-5 0-9-4-17-4-4 0-9-4-21-4z">
          <text:p/>
        </draw:path>
        <draw:path draw:style-name="gr5" draw:text-style-name="P5" draw:layer="layout" svg:width="0.114cm" svg:height="0.123cm" svg:x="12.386cm" svg:y="6.727cm" svg:viewBox="0 0 115 124" svg:d="M34 38l-30-5c4-12 8-21 17-25s17-8 34-8c13 0 25 0 34 4 4 4 9 8 14 12 4 5 4 17 4 30v34c0 13 0 22 0 27 0 4 4 8 8 17h-35c0-5 0-9-4-13-4 4-8 8-17 8-4 5-12 5-17 5-12 0-25-5-30-9-8-8-12-18-12-26 0-9 4-13 4-17 4-9 8-9 17-13 4-4 13-4 21-9 17-4 26-4 34-8 0-9-4-13-4-13-4-4-9-4-17-4s-13 0-17 0c0 4-4 8-4 13zM76 63c-4 0-13 5-21 5-8 4-13 4-17 8-4 0-4 4-4 8 0 5 0 9 4 13 4 5 9 5 13 5s8 0 17-5c0-4 4-8 4-13 4 0 4-8 4-12z">
          <text:p/>
        </draw:path>
        <draw:path draw:style-name="gr5" draw:text-style-name="P5" draw:layer="layout" svg:width="0.111cm" svg:height="0.123cm" svg:x="12.521cm" svg:y="6.727cm" svg:viewBox="0 0 112 124" svg:d="M112 124h-34v-65c0-13 0-21 0-26-5 0-5-4-10-8 0 0-4 0-8 0-8 0-13 0-17 4-4 0-4 4-8 9 0 8 0 17 0 30v56h-35v-120h30v17c9-13 26-21 38-21 10 0 14 0 23 4 4 0 8 4 12 8 5 4 5 9 5 13 4 4 4 13 4 21z">
          <text:p/>
        </draw:path>
        <draw:path draw:style-name="gr5" draw:text-style-name="P5" draw:layer="layout" svg:width="0.11cm" svg:height="0.123cm" svg:x="12.657cm" svg:y="6.727cm" svg:viewBox="0 0 111 124" svg:d="M111 38l-33 4c0-4 0-9-5-13-4-4-8-4-17-4s-13 0-17 8c-5 5-9 13-9 26s4 25 9 30c4 8 8 8 17 8s13 0 17-4c5-4 5-9 9-17l29 4c-4 13-8 27-16 35-13 4-22 9-39 9s-30-5-43-17c-9-10-13-27-13-44 0-21 4-38 13-47 13-12 26-16 43-16s26 4 34 8c9 8 17 17 21 30z">
          <text:p/>
        </draw:path>
        <draw:path draw:style-name="gr5" draw:text-style-name="P5" draw:layer="layout" svg:width="0.11cm" svg:height="0.166cm" svg:x="12.789cm" svg:y="6.684cm" svg:viewBox="0 0 111 167" svg:d="M35 0v59c8-12 21-16 34-16 8 0 12 0 21 4 4 4 8 4 13 8 4 4 4 9 4 17 4 4 4 13 4 21v74h-34v-65c0-13 0-21 0-26 0-4-4-4-8-8 0 0-5 0-9 0-8 0-13 0-17 4-4 0-4 4-8 9 0 4 0 12 0 25v61h-35v-167z">
          <text:p/>
        </draw:path>
        <draw:path draw:style-name="gr5" draw:text-style-name="P5" draw:layer="layout" svg:width="0.115cm" svg:height="0.123cm" svg:x="12.92cm" svg:y="6.727cm" svg:viewBox="0 0 116 124" svg:d="M35 38l-31-5c5-12 9-21 18-25s21-8 34-8 26 0 34 4c5 4 9 8 13 12 4 5 4 17 4 30v34c0 13 0 22 0 27 0 4 4 8 9 17h-34c0-5 0-9 0-13-4 0-4 0-4 0-5 4-9 8-17 8-5 5-13 5-18 5-12 0-26-5-30-9-9-8-13-18-13-26 0-9 4-13 4-17 5-9 9-9 18-13 5-4 13-4 21-9 18-4 26-4 35-8 0-9-5-13-5-13-4-4-8-4-17-4-8 0-13 0-13 0-4 4-8 8-8 13zM78 63c-5 0-13 5-22 5-8 4-13 4-17 8-4 0-4 4-4 8 0 5 0 9 4 13 4 5 9 5 13 5s9 0 17-5c4-4 4-8 4-13 5 0 5-8 5-12z">
          <text:p/>
        </draw:path>
        <draw:path draw:style-name="gr5" draw:text-style-name="P5" draw:layer="layout" svg:width="0.123cm" svg:height="0.165cm" svg:x="13.043cm" svg:y="6.731cm" svg:viewBox="0 0 124 166" svg:d="M0 0h34l26 80 30-80h34l-42 114-9 18c-4 9-4 13-8 17-5 4-5 9-10 9-4 4-8 4-12 8-5 0-9 0-17 0-5 0-9 0-17 0v-25c4 0 8 0 12 0 5 0 13 0 17-5 0-4 5-12 5-16z">
          <text:p/>
        </draw:path>
        <draw:path draw:style-name="gr5" draw:text-style-name="P5" draw:layer="layout" svg:width="0.114cm" svg:height="0.123cm" svg:x="13.175cm" svg:y="6.727cm" svg:viewBox="0 0 115 124" svg:d="M34 38l-30-5c4-12 8-21 17-25 8-4 21-8 34-8 17 0 25 0 34 4 4 4 8 8 13 12 5 5 5 17 5 30v34c0 13 0 22 0 27 4 4 4 8 8 17h-35c0-5 0-9 0-13-4 0-4 0-4 0-4 4-9 8-17 8-4 5-13 5-17 5-13 0-21-5-30-9-8-8-12-18-12-26 0-9 4-13 4-17 4-9 8-9 17-13 4-4 13-4 25-9 13-4 21-4 30-8 0-9-4-13-4-13-5-4-9-4-17-4-9 0-13 0-13 0-4 4-8 8-8 13zM76 63c-4 0-13 5-21 5-9 4-13 4-17 8-4 0-4 4-4 8 0 5 0 9 4 13 4 5 8 5 12 5 5 0 13 0 17-5 5-4 5-8 5-13 4 0 4-8 4-12z">
          <text:p/>
        </draw:path>
        <draw:path draw:style-name="gr5" draw:text-style-name="P5" draw:layer="layout" svg:width="0.072cm" svg:height="0.162cm" svg:x="13.298cm" svg:y="6.688cm" svg:viewBox="0 0 73 163" svg:d="M68 43v21h-21v51c0 8 0 13 0 17 0 0 5 0 5 4h4c4 0 8 0 12-4l5 26c-9 5-17 5-26 5-4 0-12 0-17 0-4-5-8-5-8-10-4-4-4-8-4-13 0-4 0-12 0-21v-55h-18v-21h18v-26l29-17v43z">
          <text:p/>
        </draw:path>
        <draw:path draw:style-name="gr5" draw:text-style-name="P5" draw:layer="layout" svg:width="0.034cm" svg:height="0.067cm" svg:x="13.387cm" svg:y="6.816cm" svg:viewBox="0 0 35 68" svg:d="M0 0h35v25c0 9-4 13-4 21 0 4-6 10-10 14s-8 8-17 8l-4-12c4 0 8-6 13-10 0-4 4-8 4-12h-17z">
          <text:p/>
        </draw:path>
        <draw:path draw:style-name="gr5" draw:text-style-name="P5" draw:layer="layout" svg:width="0.14cm" svg:height="0.166cm" svg:x="13.514cm" svg:y="6.684cm" svg:viewBox="0 0 141 167" svg:d="M0 0h69c13 0 21 0 30 0 4 4 12 4 16 9 5 4 9 8 13 12 0 5 4 13 4 22 0 4-4 12-8 21-4 4-9 8-17 12 13 5 21 9 25 17 5 5 9 13 9 22 0 8-4 17-4 25-5 4-9 13-17 17-5 4-13 4-21 4-5 0-17 6-39 6h-60zM34 26v38h22c13 0 21 0 26 0 4 0 8 0 12-5 5-4 5-8 5-12s0-9-5-13c0-4-4-4-12-8 0 0-13 0-26 0zM34 93v43h31c12 0 21 0 25 0s9-4 13-9c0-4 4-8 4-12s-4-9-4-13c-4-4-9-4-13-9-4 0-13 0-25 0z">
          <text:p/>
        </draw:path>
        <draw:path draw:style-name="gr5" draw:text-style-name="P5" draw:layer="layout" svg:width="0.11cm" svg:height="0.123cm" svg:x="13.671cm" svg:y="6.727cm" svg:viewBox="0 0 111 124" svg:d="M81 84l30 5c-4 13-8 22-21 26-9 9-17 9-30 9-21 0-39-5-47-22-9-9-13-22-13-39 0-21 4-34 17-47 9-12 22-16 39-16s30 4 42 16c9 13 13 30 13 56h-76c0 8 0 17 8 21 5 4 9 9 17 9 5 0 9-5 13-5 4-4 4-8 8-13zM81 50c0-8-4-17-8-21s-8-4-17-4c-4 0-8 0-17 4-4 9-4 13-4 21z">
          <text:p/>
        </draw:path>
        <draw:path draw:style-name="gr5" draw:text-style-name="P5" draw:layer="layout" svg:width="0.122cm" svg:height="0.123cm" svg:x="13.803cm" svg:y="6.727cm" svg:viewBox="0 0 123 124" svg:d="M0 59c0-9 0-21 4-30 8-8 12-17 25-21 9-4 18-8 31-8 17 0 34 4 46 16 9 13 17 26 17 47 0 17-8 30-21 44-8 12-25 17-42 17-9 0-22 0-31-5-13-8-17-12-25-26-4-9-4-21-4-34zM29 63c0 9 4 21 9 26 9 4 13 8 22 8 8 0 17-4 21-8 4-5 8-17 8-26 0-13-4-21-8-30-4-4-13-8-21-8-9 0-13 4-22 8-5 9-9 17-9 30z">
          <text:p/>
        </draw:path>
        <draw:path draw:style-name="gr5" draw:text-style-name="P5" draw:layer="layout" svg:width="0.11cm" svg:height="0.166cm" svg:x="13.947cm" svg:y="6.684cm" svg:viewBox="0 0 111 167" svg:d="M34 0v59c8-12 21-16 34-16 8 0 13 0 22 4 4 4 8 4 13 8 4 4 4 9 4 17 4 4 4 13 4 21v74h-35v-65c0-13 0-21 0-26 0-4-4-4-8-8 0 0-4 0-9 0-8 0-12 0-17 4-4 0-4 4-8 9 0 4 0 12 0 25v61h-34v-167z">
          <text:p/>
        </draw:path>
        <draw:path draw:style-name="gr5" draw:text-style-name="P5" draw:layer="layout" svg:width="0.116cm" svg:height="0.123cm" svg:x="14.078cm" svg:y="6.727cm" svg:viewBox="0 0 117 124" svg:d="M35 38l-30-5c5-12 9-21 17-25 9-4 22-8 34-8 17 0 26 0 34 4 4 4 9 8 13 12 4 5 4 17 4 30v34c0 13 0 22 0 27 4 4 4 8 10 17h-35c0-5 0-9 0-13h-5c-4 4-8 8-16 8-5 5-13 5-17 5-13 0-22-5-30-9-9-8-14-18-14-26 0-9 5-13 10-17 0-9 4-9 12-13 5-4 13-4 26-9 13-4 21-4 29-8 0-9-4-13-4-13-4-4-8-4-17-4-8 0-12 0-12 0-5 4-9 8-9 13zM77 63c-4 0-12 5-21 5-8 4-12 4-17 8-4 0-4 4-4 8 0 5 0 9 4 13 5 5 9 5 13 5s13 0 17-5c4-4 4-8 4-13 4 0 4-8 4-12z">
          <text:p/>
        </draw:path>
        <draw:path draw:style-name="gr5" draw:text-style-name="P5" draw:layer="layout" svg:width="0.076cm" svg:height="0.123cm" svg:x="14.214cm" svg:y="6.727cm" svg:viewBox="0 0 77 124" svg:d="M30 124h-30v-120h30v17c4-9 9-17 13-17 5-4 9-4 13-4 8 0 17 0 21 4l-8 29c-5-4-9-4-17-4-4 0-4 0-9 0-4 4-4 9-9 17 0 4-4 17-4 38z">
          <text:p/>
        </draw:path>
        <draw:path draw:style-name="gr5" draw:text-style-name="P5" draw:layer="layout" svg:width="0.03cm" svg:height="0.166cm" svg:x="14.303cm" svg:y="6.684cm" svg:viewBox="0 0 31 167" svg:d="M0 30v-30h31v30zM0 167v-120h31v120z">
          <text:p/>
        </draw:path>
        <draw:polygon draw:style-name="gr5" draw:text-style-name="P5" draw:layer="layout" svg:width="0.056cm" svg:height="0.212cm" svg:x="14.421cm" svg:y="6.684cm" svg:viewBox="0 0 57 213" draw:points="57,0 57,213 0,213 0,188 27,188 27,26 0,26 0,0">
          <text:p/>
        </draw:polygon>
        <draw:path draw:style-name="gr7" draw:text-style-name="P6" draw:layer="layout" svg:width="0.178cm" svg:height="0.174cm" svg:x="8.98cm" svg:y="7.765cm" svg:viewBox="0 0 179 175" svg:d="M154 30v145h-38v-42c-9 4-13 4-22 4-4 4-13 4-21 4-9 0-17 0-21-4-9-4-13-4-17-9-4-8-9-12-9-22-4-4-4-17-4-30v-46h-22v-30h179v30zM116 30h-56v46c0 9 0 13 0 17 0 5 4 9 4 13 5 0 9 5 17 5 9 0 13-5 22-9 4 0 8-4 13-9z">
          <text:p/>
        </draw:path>
        <draw:path draw:style-name="gr7" draw:text-style-name="P6" draw:layer="layout" svg:width="0.178cm" svg:height="0.25cm" svg:x="9.154cm" svg:y="7.689cm" svg:viewBox="0 0 179 251" svg:d="M22 106h-22v-30h22c-4-13-8-21-8-30 0-17 8-25 16-33 9-9 26-13 43-13s34 4 47 8c12 9 25 17 33 30 13 13 22 25 26 38h-34c-13-13-21-25-30-34-12-8-25-13-38-13-8 0-13 5-17 9s-8 8-8 13c0 4 0 12 4 12 0 5 0 9 4 13h30v30h-30v145h-38z">
          <text:p/>
        </draw:path>
        <draw:path draw:style-name="gr7" draw:text-style-name="P6" draw:layer="layout" svg:width="0.127cm" svg:height="0.182cm" svg:x="9.239cm" svg:y="7.765cm" svg:viewBox="0 0 128 183" svg:d="M115 158l-22 25c-17-17-34-29-47-43-12-13-21-21-29-30-5-8-5-12-9-17 0-4 0-8 0-8 0-9 0-13 4-17 5-4 9-4 17-4 9 0 17 0 26 8 8-4 12-17 12-25 0-4 0-13 0-17h-67v-30h128v30h-21c0 4 0 8 0 8 0 5 0 9 0 13 0 13-5 25-14 34-9 8-17 17-34 21 8 9 17 17 25 26 14 8 23 16 31 26z">
          <text:p/>
        </draw:path>
        <draw:path draw:style-name="gr7" draw:text-style-name="P6" draw:layer="layout" svg:width="0.174cm" svg:height="0.174cm" svg:x="9.362cm" svg:y="7.765cm" svg:viewBox="0 0 175 175" svg:d="M175 30h-26v145h-38v-34c-9 4-13 8-21 8-5 0-13 5-21 5-14 0-23-5-31-9-9-4-17-8-21-17-5-8-9-17-9-30s9-26 17-34c13-13 26-17 48-17 4 0 8 0 17 4 4 0 8 0 12 0l-4 30c-4 0-13 0-21 0s-18 0-22 4-9 8-9 13c0 8 5 13 9 18 4 4 8 4 18 4 8 0 12 0 21-4 4-5 13-10 17-14v-72h-111v-30h175z">
          <text:p/>
        </draw:path>
        <draw:polygon draw:style-name="gr7" draw:text-style-name="P6" draw:layer="layout" svg:width="0.089cm" svg:height="0.174cm" svg:x="9.531cm" svg:y="7.765cm" svg:viewBox="0 0 90 175" draw:points="61,30 61,175 23,175 23,30 0,30 0,0 90,0 90,30">
          <text:p/>
        </draw:polygon>
        <draw:path draw:style-name="gr7" draw:text-style-name="P6" draw:layer="layout" svg:width="0.127cm" svg:height="0.182cm" svg:x="9.616cm" svg:y="7.765cm" svg:viewBox="0 0 128 183" svg:d="M116 158l-23 25c-16-17-33-29-46-43-13-13-21-21-30-30-4-8-4-12-8-17 0-4 0-8 0-8 0-9 0-13 4-17s8-4 17-4c8 0 17 0 25 8 9-4 13-17 13-25 0-4 0-13 0-17h-68v-30h128v30h-25c4 4 4 8 4 8 0 5 0 9 0 13 0 13-4 25-14 34-8 8-16 17-33 21 8 9 17 17 25 26 13 8 22 16 31 26z">
          <text:p/>
        </draw:path>
        <draw:path draw:style-name="gr7" draw:text-style-name="P6" draw:layer="layout" svg:width="0.237cm" svg:height="0.174cm" svg:x="9.816cm" svg:y="7.765cm" svg:viewBox="0 0 238 175" svg:d="M238 30h-93v42c12-8 21-8 34-8 12 0 21 4 29 12 13 9 17 17 17 35 0 9-4 17-8 26 0 12-5 21-13 34l-34-22c4-4 9-12 13-16 0-5 4-13 4-22 0-5-4-9-4-13-4-5-9-5-13-5s-8 0-13 5c-4 4-8 4-12 8v69h-34v-34c-9 4-13 4-22 8-4 0-12 5-21 5-12 0-21-5-29-9-9-4-13-8-23-17-4-8-4-17-4-30 0-9 0-17 4-26 10-8 14-12 23-17 12-4 21-8 34-8 4 0 8 0 16 4 5 0 9 0 13 0l-4 30c-9 0-13 0-21 0-9 0-17 0-21 4-5 4-5 8-5 13 0 8 0 13 5 18 4 4 8 4 17 4 8 0 12 0 21-4 4-5 8-10 17-14v-72h-111v-30h238z">
          <text:p/>
        </draw:path>
        <draw:path draw:style-name="gr7" draw:text-style-name="P6" draw:layer="layout" svg:width="0.097cm" svg:height="0.076cm" svg:x="9.926cm" svg:y="7.689cm" svg:viewBox="0 0 98 77" svg:d="M64 77c-4-8-4-17-8-25-4-9-9-13-13-17-4 0-8-5-12-5-5 0-9 0-13 5-5 0-5 0-10 0l-8-31c4 0 8-4 13-4s9 0 18 0c8 0 12 0 21 0 4 4 12 8 17 13 4 4 8 12 17 26 4 8 8 21 12 38z">
          <text:p/>
        </draw:path>
        <draw:path draw:style-name="gr7" draw:text-style-name="P6" draw:layer="layout" svg:width="0.217cm" svg:height="0.182cm" svg:x="10.125cm" svg:y="7.765cm" svg:viewBox="0 0 218 183" svg:d="M188 30v145h-34v-65c-9 0-13 0-17 0-5 0-14 5-18 5-13 0-21-5-30-5-8-4-17-4-21-8-4 0-4 4-9 4 9 9 18 17 26 26 9 8 21 16 30 26l-26 25c-12-17-30-29-42-43-9-13-21-21-26-30-4-8-8-12-8-17-4-4-4-8-4-8 0-9 4-13 4-17 4-4 13-4 21-4s13 0 21 8c0-4 4-8 4-12 0-5 0-9 0-13s0-9 0-17h-59v-30h218v30zM115 81c8 0 12 0 17 0 9 0 13 0 22-5v-46h-60c4 4 4 8 4 8 0 5 0 9 0 13 0 9 0 13 0 17-4 4-4 8-4 13 0 0 4 0 8 0s8 0 13 0z">
          <text:p/>
        </draw:path>
        <draw:path draw:style-name="gr7" draw:text-style-name="P6" draw:layer="layout" svg:width="0.161cm" svg:height="0.195cm" svg:x="10.337cm" svg:y="7.765cm" svg:viewBox="0 0 162 196" svg:d="M120 196c-4-8-9-13-9-21-4-4-8-13-12-17-5 0-9 0-13 0-13 0-21 0-30 0-9-4-18-9-22-13-8-4-13-8-17-17-4-8-8-17-8-29 0-5 4-14 4-23 4-4 8-8 13-12 8-4 12-9 21-13 9 0 22-4 31-4v-17h-78v-30h162v30h-46v46h-17c-9 0-17 5-26 5-4 0-8 0-12 4-9 4-14 9-14 18 0 8 5 13 9 17 5 4 17 8 30 8h4c0-4 0-4 0-8s4-9 9-13c4-4 12-4 17-4 8 0 17 0 21 8 8 5 8 9 8 17 0 9 0 13-4 17 0 0-4 4-8 9 4 8 8 17 17 29z">
          <text:p/>
        </draw:path>
        <draw:path draw:style-name="gr7" draw:text-style-name="P6" draw:layer="layout" svg:width="0.149cm" svg:height="0.182cm" svg:x="10.494cm" svg:y="7.765cm" svg:viewBox="0 0 150 183" svg:d="M116 81c4 0 8 0 17 0 4 0 8 0 12-5l5 34c-5 0-13 0-17 0-5 5-9 5-13 5-13 0-26-5-35-5-9-4-13-4-21-8l-5 4c9 9 17 17 26 26 9 8 18 16 26 26l-21 25c-18-17-31-29-43-43-13-13-21-21-30-30-4-8-4-12-8-17 0-4 0-8 0-8 0-9 0-13 4-17s8-4 17-4c8 0 17 0 21 8 4-4 4-8 4-12 4-5 4-9 4-13s0-9-4-17h-55v-30h145v30h-51c0 4 0 8 5 8 0 5 0 9 0 13 0 9 0 13-5 17 0 4 0 8-4 13 4 0 9 0 13 0s8 0 13 0z">
          <text:p/>
        </draw:path>
        <draw:path draw:style-name="gr7" draw:text-style-name="P6" draw:layer="layout" svg:width="0.182cm" svg:height="0.174cm" svg:x="10.613cm" svg:y="7.765cm" svg:viewBox="0 0 183 175" svg:d="M183 0v30h-25v145h-38v-38c-13 4-26 8-43 8-13 0-25 0-34-8-8-4-18-13-22-21-4-14-8-27-13-40 13 0 22-4 27-8 4-4 8-8 8-17 0-4 0-8-4-13 0 0 0-4-4-8h-35v-30zM52 93c0 9 4 13 8 18 9 5 13 5 21 5 17 0 30-10 39-23v-63h-47c0 4 4 8 4 13 0 4 4 8 4 17 0 16-12 25-29 33z">
          <text:p/>
        </draw:path>
        <draw:path draw:style-name="gr7" draw:text-style-name="P6" draw:layer="layout" svg:width="0.128cm" svg:height="0.25cm" svg:x="10.753cm" svg:y="7.689cm" svg:viewBox="0 0 129 251" svg:d="M103 106v145h-39v-145h-26v-30h91v30zM64 76c-4-8-4-17-8-25-5-9-9-13-14-17 0 0-8-5-12-5-5 0-9 0-13 5 0 0-4 0-9 0l-8-30c4 0 8-4 13-4 4 0 12 0 17 0 8 0 12 0 21 0 5 4 13 8 18 13 4 4 12 12 17 25 4 8 8 21 12 38z">
          <text:p/>
        </draw:path>
        <draw:path draw:style-name="gr7" draw:text-style-name="P6" draw:layer="layout" svg:width="0.238cm" svg:height="0.174cm" svg:x="10.952cm" svg:y="7.765cm" svg:viewBox="0 0 239 175" svg:d="M239 30h-89v42c8-8 17-8 29-8 13 0 26 4 34 12 9 9 13 17 13 35 0 9-4 17-4 26-4 12-9 21-17 34l-34-22c4-4 8-12 12-16 0-5 5-13 5-22 0-5-5-9-5-13-4-5-8-5-12-5s-9 0-13 5c-4 4-8 4-8 8v69h-38v-34c-9 4-13 4-22 8-4 0-12 5-22 5-9 0-21-5-30-9-8-4-12-8-17-17-8-8-8-17-8-30 0-9 0-17 8-26 5-8 9-12 22-17 8-4 16-8 30-8 5 0 9 0 17 4 5 0 9 0 13 0l-4 30c-4 0-13 0-21 0-10 0-14 0-23 4-4 4-4 8-4 13 0 8 0 13 4 18 9 4 13 4 18 4 9 0 17 0 22-4 4-5 12-10 17-14v-72h-112v-30h239z">
          <text:p/>
        </draw:path>
        <draw:path draw:style-name="gr7" draw:text-style-name="P6" draw:layer="layout" svg:width="0.224cm" svg:height="0.25cm" svg:x="11.05cm" svg:y="7.689cm" svg:viewBox="0 0 225 251" svg:d="M158 106h-21v-30h16c-12-13-25-25-38-34-13-8-25-13-42-13-9 0-17 5-26 9-4 4-8 8-8 17 0 4 0 8 4 13 0 4 4 8 4 8h-39c0-4-4-8-4-13-4-4-4-12-4-17 0-12 8-25 17-33 12-9 30-13 52-13 16 0 38 4 51 8 17 9 29 17 42 30s25 25 34 38h29v30h-29v145h-38z">
          <text:p/>
        </draw:path>
        <draw:path draw:style-name="gr7" draw:text-style-name="P6" draw:layer="layout" svg:width="0.233cm" svg:height="0.174cm" svg:x="11.347cm" svg:y="7.765cm" svg:viewBox="0 0 234 175" svg:d="M208 30v145h-39v-94h-25c-4 0-13 0-17 0 4 4 8 12 13 17 4 8 4 13 4 22 0 8-4 13-9 21-4 4-8 13-17 13-4 4-12 4-21 4-13 0-25 0-34-4-13-9-21-17-29-30-13-13-22-31-30-56l34-13c8 26 17 43 25 56 9 9 17 17 30 17 4 0 9 0 9-4 4-4 4-4 4-8 0-10 0-14-9-23-4-4-8-12-17-17l13-25h76v-21h-169v-30h234v30z">
          <text:p/>
        </draw:path>
        <draw:polygon draw:style-name="gr7" draw:text-style-name="P6" draw:layer="layout" svg:width="0.089cm" svg:height="0.174cm" svg:x="11.576cm" svg:y="7.765cm" svg:viewBox="0 0 90 175" draw:points="64,30 64,175 25,175 25,30 0,30 0,0 90,0 90,30">
          <text:p/>
        </draw:polygon>
        <draw:path draw:style-name="gr7" draw:text-style-name="P6" draw:layer="layout" svg:width="0.179cm" svg:height="0.174cm" svg:x="11.66cm" svg:y="7.765cm" svg:viewBox="0 0 180 175" svg:d="M0 0h180v30h-27v145h-38v-73h-47v4c0 10 0 18-4 18-4 4-8 4-13 4-4 0-8 0-12 0-9-4-13-8-17-12-5-5-5-10-9-14s-4-9-4-13 0-8 4-13c0-4 9-8 17-8h85v-38h-115z">
          <text:p/>
        </draw:path>
        <draw:path draw:style-name="gr7" draw:text-style-name="P6" draw:layer="layout" svg:width="0.238cm" svg:height="0.174cm" svg:x="11.834cm" svg:y="7.765cm" svg:viewBox="0 0 239 175" svg:d="M239 30h-93v42c8-8 21-8 34-8 12 0 21 4 29 12 9 9 13 17 13 35 0 9 0 17-4 26 0 12-9 21-13 34l-34-22c4-4 9-12 9-16 4-5 4-13 4-22 0-5 0-9-4-13 0-5-5-5-9-5s-8 0-13 5c-4 4-8 4-12 8v69h-40v-34c-4 4-12 4-17 8-8 0-12 5-21 5-12 0-21-5-29-9-9-4-18-8-22-17-4-8-8-17-8-30 0-9 4-17 8-26 4-8 13-12 22-17 8-4 21-8 34-8 4 0 8 0 12 4 9 0 13 0 13 0v30c-9 0-13 0-21 0-9 0-17 0-21 4-5 4-9 8-9 13 0 8 4 13 9 18 4 4 8 4 17 4 4 0 12 0 21-4 4-5 8-10 12-14v-72h-106v-30h239z">
          <text:p/>
        </draw:path>
        <draw:polygon draw:style-name="gr7" draw:text-style-name="P6" draw:layer="layout" svg:width="0.089cm" svg:height="0.174cm" svg:x="12.068cm" svg:y="7.765cm" svg:viewBox="0 0 90 175" draw:points="60,30 60,175 21,175 21,30 0,30 0,0 90,0 90,30">
          <text:p/>
        </draw:polygon>
        <draw:path draw:style-name="gr7" draw:text-style-name="P6" draw:layer="layout" svg:width="0.128cm" svg:height="0.182cm" svg:x="12.148cm" svg:y="7.765cm" svg:viewBox="0 0 129 183" svg:d="M120 158l-26 25c-17-17-30-29-43-43-13-13-25-21-29-30-5-8-9-12-9-17 0-4-4-8-4-8 0-9 4-13 8-17 0-4 9-4 17-4 9 0 17 0 21 8 13-4 17-17 17-25 0-4 0-13-4-17h-68v-30h129v30h-23c0 4 0 8 5 8 0 5 0 9 0 13 0 13-5 25-13 34-9 8-21 17-34 21 8 9 17 17 25 26 9 8 22 16 31 26z">
          <text:p/>
        </draw:path>
        <draw:path draw:style-name="gr7" draw:text-style-name="P6" draw:layer="layout" svg:width="0.161cm" svg:height="0.25cm" svg:x="12.199cm" svg:y="7.689cm" svg:viewBox="0 0 162 251" svg:d="M9 76c-5-4-5-8-5-17-4-4-4-8-4-13 0-17 4-25 13-33 13-9 25-13 42-13 13 0 26 4 39 8 8 9 17 17 21 30 9 13 13 25 18 38h29v30h-25v145h-39v-145h-26v-30h26c-4-17-9-25-17-34-4-8-13-13-22-13-8 0-12 5-16 5-5 4-5 8-5 17 0 4 0 8 5 12 0 9 0 13 4 17z">
          <text:p/>
        </draw:path>
        <draw:path draw:style-name="gr8" draw:text-style-name="P7" draw:layer="layout" svg:width="0.242cm" svg:height="0.186cm" svg:x="1.791cm" svg:y="8.312cm" svg:viewBox="0 0 243 187" svg:d="M8 162l35-18c-8-4-13-13-17-17-8-8-8-17-8-29 0-9 0-17 8-26 4-8 9-13 21-17 9-4 17-9 30-9 4 0 9 0 17 0 4 0 9 5 13 5l-4 30c-5 0-13 0-22 0-8 0-13 0-21 4-4 4-4 8-4 13 0 8 0 12 4 16 8 5 13 5 17 5 9 0 17 0 21-5 5-4 13-8 17-12v-72h-115v-30h243v30h-90v38c5 0 9-4 13-4s9 0 17 0c13 0 25 4 34 12 9 5 13 17 13 34 0 9-4 17-4 26-5 12-9 22-18 30l-33-18c4-4 8-12 12-17 0-8 4-12 4-21 0-4-4-8-4-12-4-5-8-5-12-5-5 0-9 0-13 5-4 0-9 4-9 8v69h-38v-39c-4 0-4 0-4 0 0 4-4 4-4 4l-77 47z">
          <text:p/>
        </draw:path>
        <draw:path draw:style-name="gr8" draw:text-style-name="P7" draw:layer="layout" svg:width="0.051cm" svg:height="0.047cm" svg:x="2.041cm" svg:y="8.443cm" svg:viewBox="0 0 52 48" svg:d="M25 48c-8 0-12 0-17-5-4-9-8-13-8-17 0-9 4-13 8-17 5-4 9-9 17-9 10 0 14 5 23 9 4 4 4 8 4 17 0 4 0 13-9 17-4 5-8 5-18 5z">
          <text:p/>
        </draw:path>
        <draw:path draw:style-name="gr8" draw:text-style-name="P7" draw:layer="layout" svg:width="0.216cm" svg:height="0.178cm" svg:x="2.843cm" svg:y="8.312cm" svg:viewBox="0 0 217 179" svg:d="M187 30v145h-38v-65c-4 0-8 0-13 0-4 0-13 0-17 0-12 0-21 0-29 0-9-4-18-4-23-8-4 0-4 4-8 4 8 8 18 17 26 25 9 9 17 18 30 27l-25 21c-13-13-31-25-44-39-12-13-21-26-25-34-4-4-9-8-9-13-4-4-4-8-4-8 0-9 4-13 4-17 5-4 13-4 22-4 8 0 12 0 21 8 0-4 4-8 4-13 0-4 0-8 0-13 0-4 0-12 0-16h-59v-30h217v30zM115 81c8 0 13 0 17 0 9 0 13 0 17-5v-46h-55c4 4 4 8 4 8 0 4 0 8 0 13 0 8 0 13 0 17-4 4-4 8-4 13 0 0 4 0 8 0 5 0 9 0 13 0z">
          <text:p/>
        </draw:path>
        <draw:path draw:style-name="gr8" draw:text-style-name="P7" draw:layer="layout" svg:width="0.186cm" svg:height="0.174cm" svg:x="3.055cm" svg:y="8.312cm" svg:viewBox="0 0 187 175" svg:d="M158 30v145h-39v-60h-50v5c0 8 0 12-5 17-4 4-8 4-17 4 0 0-8 0-12-4-5-5-9-5-13-9s-10-8-10-13c-4-8-4-12-4-16 0-5 0-9 4-13 0 0 10-4 18-4v-52h-30v-30h187v30zM119 30h-50v52h50z">
          <text:p/>
        </draw:path>
        <draw:path draw:style-name="gr8" draw:text-style-name="P7" draw:layer="layout" svg:width="0.174cm" svg:height="0.182cm" svg:x="3.237cm" svg:y="8.312cm" svg:viewBox="0 0 175 183" svg:d="M55 183l-21-25 76-44v-84h-42v76c0 8 0 13-4 17-5 4-9 4-13 4s-8 0-17-4c-4 0-8-4-13-9-4-4-8-8-8-12-5-4-5-9-5-13 0-8 0-13 5-13 0-4 8-8 13-8h4v-38h-30v-30h175v30h-27v145h-38v-27z">
          <text:p/>
        </draw:path>
        <draw:path draw:style-name="gr8" draw:text-style-name="P7" draw:layer="layout" svg:width="0.319cm" svg:height="0.178cm" svg:x="3.491cm" svg:y="8.308cm" svg:viewBox="0 0 320 179" svg:d="M140 118c0 13-4 26-12 35-9 5-21 9-38 9-13 0-22 0-34-4-9-5-17-14-26-27-13-13-21-29-30-51l34-12c5 21 13 38 22 46 12 13 21 17 34 17 8 0 12-4 12-17 0-8 0-17-8-25-4 4-13 4-21 4v-30c12 0 17-4 21-4 4-4 8-9 8-13 0-8-4-8-8-12-4 0-9 0-13 0s-8 0-17 0c-4 4-8 4-12 8l-13-30c4-4 13-4 21-8 8 0 17-4 30-4 17 0 25 4 34 12 8 9 16 22 16 34 0 13-8 22-16 30 0 4 0 4 0 4 4 0 8 0 8 0 4 0 8 0 13 0 4 0 8 0 12 0 5 0 14 0 18-4v-42h-22v-30h167v30h-26v145h-38v-145h-42v145h-39v-69c-4 0-8 0-13 0s-9 0-13 0-4 0-9 0c0 4 0 8 0 8z">
          <text:p/>
        </draw:path>
        <draw:path draw:style-name="gr8" draw:text-style-name="P7" draw:layer="layout" svg:width="0.153cm" svg:height="0.288cm" svg:x="3.805cm" svg:y="8.236cm" svg:viewBox="0 0 154 289" svg:d="M82 195c-4 0-14 0-18 0-4 4-13 4-17 8-4-4-8-8-17-13-4-4-8-8-13-16 0-5-4-9-4-17 0-5 0-9 4-13 0-4 5-9 9-13s8-4 13-9c8 0 17 0 29 0h18v-16h-86v-30h154v30h-30v46h-60c-4 0-4 0-4 0-4 0-4 0-4 0-5 0-5 5-5 5 0 4 0 4 0 8 5 0 5 0 5 4 4 0 8-4 12-4 5 0 14 0 18 0 17 0 30 4 38 13 9 8 13 17 13 29 0 13 0 22-8 30-9 4-17 9-34 13 8 0 12 4 17 4 8 0 12 4 17 4l-13 31c-13-9-21-13-34-17-14-9-22-14-31-22-12 0-21 0-25-4-9-5-13-9-13-17 0-9 4-13 9-17 0 0 4-5 8-5 13 0 21 5 30 13 4 0 4 0 8 0 22 0 31-4 31-13 0-4 0-8-4-8 0-4-5-4-13-4zM82 76c-4-4-9-13-9-17-5-8-5-13-5-21 0-13 5-21 14-30 13-8 21-8 38-8 4 0 13 0 17 0s13 0 17 4l-9 25c-4 0-8 0-8-4-4 0-8 0-8 0-9 0-13 4-17 9-5 0-5 8-5 12 0 5 0 13 5 17 0 4 4 9 4 13z">
          <text:p/>
        </draw:path>
        <draw:path draw:style-name="gr8" draw:text-style-name="P7" draw:layer="layout" svg:width="0.178cm" svg:height="0.174cm" svg:x="4.03cm" svg:y="8.312cm" svg:viewBox="0 0 179 175" svg:d="M106 120c-4 0-8 0-17 0-4 4-8 4-12 8-9-4-13-8-17-13-5-4-9-8-13-16-5-5-5-9-5-17 0-6 0-10 0-14 5-4 5-9 9-13s9-4 17-9c4 0 17 0 26 0h21v-16h-115v-30h179v30h-30v46h-55c-5 0-9 0-9 0h-4l-4 6c0 4 0 4 4 8l4 4c4 0 9-4 13-4s8 0 12 0c17 0 34 4 44 13 8 8 13 17 13 29 0 13-5 22-18 30-9 9-26 13-47 13-13 0-25 0-38-4-13-5-26-9-34-17-9-9-17-13-26-22l30-21c8 9 21 17 30 26 13 4 25 8 38 8 8 0 17 0 21-4s4-4 4-9c0-4 0-8-4-8-4-4-8-4-17-4z">
          <text:p/>
        </draw:path>
        <draw:path draw:style-name="gr8" draw:text-style-name="P7" draw:layer="layout" svg:width="0.161cm" svg:height="0.25cm" svg:x="4.132cm" svg:y="8.236cm" svg:viewBox="0 0 162 251" svg:d="M8 76c-4-4-4-13-4-17-4-4-4-8-4-17 0-13 4-21 13-30 12-8 25-12 42-12 13 0 25 0 38 8 9 9 17 17 22 30 8 8 12 25 17 38h30v30h-25v145h-39v-145h-26v-30h26c-5-17-9-25-18-34-4-8-12-13-21-13-8 0-12 0-17 5-4 4-4 8-4 17 0 4 0 8 0 12 4 4 4 9 9 13z">
          <text:p/>
        </draw:path>
        <draw:path draw:style-name="gr8" draw:text-style-name="P7" draw:layer="layout" svg:width="0.323cm" svg:height="0.178cm" svg:x="5.421cm" svg:y="8.308cm" svg:viewBox="0 0 324 179" svg:d="M145 118c0 13-5 26-13 35-9 5-21 9-38 9-13 0-26 0-34-4-9-5-22-14-30-27s-17-29-30-51l34-12c9 21 17 38 26 46 8 13 17 17 30 17 12 0 16-4 16-17 0-8-4-17-8-25-8 4-13 4-21 4l-4-30c12 0 21-4 25-4 4-4 4-9 4-13 0-8 0-8-4-12-4 0-8 0-13 0-8 0-12 0-17 0-4 4-12 4-17 8l-8-30c4-4 13-4 21-8 9 0 17-4 26-4 16 0 29 4 38 12 8 9 12 22 12 34 0 13-4 22-17 30 5 4 5 4 5 4 4 0 4 0 8 0 0 0 4 0 9 0 4 0 12 0 16 0 5 0 9 0 13-4v-42h-17v-30h167v30h-26v145h-38v-145h-47v145h-39v-69c-4 0-8 0-13 0-4 0-8 0-12 0h-4c0 4 0 8 0 8z">
          <text:p/>
        </draw:path>
        <draw:path draw:style-name="gr8" draw:text-style-name="P7" draw:layer="layout" svg:width="0.187cm" svg:height="0.178cm" svg:x="5.752cm" svg:y="8.308cm" svg:viewBox="0 0 188 179" svg:d="M188 34h-30v145h-38v-35c-4 5-14 5-18 9-9 0-17 5-25 5-17 0-30-5-43-14-8-9-12-21-12-34 0-4 0-8 0-13 4-4 4-8 8-8-8-4-17-13-21-21-9-5-9-18-9-26s0-17 5-21c4-9 8-13 17-17 8 0 16-4 25-4 13 0 21 4 30 8 8 9 12 17 12 26 0 4-4 8-4 12s-4 9-8 13l-22-13c0-4 5-4 5-8s-5-4-5-9c-4 0-4 0-8 0s-9 0-9 5c-4 0-8 4-8 8 0 8 4 13 8 17 9 4 13 9 22 9 4 0 8-5 17-5 4 0 4 0 8 0s4 5 4 5v29c0-4-4-4-4-4h-4c-13 0-21 9-21 17 0 4 0 8 4 8 4 5 8 5 17 5 8 0 17 0 21-5 9-4 14-8 18-16v-68h-14v-30h82z">
          <text:p/>
        </draw:path>
        <draw:polygon draw:style-name="gr8" draw:text-style-name="P7" draw:layer="layout" svg:width="0.084cm" svg:height="0.174cm" svg:x="5.935cm" svg:y="8.312cm" svg:viewBox="0 0 85 175" draw:points="59,30 59,175 21,175 21,30 0,30 0,0 85,0 85,30">
          <text:p/>
        </draw:polygon>
        <draw:path draw:style-name="gr8" draw:text-style-name="P7" draw:layer="layout" svg:width="0.127cm" svg:height="0.178cm" svg:x="6.015cm" svg:y="8.312cm" svg:viewBox="0 0 128 179" svg:d="M120 154l-26 25c-16-13-29-25-42-39-13-13-25-26-30-34-5-4-9-8-9-13-4-4-4-8-4-8 0-9 4-13 4-17 4-4 14-4 22-4 9 0 17 0 21 8 13-8 17-17 17-26 0-8 0-12-4-16h-69v-30h128v30h-21c0 4 0 8 0 8 4 4 4 8 4 13 0 13-4 25-12 34-9 8-21 17-34 21 8 8 17 17 25 25 9 9 21 18 30 23z">
          <text:p/>
        </draw:path>
        <draw:path draw:style-name="gr8" draw:text-style-name="P7" draw:layer="layout" svg:width="0.178cm" svg:height="0.174cm" svg:x="6.219cm" svg:y="8.312cm" svg:viewBox="0 0 179 175" svg:d="M0 0h179v30h-26v145h-38v-72h-47v4c0 8 0 13-5 17-4 4-8 4-12 4-5 0-9 0-17-4-5 0-9-4-13-9-4-4-9-8-9-12-4-4-4-9-4-13s0-8 4-14c0-4 9-8 17-8h86v-38h-115z">
          <text:p/>
        </draw:path>
        <draw:path draw:style-name="gr8" draw:text-style-name="P7" draw:layer="layout" svg:width="0.051cm" svg:height="0.047cm" svg:x="6.482cm" svg:y="8.443cm" svg:viewBox="0 0 52 48" svg:d="M25 48c-8 0-13 0-17-5-4-9-8-13-8-17 0-9 4-13 8-17s9-9 17-9c9 0 13 5 17 9 10 4 10 8 10 17 0 4 0 13-10 17-4 5-8 5-17 5z">
          <text:p/>
        </draw:path>
        <draw:path draw:style-name="gr8" draw:text-style-name="P7" draw:layer="layout" svg:width="0.212cm" svg:height="0.178cm" svg:x="9.684cm" svg:y="8.312cm" svg:viewBox="0 0 213 179" svg:d="M188 30v145h-39v-65c-4 0-8 0-12 0-10 0-14 0-18 0-13 0-26 0-34 0-9-4-13-4-21-8 0 0 0 4-5 4 9 8 17 17 26 25 8 9 17 18 30 27l-26 21c-17-13-30-25-42-39-13-13-22-26-30-34-4-4-4-8-8-13 0-4 0-8 0-8 0-9 0-13 4-17s8-4 17-4c8 0 17 0 25 8 0-4 0-8 4-13 0-4 0-8 0-13 0-4 0-12-4-16h-55v-30h213v30zM115 81c4 0 12 0 18 0 8 0 12 0 16-5v-46h-56c0 4 5 8 5 8 0 4 0 8 0 13 0 8 0 13-5 17 0 4 0 8-4 13 4 0 9 0 13 0s8 0 13 0z">
          <text:p/>
        </draw:path>
        <draw:path draw:style-name="gr8" draw:text-style-name="P7" draw:layer="layout" svg:width="0.165cm" svg:height="0.195cm" svg:x="9.892cm" svg:y="8.312cm" svg:viewBox="0 0 166 196" svg:d="M124 196c-4-9-9-13-13-21-4-4-4-13-8-17-5 0-9 0-18 0s-17 0-26-4c-8 0-17-5-25-9-4-4-13-8-17-17-5-9-5-18-5-30 0-9 0-13 5-22 4-4 8-8 13-12 4-5 12-9 21-13 8 0 17-5 29-5v-16h-80v-30h166v30h-46v46h-17c-9 0-18 0-27 5-4 0-8 0-12 4-9 4-13 8-13 17 0 8 0 12 8 17 5 4 17 9 30 9 5 0 5 0 5 0 0-5 0-5 0-9 0-5 4-9 9-13 4-4 8-4 17-4 8 0 16 0 21 8 4 4 8 9 8 18s0 13-4 17c-4 0-9 4-13 4 9 13 13 22 21 34z">
          <text:p/>
        </draw:path>
        <draw:path draw:style-name="gr8" draw:text-style-name="P7" draw:layer="layout" svg:width="0.149cm" svg:height="0.178cm" svg:x="10.053cm" svg:y="8.312cm" svg:viewBox="0 0 150 179" svg:d="M111 81c9 0 13 0 17 0 9 0 13 0 17-5l5 34c-9 0-13 0-18 0-4 0-12 0-17 0-12 0-21 0-29 0-10-4-18-4-22-8l-5 4c5 8 13 17 22 25 13 9 22 18 30 27l-21 21c-18-13-31-25-43-39-13-13-21-26-30-34-4-4-8-8-8-13 0-4 0-8 0-8 0-9 0-13 4-17s8-4 17-4c8 0 17 0 21 8 4-4 4-8 4-13 0-4 0-8 0-13 0-4 0-12 0-16h-55v-30h145v30h-51c0 4 0 8 0 8 0 4 0 8 0 13 0 8 0 13 0 17s-4 8-4 13c4 0 9 0 13 0 0 0 4 0 8 0z">
          <text:p/>
        </draw:path>
        <draw:path draw:style-name="gr8" draw:text-style-name="P7" draw:layer="layout" svg:width="0.182cm" svg:height="0.174cm" svg:x="10.172cm" svg:y="8.312cm" svg:viewBox="0 0 183 175" svg:d="M183 0v30h-25v145h-39v-38c-13 4-26 8-43 8-13 0-25 0-34-8-8-5-17-13-21-26-9-8-13-21-13-35 9 0 17-4 26-8 4-4 4-13 4-17 0-5 0-9 0-13 0 0-4-4-4-8h-34v-30zM47 94c4 9 8 13 12 17 4 0 13 4 17 4 17 0 30-8 43-21v-64h-47c0 4 4 8 4 12s0 9 0 13c0 17-8 31-29 39z">
          <text:p/>
        </draw:path>
        <draw:path draw:style-name="gr8" draw:text-style-name="P7" draw:layer="layout" svg:width="0.234cm" svg:height="0.174cm" svg:x="10.43cm" svg:y="8.312cm" svg:viewBox="0 0 235 175" svg:d="M235 30h-90v38c8-4 17-4 30-4s26 4 34 12c9 6 13 18 13 35 0 9 0 17-4 26-4 12-9 21-17 29l-35-17c4-4 9-12 14-17 4-8 4-12 4-21 0-4 0-8-4-12-5-5-10-5-14-5s-9 0-13 5c-4 0-8 4-8 8v68h-38v-34c-9 4-13 4-22 8-4 0-12 0-21 0-8 0-17 0-25-4-9-4-17-8-22-17-4-8-8-17-8-29 0-9 4-17 8-27 5-8 13-13 22-17 8-4 17-9 29-9 5 0 13 0 17 0 5 0 9 5 13 5l-4 31c-4 0-13 0-21 0-9 0-13 0-17 4-9 4-9 8-9 13 0 8 0 12 9 16 4 5 8 5 12 5 9 0 17 0 22-5 8-4 12-8 17-12v-73h-107v-30h235z">
          <text:p/>
        </draw:path>
        <draw:polygon draw:style-name="gr8" draw:text-style-name="P7" draw:layer="layout" svg:width="0.089cm" svg:height="0.173cm" svg:x="10.659cm" svg:y="8.312cm" svg:viewBox="0 0 90 174" draw:points="64,30 64,174 26,174 26,30 0,30 0,0 90,0 90,30">
          <text:p/>
        </draw:polygon>
        <draw:path draw:style-name="gr8" draw:text-style-name="P7" draw:layer="layout" svg:width="0.178cm" svg:height="0.174cm" svg:x="10.821cm" svg:y="8.312cm" svg:viewBox="0 0 179 175" svg:d="M0 0h179v30h-26v145h-39v-72h-42v4c0 8-4 13-9 17 0 4-4 4-13 4-4 0-8 0-12-4-4 0-9-4-13-9-4-4-8-8-13-12 0-4-4-9-4-13s4-8 4-14c5-4 9-8 17-8h85v-38h-114z">
          <text:p/>
        </draw:path>
        <draw:polygon draw:style-name="gr8" draw:text-style-name="P7" draw:layer="layout" svg:width="0.089cm" svg:height="0.173cm" svg:x="10.995cm" svg:y="8.312cm" svg:viewBox="0 0 90 174" draw:points="63,30 63,174 25,174 25,30 0,30 0,0 90,0 90,30">
          <text:p/>
        </draw:polygon>
        <draw:path draw:style-name="gr8" draw:text-style-name="P7" draw:layer="layout" svg:width="0.187cm" svg:height="0.174cm" svg:x="11.079cm" svg:y="8.312cm" svg:viewBox="0 0 188 175" svg:d="M162 30v145h-39v-60h-55v5c0 8 0 12-4 17-4 4-9 4-13 4s-8 0-17-4c-4-5-8-5-12-9-5-4-5-8-9-13-4-8-4-12-4-16 0-5 0-9 4-13 4 0 9-4 17-4v-52h-30v-30h188v30zM123 30h-55v52h55z">
          <text:p/>
        </draw:path>
        <draw:path draw:style-name="gr8" draw:text-style-name="P7" draw:layer="layout" svg:width="0.169cm" svg:height="0.174cm" svg:x="14.019cm" svg:y="8.312cm" svg:viewBox="0 0 170 175" svg:d="M0 0h170v30h-25c4 8 4 12 4 21 0 13-4 25-17 35 4 4 9 13 17 21 4 8 4 17 4 25 0 13-4 26-12 34-9 5-21 9-38 9-14 0-27 0-40-9-8-4-17-12-29-25-9-13-17-30-26-51l30-14c13 23 21 39 30 52 8 9 17 17 30 17s22-8 22-17c0-8-5-13-9-17 0-4-4-8-13-12-4 0-13 0-18 0l-4-31c13 0 22-4 27-4 8-5 8-9 8-18 0-4 0-4 0-8s-4-4-8-8h-103z">
          <text:p/>
        </draw:path>
        <draw:path draw:style-name="gr8" draw:text-style-name="P7" draw:layer="layout" svg:width="0.187cm" svg:height="0.182cm" svg:x="14.184cm" svg:y="8.312cm" svg:viewBox="0 0 188 183" svg:d="M69 183l-21-25 76-39v-9h-51v4c0 9-4 13-8 17 0 0-9 5-13 5s-9-5-14-5c-4-4-8-8-13-8-4-4-8-9-12-13 0-8-4-12-4-17 0-4 4-8 4-8 4-4 8-9 17-9h4v-46h-34v-30h188v30h-26v145h-38v-27zM124 30h-51v46h51z">
          <text:p/>
        </draw:path>
        <draw:path draw:style-name="gr8" draw:text-style-name="P7" draw:layer="layout" svg:width="0.267cm" svg:height="0.25cm" svg:x="14.757cm" svg:y="8.236cm" svg:viewBox="0 0 268 251" svg:d="M21 106h-21v-30h21c0-4-4-9-4-13-4-8-4-12-4-17 0-12 8-25 21-34 12-8 30-12 56-12 21 0 38 0 55 4s34 13 47 17c12 8 25 17 38 25 12 13 21 21 29 30h-42c-17-13-38-25-59-34-17-8-39-13-64-13s-43 9-43 26c0 4 0 8 4 12 0 0 0 5 4 9h31v30h-31v145h-38zM226 21c0-9 4-13 8-17s8-4 13-4c8 0 12 0 17 4 4 4 4 8 4 17 0 4 0 8-4 13-5 4-9 8-17 8-5 0-9-4-13-8-4-5-8-9-8-13z">
          <text:p/>
        </draw:path>
        <draw:path draw:style-name="gr8" draw:text-style-name="P7" draw:layer="layout" svg:width="0.212cm" svg:height="0.178cm" svg:x="14.842cm" svg:y="8.312cm" svg:viewBox="0 0 213 179" svg:d="M0 30v-30h213v30h-30v145h-34v-90c-4 0-8 4-13 4-4 4-8 4-12 13-5 4-5 12-9 21l-35-13c0-4 0-12 4-17-4 0-4-4-8-4s-8-4-13-4c-4 0-8 4-13 8-4 0-4 5-4 9s0 12 4 17c5 4 9 8 13 12 9 9 17 14 26 23l-21 25c-18-8-26-17-35-25-8-9-12-18-16-27-5-8-9-17-9-25 0-13 4-21 9-30 4-4 12-8 16-13 9-4 17-4 26-4s17 0 21 4c9 0 17 5 21 9 14-9 27-13 44-13h4v-25z">
          <text:p/>
        </draw:path>
        <draw:path draw:style-name="gr8" draw:text-style-name="P7" draw:layer="layout" svg:width="0.173cm" svg:height="0.174cm" svg:x="15.05cm" svg:y="8.312cm" svg:viewBox="0 0 174 175" svg:d="M67 30v81c0 9 0 13-4 17s-8 4-13 4c-4 0-8 0-17-4-4 0-8-4-12-8-5-5-9-9-9-13-4-4-4-8-4-13 0-8 0-12 4-12 0-6 9-10 17-10v-42h-29v-30h174v30h-25v145h-38v-145z">
          <text:p/>
        </draw:path>
        <draw:path draw:style-name="gr8" draw:text-style-name="P7" draw:layer="layout" svg:width="0.178cm" svg:height="0.173cm" svg:x="16.615cm" svg:y="8.312cm" svg:viewBox="0 0 179 174" svg:d="M153 30v144h-38v-42c-8 4-13 4-21 4-5 5-13 5-21 5-9 0-17 0-22-5-8-4-12-4-17-8-4-9-9-13-9-21-4-4-4-17-4-31v-46h-21v-30h179v30zM115 30h-55v46c0 10 0 14 0 18s4 9 4 13c4 0 9 4 17 4s13-4 21-8c5 0 9-5 13-9z">
          <text:p/>
        </draw:path>
        <draw:path draw:style-name="gr8" draw:text-style-name="P7" draw:layer="layout" svg:width="0.038cm" svg:height="0.043cm" svg:x="16.729cm" svg:y="8.248cm" svg:viewBox="0 0 39 44" svg:d="M0 23c0-9 0-13 4-17 5-6 10-6 14-6 9 0 13 0 17 6 4 4 4 8 4 17 0 4 0 8-4 12-4 5-8 9-17 9-4 0-9-4-14-9-4-4-4-8-4-12z">
          <text:p/>
        </draw:path>
        <draw:path draw:style-name="gr8" draw:text-style-name="P7" draw:layer="layout" svg:width="0.233cm" svg:height="0.173cm" svg:x="16.789cm" svg:y="8.312cm" svg:viewBox="0 0 234 174" svg:d="M208 30v144h-38v-93h-25c-4 0-13 0-17 0 4 5 8 13 13 17 4 9 4 13 4 21 0 9-4 13-9 22-4 4-8 12-17 12-4 5-12 5-22 5-13 0-25 0-34-5-13-8-21-17-29-29-13-13-22-30-30-56l34-13c8 26 17 43 25 56 9 8 17 17 30 17 4 0 9 0 9-4 5-5 5-5 5-9 0-8 0-12-10-21-4-4-8-13-17-18l13-25h77v-21h-170v-30h234v30z">
          <text:p/>
        </draw:path>
        <draw:path draw:style-name="gr8" draw:text-style-name="P7" draw:layer="layout" svg:width="0.161cm" svg:height="0.25cm" svg:x="16.945cm" svg:y="8.236cm" svg:viewBox="0 0 162 251" svg:d="M9 76c-4-4-4-13-4-17-5-4-5-8-5-17 0-13 5-21 17-30 9-8 21-12 40-12 12 0 25 0 38 8 8 9 17 17 21 30 8 8 13 25 17 38h29v30h-25v145h-38v-145h-26v-30h26c-4-17-9-25-17-34-4-8-13-13-21-13-9 0-13 0-17 5-6 4-6 8-6 17 0 4 0 8 6 12 0 4 0 9 4 13z">
          <text:p/>
        </draw:path>
        <draw:path draw:style-name="gr8" draw:text-style-name="P7" draw:layer="layout" svg:width="0.183cm" svg:height="0.174cm" svg:x="17.102cm" svg:y="8.312cm" svg:viewBox="0 0 184 175" svg:d="M184 0v30h-26v145h-38v-38c-13 4-26 8-43 8-13 0-26 0-34-8-9-5-17-13-22-26-8-8-8-21-12-35 8 0 17-4 25-8 5-4 5-13 5-17 0-5 0-9 0-13 0 0-5-4-5-8h-34v-30zM51 94c0 9 4 13 9 17 4 0 12 4 21 4 13 0 30-8 39-21v-64h-48c0 4 5 8 5 12s0 9 0 13c0 17-9 31-26 39z">
          <text:p/>
        </draw:path>
        <draw:path draw:style-name="gr8" draw:text-style-name="P7" draw:layer="layout" svg:width="0.179cm" svg:height="0.174cm" svg:x="17.28cm" svg:y="8.312cm" svg:viewBox="0 0 180 175" svg:d="M0 0h180v30h-26v145h-38v-72h-44v4c0 8-4 13-4 17-4 4-8 4-17 4-4 0-8 0-12-4-5 0-9-4-13-9-4-4-9-8-13-12 0-4-4-9-4-13s4-8 4-14c4-4 9-8 17-8h86v-38h-116z">
          <text:p/>
        </draw:path>
        <draw:path draw:style-name="gr8" draw:text-style-name="P7" draw:layer="layout" svg:width="0.233cm" svg:height="0.174cm" svg:x="17.535cm" svg:y="8.312cm" svg:viewBox="0 0 234 175" svg:d="M234 30h-89v38c9-4 21-4 30-4 13 0 25 4 34 12 8 6 12 18 12 35 0 9 0 17-4 26-4 12-8 21-17 29l-29-17c4-4 8-12 8-17 4-8 4-12 4-21 0-4 0-8-4-12-4-5-4-5-13-5-4 0-8 0-8 5-4 0-9 4-13 8v68h-38v-34c-4 4-13 4-17 8-9 0-17 0-21 0-14 0-22 0-31-4-8-4-17-8-21-17-4-8-9-17-9-29 0-9 5-17 9-27 4-8 13-13 21-17 9-4 22-9 31-9 8 0 12 0 17 0 4 0 8 5 12 5l-4 31c-4 0-13 0-17 0-8 0-17 0-22 4-4 4-8 8-8 13 0 8 4 12 8 16 5 5 10 5 14 5 8 0 17 0 21-5 8-4 13-8 17-12v-73h-107v-30h234z">
          <text:p/>
        </draw:path>
        <draw:path draw:style-name="gr8" draw:text-style-name="P7" draw:layer="layout" svg:width="0.182cm" svg:height="0.178cm" svg:x="17.764cm" svg:y="8.312cm" svg:viewBox="0 0 183 179" svg:d="M157 30v145h-38v-86h-26c-12 0-21 0-25 4-4 0-9 0-13 5-4 4-4 8-4 12 0 9 4 13 8 21 5 9 13 14 26 23l-26 25c-8-4-17-13-21-21-8-9-13-18-17-27-4-8-8-17-8-25s0-13 4-17c4-8 4-13 8-17 9-4 13-8 21-8 9-5 22-5 35-5h38v-29h-119v-30h183v30z">
          <text:p/>
        </draw:path>
        <draw:polygon draw:style-name="gr8" draw:text-style-name="P7" draw:layer="layout" svg:width="0.089cm" svg:height="0.173cm" svg:x="17.942cm" svg:y="8.312cm" svg:viewBox="0 0 90 174" draw:points="60,30 60,174 21,174 21,30 0,30 0,0 90,0 90,30">
          <text:p/>
        </draw:polygon>
        <draw:path draw:style-name="gr8" draw:text-style-name="P7" draw:layer="layout" svg:width="0.085cm" svg:height="0.076cm" svg:x="17.946cm" svg:y="8.236cm" svg:viewBox="0 0 86 77" svg:d="M13 77c-4-4-4-13-9-17-4-8-4-13-4-21 0-13 4-21 17-31 9-8 22-8 34-8 9 0 13 0 17 0 10 0 14 0 18 4l-8 26c-5 0-5 0-10-4-4 0-4 0-8 0-9 0-13 4-17 9-4 0-4 8-4 12 0 5 0 13 4 17 0 4 4 9 8 13z">
          <text:p/>
        </draw:path>
        <draw:polygon draw:style-name="gr8" draw:text-style-name="P7" draw:layer="layout" svg:width="0.136cm" svg:height="0.229cm" svg:x="18.018cm" svg:y="8.291cm" svg:viewBox="0 0 137 230" draw:points="137,0 40,230 0,230 99,0">
          <text:p/>
        </draw:polygon>
        <draw:path draw:style-name="gr8" draw:text-style-name="P7" draw:layer="layout" svg:width="0.199cm" svg:height="0.25cm" svg:x="18.15cm" svg:y="8.236cm" svg:viewBox="0 0 200 251" svg:d="M21 106h-21v-30h21c-4-13-8-21-8-30 0-12 8-25 17-34 12-8 25-12 47-12s34 4 51 8c17 9 30 17 38 30 13 13 26 25 34 38h-42c-9-13-21-25-34-34-13-8-25-13-43-13-8 0-12 5-21 5-5 4-9 12-9 21 0 4 0 8 4 8 0 4 0 9 5 13h30v30h-30v145h-39z">
          <text:p/>
        </draw:path>
        <draw:path draw:style-name="gr8" draw:text-style-name="P7" draw:layer="layout" svg:width="0.161cm" svg:height="0.195cm" svg:x="18.235cm" svg:y="8.312cm" svg:viewBox="0 0 162 196" svg:d="M119 196c-4-9-8-13-12-21 0-4-5-13-9-17-4 0-8 0-17 0-8 0-17 0-25-4-9 0-18-5-22-9-9-4-13-8-17-17s-9-18-9-30c0-9 0-13 5-22 4-4 8-8 12-12 9-5 13-9 22-13 9 0 17-5 30-5v-16h-77v-30h162v30h-47v46h-17c-8 0-17 0-25 5-4 0-9 0-13 4-8 4-13 8-13 17 0 8 5 12 9 17 4 4 17 9 30 9h4c0-5 0-5 0-9 0-5 4-9 8-13s9-4 17-4c9 0 17 0 21 8 5 4 9 9 9 18s0 13-4 17c-5 0-5 4-13 4 8 13 13 22 21 34z">
          <text:p/>
        </draw:path>
        <draw:path draw:style-name="gr8" draw:text-style-name="P7" draw:layer="layout" svg:width="0.178cm" svg:height="0.174cm" svg:x="18.392cm" svg:y="8.312cm" svg:viewBox="0 0 179 175" svg:d="M0 0h179v30h-26v145h-38v-72h-47v4c0 8 0 13-4 17s-8 4-12 4c-5 0-9 0-17-4-6 0-10-4-14-9-4-4-9-8-9-12-4-4-4-9-4-13s0-8 4-14c0-4 9-8 17-8h86v-38h-115z">
          <text:p/>
        </draw:path>
        <draw:polygon draw:style-name="gr8" draw:text-style-name="P7" draw:layer="layout" svg:width="0.084cm" svg:height="0.174cm" svg:x="18.566cm" svg:y="8.312cm" svg:viewBox="0 0 85 175" draw:points="60,30 60,175 21,175 21,30 0,30 0,0 85,0 85,30">
          <text:p/>
        </draw:polygon>
        <draw:path draw:style-name="gr8" draw:text-style-name="P7" draw:layer="layout" svg:width="0.038cm" svg:height="0.043cm" svg:x="18.587cm" svg:y="8.248cm" svg:viewBox="0 0 39 44" svg:d="M0 23c0-9 0-13 4-17 4-6 8-6 18-6 4 0 8 0 13 6 4 4 4 8 4 17 0 4 0 8-4 12-5 5-9 9-13 9-10 0-14-4-18-9-4-4-4-8-4-12z">
          <text:p/>
        </draw:path>
        <draw:path draw:style-name="gr8" draw:text-style-name="P7" draw:layer="layout" svg:width="0.238cm" svg:height="0.174cm" svg:x="18.646cm" svg:y="8.312cm" svg:viewBox="0 0 239 175" svg:d="M239 30h-90v38c8-4 17-4 29-4 13 0 27 4 35 12 9 6 13 18 13 35 0 9-4 17-4 26-5 12-9 21-17 29l-35-17c4-4 8-12 13-17 4-8 4-12 4-21 0-4 0-8-4-12-5-5-9-5-13-5s-9 0-13 5c-4 0-8 4-8 8v68h-39v-34c-8 4-12 4-21 8-4 0-13 0-21 0s-21 0-30-4c-8-4-12-8-17-17-8-8-8-17-8-29 0-9 0-17 8-27 5-8 13-13 22-17 8-4 17-9 29-9 4 0 13 0 17 0s9 5 13 5l-4 31c-5 0-13 0-22 0-8 0-12 0-21 4-4 4-4 8-4 13 0 8 0 12 4 16 9 5 13 5 17 5 9 0 17 0 21-5 5-4 13-8 17-12v-73h-110v-30h239z">
          <text:p/>
        </draw:path>
        <draw:path draw:style-name="gr8" draw:text-style-name="P7" draw:layer="layout" svg:width="0.068cm" svg:height="0.204cm" svg:x="1.905cm" svg:y="8.761cm" svg:viewBox="0 0 69 205" svg:d="M69 205h-21v-175c-4 4-4 4-9 9-4 0-8 4-12 4-5 4-9 4-13 8-4 0-8 4-14 4v-25c6 0 10 0 14-4 8 0 13-4 17-9 8 0 13-4 17-8s8-4 13-9h8z">
          <text:p/>
        </draw:path>
        <draw:path draw:style-name="gr8" draw:text-style-name="P7" draw:layer="layout" svg:width="0.06cm" svg:height="0.16cm" svg:x="3.033cm" svg:y="8.783cm" svg:viewBox="0 0 61 161" svg:d="M61 161h-21v-136c0 0-5 0-5 4-4 0-8 4-8 4-4 5-9 5-13 5-4 4-9 4-14 4v-17c5 0 10-4 18-4 5-4 9-4 13-9 4 0 9-4 13-8 0 0 4-4 8-4h9z">
          <text:p/>
        </draw:path>
        <draw:path draw:style-name="gr8" draw:text-style-name="P7" draw:layer="layout" svg:width="0.101cm" svg:height="0.16cm" svg:x="3.144cm" svg:y="8.783cm" svg:viewBox="0 0 102 161" svg:d="M77 42c0-4 0-9-4-13 0 0 0-4-4-8-5 0-5-4-9-4s-8 0-13 0c-4 0-8 0-8 0-5 0-10 0-14 4-4 0-4 4-8 4-4 4-4 8-9 8v-16c5-9 13-13 17-13 9-4 14-4 27-4 4 0 12 0 17 4 4 0 8 4 12 8 4 0 9 5 13 13 0 4 0 8 0 17 0 8 0 13 0 17s-4 13-9 17c0 4-4 8-8 13-4 4-13 9-17 13-8 4-13 9-17 13-9 4-9 8-14 8-4 5-4 9-8 13 0 4 0 4 0 13h81v12h-102v-4c0-8 4-17 4-21s4-8 9-13c4-4 8-8 12-17 4-4 14-8 22-13 5-4 9-9 13-13s9-8 9-13c4-4 4-8 8-12 0-5 0-5 0-13z">
          <text:p/>
        </draw:path>
        <draw:path draw:style-name="gr8" draw:text-style-name="P7" draw:layer="layout" svg:width="0.055cm" svg:height="0.16cm" svg:x="3.284cm" svg:y="8.783cm" svg:viewBox="0 0 56 161" svg:d="M56 161h-18v-136c-4 0-4 0-9 4-4 0-4 4-8 4-4 5-9 5-13 5-4 4-4 4-8 4v-17c4 0 8-4 12-4 5-4 9-4 13-9 4 0 9-4 13-8 4 0 9-4 9-4h9z">
          <text:p/>
        </draw:path>
        <draw:path draw:style-name="gr8" draw:text-style-name="P7" draw:layer="layout" svg:width="0.106cm" svg:height="0.156cm" svg:x="3.39cm" svg:y="8.787cm" svg:viewBox="0 0 107 157" svg:d="M107 8c-5 5-9 9-13 17 0 5-4 14-8 22-5 9-9 17-13 26-4 8-9 17-13 25 0 13-4 21-9 30 0 13-5 21-5 29h-21c5-8 5-16 9-29 0-9 4-17 8-26 4-12 9-21 14-29 0-9 4-17 8-26 5-8 9-12 13-17 0-9 4-13 4-17h-81v-13h107z">
          <text:p/>
        </draw:path>
        <draw:path draw:style-name="gr8" draw:text-style-name="P7" draw:layer="layout" svg:width="0.106cm" svg:height="0.165cm" svg:x="3.513cm" svg:y="8.783cm" svg:viewBox="0 0 107 166" svg:d="M107 81c0 13 0 25-4 38 0 9-5 17-9 26-4 8-13 12-17 16-8 5-17 5-25 5-9 0-13 0-22-5-5-4-13-8-18-16-4-5-4-13-8-26 0-8-4-21-4-34 0-12 4-25 4-38 4-9 4-18 13-26 4-9 8-13 17-17 5-4 13-4 22-4 34 0 51 25 51 81zM86 85c0-47-9-68-30-68-26 0-35 21-35 68 0 43 9 64 35 64 21 0 30-21 30-64z">
          <text:p/>
        </draw:path>
        <draw:path draw:style-name="gr8" draw:text-style-name="P7" draw:layer="layout" svg:width="0.102cm" svg:height="0.165cm" svg:x="3.64cm" svg:y="8.783cm" svg:viewBox="0 0 103 166" svg:d="M0 119c0-4 0-8 0-13 0-4 4-8 4-12 4-4 9-9 13-9 0-4 4-8 13-8-9-4-13-9-17-17-5-4-9-13-9-18 0-9 0-13 4-17 0-4 5-8 9-13 4-4 8-8 17-8 4-4 8-4 18-4 4 0 13 0 17 4 4 0 8 4 13 8 4 5 8 9 12 13 0 4 0 8 0 17 0 5 0 14-4 18-4 8-8 13-17 17 4 0 9 4 13 8 4 0 8 5 8 9 5 4 5 8 9 12 0 5 0 9 0 13s0 13-4 17c0 9-5 13-9 17s-13 8-17 8c-8 5-13 5-21 5-10 0-18 0-22-5-9 0-13-4-17-8-5-4-9-8-13-17 0-4 0-13 0-17zM17 115c0 8 0 13 4 17 0 4 4 4 4 8 5 5 9 5 13 9 4 0 10 0 14 0s8 0 13 0c4-4 8-4 8-9 4-4 4-4 9-8 0-4 0-9 0-17 0-4 0-9 0-13 0 0-5-4-9-8 0-4-4-4-8-9-5 0-9 0-13 0s-10 0-14 0c-4 5-8 5-13 9 0 4-4 4-4 8-4 4-4 9-4 13zM25 42c0 5 0 9 0 9 0 5 5 9 5 9 4 4 8 4 8 8 4 0 10 0 14 0s4 0 8 0c5-4 9-4 9-8 4 0 4-4 8-9 0 0 0-4 0-9 0-4 0-9 0-13-4 0-4-4-8-8 0 0-4-4-9-4 0 0-4 0-8 0s-10 0-14 0c0 0-4 4-8 4 0 4-5 8-5 8 0 4 0 9 0 13z">
          <text:p/>
        </draw:path>
        <draw:path draw:style-name="gr8" draw:text-style-name="P7" draw:layer="layout" svg:width="0.102cm" svg:height="0.165cm" svg:x="3.763cm" svg:y="8.783cm" svg:viewBox="0 0 103 166" svg:d="M103 73c0 17-4 29-4 38-5 12-9 21-13 29-9 9-13 17-21 21-9 5-18 5-30 5-9 0-18 0-27-5v-16c9 4 18 4 31 4 4 0 13 0 17-4 4 0 13-5 17-13 0-4 4-13 9-21 0-9 0-17 0-30-5 17-17 21-35 21-8 0-12 0-21-4-5 0-9-4-13-8-5-5-9-9-9-17-4-5-4-13-4-17 0-9 0-18 4-27 0-4 4-8 9-17 4-4 13-8 18-8 8-4 12-4 21-4 8 0 13 0 21 4 4 4 13 8 17 13 4 8 4 16 9 25 4 9 4 18 4 31zM82 56c0-5 0-9 0-18-5-5-5-9-9-13s-8-4-8-8c-5 0-9 0-13 0-5 0-9 0-13 0-4 4-8 4-13 8 0 4-5 8-5 13-4 4-4 9-4 13 0 5 0 9 4 17 0 5 5 5 5 9 5 4 9 8 13 8s8 0 13 0c4 0 8 0 13 0 4 0 4-4 8-8 4 0 4-4 9-9 0-4 0-8 0-12z">
          <text:p/>
        </draw:path>
        <draw:path draw:style-name="gr8" draw:text-style-name="P7" draw:layer="layout" svg:width="0.09cm" svg:height="0.161cm" svg:x="3.894cm" svg:y="8.787cm" svg:viewBox="0 0 91 162" svg:d="M91 111c0 8 0 13-5 21-4 4-4 13-12 17-5 4-10 8-19 8-8 5-12 5-21 5-17 0-29 0-34-9v-17c9 9 22 9 34 9 5 0 9 0 13 0 4-4 8-4 13-9 4-4 9-8 9-12 0-5 5-9 5-13 0-9-5-17-14-26-9-5-17-9-30-9-4 0-4 0-8 0h-5c-4 0-8 0-8 0-4 0-4 0-9 4l9-80h73v13h-60v50c0 0 4-4 8-4h4c9 0 17 4 26 4 4 5 14 5 18 9s8 13 8 17c5 5 5 13 5 22z">
          <text:p/>
        </draw:path>
        <draw:path draw:style-name="gr8" draw:text-style-name="P7" draw:layer="layout" svg:width="0.114cm" svg:height="0.156cm" svg:x="4.001cm" svg:y="8.787cm" svg:viewBox="0 0 115 157" svg:d="M94 0v107h21v12h-21v38h-17v-38h-77v-12c8-9 12-17 21-26 8-8 12-21 21-29 5-9 14-17 18-27 4-8 8-17 12-25zM21 107h56v-82c-9 10-13 18-17 27-4 8-9 17-13 21-5 8-9 13-14 17-4 4-8 8-12 17z">
          <text:p/>
        </draw:path>
        <draw:path draw:style-name="gr8" draw:text-style-name="P7" draw:layer="layout" svg:width="0.128cm" svg:height="0.139cm" svg:x="6.21cm" svg:y="8.804cm" svg:viewBox="0 0 129 140" svg:d="M0 0h129v17h-26c4 4 9 13 9 18 0 17-5 25-18 34 5 4 9 8 13 16 5 5 9 13 9 22 0 8-4 12-4 21-5 4-9 8-18 8-4 4-12 4-16 4-14 0-18 0-27-4-8-4-17-12-25-25-5-9-13-21-21-42l16-5c5 13 9 21 17 34 5 9 9 13 13 21 9 5 13 5 21 5 10 0 14 0 18-5 4 0 4-4 4-12 0-9 0-13-4-17-4-9-8-13-12-17-10 0-14 0-18 0v-13c8 0 18-4 26-8 4-5 8-9 8-17 0-5-4-9-4-9-4-5-4-9-8-9h-82z">
          <text:p/>
        </draw:path>
        <draw:path draw:style-name="gr8" draw:text-style-name="P7" draw:layer="layout" svg:width="0.136cm" svg:height="0.139cm" svg:x="6.333cm" svg:y="8.804cm" svg:viewBox="0 0 137 140" svg:d="M111 17v123h-17v-42c-4 4-8 4-12 9-10 0-14 0-22 0-5 0-13 0-17 0-5-5-9-5-13-9s-4-8-8-17c0-4 0-12 0-21v-43h-22v-17h137v17zM94 17h-56v39c0 8 0 13 0 17s0 8 5 8c0 4 0 4 4 4 0 5 8 9 17 9 4 0 8-4 18-4 4-5 8-9 12-13z">
          <text:p/>
        </draw:path>
        <draw:path draw:style-name="gr8" draw:text-style-name="P7" draw:layer="layout" svg:width="0.161cm" svg:height="0.144cm" svg:x="6.465cm" svg:y="8.804cm" svg:viewBox="0 0 162 145" svg:d="M0 17v-17h162v17h-25v123h-18v-81c-4 0-4 0-4 0-4 0-8 0-13 4-4 0-8 5-8 9-4 4-8 12-13 21l-17-4c5-9 5-13 9-21-4 0-9-5-13-5-5-4-9-4-14-4-4 0-8 4-12 9-5 0-5 4-5 12 0 4 0 9 5 17 4 4 8 9 12 17 9 4 18 9 27 17l-13 14c-9-9-18-14-26-22-9-9-13-13-17-22-4-8-4-17-4-21 0-8 0-17 4-21s8-8 12-13c9 0 13-4 17-4 9 0 14 4 18 4 9 5 13 5 17 9 9-9 21-13 34-13h4v-25z">
          <text:p/>
        </draw:path>
        <draw:path draw:style-name="gr8" draw:text-style-name="P7" draw:layer="layout" svg:width="0.22cm" svg:height="0.143cm" svg:x="6.622cm" svg:y="8.8cm" svg:viewBox="0 0 221 144" svg:d="M221 21h-25v123h-17v-34c-4 4-13 8-17 8-4 4-13 4-21 4-13 0-21-4-30-8-9-9-9-17-9-26 0-4 0-8 0-12s5-9 9-9c-9-4-13-8-21-12-6-9-6-13-6-22 0-8 6-17 10-25 8-4 13-8 26-8 8 0 12 4 21 8 4 4 4 8 4 17 0 4 0 13-9 17l-12-9c0 0 4 0 4-4v-4c0-4 0-4 0-9-4 0-4 0-8 0-5 0-9 0-13 5-5 4-5 8-5 12 0 5 0 9 5 13 0 0 4 4 8 4 5 5 9 5 13 5s8-5 13-5c4 0 4 5 8 5h4l-4 12h-4c-9 0-13 5-17 5-8 4-8 8-8 16 0 5 0 9 8 13 4 4 8 4 13 4 8 0 17 0 21-4 8-4 13-8 17-13v-67h-17v-17h59zM0 4h76v17h-76zM102 101c-8 4-12 9-22 13-8 4-17 4-25 4-9 0-17 0-26-4-4-4-12-9-12-13-5-8-9-13-9-21 0-13 4-25 13-30 13-8 25-12 38-12 4 0 8 0 13 0 0 0 4 4 8 4l-4 13c0 0-4 0-9 0 0 0-4 0-8 0 0 0-4 0-8 0l29 38c4 0 10-5 14-9zM29 80c0 8 0 13 5 17 8 4 12 4 21 4 4 0 8 0 12 0l-29-42c-9 4-9 13-9 21z">
          <text:p/>
        </draw:path>
        <draw:path draw:style-name="gr8" draw:text-style-name="P7" draw:layer="layout" svg:width="0.123cm" svg:height="0.174cm" svg:x="6.902cm" svg:y="8.804cm" svg:viewBox="0 0 124 175" svg:d="M73 128c4-4 8-4 12-9 5-4 5-4 5-12 0-6 0-10-5-14-4-4-12-4-21-4-13 0-22 4-26 8s-9 10-9 18c0 4 0 9 5 13 0 4 4 8 8 12 9 9 14 13 26 22l-12 13c-14-9-27-22-35-30-4-9-9-21-9-34 0-4 0-10 5-14 0-4 4-8 8-13-4-4-4-4-8-8 0-4-5-8-5-17 0-4 5-8 5-8 0-5 4-9 4-9 4-4 8-4 13-4 4-4 12-4 17-4h30v-17h-81v-17h124v17h-21v34h-52c-5 0-9 0-9 0-4 0-4 4-4 4-4 0-4 4-4 8 0 0 0 5 0 9 4 0 4 4 8 4 4-4 14-4 22-4 13 0 21 4 26 4 8 4 13 8 17 13 0 4 4 12 4 18 0 8-4 17-8 21-5 8-13 12-26 12z">
          <text:p/>
        </draw:path>
        <draw:path draw:style-name="gr8" draw:text-style-name="P7" draw:layer="layout" svg:width="0.076cm" svg:height="0.064cm" svg:x="6.923cm" svg:y="8.74cm" svg:viewBox="0 0 77 65" svg:d="M60 65c-4-4-8-9-13-13-4-5-8-5-8-5-4-4-10-4-14-4s-4 0-8 4c-4 0-9 0-9 5l-8-18c4-4 8-4 13-4 4 0 8 0 12 0s14 0 18 4 9 9 13 13c0-9-4-13-9-17 0-9-4-9-8-13-4 0-10 0-14 0s-4 0-8 0h-4l-9-13c9-4 13-4 21-4 10 0 18 0 22 4 9 4 13 13 17 22 5 8 9 21 13 39z">
          <text:p/>
        </draw:path>
        <draw:path draw:style-name="gr8" draw:text-style-name="P7" draw:layer="layout" svg:width="0.026cm" svg:height="0.026cm" svg:x="7.033cm" svg:y="8.922cm" svg:viewBox="0 0 27 27" svg:d="M14 27c-4 0-4 0-10-5 0 0-4-4-4-9 0-4 4-4 4-8 6-5 6-5 10-5s8 0 8 5c5 0 5 4 5 8 0 5 0 9-5 9 0 5-4 5-8 5z">
          <text:p/>
        </draw:path>
        <draw:path draw:style-name="gr8" draw:text-style-name="P7" draw:layer="layout" svg:width="0.119cm" svg:height="0.165cm" svg:x="8.564cm" svg:y="8.783cm" svg:viewBox="0 0 120 166" svg:d="M120 157c-8 4-27 9-43 9-22 0-43-9-56-21-12-17-21-34-21-60 0-25 9-47 26-64 12-13 34-21 55-21 17 0 31 0 39 4v21c-8-4-22-8-39-8s-30 4-43 16c-12 14-17 31-17 52s5 34 17 47c9 13 22 17 43 17 12 0 31-4 39-13z">
          <text:p/>
        </draw:path>
        <draw:path draw:style-name="gr8" draw:text-style-name="P7" draw:layer="layout" svg:width="0.093cm" svg:height="0.169cm" svg:x="8.717cm" svg:y="8.774cm" svg:viewBox="0 0 94 170" svg:d="M94 170h-17v-63c0-26-9-39-30-39-9 0-17 4-22 13-4 4-8 17-8 26v63h-17v-170h17v76c8-17 21-21 38-21 26 0 39 13 39 48z">
          <text:p/>
        </draw:path>
        <draw:path draw:style-name="gr8" draw:text-style-name="P7" draw:layer="layout" svg:width="0.094cm" svg:height="0.169cm" svg:x="8.848cm" svg:y="8.774cm" svg:viewBox="0 0 95 170" svg:d="M95 170h-18v-63c0-26-8-39-29-39-9 0-18 4-22 13-5 4-9 17-9 26v63h-17v-170h17v76c9-17 22-21 39-21 26 0 39 13 39 48z">
          <text:p/>
        </draw:path>
        <draw:path draw:style-name="gr8" draw:text-style-name="P7" draw:layer="layout" svg:width="0.11cm" svg:height="0.119cm" svg:x="8.967cm" svg:y="8.829cm" svg:viewBox="0 0 111 120" svg:d="M55 120c-17 0-29-5-42-17-8-9-13-27-13-44 0-16 5-33 13-42 13-13 25-17 47-17 16 0 29 4 38 13 8 13 13 25 13 46 0 17-5 35-13 44-13 12-26 17-43 17zM55 13c-12 0-21 4-25 13-9 8-13 21-13 33 0 13 4 27 13 35 4 5 13 9 25 9 13 0 21-4 30-9 4-8 8-22 8-35 0-12-4-25-8-33-9-9-17-13-30-13z">
          <text:p/>
        </draw:path>
        <draw:path draw:style-name="gr8" draw:text-style-name="P7" draw:layer="layout" svg:width="0.067cm" svg:height="0.153cm" svg:x="9.095cm" svg:y="8.795cm" svg:viewBox="0 0 68 154" svg:d="M68 149c-4 5-12 5-18 5-21 0-29-13-29-34v-69h-21v-17h21v-25l17-9v34h30v17h-30v65c0 8 0 12 4 17 0 4 8 4 14 4 4 0 8 0 12-4z">
          <text:p/>
        </draw:path>
        <draw:path draw:style-name="gr8" draw:text-style-name="P7" draw:layer="layout" svg:width="0.098cm" svg:height="0.119cm" svg:x="9.179cm" svg:y="8.829cm" svg:viewBox="0 0 99 120" svg:d="M99 64h-82c0 12 4 22 13 30 4 9 13 9 26 9 12 0 25-4 34-13v17c-9 8-22 13-39 13s-30-5-38-17c-9-9-13-27-13-44 0-16 4-33 13-42 13-13 25-17 38-17 17 0 26 4 35 13 9 8 13 25 13 42zM81 47c0-9-4-17-9-26-4-4-12-8-21-8-8 0-17 4-21 13-9 4-9 12-13 21z">
          <text:p/>
        </draw:path>
        <draw:polygon draw:style-name="gr8" draw:text-style-name="P7" draw:layer="layout" svg:width="0.022cm" svg:height="0.174cm" svg:x="9.304cm" svg:y="8.775cm" svg:viewBox="0 0 23 175" draw:points="0,0 23,0 23,175 0,175">
          <text:p/>
        </draw:polygon>
        <draw:path draw:style-name="gr8" draw:text-style-name="P7" draw:layer="layout" svg:width="0.089cm" svg:height="0.119cm" svg:x="9.353cm" svg:y="8.829cm" svg:viewBox="0 0 90 120" svg:d="M90 115h-17v-16c-8 12-21 21-39 21-8 0-17-5-25-9-5-8-9-12-9-25 0-22 13-35 39-39l34-4c0-17-8-30-25-30-14 0-27 4-39 17v-21c12-5 25-9 43-9 26 0 38 13 38 43zM73 59l-29 5c-10 0-14 0-18 4-5 4-9 8-9 18 0 4 4 8 9 13 4 4 8 4 13 4 13 0 17 0 26-9 4-4 8-12 8-26z">
          <text:p/>
        </draw:path>
        <draw:polygon draw:style-name="gr8" draw:text-style-name="P7" draw:layer="layout" svg:width="0.021cm" svg:height="0.174cm" svg:x="9.478cm" svg:y="8.775cm" svg:viewBox="0 0 22 175" draw:points="0,0 22,0 22,175 0,175">
          <text:p/>
        </draw:polygon>
        <draw:path draw:style-name="gr8" draw:text-style-name="P7" draw:layer="layout" svg:width="0.11cm" svg:height="0.156cm" svg:x="9.599cm" svg:y="8.787cm" svg:viewBox="0 0 111 157" svg:d="M111 157h-25l-65-71c0-5-4-5-4-5v76h-17v-157h17v73c0 0 4 0 4-4l61-69h25l-68 77z">
          <text:p/>
        </draw:path>
        <draw:path draw:style-name="gr8" draw:text-style-name="P7" draw:layer="layout" svg:width="0.094cm" svg:height="0.119cm" svg:x="9.726cm" svg:y="8.829cm" svg:viewBox="0 0 95 120" svg:d="M95 115h-18v-16c-9 12-21 21-34 21-30 0-43-17-43-48v-72h17v68c0 26 9 35 30 35 9 0 17 0 21-9 5-8 9-18 9-26v-68h18z">
          <text:p/>
        </draw:path>
        <draw:path draw:style-name="gr8" draw:text-style-name="P7" draw:layer="layout" svg:width="0.077cm" svg:height="0.119cm" svg:x="9.849cm" svg:y="8.829cm" svg:viewBox="0 0 78 120" svg:d="M0 111v-17c13 9 22 9 34 9 17 0 26-4 26-13 0-4 0-8-5-8 0-6 0-6-4-10-4 0-4 0-8-4-4 0-4 0-9-4-8 0-12-5-17-5 0-4-4-4-8-8 0 0-4-4-4-8 0-5-5-5-5-9 0-8 5-13 5-17 4-4 8-8 12-8 5-5 9-5 13-9 4 0 9 0 17 0s17 0 27 4v17c-10-4-19-8-31-8-4 0-4 0-9 4-4 0-4 0-8 0 0 4-4 4-4 9v4c0 4 0 4 0 8l4 5c4 4 4 4 8 4 5 0 9 4 13 4 4 4 8 4 13 8 4 0 4 5 8 5 6 4 6 8 10 8 0 4 0 10 0 14s0 13-4 17c0 4-6 4-10 8s-9 4-13 9c-8 0-12 0-17 0-12 0-25-5-34-9z">
          <text:p/>
        </draw:path>
        <draw:path draw:style-name="gr8" draw:text-style-name="P7" draw:layer="layout" svg:width="0.093cm" svg:height="0.169cm" svg:x="9.956cm" svg:y="8.774cm" svg:viewBox="0 0 94 170" svg:d="M94 170h-17v-63c0-26-9-39-26-39-8 0-18 4-26 13-4 4-9 17-9 26v63h-16v-170h16v76c9-17 22-21 40-21 25 0 38 13 38 48z">
          <text:p/>
        </draw:path>
        <draw:path draw:style-name="gr8" draw:text-style-name="P7" draw:layer="layout" svg:width="0.157cm" svg:height="0.114cm" svg:x="10.07cm" svg:y="8.829cm" svg:viewBox="0 0 158 115" svg:d="M158 0l-35 115h-17l-25-80c0-4 0-8 0-8 0 0 0 4-5 8l-25 80h-17l-34-115h17l25 90c0 0 0 4 0 9 0-5 5-5 5-9l25-90h17l25 90c0 0 0 4 0 9 0-5 0-5 5-9l21-90z">
          <text:p/>
        </draw:path>
        <draw:path draw:style-name="gr8" draw:text-style-name="P7" draw:layer="layout" svg:width="0.093cm" svg:height="0.119cm" svg:x="10.24cm" svg:y="8.829cm" svg:viewBox="0 0 94 120" svg:d="M94 115h-21v-16c-9 12-17 21-34 21-14 0-22-5-27-9-8-8-12-12-12-25 0-22 12-35 39-39l34-4c0-17-5-30-22-30-12 0-26 4-39 17v-21c13-5 27-9 39-9 30 0 43 13 43 43zM73 59l-26 5c-8 0-18 0-22 4s-4 8-4 18c0 4 0 8 4 13 4 4 9 4 18 4 8 0 17 0 21-9 9-4 9-12 9-26z">
          <text:p/>
        </draw:path>
        <draw:path draw:style-name="gr8" draw:text-style-name="P7" draw:layer="layout" svg:width="0.093cm" svg:height="0.169cm" svg:x="10.367cm" svg:y="8.774cm" svg:viewBox="0 0 94 170" svg:d="M94 170h-17v-63c0-26-8-39-25-39-9 0-17 4-26 13-4 4-8 17-8 26v63h-18v-170h18v76c8-17 21-21 38-21 25 0 38 13 38 48z">
          <text:p/>
        </draw:path>
        <draw:path draw:style-name="gr8" draw:text-style-name="P7" draw:layer="layout" svg:width="0.093cm" svg:height="0.119cm" svg:x="10.486cm" svg:y="8.829cm" svg:viewBox="0 0 94 120" svg:d="M94 115h-21v-16c-10 12-18 21-35 21-13 0-21-5-26-9-8-8-12-12-12-25 0-22 12-35 38-39l35-4c0-17-6-30-22-30-13 0-26 4-39 17v-21c13-5 26-9 39-9 30 0 43 13 43 43zM73 59l-27 5c-8 0-17 0-21 4s-4 8-4 18c0 4 0 8 4 13 4 4 9 4 17 4 9 0 17 0 21-9 10-4 10-12 10-26z">
          <text:p/>
        </draw:path>
        <draw:polygon draw:style-name="gr8" draw:text-style-name="P7" draw:layer="layout" svg:width="0.038cm" svg:height="0.195cm" svg:x="10.681cm" svg:y="8.787cm" svg:viewBox="0 0 39 196" draw:points="39,196 0,196 0,0 39,0 39,13 12,13 12,183 39,183">
          <text:p/>
        </draw:polygon>
        <draw:path draw:style-name="gr8" draw:text-style-name="P7" draw:layer="layout" svg:width="0.165cm" svg:height="0.139cm" svg:x="10.791cm" svg:y="8.804cm" svg:viewBox="0 0 166 140" svg:d="M69 128c12 0 21-4 34-9 8-4 17-12 21-21 4-8 9-17 9-25 0-9 0-13-5-21-4-5-8-5-17-5-4 0-8 0-8 5-4 0-4 4-4 8s4 9 4 13c4 4 13 8 21 8l-8 17c-13-4-22-8-26-17-4-4-9-12-9-21 0-8 0-13 5-17 4-8 13-8 21-13v-13h-107v-17h166v17h-42v18c9 0 13 4 21 12 4 5 4 13 4 26 0 8 0 17-4 25-4 9-8 17-17 21-4 9-17 13-25 17-9 4-22 4-34 4-13 0-26 0-34-8-9-4-9-13-9-25 0 0 0-5 0-9s5-4 5-8c-5-5-9-9-13-13-5-4-9-8-9-17 0-8 4-17 13-21 4-4 17-9 26-9 4 0 8 0 12 0 0 0 5 5 9 5l-4 17c0-5-5-5-5-5-4 0-8 0-8 0-17 0-21 5-21 13 0 9 0 9 4 13 4 0 8 4 13 4 4 0 8 0 12 0 5 0 5 0 9 0h4l-4 17c-4 0-4 0-4 0-13 0-22 4-22 13 0 8 0 12 9 17 4 0 8 4 17 4z">
          <text:p/>
        </draw:path>
        <draw:path draw:style-name="gr8" draw:text-style-name="P7" draw:layer="layout" svg:width="0.098cm" svg:height="0.203cm" svg:x="10.918cm" svg:y="8.74cm" svg:viewBox="0 0 99 204" svg:d="M72 81v123h-17v-123h-21v-17h65v17zM55 64c-4-13-8-21-8-30-4-4-9-8-13-13-4-4-8-4-13-4-4 0-8 0-8 0-4 0-4 0-8 4l-5-17c5-4 13-4 21-4 9 0 13 0 22 4 4 4 12 13 17 22 4 8 8 21 12 38z">
          <text:p/>
        </draw:path>
        <draw:path draw:style-name="gr8" draw:text-style-name="P7" draw:layer="layout" svg:width="0.119cm" svg:height="0.139cm" svg:x="11.011cm" svg:y="8.804cm" svg:viewBox="0 0 120 140" svg:d="M120 17h-34v47h-12c-9 0-13 0-17 0s-9 5-13 5c-8 8-13 12-13 25 0 4 0 13 5 17 4 4 8 8 12 13 5 0 13 0 17 0 9 0 17 0 21 0 9-5 13-5 22-9l4 17c-9 4-13 4-21 8-9 0-17 0-26 0-8 0-17 0-25-4-9-4-17-8-22-17-5-8-9-17-9-29 0-9 4-17 9-21 9-9 13-13 22-17 8-5 17-5 29-5v-30h-69v-17h120z">
          <text:p/>
        </draw:path>
        <draw:path draw:style-name="gr8" draw:text-style-name="P7" draw:layer="layout" svg:width="0.072cm" svg:height="0.064cm" svg:x="11.033cm" svg:y="8.74cm" svg:viewBox="0 0 73 65" svg:d="M56 65c-4-13-4-22-9-31-4-4-8-8-12-13 0-4-9-4-13-4s-4 0-8 0c-5 0-5 0-10 4l-4-17c9-4 14-4 22-4 9 0 17 0 21 4 9 4 13 13 17 22 4 8 9 21 13 39z">
          <text:p/>
        </draw:path>
        <draw:path draw:style-name="gr8" draw:text-style-name="P7" draw:layer="layout" svg:width="0.161cm" svg:height="0.144cm" svg:x="11.126cm" svg:y="8.804cm" svg:viewBox="0 0 162 145" svg:d="M0 17v-17h162v17h-25v123h-17v-81c-4 0-4 0-4 0-5 0-9 0-13 4-4 0-4 5-9 9-4 4-8 12-12 21l-17-4c4-9 4-13 8-21-4 0-8-5-13-5 0-4-5-4-9-4-8 0-13 4-17 9-4 0-4 4-4 12 0 4 0 9 4 17 4 4 9 9 17 17 4 4 14 9 22 17l-13 14c-9-9-17-14-26-22-4-9-13-13-17-22-4-8-4-17-4-21 0-8 0-17 4-21s8-8 13-13c8 0 13-4 17-4 8 0 13 4 22 4 4 5 8 5 13 9 8-9 21-13 34-13h4v-25z">
          <text:p/>
        </draw:path>
        <draw:polygon draw:style-name="gr8" draw:text-style-name="P7" draw:layer="layout" svg:width="0.064cm" svg:height="0.139cm" svg:x="11.283cm" svg:y="8.804cm" svg:viewBox="0 0 65 140" draw:points="39,17 39,140 21,140 21,17 0,17 0,0 65,0 65,17">
          <text:p/>
        </draw:polygon>
        <draw:path draw:style-name="gr8" draw:text-style-name="P7" draw:layer="layout" svg:width="0.157cm" svg:height="0.144cm" svg:x="11.342cm" svg:y="8.804cm" svg:viewBox="0 0 158 145" svg:d="M0 17v-17h158v17h-21v123h-22v-81c-4 0-8 0-13 4-4 0-8 5-13 9 0 4-4 12-8 21l-17-4c0-9 4-13 8-21-4 0-8-5-12-5-5-4-9-4-13-4s-8 4-13 9c-4 0-4 4-4 12 0 4 0 9 4 17 5 4 9 9 13 17 8 4 13 9 25 17l-12 14c-9-9-17-14-26-22-8-9-12-13-17-22-4-8-8-17-8-21 0-8 4-17 8-21 5-4 9-8 13-13 4 0 13-4 17-4s13 4 17 4c8 5 13 5 17 9 8-9 21-13 34-13v-25z">
          <text:p/>
        </draw:path>
        <draw:path draw:style-name="gr8" draw:text-style-name="P7" draw:layer="layout" svg:width="0.178cm" svg:height="0.139cm" svg:x="11.559cm" svg:y="8.804cm" svg:viewBox="0 0 179 140" svg:d="M179 17h-72v47c4-8 17-12 25-12 9 0 17 4 26 8 4 9 8 17 8 25 0 9 0 17-4 26 0 8-4 13-9 21l-17-8c5-5 5-9 9-17 0-5 4-13 4-17 0-9-4-13-4-17-4-4-9-4-13-4-8 0-17 4-25 12v59h-22v-38c0 5-9 5-13 9s-13 4-17 4c-9 0-17 0-21-4-9-4-13-9-17-13-5-8-5-13-5-21 0-13 5-21 13-30 9-8 17-12 34-12 0 0 4 0 9 0 4 4 8 4 12 4l-4 17c0 0-4 0-8-4-5 0-9 0-9 0-8 0-17 4-21 8s-8 9-8 17c0 4 4 13 8 17s8 4 17 4c4 0 13 0 17-4s8-9 13-13v-64h-85v-17h179z">
          <text:p/>
        </draw:path>
        <draw:path draw:style-name="gr8" draw:text-style-name="P7" draw:layer="layout" svg:width="0.11cm" svg:height="0.064cm" svg:x="11.631cm" svg:y="8.943cm" svg:viewBox="0 0 111 65" svg:d="M46 5c9-5 17-5 26-5 14 0 22 0 26 9 9 4 13 13 13 21 0 14-4 18-13 27-4 4-18 8-30 8-13 0-26-4-39-12-12-5-21-13-29-27l13-13c8 9 12 17 16 23 5 4 13 8 17 8 9 4 13 4 22 4 18 0 26-4 26-18 0-4-4-8-8-12 0 0-6-5-14-5-4 0-4 5-9 5-4 0-8 0-8 4z">
          <text:p/>
        </draw:path>
        <draw:path draw:style-name="gr8" draw:text-style-name="P7" draw:layer="layout" svg:width="0.149cm" svg:height="0.143cm" svg:x="11.745cm" svg:y="8.8cm" svg:viewBox="0 0 150 144" svg:d="M17 101c-4 0-8 0-12-4-5 0-5-4-5-9 0-4 0-8 5-12 0 0 4-4 8-4s4 4 10 4c4 0 8 4 12 4 9 0 13-4 17-13 4-4 9-12 9-25 0-9-5-13-9-17-4-9-8-9-17-9-4 0-8 0-8 5-4 0-4 4-4 4 0 4 0 8 0 8 4 5 8 5 12 9 5 0 9 4 17 4l-4 13c-13 0-25-4-31-9-8-8-12-12-12-25 0-4 4-13 8-17s14-8 27-8c4 0 12 4 16 4 9 4 13 8 17 17 5 4 5 12 5 25 0 9 0 17-9 26-4 12-13 16-21 21 8 8 13 12 21 21 4 8 13 13 17 21l-17 9c-4-9-13-17-21-26-4-8-8-13-17-17-4 0-8 0-14 0zM124 21v123h-17v-123h-21v-17h64v17z">
          <text:p/>
        </draw:path>
        <draw:path draw:style-name="gr8" draw:text-style-name="P7" draw:layer="layout" svg:width="0.131cm" svg:height="0.139cm" svg:x="11.89cm" svg:y="8.804cm" svg:viewBox="0 0 132 140" svg:d="M132 17h-21v123h-22v-38c-5 5-9 9-13 9-9 4-13 4-21 4-9 0-17 0-22-4-8-4-12-9-16-13-5-8-5-13-5-21 0-13 5-25 13-30 8-8 21-12 34-12 4 0 4 0 8 0 5 0 5 0 9 4 4 0 4 0 4 0v17c-4 0-4 0-8-4-5 0-9 0-13 0-9 0-17 4-21 8-5 4-9 9-9 17s4 13 9 17c4 4 8 4 17 4 8 0 12 0 21-4 4-4 8-9 13-13v-64h-89v-17h132z">
          <text:p/>
        </draw:path>
        <draw:polygon draw:style-name="gr8" draw:text-style-name="P7" draw:layer="layout" svg:width="0.063cm" svg:height="0.139cm" svg:x="12.017cm" svg:y="8.804cm" svg:viewBox="0 0 64 140" draw:points="42,17 42,140 21,140 21,17 0,17 0,0 64,0 64,17">
          <text:p/>
        </draw:polygon>
        <draw:path draw:style-name="gr8" draw:text-style-name="P7" draw:layer="layout" svg:width="0.127cm" svg:height="0.174cm" svg:x="12.076cm" svg:y="8.804cm" svg:viewBox="0 0 128 175" svg:d="M78 128c4-4 8-4 12-9 5-4 5-4 5-12 0-6 0-10-5-14-8-4-12-4-25-4-9 0-18 4-23 8-8 4-8 10-8 18 0 4 0 9 0 13 4 4 8 8 13 12 4 9 14 13 26 22l-12 13c-19-9-27-22-35-30-9-9-13-21-13-34 0-4 4-10 4-14 4-4 9-8 13-13-4-4-9-4-9-8-4-4-4-8-4-17 0-4 0-8 4-8 0-5 0-9 5-9 4-4 8-4 12-4 4-4 9-4 18-4h30v-17h-86v-17h128v17h-25v34h-47c-5 0-9 0-14 0 0 0 0 4-4 4 0 0-4 4-4 8 0 0 4 5 4 9l4 4c9-4 19-4 27-4 9 0 17 4 26 4 4 4 8 8 12 13 4 4 4 12 4 18 0 8 0 17-8 21-4 8-13 12-21 12z">
          <text:p/>
        </draw:path>
        <draw:polygon draw:style-name="gr8" draw:text-style-name="P7" draw:layer="layout" svg:width="0.064cm" svg:height="0.139cm" svg:x="12.199cm" svg:y="8.804cm" svg:viewBox="0 0 65 140" draw:points="38,17 38,140 21,140 21,17 0,17 0,0 65,0 65,17">
          <text:p/>
        </draw:polygon>
        <draw:polygon draw:style-name="gr8" draw:text-style-name="P7" draw:layer="layout" svg:width="0.043cm" svg:height="0.195cm" svg:x="12.326cm" svg:y="8.787cm" svg:viewBox="0 0 44 196" draw:points="44,196 0,196 0,183 27,183 27,13 0,13 0,0 44,0">
          <text:p/>
        </draw:polygon>
        <draw:path draw:style-name="gr8" draw:text-style-name="P7" draw:layer="layout" svg:width="0.094cm" svg:height="0.165cm" svg:x="14.082cm" svg:y="8.783cm" svg:viewBox="0 0 95 166" svg:d="M95 119c0 4 0 13-5 17 0 9-4 13-8 17s-13 8-21 8c-4 5-13 5-21 5-17 0-26-5-40-9v-21c14 9 27 13 40 13 8 0 12 0 17 0 4 0 8-4 12-9 0 0 4-4 4-8 5-4 5-9 5-13 0-21-17-29-47-29h-13v-17h13c26 0 42-9 42-31 0-17-12-25-33-25-9 0-22 0-30 8v-17c8-4 21-8 38-8 4 0 13 0 17 4 4 0 8 4 13 4 4 4 8 9 8 13 4 4 4 12 4 17 0 22-12 35-33 43 8 0 12 0 16 4 5 0 9 5 13 5 4 4 4 8 9 12 0 4 0 9 0 17z">
          <text:p/>
        </draw:path>
        <draw:path draw:style-name="gr8" draw:text-style-name="P7" draw:layer="layout" svg:width="0.102cm" svg:height="0.156cm" svg:x="14.205cm" svg:y="8.787cm" svg:viewBox="0 0 103 157" svg:d="M103 8c-4 5-4 9-8 17-5 5-10 14-14 22-4 9-9 17-9 26-4 8-8 17-12 25-4 13-9 21-9 30-4 13-4 21-8 29h-17c0-8 0-16 4-29 4-9 9-17 9-26 4-12 8-21 12-29 5-9 9-17 13-26 4-8 4-12 8-17 5-9 5-13 9-17h-81v-13h103z">
          <text:p/>
        </draw:path>
        <draw:path draw:style-name="gr8" draw:text-style-name="P7" draw:layer="layout" svg:width="0.131cm" svg:height="0.139cm" svg:x="14.901cm" svg:y="8.804cm" svg:viewBox="0 0 132 140" svg:d="M107 17v123h-18v-42c-4 4-8 4-13 9-8 0-12 0-21 0-4 0-8 0-17 0-4-5-8-5-13-9 0-4-4-8-8-17 0-4 0-12 0-21v-43h-17v-17h132v17zM89 17h-55v39c0 8 0 13 0 17s4 8 4 8c0 4 0 4 4 4 5 5 9 9 17 9 5 0 13-4 17-4 5-5 9-9 13-13z">
          <text:p/>
        </draw:path>
        <draw:path draw:style-name="gr8" draw:text-style-name="P7" draw:layer="layout" svg:width="0.106cm" svg:height="0.064cm" svg:x="14.926cm" svg:y="8.943cm" svg:viewBox="0 0 107 65" svg:d="M48 5c9-5 17-5 25-5 13 0 22 0 26 9 8 4 8 13 8 21 0 14 0 18-8 27-9 4-17 8-30 8-17 0-29-4-39-12-13-5-21-13-30-27l13-13c4 9 13 17 17 23 4 4 14 8 18 8 4 4 13 4 21 4 17 0 26-4 26-18 0-4-5-8-9-12-4 0-8-5-13-5-4 0-8 5-8 5-4 0-8 0-13 4z">
          <text:p/>
        </draw:path>
        <draw:path draw:style-name="gr8" draw:text-style-name="P7" draw:layer="layout" svg:width="0.025cm" svg:height="0.026cm" svg:x="15.041cm" svg:y="8.922cm" svg:viewBox="0 0 26 27" svg:d="M13 27c-4 0-4 0-9-5 0 0-4-4-4-9 0-4 0-4 4-8 5-5 5-5 9-5s8 0 8 5c5 0 5 4 5 8 0 5 0 9-5 9 0 5-4 5-8 5z">
          <text:p/>
        </draw:path>
        <draw:path draw:style-name="gr8" draw:text-style-name="P7" draw:layer="layout" svg:width="0.127cm" svg:height="0.156cm" svg:x="16.466cm" svg:y="8.787cm" svg:viewBox="0 0 128 157" svg:d="M0 157v-157h42c55 0 86 25 86 77 0 25-8 47-26 59-13 17-34 21-60 21zM17 17v124h25c22 0 34-5 47-17 13-9 17-26 17-47 0-42-21-60-64-60z">
          <text:p/>
        </draw:path>
        <draw:path draw:style-name="gr8" draw:text-style-name="P7" draw:layer="layout" svg:width="0.101cm" svg:height="0.119cm" svg:x="16.615cm" svg:y="8.829cm" svg:viewBox="0 0 102 120" svg:d="M102 64h-86c5 12 5 22 13 30 4 9 17 9 26 9 12 0 25-4 38-13v17c-13 8-26 13-43 13s-29-5-38-17c-8-9-12-27-12-44 0-16 4-33 16-42 9-13 22-17 34-17 17 0 30 4 38 13 9 8 14 25 14 42zM80 47c0-9-4-17-8-26-5-4-13-8-22-8-8 0-12 4-21 13-4 4-8 12-8 21z">
          <text:p/>
        </draw:path>
        <draw:path draw:style-name="gr8" draw:text-style-name="P7" draw:layer="layout" svg:width="0.102cm" svg:height="0.119cm" svg:x="16.733cm" svg:y="8.829cm" svg:viewBox="0 0 103 120" svg:d="M103 64h-81c0 12 4 22 8 30 8 9 17 9 25 9 17 0 26-4 39-13v17c-8 8-26 13-43 13-13 0-25-5-38-17-8-9-13-27-13-44 0-16 5-33 17-42 9-13 21-17 38-17 13 0 26 4 35 13 9 8 13 25 13 42zM81 47c0-9 0-17-4-26-9-4-13-8-22-8-8 0-17 4-25 13-4 4-8 12-8 21z">
          <text:p/>
        </draw:path>
        <draw:path draw:style-name="gr8" draw:text-style-name="P7" draw:layer="layout" svg:width="0.105cm" svg:height="0.17cm" svg:x="16.861cm" svg:y="8.829cm" svg:viewBox="0 0 106 171" svg:d="M21 99v72h-21v-171h21v21c8-12 21-21 38-21s25 4 34 13c9 13 13 25 13 43 0 21-4 34-13 47-9 12-21 17-38 17s-26-5-34-21zM21 56v13c0 13 0 17 8 25 4 9 13 9 21 9 13 0 22-4 26-13 8-8 13-17 13-34 0-13-5-22-9-30-8-9-17-13-25-13-13 0-22 4-26 13-8 8-8 17-8 30z">
          <text:p/>
        </draw:path>
        <draw:path draw:style-name="gr8" draw:text-style-name="P7" draw:layer="layout" svg:width="0.101cm" svg:height="0.119cm" svg:x="16.988cm" svg:y="8.829cm" svg:viewBox="0 0 102 120" svg:d="M102 64h-81c0 12 0 22 8 30 10 9 18 9 27 9 13 0 25-4 38-13v17c-13 8-25 13-42 13-13 0-27-5-39-17-9-9-13-27-13-44 0-16 4-33 17-42 8-13 22-17 39-17 13 0 25 4 34 13 8 8 12 25 12 42zM81 47c0-9 0-17-8-26-4-4-9-8-17-8-13 0-17 4-27 13-4 4-8 12-8 21z">
          <text:p/>
        </draw:path>
        <draw:path draw:style-name="gr8" draw:text-style-name="P7" draw:layer="layout" svg:width="0.097cm" svg:height="0.114cm" svg:x="17.115cm" svg:y="8.829cm" svg:viewBox="0 0 98 115" svg:d="M98 115h-21v-63c0-25-8-38-25-38-9 0-17 4-21 13-9 4-9 12-9 25v63h-22v-115h22v22c9-18 21-22 38-22 9 0 22 4 26 14 8 4 12 17 12 34z">
          <text:p/>
        </draw:path>
        <draw:path draw:style-name="gr8" draw:text-style-name="P7" draw:layer="layout" svg:width="0.106cm" svg:height="0.174cm" svg:x="17.238cm" svg:y="8.774cm" svg:viewBox="0 0 107 175" svg:d="M107 170h-22v-16c-9 12-21 21-38 21-13 0-26-5-34-17-9-9-13-21-13-39 0-21 4-38 13-47 12-13 25-17 38-17 17 0 30 4 34 17v-72h22zM85 119v-17c0-9 0-17-9-21-4-9-12-13-21-13-13 0-21 4-25 13-9 8-13 21-13 33 0 13 4 27 13 35 4 5 12 9 21 9 13 0 21 0 25-9 9-8 9-18 9-30z">
          <text:p/>
        </draw:path>
        <draw:path draw:style-name="gr8" draw:text-style-name="P7" draw:layer="layout" svg:width="0.06cm" svg:height="0.114cm" svg:x="17.382cm" svg:y="8.829cm" svg:viewBox="0 0 61 115" svg:d="M61 22c-5-4-10-4-18-4-9 0-13 4-17 9-9 8-9 21-9 33v55h-17v-115h17v27c4-9 9-13 13-23 4-4 8-4 17-4 4 0 9 0 14 0z">
          <text:p/>
        </draw:path>
        <draw:path draw:style-name="gr8" draw:text-style-name="P7" draw:layer="layout" svg:width="0.093cm" svg:height="0.119cm" svg:x="17.45cm" svg:y="8.829cm" svg:viewBox="0 0 94 120" svg:d="M94 115h-22v-16c-8 12-17 21-34 21-13 0-21-5-25-9-9-8-13-12-13-25 0-22 13-35 38-39l34-4c0-17-8-30-21-30-17 0-26 4-38 17v-21c12-5 25-9 38-9 25 0 43 13 43 43zM72 59l-25 5c-9 0-17 0-22 4-4 4-4 8-4 18 0 4 0 8 4 13 5 4 9 4 17 4 9 0 17 0 22-9 8-4 8-12 8-26z">
          <text:p/>
        </draw:path>
        <draw:polygon draw:style-name="gr8" draw:text-style-name="P7" draw:layer="layout" svg:width="0.042cm" svg:height="0.195cm" svg:x="17.641cm" svg:y="8.787cm" svg:viewBox="0 0 43 196" draw:points="43,196 0,196 0,0 43,0 43,13 17,13 17,183 43,183">
          <text:p/>
        </draw:polygon>
        <draw:path draw:style-name="gr8" draw:text-style-name="P7" draw:layer="layout" svg:width="0.055cm" svg:height="0.16cm" svg:x="17.777cm" svg:y="8.783cm" svg:viewBox="0 0 56 161" svg:d="M56 161h-17v-136c0 0-5 0-9 4 0 0-4 4-8 4-4 5-4 5-10 5-4 4-8 4-12 4v-17c4 0 8-4 12-4 6-4 10-4 14-9 4 0 8-4 13-8 4 0 8-4 13-4h4z">
          <text:p/>
        </draw:path>
        <draw:path draw:style-name="gr8" draw:text-style-name="P7" draw:layer="layout" svg:width="0.055cm" svg:height="0.16cm" svg:x="17.9cm" svg:y="8.783cm" svg:viewBox="0 0 56 161" svg:d="M56 161h-17v-136c0 0-5 0-5 4-4 0-8 4-12 4 0 5-4 5-9 5-4 4-8 4-13 4v-17c5 0 9-4 13-4 5-4 9-4 13-9 4 0 8-4 13-8 4 0 8-4 12-4h5z">
          <text:p/>
        </draw:path>
        <draw:polygon draw:style-name="gr8" draw:text-style-name="P7" draw:layer="layout" svg:width="0.093cm" svg:height="0.186cm" svg:x="17.997cm" svg:y="8.787cm" svg:viewBox="0 0 94 187" draw:points="94,0 17,187 0,187 76,0">
          <text:p/>
        </draw:polygon>
        <draw:path draw:style-name="gr8" draw:text-style-name="P7" draw:layer="layout" svg:width="0.102cm" svg:height="0.165cm" svg:x="18.099cm" svg:y="8.783cm" svg:viewBox="0 0 103 166" svg:d="M103 81c0 13 0 25-5 38 0 9-4 17-8 26-4 8-8 12-17 16-8 5-13 5-21 5-9 0-17 0-22-5-9-4-13-8-17-16-4-5-9-13-13-26 0-8 0-21 0-34 0-12 0-25 4-38 0-9 5-18 9-26 4-9 8-13 17-17s13-4 22-4c34 0 51 25 51 81zM86 85c0-47-13-68-34-68-22 0-35 21-35 68 0 43 13 64 35 64 21 0 34-21 34-64z">
          <text:p/>
        </draw:path>
        <draw:path draw:style-name="gr8" draw:text-style-name="P7" draw:layer="layout" svg:width="0.094cm" svg:height="0.165cm" svg:x="18.226cm" svg:y="8.783cm" svg:viewBox="0 0 95 166" svg:d="M95 119c0 4-5 13-5 17-4 9-8 13-12 17-5 4-13 8-17 8-9 5-18 5-27 5-12 0-25-5-34-9v-21c9 9 22 13 38 13 5 0 9 0 14 0 4 0 9-4 13-9 4 0 4-4 8-8 0-4 0-9 0-13 0-21-12-29-43-29h-13v-17h13c26 0 39-9 39-31 0-17-8-25-31-25-12 0-21 0-34 8v-17c13-4 26-8 39-8 4 0 13 0 18 4 4 0 12 4 12 4 5 4 9 9 13 13 0 4 0 12 0 17 0 22-8 35-30 43 5 0 9 0 13 4 4 0 9 5 13 5 4 4 8 8 8 12s5 9 5 17z">
          <text:p/>
        </draw:path>
        <draw:polygon draw:style-name="gr8" draw:text-style-name="P7" draw:layer="layout" svg:width="0.094cm" svg:height="0.186cm" svg:x="18.332cm" svg:y="8.787cm" svg:viewBox="0 0 95 187" draw:points="95,0 17,187 0,187 78,0">
          <text:p/>
        </draw:polygon>
        <draw:path draw:style-name="gr8" draw:text-style-name="P7" draw:layer="layout" svg:width="0.098cm" svg:height="0.16cm" svg:x="18.438cm" svg:y="8.783cm" svg:viewBox="0 0 99 161" svg:d="M73 42c0-4 0-9 0-13-4 0-4-4-8-8-4 0-4-4-9-4-4 0-8 0-12 0-6 0-10 0-10 0-4 0-8 0-13 4 0 0-4 4-8 4-4 4-4 8-8 8v-16c4-9 12-13 16-13 9-4 13-4 27-4 4 0 13 0 17 4 4 0 8 4 13 8 4 0 8 5 12 13 0 4 0 8 0 17 0 8 0 13 0 17s-4 13-8 17c0 4-4 8-9 13-4 4-8 9-17 13-8 4-12 9-18 13-4 4-8 8-12 8-5 5-5 9-5 13-4 4-4 4-4 13h82v12h-99v-4c0-8 0-17 0-21s5-8 9-13c4-4 8-8 12-17 5-4 13-8 23-13 4-4 8-9 12-13 5-4 9-8 13-13 0-4 0-8 4-12 0-5 0-5 0-13z">
          <text:p/>
        </draw:path>
        <draw:path draw:style-name="gr8" draw:text-style-name="P7" draw:layer="layout" svg:width="0.106cm" svg:height="0.165cm" svg:x="18.557cm" svg:y="8.783cm" svg:viewBox="0 0 107 166" svg:d="M107 81c0 13-4 25-4 38-4 9-4 17-13 26-4 8-8 12-17 16-4 5-13 5-21 5-10 0-18 0-22-5-4-4-13-8-17-16-4-5-9-13-9-26-4-8-4-21-4-34 0-12 0-25 4-38 5-9 5-18 9-26 4-9 13-13 17-17 8-4 18-4 26-4 34 0 51 25 51 81zM86 85c0-47-9-68-30-68-26 0-35 21-35 68 0 43 9 64 31 64 25 0 34-21 34-64z">
          <text:p/>
        </draw:path>
        <draw:path draw:style-name="gr8" draw:text-style-name="P7" draw:layer="layout" svg:width="0.055cm" svg:height="0.16cm" svg:x="18.697cm" svg:y="8.783cm" svg:viewBox="0 0 56 161" svg:d="M56 161h-17v-136c-4 0-4 0-9 4 0 0-5 4-9 4-4 5-8 5-8 5-4 4-9 4-13 4v-17c4 0 9-4 13-4 4-4 8-4 12-9 5 0 10-4 14-8 4 0 9-4 9-4h8z">
          <text:p/>
        </draw:path>
        <draw:path draw:style-name="gr8" draw:text-style-name="P7" draw:layer="layout" svg:width="0.094cm" svg:height="0.165cm" svg:x="18.807cm" svg:y="8.783cm" svg:viewBox="0 0 95 166" svg:d="M95 119c0 4 0 13-5 17 0 9-4 13-8 17-9 4-13 8-21 8-5 5-13 5-21 5-18 0-27-5-40-9v-21c13 9 27 13 40 13 4 0 12 0 16 0 5 0 9-4 9-9 4 0 8-4 8-8 5-4 5-9 5-13 0-21-17-29-47-29h-14v-17h14c25 0 38-9 38-31 0-17-8-25-29-25-9 0-23 0-31 8v-17c8-4 22-8 35-8 8 0 12 0 21 4 4 0 8 4 13 4 4 4 8 9 8 13 4 4 4 12 4 17 0 22-12 35-34 43 9 0 13 0 17 4 5 0 9 5 13 5 4 4 4 8 9 12 0 4 0 9 0 17z">
          <text:p/>
        </draw:path>
        <draw:polygon draw:style-name="gr8" draw:text-style-name="P7" draw:layer="layout" svg:width="0.043cm" svg:height="0.195cm" svg:x="18.985cm" svg:y="8.787cm" svg:viewBox="0 0 44 196" draw:points="44,196 0,196 0,183 27,183 27,13 0,13 0,0 44,0">
          <text:p/>
        </draw:polygon>
        <draw:path draw:style-name="gr8" draw:text-style-name="P7" draw:layer="layout" svg:width="0.123cm" svg:height="0.205cm" svg:x="1.888cm" svg:y="9.236cm" svg:viewBox="0 0 124 206" svg:d="M90 56c0-4 0-8 0-13-4-4-4-8-8-12s-9-4-13-9c-4 0-8 0-13 0-4 0-8 0-12 0-5 5-9 5-13 9-4 0-8 4-14 4-4 4-8 8-8 13v-26c4-8 14-12 22-12 8-5 17-10 30-10 4 0 12 5 21 5 4 5 12 9 17 13 4 4 8 9 12 17 5 4 5 13 5 21 0 9 0 13-5 21 0 5-4 13-8 17-4 9-9 13-13 17-4 5-12 9-17 17-12 5-17 13-25 17-4 5-9 9-13 13s-8 8-8 13c0 4-4 8-4 12h101v23h-124v-14c0-4 0-13 5-21 0-5 4-13 8-17s10-13 18-17c4-9 13-13 25-21 5-5 13-9 17-13 5-5 9-9 13-17 0-4 4-9 4-13s0-8 0-17z">
          <text:p/>
        </draw:path>
        <draw:path draw:style-name="gr8" draw:text-style-name="P7" draw:layer="layout" svg:width="0.06cm" svg:height="0.166cm" svg:x="3.033cm" svg:y="9.257cm" svg:viewBox="0 0 61 167" svg:d="M61 167h-21v-141l-5 4c-4 4-8 4-8 4-4 4-9 4-13 9-4 0-9 0-14 0v-17c5 0 10-5 18-5 5 0 9-4 13-8 4 0 9-4 13-4 0-4 4-4 8-9h9z">
          <text:p/>
        </draw:path>
        <draw:path draw:style-name="gr8" draw:text-style-name="P7" draw:layer="layout" svg:width="0.101cm" svg:height="0.166cm" svg:x="3.144cm" svg:y="9.257cm" svg:viewBox="0 0 102 167" svg:d="M77 47c0-4 0-9-4-13 0-4 0-8-4-8-5-5-5-5-9-9-4 0-8 0-13 0-4 0-8 0-8 0-5 0-10 4-14 4-4 5-4 5-8 9-4 0-4 4-9 4v-17c5-4 13-8 17-12 9-5 14-5 27-5 4 0 12 0 17 5 4 0 8 4 12 8s9 8 13 13c0 4 0 12 0 17 0 8 0 12 0 17 0 9-4 13-9 17 0 5-4 9-8 13-4 5-13 9-17 13-8 4-13 9-17 13-9 4-9 8-14 13-4 0-4 4-8 8 0 4 0 8 0 13h81v17h-102v-9c0-8 4-13 4-21 0-4 4-8 9-13 4-4 8-8 12-12 4-5 14-13 22-17 5-5 9-9 13-13 4-5 9-9 9-13 4-5 4-5 8-9 0-5 0-9 0-13z">
          <text:p/>
        </draw:path>
        <draw:path draw:style-name="gr8" draw:text-style-name="P7" draw:layer="layout" svg:width="0.055cm" svg:height="0.166cm" svg:x="3.284cm" svg:y="9.257cm" svg:viewBox="0 0 56 167" svg:d="M56 167h-18v-141c-4 0-4 4-9 4-4 4-4 4-8 4-4 4-9 4-13 9-4 0-4 0-8 0v-17c4 0 8-5 12-5 5 0 9-4 13-8 4 0 9-4 13-4 4-4 9-4 9-9h9z">
          <text:p/>
        </draw:path>
        <draw:path draw:style-name="gr8" draw:text-style-name="P7" draw:layer="layout" svg:width="0.106cm" svg:height="0.161cm" svg:x="3.39cm" svg:y="9.262cm" svg:viewBox="0 0 107 162" svg:d="M107 8c-5 4-9 13-13 17 0 8-4 13-8 21-5 9-9 17-13 25-4 9-9 18-13 30 0 9-4 17-9 30 0 8-5 17-5 31h-21c5-14 5-23 9-31 0-13 4-21 8-30 4-8 9-21 14-30 0-8 4-16 8-21 5-8 9-17 13-21 0-4 4-13 4-13h-81v-16h107z">
          <text:p/>
        </draw:path>
        <draw:path draw:style-name="gr8" draw:text-style-name="P7" draw:layer="layout" svg:width="0.055cm" svg:height="0.166cm" svg:x="3.53cm" svg:y="9.257cm" svg:viewBox="0 0 56 167" svg:d="M56 167h-17v-141c-4 0-4 4-9 4 0 4-4 4-8 4-5 4-5 4-9 9-5 0-9 0-13 0v-17c4 0 8-5 13-5 4 0 9-4 13-8 4 0 9-4 13-4 4-4 8-4 8-9h9z">
          <text:p/>
        </draw:path>
        <draw:path draw:style-name="gr8" draw:text-style-name="P7" draw:layer="layout" svg:width="0.106cm" svg:height="0.166cm" svg:x="3.636cm" svg:y="9.257cm" svg:viewBox="0 0 107 167" svg:d="M107 86c0 13 0 26-4 34 0 9-5 17-9 25-4 9-13 13-17 17-8 5-17 5-25 5-9 0-13 0-22-5-4-4-8-8-13-17-5-4-9-12-13-25 0-8-4-21-4-34s4-26 4-35c4-13 8-21 13-30 5-4 9-12 18-16 4 0 13-5 21-5 34 0 51 30 51 86zM90 86c0-48-13-69-34-69s-34 21-34 69c0 43 8 68 34 68 21 0 34-25 34-68z">
          <text:p/>
        </draw:path>
        <draw:path draw:style-name="gr8" draw:text-style-name="P7" draw:layer="layout" svg:width="0.102cm" svg:height="0.166cm" svg:x="3.763cm" svg:y="9.257cm" svg:viewBox="0 0 103 167" svg:d="M0 120c0-4 0-8 0-13 0-4 4-8 4-12 4-5 9-5 13-9s9-4 14-9c-10-4-14-8-18-13-5-9-9-13-9-21 0-9 4-13 4-17 5-5 5-9 9-13s9-8 18-8c4-5 8-5 17-5 4 0 13 0 17 5 4 0 13 4 17 8s4 8 8 13c0 4 5 8 5 17 0 8-5 12-9 21-4 5-8 9-17 13 4 5 9 5 13 9s8 4 8 9c5 4 5 8 9 12 0 5 0 9 0 13 0 9 0 13-4 21 0 4-5 9-9 13s-13 8-17 8c-8 5-13 5-21 5-9 0-17 0-21-5-10 0-14-4-18-8-5-4-9-9-9-13-4-8-4-12-4-21zM17 120c0 4 4 9 4 13s5 8 5 8c5 4 9 9 13 9s9 0 13 0 8 0 13 0c4-5 8-5 8-9 4 0 9-4 9-8s4-9 4-13-4-8-4-13c0-4-5-8-9-12 0 0-4-5-8-5-5-4-9-4-13-4s-9 0-13 4c-4 0-8 0-8 5-5 4-10 8-10 12 0 5-4 9-4 13zM26 43c0 4 0 8 0 12 0 0 5 5 9 9 0 0 4 5 8 5 0 0 5 0 9 0s8 0 8 0c5 0 9-5 9-5 4-4 4-9 8-9 0-4 0-8 0-12 0-5 0-9 0-9-4-4-4-8-8-8 0-5-4-5-9-9 0 0-4 0-8 0s-9 0-13 0c0 4-4 4-8 9 0 0-5 4-5 8 0 0 0 4 0 9z">
          <text:p/>
        </draw:path>
        <draw:path draw:style-name="gr8" draw:text-style-name="P7" draw:layer="layout" svg:width="0.094cm" svg:height="0.166cm" svg:x="3.89cm" svg:y="9.257cm" svg:viewBox="0 0 95 167" svg:d="M95 120c0 9-5 13-5 21-4 4-8 9-12 13-5 4-13 8-19 8-8 5-16 5-25 5-13 0-25 0-34-9v-17c9 9 21 13 34 13 9 0 13-4 17-4s8-5 14-5c4-4 4-8 8-12 0-4 0-9 0-13 0-21-14-30-43-30h-17v-17h13c29 0 43-9 43-30 0-17-14-26-31-26-12 0-25 4-34 13v-21c13-4 22-9 39-9 4 0 12 0 16 5 6 0 10 4 14 8 5 0 9 4 9 13 4 4 4 8 4 12 0 22-8 35-31 44 4 0 10 0 14 4 4 0 9 4 13 9 4 0 4 4 8 8 0 4 5 13 5 17z">
          <text:p/>
        </draw:path>
        <draw:path draw:style-name="gr8" draw:text-style-name="P7" draw:layer="layout" svg:width="0.102cm" svg:height="0.166cm" svg:x="4.009cm" svg:y="9.257cm" svg:viewBox="0 0 103 167" svg:d="M76 47c0-4 0-9-4-13 0-4 0-8-4-8-5-5-5-5-9-9-4 0-8 0-12 0-5 0-9 0-13 0 0 0-4 4-9 4-4 5-4 5-8 9-4 0-4 4-9 4v-17c5-4 9-8 17-12 5-5 13-5 22-5 8 0 12 0 21 5 4 0 8 4 13 8s9 8 9 13c4 4 4 12 4 17 0 8 0 12 0 17-4 9-4 13-8 17 0 5-5 9-10 13-4 5-13 9-17 13-8 4-12 9-17 13-8 4-12 8-12 13-5 0-5 4-9 8 0 4 0 8 0 13h82v17h-103v-9c0-8 4-13 4-21 0-4 4-8 9-13 0-4 8-8 12-12 5-5 13-13 22-17 4-5 8-9 12-13 4-5 9-9 9-13 4-5 4-5 8-9 0-5 0-9 0-13z">
          <text:p/>
        </draw:path>
        <draw:path draw:style-name="gr8" draw:text-style-name="P7" draw:layer="layout" svg:width="0.128cm" svg:height="0.145cm" svg:x="6.21cm" svg:y="9.278cm" svg:viewBox="0 0 129 146" svg:d="M0 0h129v18h-26c4 5 9 13 9 22 0 12-5 21-18 29 5 5 9 9 13 17 5 5 9 13 9 22 0 8-4 16-4 21-5 4-9 8-18 12-4 0-12 5-16 5-14 0-18-5-27-9-8-4-17-13-25-21-5-13-13-25-21-42l16-9c5 13 9 26 17 34 5 9 9 17 13 21 9 4 13 9 21 9 10 0 14-5 18-5 4-4 4-8 4-16 0-5 0-13-4-17-4-5-8-13-12-17-10 4-14 4-18 4v-17c8 0 18-5 26-5 4-4 8-12 8-16 0-5-4-9-4-13-4-4-4-9-8-9h-82z">
          <text:p/>
        </draw:path>
        <draw:path draw:style-name="gr8" draw:text-style-name="P7" draw:layer="layout" svg:width="0.136cm" svg:height="0.145cm" svg:x="6.333cm" svg:y="9.278cm" svg:viewBox="0 0 137 146" svg:d="M111 18v128h-17v-47c-4 4-8 9-12 9-10 4-14 4-22 4-5 0-13 0-17-4-5 0-9-5-13-9s-4-8-8-13c0-8 0-12 0-25v-43h-22v-18h137v18zM94 18h-56v43c0 4 0 8 0 13 0 4 0 8 5 8 0 4 0 4 4 9 0 0 8 4 17 4 4 0 8 0 18-4 4-5 8-9 12-9z">
          <text:p/>
        </draw:path>
        <draw:path draw:style-name="gr8" draw:text-style-name="P7" draw:layer="layout" svg:width="0.161cm" svg:height="0.145cm" svg:x="6.465cm" svg:y="9.278cm" svg:viewBox="0 0 162 146" svg:d="M0 18v-18h162v18h-25v128h-18v-85c-4 0-4 0-4 0-4 0-8 4-13 4-4 0-8 4-8 9-4 8-8 12-13 21l-17-4c5-9 5-13 9-17-4-5-9-5-13-9-5 0-9 0-14 0-4 0-8 0-12 4-5 5-5 9-5 13s0 13 5 17c4 4 8 9 12 17 9 4 18 13 27 17l-13 13c-9-9-18-13-26-22-9-8-13-12-17-21-4-8-4-12-4-21 0-8 0-17 4-21 4-5 8-9 12-13 9 0 13 0 17 0 9 0 14 0 18 0 9 4 13 8 17 13 9-9 21-13 34-13h4v-30z">
          <text:p/>
        </draw:path>
        <draw:path draw:style-name="gr8" draw:text-style-name="P7" draw:layer="layout" svg:width="0.22cm" svg:height="0.149cm" svg:x="6.622cm" svg:y="9.274cm" svg:viewBox="0 0 221 150" svg:d="M221 21h-25v129h-17v-35c-4 0-13 4-17 4-4 4-13 4-21 4-13 0-21-4-30-8-9-9-9-17-9-26 0-4 0-8 0-12 0-5 5-5 9-9-9-4-13-9-21-13-6-4-6-12-6-21 0-8 6-17 10-21 8-9 13-13 26-13 8 0 12 4 21 9 4 4 4 8 4 17 0 8 0 12-9 21l-12-9c0-4 4-4 4-8v-4-5c-4-4-4-4-8-4-5 0-9 0-13 4-5 5-5 9-5 13s0 9 5 13c0 4 4 4 8 8 5 0 9 0 13 0s8 0 13 0c4 0 4 0 8 0h4l-4 17h-4c-9 0-13 0-17 5-8 0-8 8-8 12 0 5 0 9 8 13 4 4 8 4 13 4 8 0 17 0 21-4 8-4 13-8 17-13v-68h-17v-17h59zM0 4h76v17h-76zM102 102c-8 4-12 9-22 13-8 4-17 4-25 4-9 0-17 0-26-4-4-4-12-9-12-13-5-4-9-13-9-21 0-13 4-22 13-30 13-8 25-8 38-8 4 0 8 0 13 0 0 0 4 0 8 0l-4 16c0 0-4-4-9-4 0 0-4 0-8 0 0 0-4 0-8 0l29 43c4-4 10-9 14-9zM29 81c0 8 0 13 5 17 8 4 12 8 21 8 4 0 8-4 12-4l-29-38c-9 4-9 8-9 17z">
          <text:p/>
        </draw:path>
        <draw:path draw:style-name="gr8" draw:text-style-name="P7" draw:layer="layout" svg:width="0.123cm" svg:height="0.174cm" svg:x="6.902cm" svg:y="9.278cm" svg:viewBox="0 0 124 175" svg:d="M73 128c4 0 8-5 12-9 5 0 5-4 5-8 0-9 0-13-5-17-4 0-12-4-21-4-13 0-22 4-26 8s-9 9-9 17c0 4 0 8 5 13 0 4 4 8 8 17 9 4 14 13 26 18l-12 12c-14-8-27-21-35-30-4-9-9-22-9-30s0-13 5-17c0-4 4-8 8-13-4 0-4-4-8-8 0-4-5-9-5-13s5-9 5-13 4-4 4-8c4 0 8-4 13-4 4 0 12 0 17 0h30v-22h-81v-17h124v17h-21v34h-52c-5 0-9 0-9 4-4 0-4 0-4 0-4 0-4 5-4 9s0 4 0 9c4 0 4 4 8 4s14-4 22-4c13 0 21 4 26 8 8 0 13 4 17 13 0 4 4 8 4 13 0 8-4 16-8 25-5 4-13 8-26 13z">
          <text:p/>
        </draw:path>
        <draw:path draw:style-name="gr8" draw:text-style-name="P7" draw:layer="layout" svg:width="0.076cm" svg:height="0.063cm" svg:x="6.923cm" svg:y="9.215cm" svg:viewBox="0 0 77 64" svg:d="M60 64c-4-4-8-8-13-12-4 0-8-4-8-4-4 0-10 0-14 0s-4 0-8 0-9 0-9 4l-8-17c4 0 8-4 13-4 4 0 8 0 12 0s14 0 18 4 9 8 13 13c0-9-4-13-9-17 0-5-4-9-8-9-4-4-10-4-14-4s-4 0-8 0c0 0-4 0-4 4l-9-18c9-4 13-4 21-4 10 0 18 4 22 8 9 5 13 10 17 18 5 13 9 26 13 38z">
          <text:p/>
        </draw:path>
        <draw:path draw:style-name="gr8" draw:text-style-name="P7" draw:layer="layout" svg:width="0.026cm" svg:height="0.026cm" svg:x="7.033cm" svg:y="9.397cm" svg:viewBox="0 0 27 27" svg:d="M14 27c-4 0-4 0-10-5 0 0-4-4-4-9 0-4 4-4 4-9 6 0 6-4 10-4s8 4 8 4c5 5 5 5 5 9 0 5 0 9-5 9 0 5-4 5-8 5z">
          <text:p/>
        </draw:path>
        <draw:path draw:style-name="gr8" draw:text-style-name="P7" draw:layer="layout" svg:width="0.131cm" svg:height="0.166cm" svg:x="8.912cm" svg:y="9.257cm" svg:viewBox="0 0 132 167" svg:d="M132 154c-16 8-33 13-55 13s-39-5-56-22c-13-12-21-33-21-59s8-43 25-60c18-17 35-26 61-26 17 0 34 5 42 9v21c-12-9-25-13-46-13-17 0-31 9-44 21-13 9-17 26-17 48 0 21 4 34 17 47 9 12 27 17 44 17 12 0 25 0 34-5v-46h-39v-17h55z">
          <text:p/>
        </draw:path>
        <draw:path draw:style-name="gr8" draw:text-style-name="P7" draw:layer="layout" svg:width="0.102cm" svg:height="0.119cm" svg:x="9.069cm" svg:y="9.304cm" svg:viewBox="0 0 103 120" svg:d="M103 64h-82c0 12 5 26 9 30 8 9 17 13 29 13 14 0 27-4 35-13v17c-8 4-21 9-39 9-17 0-29-5-38-13-9-13-17-25-17-48 0-17 8-30 17-42 9-13 21-17 38-17 13 0 27 4 35 13 9 12 13 25 13 42zM86 51c0-13-4-22-9-26-4-8-13-8-22-8-8 0-17 0-21 8-8 4-13 13-13 26z">
          <text:p/>
        </draw:path>
        <draw:path draw:style-name="gr8" draw:text-style-name="P7" draw:layer="layout" svg:width="0.098cm" svg:height="0.119cm" svg:x="9.192cm" svg:y="9.304cm" svg:viewBox="0 0 99 120" svg:d="M99 64h-82c0 12 4 26 13 30 4 9 13 13 25 13 13 0 27-4 35-13v17c-8 4-22 9-39 9s-30-5-38-13c-9-13-13-25-13-48 0-17 4-30 13-42 12-13 25-17 38-17 17 0 26 4 35 13 8 12 13 25 13 42zM82 51c0-13-5-22-9-26-5-8-14-8-22-8s-17 0-21 8c-9 4-9 13-13 26z">
          <text:p/>
        </draw:path>
        <draw:path draw:style-name="gr8" draw:text-style-name="P7" draw:layer="layout" svg:width="0.064cm" svg:height="0.149cm" svg:x="9.306cm" svg:y="9.274cm" svg:viewBox="0 0 65 150" svg:d="M65 145c-4 5-8 5-18 5-17 0-30-9-30-35v-68h-17v-13h17v-30l17-4v34h31v13h-31v68c0 4 5 13 5 13 4 5 8 9 13 9 9 0 13-4 13-4z">
          <text:p/>
        </draw:path>
        <draw:path draw:style-name="gr8" draw:text-style-name="P7" draw:layer="layout" svg:width="0.089cm" svg:height="0.119cm" svg:x="9.387cm" svg:y="9.304cm" svg:viewBox="0 0 90 120" svg:d="M90 120h-18v-22c-8 17-21 22-34 22-12 0-21 0-29-9-5-4-9-13-9-25 0-22 13-35 38-35l34-4c0-22-8-30-25-30-13 0-26 4-34 12v-16c8-9 21-13 38-13 26 0 39 13 39 42zM72 59l-25 5c-9 0-17 4-21 4-5 4-9 8-9 18 0 4 4 12 9 12 4 5 8 9 17 9 8 0 16-4 21-13 4-4 8-12 8-22z">
          <text:p/>
        </draw:path>
        <draw:path draw:style-name="gr8" draw:text-style-name="P7" draw:layer="layout" svg:width="0.11cm" svg:height="0.161cm" svg:x="9.578cm" svg:y="9.262cm" svg:viewBox="0 0 111 162" svg:d="M111 162h-25l-65-78-4-4v82h-17v-162h17v76c4-5 4-5 4-9l65-67h21l-69 76z">
          <text:p/>
        </draw:path>
        <draw:path draw:style-name="gr8" draw:text-style-name="P7" draw:layer="layout" svg:width="0.094cm" svg:height="0.115cm" svg:x="9.705cm" svg:y="9.308cm" svg:viewBox="0 0 95 116" svg:d="M95 116h-17v-23c-9 18-22 23-34 23-31 0-44-17-44-48v-68h18v64c0 25 9 39 30 39 8 0 17-4 21-14 4-4 9-12 9-25v-64h17z">
          <text:p/>
        </draw:path>
        <draw:path draw:style-name="gr8" draw:text-style-name="P7" draw:layer="layout" svg:width="0.076cm" svg:height="0.119cm" svg:x="9.828cm" svg:y="9.304cm" svg:viewBox="0 0 77 120" svg:d="M0 115v-21c13 9 22 13 35 13 17 0 26-9 26-17 0-4 0-8-5-8 0-6 0-6-4-6 0-4-4-4-8-4-5-4-5-4-9-4-4-4-8-4-13-9-4 0-9-4-13-4 0-4-5-8-5-8 0-5 0-9 0-13 0-5 0-13 0-17 5-4 9-4 14-9 4-4 9-4 13-8 4 0 13 0 17 0 8 0 17 0 25 4v21c-8-8-17-8-29-8 0 0-5 0-9 0s-4 0-8 4l-5 4v4c0 5 0 9 0 9 5 4 5 4 5 4 4 5 8 5 8 5 4 4 9 4 13 4 4 4 8 4 13 8 4 0 8 5 8 5 4 4 8 8 8 12 0 0 0 6 0 10 0 8 0 12 0 17-4 4-8 8-12 8-4 4-9 4-13 9-8 0-13 0-17 0-13 0-22 0-35-5z">
          <text:p/>
        </draw:path>
        <draw:path draw:style-name="gr8" draw:text-style-name="P7" draw:layer="layout" svg:width="0.093cm" svg:height="0.17cm" svg:x="9.934cm" svg:y="9.253cm" svg:viewBox="0 0 94 171" svg:d="M94 171h-16v-69c0-26-9-34-27-34-8 0-17 0-21 8-8 9-13 17-13 26v69h-17v-171h17v72c13-13 26-21 38-21 27 0 39 17 39 47z">
          <text:p/>
        </draw:path>
        <draw:path draw:style-name="gr8" draw:text-style-name="P7" draw:layer="layout" svg:width="0.161cm" svg:height="0.115cm" svg:x="10.049cm" svg:y="9.308cm" svg:viewBox="0 0 162 116" svg:d="M162 0l-34 116h-21l-26-86c0 0 0-5 0-9 0 0 0 4-4 9l-25 86h-17l-35-116h18l25 85c0 4 0 4 0 8h4c0 0 0-4 0-8l26-85h17l25 85c0 4 0 4 0 8 0 0 4-4 4-8l22-85z">
          <text:p/>
        </draw:path>
        <draw:path draw:style-name="gr8" draw:text-style-name="P7" draw:layer="layout" svg:width="0.089cm" svg:height="0.119cm" svg:x="10.223cm" svg:y="9.304cm" svg:viewBox="0 0 90 120" svg:d="M90 120h-17v-22c-9 17-21 22-38 22-10 0-23 0-27-9-8-4-8-13-8-25 0-22 12-35 39-35l34-4c0-22-9-30-26-30-12 0-26 4-39 12v-16c13-9 27-13 39-13 30 0 43 13 43 42zM73 59l-30 5c-8 0-13 4-18 4-4 4-8 8-8 18 0 4 4 12 4 12 4 5 14 9 18 9 8 0 17-4 25-13 4-4 9-12 9-22z">
          <text:p/>
        </draw:path>
        <draw:path draw:style-name="gr8" draw:text-style-name="P7" draw:layer="layout" svg:width="0.097cm" svg:height="0.17cm" svg:x="10.346cm" svg:y="9.253cm" svg:viewBox="0 0 98 171" svg:d="M98 171h-22v-69c0-26-8-34-25-34-9 0-17 0-22 8-8 9-12 17-12 26v69h-17v-171h17v72h4c8-13 21-21 34-21 25 0 43 17 43 47z">
          <text:p/>
        </draw:path>
        <draw:path draw:style-name="gr8" draw:text-style-name="P7" draw:layer="layout" svg:width="0.089cm" svg:height="0.119cm" svg:x="10.469cm" svg:y="9.304cm" svg:viewBox="0 0 90 120" svg:d="M90 120h-17v-22c-9 17-21 22-39 22-9 0-22 0-26-9-8-4-8-13-8-25 0-22 12-35 38-35l35-4c0-22-9-30-27-30-12 0-25 4-38 12v-16c13-9 26-13 38-13 31 0 44 13 44 42zM73 59l-31 5c-8 0-13 4-17 4-4 4-8 8-8 18 0 4 0 12 4 12 4 5 13 9 17 9 8 0 18-4 26-13 5-4 9-12 9-22z">
          <text:p/>
        </draw:path>
        <draw:polygon draw:style-name="gr8" draw:text-style-name="P7" draw:layer="layout" svg:width="0.038cm" svg:height="0.195cm" svg:x="10.66cm" svg:y="9.262cm" svg:viewBox="0 0 39 196" draw:points="39,196 0,196 0,0 39,0 39,12 16,12 16,183 39,183">
          <text:p/>
        </draw:polygon>
        <draw:path draw:style-name="gr8" draw:text-style-name="P7" draw:layer="layout" svg:width="0.131cm" svg:height="0.145cm" svg:x="10.77cm" svg:y="9.278cm" svg:viewBox="0 0 132 146" svg:d="M47 18v73c0 4 0 8 0 8-4 4-4 4-8 4-5 0-9 0-14-4-4-4-8-8-12-13 0-4-5-8-5-12 0-5 5-9 5-9 4-4 4-4 12-4h5v-43h-30v-18h132v18h-21v128h-21v-128z">
          <text:p/>
        </draw:path>
        <draw:path draw:style-name="gr8" draw:text-style-name="P7" draw:layer="layout" svg:width="0.111cm" svg:height="0.208cm" svg:x="10.85cm" svg:y="9.215cm" svg:viewBox="0 0 112 209" svg:d="M9 63c-4-4-9-8-9-12s0-13 0-17c0-9 0-17 9-26 4-4 17-8 25-8 9 0 17 4 26 8 4 5 8 9 13 22 4 8 8 21 12 33h27v17h-23v129h-21v-129h-17v-17h17c-4-16-8-25-12-33-5-9-13-13-22-13-4 0-8 0-13 4-4 4-4 9-4 17 0 4 0 9 4 13 0 4 0 8 5 12z">
          <text:p/>
        </draw:path>
        <draw:path draw:style-name="gr8" draw:text-style-name="P7" draw:layer="layout" svg:width="0.131cm" svg:height="0.145cm" svg:x="10.961cm" svg:y="9.278cm" svg:viewBox="0 0 132 146" svg:d="M111 18v128h-22v-77h-26c-8 0-17 0-21 0s-8 5-8 5c-5 4-9 8-9 17 0 8 4 12 9 21 8 8 16 12 25 21l-13 13c-4-5-12-13-17-17-8-5-12-13-17-21-4-5-4-13-4-17 0-9 0-13 4-17 0-5 5-9 9-9 4-4 8-9 13-9 8-4 16-4 25-4h30v-34h-89v-18h132v18z">
          <text:p/>
        </draw:path>
        <draw:polygon draw:style-name="gr8" draw:text-style-name="P7" draw:layer="layout" svg:width="0.063cm" svg:height="0.145cm" svg:x="11.088cm" svg:y="9.278cm" svg:viewBox="0 0 64 146" draw:points="43,18 43,146 21,146 21,18 0,18 0,0 64,0 64,18">
          <text:p/>
        </draw:polygon>
        <draw:path draw:style-name="gr8" draw:text-style-name="P7" draw:layer="layout" svg:width="0.178cm" svg:height="0.145cm" svg:x="11.211cm" svg:y="9.278cm" svg:viewBox="0 0 179 146" svg:d="M179 18h-72v47c4-9 13-13 25-13 9 0 17 4 26 9 4 8 8 17 8 30 0 4 0 12-4 21 0 8-4 17-13 25l-17-13c5-4 9-8 13-16 0-5 4-13 4-17 0-9-4-13-4-17-4-5-8-5-13-5-8 0-16 5-25 17v60h-22v-43c-5 5-9 9-13 9-4 4-13 4-21 4-4 0-13 0-17-4-9 0-13-4-17-13-4-4-4-13-4-21 0-13 4-22 12-30 9-8 17-8 30-8 4 0 8 0 13 0 4 0 8 0 12 0l-4 16c0 0-4 0-8 0-5 0-9-4-9-4-8 0-17 4-21 9-4 4-8 8-8 17 0 8 4 13 8 17s9 4 17 4c4 0 13 0 17-4 4 0 8-4 13-9v-68h-85v-18h179z">
          <text:p/>
        </draw:path>
        <draw:path draw:style-name="gr8" draw:text-style-name="P7" draw:layer="layout" svg:width="0.11cm" svg:height="0.065cm" svg:x="11.283cm" svg:y="9.418cm" svg:viewBox="0 0 111 66" svg:d="M47 6c8-6 17-6 25-6 13 0 21 6 26 10 9 8 13 13 13 25 0 9-4 17-13 21-9 5-17 10-30 10-17 0-30-5-38-10-13-8-22-16-30-29l13-9c4 5 13 13 17 17 4 5 13 9 17 9 8 4 12 4 21 4 17 0 25-4 25-17 0-4-4-8-8-8-4-5-9-5-13-5s-8 0-8 0c-5 0-9 5-13 5z">
          <text:p/>
        </draw:path>
        <draw:path draw:style-name="gr8" draw:text-style-name="P7" draw:layer="layout" svg:width="0.149cm" svg:height="0.149cm" svg:x="11.397cm" svg:y="9.274cm" svg:viewBox="0 0 150 150" svg:d="M17 102c-4 0-8 0-12-4-5 0-5-4-5-9 0-4 0-8 0-12 5 0 9 0 13 0s4 0 9 0c4 0 8 4 12 8 5-4 13-8 18-13 4-8 8-17 8-25 0-9-4-17-8-21-5-5-9-9-18-9-4 0-8 0-8 4-4 0-4 5-4 9 0 0 0 4 0 8 4 0 4 5 8 5 4 4 13 4 22 4l-5 17c-13-5-25-5-34-13-4-4-8-13-8-21 0-9 4-17 8-21 4-5 13-9 21-9 9 0 18 4 22 9 8 0 12 8 18 12 4 9 4 17 4 26 0 8 0 21-10 30-4 8-12 17-21 21 9 4 13 13 21 17 6 8 14 18 18 22l-18 13c-8-13-12-22-21-31-4-4-13-13-17-17-4 0-8 0-13 0zM125 21v129h-17v-129h-22v-17h64v17z">
          <text:p/>
        </draw:path>
        <draw:path draw:style-name="gr8" draw:text-style-name="P7" draw:layer="layout" svg:width="0.131cm" svg:height="0.145cm" svg:x="11.542cm" svg:y="9.278cm" svg:viewBox="0 0 132 146" svg:d="M132 18h-25v128h-17v-38c-4 0-9 4-13 4-8 4-13 4-21 4-9 0-18 0-22-4-9-4-13-9-17-13-5-4-5-13-5-21 0-13 5-22 13-30 9-8 22-8 35-8 0 0 4 0 9 0 0 0 4 0 8 0h4v16c-4 0-4 0-8 0s-9-4-13-4c-9 0-18 4-22 9-4 4-9 8-9 17 0 8 5 13 9 17s9 4 18 4c8 0 13 0 21-4 4-4 9-4 13-9v-68h-90v-18h132z">
          <text:p/>
        </draw:path>
        <draw:polygon draw:style-name="gr8" draw:text-style-name="P7" draw:layer="layout" svg:width="0.064cm" svg:height="0.145cm" svg:x="11.669cm" svg:y="9.278cm" svg:viewBox="0 0 65 146" draw:points="39,18 39,146 22,146 22,18 0,18 0,0 65,0 65,18">
          <text:p/>
        </draw:polygon>
        <draw:path draw:style-name="gr8" draw:text-style-name="P7" draw:layer="layout" svg:width="0.128cm" svg:height="0.174cm" svg:x="11.728cm" svg:y="9.278cm" svg:viewBox="0 0 129 175" svg:d="M78 128c4 0 9-5 13-9 5 0 5-4 5-8 0-9-5-13-9-17-5 0-9-4-22-4-8 0-17 4-21 8-9 4-9 9-9 17 0 4 0 8 0 13 5 4 9 8 13 17 4 4 13 13 21 18l-8 12c-17-8-26-21-34-30-10-9-14-22-14-30s4-13 4-17c6-4 6-8 10-13 0 0-4-4-4-8-6-4-6-9-6-13s0-9 0-13c6-4 6-4 10-8 4 0 8-4 13-4 4 0 8 0 17 0h30v-22h-87v-17h129v17h-25v34h-47c-9 0-9 0-13 4h-4c0 0-5 5-5 9s0 4 5 9l4 4c8 0 17-4 25-4 9 0 18 4 27 8 4 0 8 4 12 13 5 4 5 8 5 13 0 8 0 16-9 25-4 4-13 8-22 13z">
          <text:p/>
        </draw:path>
        <draw:polygon draw:style-name="gr8" draw:text-style-name="P7" draw:layer="layout" svg:width="0.063cm" svg:height="0.145cm" svg:x="11.852cm" svg:y="9.278cm" svg:viewBox="0 0 64 146" draw:points="39,18 39,146 21,146 21,18 0,18 0,0 64,0 64,18">
          <text:p/>
        </draw:polygon>
        <draw:polygon draw:style-name="gr8" draw:text-style-name="P7" draw:layer="layout" svg:width="0.042cm" svg:height="0.195cm" svg:x="11.979cm" svg:y="9.262cm" svg:viewBox="0 0 43 196" draw:points="43,196 0,196 0,183 26,183 26,12 0,12 0,0 43,0">
          <text:p/>
        </draw:polygon>
        <draw:path draw:style-name="gr8" draw:text-style-name="P7" draw:layer="layout" svg:width="0.094cm" svg:height="0.166cm" svg:x="14.082cm" svg:y="9.257cm" svg:viewBox="0 0 95 167" svg:d="M95 120c0 9 0 13-5 21 0 4-4 9-8 13s-13 8-21 8c-4 5-13 5-21 5-17 0-26 0-40-9v-17c14 9 27 13 40 13 8 0 12-4 17-4 4 0 8-5 12-5 0-4 4-8 4-12 5-4 5-9 5-13 0-21-17-30-47-30h-13v-17h13c26 0 42-9 42-30 0-17-12-26-33-26-9 0-22 4-30 13v-21c8-4 21-9 38-9 4 0 13 0 17 5 4 0 8 4 13 8 4 0 8 4 8 13 4 4 4 8 4 12 0 22-12 35-33 44 8 0 12 0 16 4 5 0 9 4 13 9 4 0 4 4 9 8 0 4 0 13 0 17z">
          <text:p/>
        </draw:path>
        <draw:path draw:style-name="gr8" draw:text-style-name="P7" draw:layer="layout" svg:width="0.102cm" svg:height="0.161cm" svg:x="14.205cm" svg:y="9.262cm" svg:viewBox="0 0 103 162" svg:d="M103 8c-4 4-4 13-8 17-5 8-10 13-14 21-4 9-9 17-9 25-4 9-8 18-12 30-4 9-9 17-9 30-4 8-4 17-8 31h-17c0-14 0-23 4-31 4-13 9-21 9-30 4-8 8-21 12-30 5-8 9-16 13-21 4-8 4-17 8-21 5-4 5-13 9-13h-81v-16h103z">
          <text:p/>
        </draw:path>
        <draw:path draw:style-name="gr8" draw:text-style-name="P7" draw:layer="layout" svg:width="0.14cm" svg:height="0.145cm" svg:x="14.897cm" svg:y="9.278cm" svg:viewBox="0 0 141 146" svg:d="M115 18v128h-17v-60h-51v9c0 4 0 8-5 13 0 0-4 0-8 0 0 0-5 0-9 0-4-5-4-5-8-9s-4-4-9-8c0-5 0-9 0-9 0-4 0-8 5-8 0 0 4-5 8-5h8v-51h-29v-18h141v18zM98 18h-51v51h51z">
          <text:p/>
        </draw:path>
        <draw:path draw:style-name="gr8" draw:text-style-name="P7" draw:layer="layout" svg:width="0.026cm" svg:height="0.026cm" svg:x="15.045cm" svg:y="9.397cm" svg:viewBox="0 0 27 27" svg:d="M13 27c-4 0-8 0-8-5-5 0-5-4-5-9 0-4 0-4 5-9 0 0 4-4 8-4s4 4 9 4c5 5 5 5 5 9 0 5 0 9-5 9-5 5-5 5-9 5z">
          <text:p/>
        </draw:path>
        <draw:path draw:style-name="gr8" draw:text-style-name="P7" draw:layer="layout" svg:width="0.127cm" svg:height="0.161cm" svg:x="16.466cm" svg:y="9.262cm" svg:viewBox="0 0 128 162" svg:d="M0 162v-162h42c55 0 86 25 86 76 0 25-8 47-26 59-13 17-34 27-60 27zM17 16v128h25c22 0 34-9 47-17 13-13 17-30 17-51 0-38-21-60-64-60z">
          <text:p/>
        </draw:path>
        <draw:path draw:style-name="gr8" draw:text-style-name="P7" draw:layer="layout" svg:width="0.101cm" svg:height="0.119cm" svg:x="16.615cm" svg:y="9.304cm" svg:viewBox="0 0 102 120" svg:d="M102 64h-86c5 12 5 26 13 30 4 9 17 13 26 13 12 0 25-4 38-13v17c-13 4-26 9-43 9s-29-5-38-13c-8-13-12-25-12-48 0-17 4-30 16-42 9-13 22-17 34-17 17 0 30 4 38 13 9 12 14 25 14 42zM80 51c0-13-4-22-8-26-5-8-13-8-22-8-8 0-12 0-21 8-4 4-8 13-8 26z">
          <text:p/>
        </draw:path>
        <draw:path draw:style-name="gr8" draw:text-style-name="P7" draw:layer="layout" svg:width="0.102cm" svg:height="0.119cm" svg:x="16.733cm" svg:y="9.304cm" svg:viewBox="0 0 103 120" svg:d="M103 64h-81c0 12 4 26 8 30 8 9 17 13 25 13 17 0 26-4 39-13v17c-8 4-26 9-43 9-13 0-25-5-38-13-8-13-13-25-13-48 0-17 5-30 17-42 9-13 21-17 38-17 13 0 26 4 35 13 9 12 13 25 13 42zM81 51c0-13 0-22-4-26-9-8-13-8-22-8-8 0-17 0-25 8-4 4-8 13-8 26z">
          <text:p/>
        </draw:path>
        <draw:path draw:style-name="gr8" draw:text-style-name="P7" draw:layer="layout" svg:width="0.105cm" svg:height="0.169cm" svg:x="16.861cm" svg:y="9.304cm" svg:viewBox="0 0 106 170" svg:d="M21 103v67h-21v-166h21v17c8-13 21-21 38-21s25 4 34 17c9 8 13 21 13 38 0 22-4 35-13 48-9 12-21 17-38 17s-26-5-34-17zM21 55v17c0 10 0 18 8 22 4 9 13 13 21 13 13 0 22-4 26-13 8-8 13-22 13-39 0-13-5-21-9-30-8-8-17-8-25-8-13 0-22 0-26 8-8 9-8 17-8 30z">
          <text:p/>
        </draw:path>
        <draw:path draw:style-name="gr8" draw:text-style-name="P7" draw:layer="layout" svg:width="0.101cm" svg:height="0.119cm" svg:x="16.988cm" svg:y="9.304cm" svg:viewBox="0 0 102 120" svg:d="M102 64h-81c0 12 0 26 8 30 10 9 18 13 27 13 13 0 25-4 38-13v17c-13 4-25 9-42 9-13 0-27-5-39-13-9-13-13-25-13-48 0-17 4-30 17-42 8-13 22-17 39-17 13 0 25 4 34 13 8 12 12 25 12 42zM81 51c0-13 0-22-8-26-4-8-9-8-17-8-13 0-17 0-27 8-4 4-8 13-8 26z">
          <text:p/>
        </draw:path>
        <draw:path draw:style-name="gr8" draw:text-style-name="P7" draw:layer="layout" svg:width="0.097cm" svg:height="0.119cm" svg:x="17.115cm" svg:y="9.304cm" svg:viewBox="0 0 98 120" svg:d="M98 120h-21v-69c0-26-8-34-25-34-9 0-17 0-21 8-9 9-9 17-9 26v69h-22v-116h22v17c9-13 21-21 38-21 9 0 22 4 26 13 8 8 12 21 12 34z">
          <text:p/>
        </draw:path>
        <draw:path draw:style-name="gr8" draw:text-style-name="P7" draw:layer="layout" svg:width="0.106cm" svg:height="0.17cm" svg:x="17.238cm" svg:y="9.253cm" svg:viewBox="0 0 107 171" svg:d="M107 171h-22v-22c-9 17-21 22-38 22-13 0-26-5-34-13-9-13-13-25-13-43 0-22 4-35 13-47 12-13 25-17 38-17 17 0 30 4 34 17v-68h22zM85 115v-17c0-9 0-18-9-22-4-8-12-8-21-8-13 0-21 4-25 12-9 5-13 18-13 35 0 13 4 22 13 30 4 9 12 13 21 13 13 0 21-4 25-13 9-8 9-17 9-30z">
          <text:p/>
        </draw:path>
        <draw:path draw:style-name="gr8" draw:text-style-name="P7" draw:layer="layout" svg:width="0.06cm" svg:height="0.119cm" svg:x="17.382cm" svg:y="9.304cm" svg:viewBox="0 0 61 120" svg:d="M61 21c-5-4-10-4-18-4-9 0-13 4-17 12-9 5-9 18-9 30v61h-17v-116h17v21c4-8 9-12 13-17 4-4 8-8 17-8 4 0 9 0 14 4z">
          <text:p/>
        </draw:path>
        <draw:path draw:style-name="gr8" draw:text-style-name="P7" draw:layer="layout" svg:width="0.093cm" svg:height="0.119cm" svg:x="17.45cm" svg:y="9.304cm" svg:viewBox="0 0 94 120" svg:d="M94 120h-22v-22c-8 17-17 22-34 22-13 0-21 0-25-9-9-4-13-13-13-25 0-22 13-35 38-35l34-4c0-22-8-30-21-30-17 0-26 4-38 12v-16c12-9 25-13 38-13 25 0 43 13 43 42zM72 59l-25 5c-9 0-17 4-22 4-4 4-4 8-4 18 0 4 0 12 4 12 5 5 9 9 17 9 9 0 17-4 22-13 8-4 8-12 8-22z">
          <text:p/>
        </draw:path>
        <draw:polygon draw:style-name="gr8" draw:text-style-name="P7" draw:layer="layout" svg:width="0.042cm" svg:height="0.195cm" svg:x="17.641cm" svg:y="9.262cm" svg:viewBox="0 0 43 196" draw:points="43,196 0,196 0,0 43,0 43,12 17,12 17,183 43,183">
          <text:p/>
        </draw:polygon>
        <draw:path draw:style-name="gr8" draw:text-style-name="P7" draw:layer="layout" svg:width="0.055cm" svg:height="0.166cm" svg:x="17.777cm" svg:y="9.257cm" svg:viewBox="0 0 56 167" svg:d="M56 167h-17v-141c0 0-5 4-9 4 0 4-4 4-8 4-4 4-4 4-10 9-4 0-8 0-12 0v-17c4 0 8-5 12-5 6 0 10-4 14-8 4 0 8-4 13-4 4-4 8-4 13-9h4z">
          <text:p/>
        </draw:path>
        <draw:path draw:style-name="gr8" draw:text-style-name="P7" draw:layer="layout" svg:width="0.055cm" svg:height="0.166cm" svg:x="17.9cm" svg:y="9.257cm" svg:viewBox="0 0 56 167" svg:d="M56 167h-17v-141l-5 4c-4 4-8 4-12 4 0 4-4 4-9 9-4 0-8 0-13 0v-17c5 0 9-5 13-5 5 0 9-4 13-8 4 0 8-4 13-4 4-4 8-4 12-9h5z">
          <text:p/>
        </draw:path>
        <draw:polygon draw:style-name="gr8" draw:text-style-name="P7" draw:layer="layout" svg:width="0.093cm" svg:height="0.186cm" svg:x="17.997cm" svg:y="9.262cm" svg:viewBox="0 0 94 187" draw:points="94,0 17,187 0,187 76,0">
          <text:p/>
        </draw:polygon>
        <draw:path draw:style-name="gr8" draw:text-style-name="P7" draw:layer="layout" svg:width="0.102cm" svg:height="0.166cm" svg:x="18.099cm" svg:y="9.257cm" svg:viewBox="0 0 103 167" svg:d="M103 86c0 13 0 26-5 34 0 9-4 17-8 25-4 9-8 13-17 17-8 5-13 5-21 5-9 0-17 0-22-5-9-4-13-8-17-17-4-4-9-12-13-25 0-8 0-21 0-34s0-26 4-35c0-13 5-21 9-30 4-4 8-12 17-16 9 0 13-5 22-5 34 0 51 30 51 86zM86 86c0-48-13-69-34-69-22 0-35 21-35 69 0 43 13 68 35 68 21 0 34-25 34-68z">
          <text:p/>
        </draw:path>
        <draw:path draw:style-name="gr8" draw:text-style-name="P7" draw:layer="layout" svg:width="0.094cm" svg:height="0.166cm" svg:x="18.226cm" svg:y="9.257cm" svg:viewBox="0 0 95 167" svg:d="M95 120c0 9-5 13-5 21-4 4-8 9-12 13-5 4-13 8-17 8-9 5-18 5-27 5-12 0-25 0-34-9v-17c9 9 22 13 38 13 5 0 9-4 14-4 4 0 9-5 13-5 4-4 4-8 8-12 0-4 0-9 0-13 0-21-12-30-43-30h-13v-17h13c26 0 39-9 39-30 0-17-8-26-31-26-12 0-21 4-34 13v-21c13-4 26-9 39-9 4 0 13 0 18 5 4 0 12 4 12 8 5 0 9 4 13 13 0 4 0 8 0 12 0 22-8 35-30 44 5 0 9 0 13 4 4 0 9 4 13 9 4 0 8 4 8 8s5 13 5 17z">
          <text:p/>
        </draw:path>
        <draw:polygon draw:style-name="gr8" draw:text-style-name="P7" draw:layer="layout" svg:width="0.094cm" svg:height="0.186cm" svg:x="18.332cm" svg:y="9.262cm" svg:viewBox="0 0 95 187" draw:points="95,0 17,187 0,187 78,0">
          <text:p/>
        </draw:polygon>
        <draw:path draw:style-name="gr8" draw:text-style-name="P7" draw:layer="layout" svg:width="0.098cm" svg:height="0.166cm" svg:x="18.438cm" svg:y="9.257cm" svg:viewBox="0 0 99 167" svg:d="M73 47c0-4 0-9 0-13-4-4-4-8-8-8-4-5-4-5-9-9-4 0-8 0-12 0-6 0-10 0-10 0-4 0-8 4-13 4 0 5-4 5-8 9-4 0-4 4-8 4v-17c4-4 12-8 16-12 9-5 13-5 27-5 4 0 13 0 17 5 4 0 8 4 13 8 4 4 8 8 12 13 0 4 0 12 0 17 0 8 0 12 0 17 0 9-4 13-8 17 0 5-4 9-9 13-4 5-8 9-17 13-8 4-12 9-18 13-4 4-8 8-12 13-5 0-5 4-5 8-4 4-4 8-4 13h82v17h-99v-9c0-8 0-13 0-21 0-4 5-8 9-13 4-4 8-8 12-12 5-5 13-13 23-17 4-5 8-9 12-13 5-5 9-9 13-13 0-5 0-5 4-9 0-5 0-9 0-13z">
          <text:p/>
        </draw:path>
        <draw:path draw:style-name="gr8" draw:text-style-name="P7" draw:layer="layout" svg:width="0.106cm" svg:height="0.166cm" svg:x="18.557cm" svg:y="9.257cm" svg:viewBox="0 0 107 167" svg:d="M107 86c0 13-4 26-4 34-4 9-4 17-13 25-4 9-8 13-17 17-4 5-13 5-21 5-10 0-18 0-22-5-4-4-13-8-17-17-4-4-9-12-9-25-4-8-4-21-4-34s0-26 4-35c5-13 5-21 9-30 4-4 13-12 17-16 8 0 18-5 26-5 34 0 51 30 51 86zM86 86c0-48-9-69-30-69-26 0-35 21-35 69 0 43 9 68 31 68 25 0 34-25 34-68z">
          <text:p/>
        </draw:path>
        <draw:path draw:style-name="gr8" draw:text-style-name="P7" draw:layer="layout" svg:width="0.055cm" svg:height="0.166cm" svg:x="18.697cm" svg:y="9.257cm" svg:viewBox="0 0 56 167" svg:d="M56 167h-17v-141c-4 0-4 4-9 4 0 4-5 4-9 4-4 4-8 4-8 9-4 0-9 0-13 0v-17c4 0 9-5 13-5s8-4 12-8c5 0 10-4 14-4 4-4 9-4 9-9h8z">
          <text:p/>
        </draw:path>
        <draw:path draw:style-name="gr8" draw:text-style-name="P7" draw:layer="layout" svg:width="0.094cm" svg:height="0.166cm" svg:x="18.807cm" svg:y="9.257cm" svg:viewBox="0 0 95 167" svg:d="M95 120c0 9 0 13-5 21 0 4-4 9-8 13-9 4-13 8-21 8-5 5-13 5-21 5-18 0-27 0-40-9v-17c13 9 27 13 40 13 4 0 12-4 16-4 5 0 9-5 9-5 4-4 8-8 8-12 5-4 5-9 5-13 0-21-17-30-47-30h-14v-17h14c25 0 38-9 38-30 0-17-8-26-29-26-9 0-23 4-31 13v-21c8-4 22-9 35-9 8 0 12 0 21 5 4 0 8 4 13 8 4 0 8 4 8 13 4 4 4 8 4 12 0 22-12 35-34 44 9 0 13 0 17 4 5 0 9 4 13 9 4 0 4 4 9 8 0 4 0 13 0 17z">
          <text:p/>
        </draw:path>
        <draw:polygon draw:style-name="gr8" draw:text-style-name="P7" draw:layer="layout" svg:width="0.043cm" svg:height="0.195cm" svg:x="18.985cm" svg:y="9.262cm" svg:viewBox="0 0 44 196" draw:points="44,196 0,196 0,183 27,183 27,12 0,12 0,0 44,0">
          <text:p/>
        </draw:polygon>
        <draw:path draw:style-name="gr8" draw:text-style-name="P7" draw:layer="layout" svg:width="0.115cm" svg:height="0.203cm" svg:x="1.888cm" svg:y="9.715cm" svg:viewBox="0 0 116 204" svg:d="M116 145c0 9 0 17-5 26-5 4-9 12-13 17-9 4-13 8-21 12-9 4-22 4-30 4-17 0-34-4-47-12v-21c13 8 30 12 47 12 8 0 13 0 21 0 4-4 9-4 13-8s8-9 8-13c4-4 4-8 4-17 0-26-16-39-55-39h-16v-17h16c30 0 47-13 47-38 0-21-13-34-38-34-13 0-25 4-38 17v-26c13-4 29-8 46-8 9 0 13 0 22 4 8 0 12 4 16 9 5 4 9 8 13 12 0 9 5 13 5 22 0 25-13 42-43 51 9 0 13 0 21 4 4 0 9 4 13 8 4 5 9 9 9 17 5 5 5 10 5 18z">
          <text:p/>
        </draw:path>
        <draw:path draw:style-name="gr8" draw:text-style-name="P7" draw:layer="layout" svg:width="0.06cm" svg:height="0.165cm" svg:x="3.033cm" svg:y="9.732cm" svg:viewBox="0 0 61 166" svg:d="M61 166h-21v-140c0 4-5 4-5 4-4 4-8 4-8 8-4 0-9 0-13 5-4 0-9 0-14 4v-21c5 0 10 0 18-5 5 0 9-4 13-4 4-4 9-4 13-9 0-4 4-4 8-8h9z">
          <text:p/>
        </draw:path>
        <draw:path draw:style-name="gr8" draw:text-style-name="P7" draw:layer="layout" svg:width="0.101cm" svg:height="0.165cm" svg:x="3.144cm" svg:y="9.732cm" svg:viewBox="0 0 102 166" svg:d="M77 47c0-4 0-9-4-13 0-4 0-8-4-8-5-5-5-5-9-5-4-4-8-4-13-4-4 0-8 0-8 0-5 4-10 4-14 4-4 5-4 5-8 9-4 0-4 4-9 8v-21c5-4 13-9 17-13 9 0 14-4 27-4 4 0 12 4 17 4 4 4 8 4 12 9 4 4 9 8 13 13 0 8 0 12 0 21 0 4 0 8 0 17 0 4-4 8-9 12 0 5-4 9-8 14-4 4-13 9-17 13-8 4-13 12-17 12-9 5-9 9-14 13-4 4-4 9-8 9 0 4 0 8 0 12h81v17h-102v-8c0-9 4-13 4-17s4-13 9-17c4-4 8-9 12-13s14-8 22-17c5-4 9-9 13-13 4-5 9-5 9-9 4-4 4-8 8-13 0-4 0-8 0-12z">
          <text:p/>
        </draw:path>
        <draw:path draw:style-name="gr8" draw:text-style-name="P7" draw:layer="layout" svg:width="0.055cm" svg:height="0.165cm" svg:x="3.284cm" svg:y="9.732cm" svg:viewBox="0 0 56 166" svg:d="M56 166h-18v-140c-4 4-4 4-9 4-4 4-4 4-8 8-4 0-9 0-13 5-4 0-4 0-8 4v-21c4 0 8 0 12-5 5 0 9-4 13-4 4-4 9-4 13-9 4-4 9-4 9-8h9z">
          <text:p/>
        </draw:path>
        <draw:path draw:style-name="gr8" draw:text-style-name="P7" draw:layer="layout" svg:width="0.106cm" svg:height="0.161cm" svg:x="3.39cm" svg:y="9.736cm" svg:viewBox="0 0 107 162" svg:d="M107 14c-5 4-9 9-13 13 0 8-4 13-8 21-5 8-9 17-13 25-4 13-9 22-13 30 0 8-4 21-9 30 0 8-5 21-5 29h-21c5-8 5-21 9-29 0-9 4-22 8-30s9-17 14-25c0-13 4-17 8-26 5-8 9-17 13-21 0-4 4-8 4-13h-81v-18h107z">
          <text:p/>
        </draw:path>
        <draw:path draw:style-name="gr8" draw:text-style-name="P7" draw:layer="layout" svg:width="0.055cm" svg:height="0.165cm" svg:x="3.53cm" svg:y="9.732cm" svg:viewBox="0 0 56 166" svg:d="M56 166h-17v-140c-4 4-4 4-9 4 0 4-4 4-8 8-5 0-5 0-9 5-5 0-9 0-13 4v-21c4 0 8 0 13-5 4 0 9-4 13-4 4-4 9-4 13-9 4-4 8-4 8-8h9z">
          <text:p/>
        </draw:path>
        <draw:path draw:style-name="gr8" draw:text-style-name="P7" draw:layer="layout" svg:width="0.055cm" svg:height="0.165cm" svg:x="3.653cm" svg:y="9.732cm" svg:viewBox="0 0 56 166" svg:d="M56 166h-17v-140c0 4-4 4-8 4 0 4-5 4-9 8 0 0-4 0-9 5-4 0-9 0-13 4v-21c4 0 9 0 13-5 5 0 9-4 13-4 5-4 9-4 13-9 4-4 8-4 13-8h4z">
          <text:p/>
        </draw:path>
        <draw:path draw:style-name="gr8" draw:text-style-name="P7" draw:layer="layout" svg:width="0.102cm" svg:height="0.17cm" svg:x="3.763cm" svg:y="9.732cm" svg:viewBox="0 0 103 171" svg:d="M103 76c0 13-4 26-4 38-5 13-9 22-13 30-9 9-13 14-21 18-9 4-18 9-30 9-9 0-18-5-27-9v-18c9 4 18 9 31 9 4 0 13 0 17-5 4-4 13-8 17-12 0-9 4-13 9-22 0-8 0-16 0-29-5 13-17 21-35 21-8 0-12 0-21-4-5-4-9-4-13-9-5-4-9-12-9-17-4-8-4-12-4-21 0-8 0-17 4-21 0-8 4-13 9-17 4-4 13-9 18-13 8 0 12-4 21-4 8 0 13 4 21 8 4 0 13 5 17 13 4 5 4 13 9 22 4 8 4 21 4 33zM82 59c0-8 0-12 0-16-5-5-5-9-9-13s-8-9-8-9c-5-4-9-4-13-4-5 0-9 0-13 4-4 0-8 5-13 5 0 4-5 8-5 12-4 5-4 9-4 13 0 8 0 13 4 17 0 4 5 8 5 13 5 0 9 4 13 4 4 4 8 4 13 4 4 0 8 0 13-4 4 0 4 0 8-4 4-5 4-5 9-9 0-4 0-8 0-13z">
          <text:p/>
        </draw:path>
        <draw:path draw:style-name="gr8" draw:text-style-name="P7" draw:layer="layout" svg:width="0.059cm" svg:height="0.165cm" svg:x="3.899cm" svg:y="9.732cm" svg:viewBox="0 0 60 166" svg:d="M60 166h-21v-140c0 4-4 4-4 4-5 4-9 4-9 8-5 0-9 0-14 5-4 0-8 0-12 4v-21c4 0 8 0 12-5 9 0 14-4 18-4 5-4 9-4 13-9 0-4 4-4 8-8h9z">
          <text:p/>
        </draw:path>
        <draw:path draw:style-name="gr8" draw:text-style-name="P7" draw:layer="layout" svg:width="0.106cm" svg:height="0.17cm" svg:x="4.009cm" svg:y="9.732cm" svg:viewBox="0 0 107 171" svg:d="M107 114c0 9-4 13-4 22-4 8-9 12-13 17s-8 9-17 13c-5 0-14 5-18 5-8 0-17-5-21-9-9 0-13-9-17-14-4-8-9-12-13-21 0-13-4-21-4-34 0-12 4-25 8-38 0-8 5-21 13-29 4-9 13-13 21-18 5-4 17-8 26-8 14 0 22 4 26 8v18c-8-5-17-9-26-9s-13 0-21 4c-5 5-9 9-13 13-4 9-9 13-9 21-4 9-4 21-4 30 9-13 21-21 38-21 4 0 14 4 18 4 5 4 13 4 17 8 5 5 5 13 9 17 0 9 4 13 4 21zM86 114c0-4 0-8 0-12-4-4-4-9-9-13 0-4-4-4-9-8-5 0-9 0-13 0s-8 0-13 4c-4 0-8 0-12 4 0 4-5 9-5 13-4 4-4 4-4 12 0 5 0 9 4 13 0 4 5 9 5 13 4 4 8 8 12 8 5 5 9 5 13 5s8 0 13-5c5 0 5-4 9-4 5-4 5-8 9-13 0-4 0-8 0-17z">
          <text:p/>
        </draw:path>
        <draw:path draw:style-name="gr8" draw:text-style-name="P7" draw:layer="layout" svg:width="0.128cm" svg:height="0.144cm" svg:x="6.21cm" svg:y="9.753cm" svg:viewBox="0 0 129 145" svg:d="M0 0h129v17h-26c4 9 9 13 9 21 0 14-5 27-18 31 5 4 9 13 13 17 5 8 9 17 9 25 0 5-4 13-4 17-5 5-9 9-18 13-4 4-12 4-16 4-14 0-18-4-27-8-8-4-17-13-25-21-5-13-13-26-21-43l16-4c5 9 9 21 17 30 5 8 9 17 13 21 9 4 13 8 21 8 10 0 14 0 18-4s4-8 4-17c0-4 0-13-4-17s-8-8-12-12c-10 0-14 0-18 0v-17c8 0 18 0 26-5 4-4 8-8 8-18 0-4-4-8-4-12-4-4-4-4-8-9h-82z">
          <text:p/>
        </draw:path>
        <draw:path draw:style-name="gr8" draw:text-style-name="P7" draw:layer="layout" svg:width="0.136cm" svg:height="0.144cm" svg:x="6.333cm" svg:y="9.753cm" svg:viewBox="0 0 137 145" svg:d="M111 17v128h-17v-42c-4 0-8 4-12 4-10 4-14 4-22 4-5 0-13 0-17-4-5 0-9-4-13-8-4-5-4-9-8-13 0-4 0-13 0-21v-48h-22v-17h137v17zM94 17h-56v44c0 4 0 12 0 12 0 5 0 9 5 13 0 0 0 4 4 4 0 4 8 4 17 4 4 0 8 0 18-4 4-4 8-4 12-8z">
          <text:p/>
        </draw:path>
        <draw:path draw:style-name="gr8" draw:text-style-name="P7" draw:layer="layout" svg:width="0.161cm" svg:height="0.149cm" svg:x="6.465cm" svg:y="9.753cm" svg:viewBox="0 0 162 150" svg:d="M0 17v-17h162v17h-25v128h-18v-81c-4 0-4 0-4 0-4 0-8 0-13 0-4 4-8 8-8 13-4 4-8 8-13 22l-17-9c5-5 5-13 9-18-4-4-9-4-13-8-5 0-9 0-14 0-4 0-8 0-12 4-5 4-5 9-5 13 0 9 0 13 5 18 4 4 8 12 12 17 9 4 18 12 27 21l-13 13c-9-9-18-17-26-26-9-4-13-13-17-21-4-4-4-13-4-22s0-13 4-21c4-5 8-9 12-9 9-4 13-4 17-4 9 0 14 0 18 4 9 0 13 4 17 9 9-9 21-13 34-13h4v-30z">
          <text:p/>
        </draw:path>
        <draw:path draw:style-name="gr8" draw:text-style-name="P7" draw:layer="layout" svg:width="0.22cm" svg:height="0.144cm" svg:x="6.622cm" svg:y="9.753cm" svg:viewBox="0 0 221 145" svg:d="M221 17h-25v128h-17v-34c-4 5-13 5-17 9-4 0-13 0-21 0-13 0-21 0-30-9-9-4-9-12-9-25 0-4 0-8 0-8 0-5 5-9 9-13-9-4-13-9-21-13-6-4-6-14-6-22s6-17 10-21c8-9 13-9 26-9 8 0 12 0 21 5 4 4 4 12 4 17 0 8 0 12-9 22l-12-10c0-4 4-4 4-4 0-4 0-4 0-8v-5c-4-4-4-4-8-4-5 0-9 4-13 4-5 5-5 9-5 13 0 8 0 14 5 14 0 4 4 4 8 8 5 0 9 0 13 0s8 0 13 0c4 0 4 0 8 0h4l-4 17h-4c-9 0-13 0-17 4-8 5-8 9-8 13 0 8 0 13 8 13 4 4 8 8 13 8 8 0 17-4 21-8 8 0 13-5 17-9v-73h-17v-17h59zM0 0h76v17h-76zM102 99c-8 8-12 12-22 12-8 5-17 9-25 9-9 0-17-4-26-9-4 0-12-4-12-12-5-5-9-13-9-21 0-13 4-22 13-30 13-4 25-10 38-10 4 0 8 0 13 0 0 0 4 0 8 0l-4 18c0 0-4 0-9 0 0 0-4 0-8 0 0 0-4 0-8 0l29 38c4-4 10-4 14-8zM29 78c0 8 0 16 5 21 8 0 12 4 21 4 4 0 8 0 12-4l-29-38c-9 4-9 8-9 17z">
          <text:p/>
        </draw:path>
        <draw:path draw:style-name="gr8" draw:text-style-name="P7" draw:layer="layout" svg:width="0.123cm" svg:height="0.178cm" svg:x="6.902cm" svg:y="9.753cm" svg:viewBox="0 0 124 179" svg:d="M73 128c4 0 8-4 12-4 5-4 5-8 5-13 0-4 0-12-5-12-4-5-12-5-21-5-13 0-22 0-26 5-4 4-9 8-9 17 0 4 0 8 5 12 0 5 4 13 8 17 9 5 14 13 26 21l-12 13c-14-13-27-21-35-34-4-8-9-17-9-29 0-5 0-13 5-17 0-5 4-9 8-13-4 0-4-4-8-8 0-5-5-10-5-14s5-9 5-13c0 0 4-4 4-8 4 0 8-5 13-5 4 0 12 0 17 0h30v-21h-81v-17h124v17h-21v38h-52c-5 0-9 0-9 0-4 0-4 0-4 0-4 5-4 5-4 9s0 9 0 9c4 5 4 5 8 9 4-4 14-4 22-4 13 0 21 0 26 4 8 4 13 8 17 12 0 5 4 9 4 17 0 9-4 13-8 22-5 4-13 8-26 12z">
          <text:p/>
        </draw:path>
        <draw:path draw:style-name="gr8" draw:text-style-name="P7" draw:layer="layout" svg:width="0.076cm" svg:height="0.068cm" svg:x="6.923cm" svg:y="9.69cm" svg:viewBox="0 0 77 69" svg:d="M60 69c-4-9-8-14-13-14-4-5-8-9-8-9-4 0-10 0-14 0s-4 0-8 0-9 4-9 4l-8-17c4 0 8 0 13-4 4 0 8 0 12 0s14 4 18 4c4 5 9 9 13 17v-4c0-4-4-13-9-17 0-4-4-8-8-8-4-4-10-4-14-4s-4 0-8 0c0 4-4 4-4 4l-9-17c9 0 13-4 21-4 10 0 18 4 22 8 9 4 13 9 17 21 5 9 9 21 13 40z">
          <text:p/>
        </draw:path>
        <draw:path draw:style-name="gr8" draw:text-style-name="P7" draw:layer="layout" svg:width="0.026cm" svg:height="0.021cm" svg:x="7.033cm" svg:y="9.876cm" svg:viewBox="0 0 27 22" svg:d="M14 22c-4 0-4 0-10 0 0-4-4-8-4-8 0-4 4-10 4-14 6 0 6 0 10 0s8 0 8 0c5 4 5 10 5 14 0 0 0 4-5 8 0 0-4 0-8 0z">
          <text:p/>
        </draw:path>
        <draw:path draw:style-name="gr8" draw:text-style-name="P7" draw:layer="layout" svg:width="0.064cm" svg:height="0.166cm" svg:x="8.653cm" svg:y="9.736cm" svg:viewBox="0 0 65 167" svg:d="M65 103c0 21-4 34-13 47-8 8-21 17-34 17-4 0-14-5-18-5v-17c4 0 14 5 18 5 17 0 26-17 26-47v-103h21z">
          <text:p/>
        </draw:path>
        <draw:path draw:style-name="gr8" draw:text-style-name="P7" draw:layer="layout" svg:width="0.11cm" svg:height="0.17cm" svg:x="8.734cm" svg:y="9.783cm" svg:viewBox="0 0 111 171" svg:d="M111 0l-51 132c-13 26-25 39-42 39-4 0-10 0-14-5v-17c4 4 10 4 14 4 8 0 17-4 21-17l8-21-47-115h22l34 89c0 0 0 4 0 8 0-4 4-4 4-8l34-89z">
          <text:p/>
        </draw:path>
        <draw:path draw:style-name="gr8" draw:text-style-name="P7" draw:layer="layout" svg:width="0.11cm" svg:height="0.123cm" svg:x="8.857cm" svg:y="9.779cm" svg:viewBox="0 0 111 124" svg:d="M55 124c-17 0-30-9-42-17-9-13-13-26-13-43 0-22 4-35 13-47 12-9 25-17 46-17 17 0 30 4 39 17 8 8 13 25 13 43 0 21-5 34-13 47-13 8-26 17-43 17zM55 17c-13 0-21 4-25 12-9 9-13 18-13 35 0 13 4 21 13 30 4 8 12 13 25 13s21-5 30-13c4-9 8-17 8-34 0-13-4-26-8-31-9-8-17-12-30-12z">
          <text:p/>
        </draw:path>
        <draw:path draw:style-name="gr8" draw:text-style-name="P7" draw:layer="layout" svg:width="0.068cm" svg:height="0.148cm" svg:x="8.984cm" svg:y="9.749cm" svg:viewBox="0 0 69 149" svg:d="M69 149c-4 0-13 0-17 0-21 0-31-8-31-29v-69h-21v-17h21v-30l18-4v34h30v17h-30v64c0 9 0 13 5 17 0 0 8 5 12 5s9 0 13-5z">
          <text:p/>
        </draw:path>
        <draw:path draw:style-name="gr8" draw:text-style-name="P7" draw:layer="layout" svg:width="0.076cm" svg:height="0.123cm" svg:x="9.069cm" svg:y="9.779cm" svg:viewBox="0 0 77 124" svg:d="M0 115v-21c8 8 22 13 35 13s21-5 21-17c0-5 0-5 0-9l-4-4c-4 0-9-4-9-4-4 0-8-5-12-5-4-4-9-4-13-8-4 0-10-4-10-4-4-4-4-4-8-9 0-4 0-9 0-13 0-5 0-9 4-13 0-4 4-9 10-13 4 0 8-4 13-4 8-4 12-4 16-4 13 0 22 4 30 4v21c-8-4-21-8-30-8-4 0-8 0-12 0l-4 4c-5 0-5 4-5 4-4 4-4 4-4 9 0 0 0 4 4 4 0 4 0 5 5 9 0 0 4 0 8 5 0 0 4 0 8 4 5 0 9 4 13 4 4 4 9 4 13 8 0 0 4 5 4 9 4 4 4 8 4 13 0 4-4 8-4 12-4 5-4 9-8 13-5 0-13 4-17 4-5 0-9 5-17 5-13 0-23-5-31-9z">
          <text:p/>
        </draw:path>
        <draw:path draw:style-name="gr8" draw:text-style-name="P7" draw:layer="layout" svg:width="0.097cm" svg:height="0.118cm" svg:x="9.171cm" svg:y="9.779cm" svg:viewBox="0 0 98 119" svg:d="M98 119h-18v-68c0-22-12-34-29-34-9 0-17 4-22 8-8 9-8 17-8 26v68h-21v-115h21v17c8-13 21-21 38-21 13 0 21 4 30 12 5 9 9 22 9 34z">
          <text:p/>
        </draw:path>
        <draw:path draw:style-name="gr8" draw:text-style-name="P7" draw:layer="layout" svg:width="0.089cm" svg:height="0.123cm" svg:x="9.294cm" svg:y="9.779cm" svg:viewBox="0 0 90 124" svg:d="M90 119h-17v-17c-9 13-21 22-34 22s-21-5-30-13c-5-4-9-13-9-21 0-22 13-34 39-38l34-5c0-22-9-30-26-30-12 0-25 4-34 12v-17c9-8 22-12 39-12 25 0 38 17 38 42zM73 60l-30 4c-8 0-13 4-17 9-4 0-8 8-8 12 0 9 4 13 8 17 4 0 9 5 17 5 9 0 13-5 21-9 5-8 9-17 9-25z">
          <text:p/>
        </draw:path>
        <draw:path draw:style-name="gr8" draw:text-style-name="P7" draw:layer="layout" svg:width="0.11cm" svg:height="0.161cm" svg:x="9.485cm" svg:y="9.736cm" svg:viewBox="0 0 111 162" svg:d="M111 162h-26l-64-72c0-4-4-4-4-8v80h-17v-162h17v78c4-5 4-5 4-5l60-73h26l-68 78z">
          <text:p/>
        </draw:path>
        <draw:path draw:style-name="gr8" draw:text-style-name="P7" draw:layer="layout" svg:width="0.093cm" svg:height="0.119cm" svg:x="9.612cm" svg:y="9.783cm" svg:viewBox="0 0 94 120" svg:d="M94 115h-17v-17c-8 13-21 22-34 22-30 0-43-17-43-52v-68h18v63c0 27 8 40 30 40 8 0 17-5 21-9 4-8 8-17 8-31v-63h17z">
          <text:p/>
        </draw:path>
        <draw:path draw:style-name="gr8" draw:text-style-name="P7" draw:layer="layout" svg:width="0.076cm" svg:height="0.123cm" svg:x="9.735cm" svg:y="9.779cm" svg:viewBox="0 0 77 124" svg:d="M0 115v-21c13 8 21 13 35 13 17 0 25-5 25-17 0-5 0-5-4-9 0 0 0-4-4-4 0 0-4-4-9-4-4 0-4-5-8-5-6-4-14-4-14-8-4 0-8-4-13-4 0-4-4-4-4-9 0-4-4-9-4-13 0-5 4-9 4-13 4-4 9-9 13-13 4 0 8-4 12-4 6-4 14-4 19-4 8 0 17 4 25 4v21c-8-4-17-8-30-8-4 0-4 0-8 0-6 0-6 4-10 4 0 0 0 4-4 4 0 4 0 4 0 9v4c4 4 4 5 4 9 4 0 4 0 10 5 4 0 8 0 13 4 4 0 8 4 12 4 5 4 9 4 9 8 4 0 4 5 8 9 0 4 0 8 0 13 0 4 0 8-4 12 0 5-4 9-8 13-5 0-9 4-13 4-9 0-13 5-17 5-14 0-27-5-35-9z">
          <text:p/>
        </draw:path>
        <draw:path draw:style-name="gr8" draw:text-style-name="P7" draw:layer="layout" svg:width="0.093cm" svg:height="0.169cm" svg:x="9.841cm" svg:y="9.728cm" svg:viewBox="0 0 94 170" svg:d="M94 170h-17v-68c0-22-8-34-26-34-9 0-17 4-26 8-4 9-8 17-8 30v64h-17v-170h17v72c8-13 21-21 38-21 27 0 39 17 39 46z">
          <text:p/>
        </draw:path>
        <draw:path draw:style-name="gr8" draw:text-style-name="P7" draw:layer="layout" svg:width="0.161cm" svg:height="0.114cm" svg:x="9.956cm" svg:y="9.783cm" svg:viewBox="0 0 162 115" svg:d="M162 0l-38 115h-18l-26-81c0-4 0-9 0-13 0 4 0 4-4 13l-26 81h-17l-33-115h16l26 86c0 4 0 8 0 12 4-4 4-8 4-12l25-86h17l27 86c0 4 0 8 0 12 0-4 4-8 4-12l21-86z">
          <text:p/>
        </draw:path>
        <draw:path draw:style-name="gr8" draw:text-style-name="P7" draw:layer="layout" svg:width="0.09cm" svg:height="0.123cm" svg:x="10.129cm" svg:y="9.779cm" svg:viewBox="0 0 91 124" svg:d="M91 119h-17v-17h-5c-4 13-18 22-35 22-12 0-21-5-25-13-9-4-9-13-9-21 0-22 13-34 34-38l40-5c0-22-9-30-27-30-13 0-25 4-38 12v-17c13-8 25-12 38-12 31 0 44 17 44 42zM74 60l-31 4c-9 0-13 4-21 9-5 0-5 8-5 12 0 9 0 13 5 17 4 0 12 5 16 5 9 0 17-5 22-9 9-8 14-17 14-25z">
          <text:p/>
        </draw:path>
        <draw:path draw:style-name="gr8" draw:text-style-name="P7" draw:layer="layout" svg:width="0.094cm" svg:height="0.169cm" svg:x="10.252cm" svg:y="9.728cm" svg:viewBox="0 0 95 170" svg:d="M95 170h-17v-68c0-22-9-34-26-34-8 0-17 4-25 8-5 9-10 17-10 30v64h-17v-170h17v72c14-13 22-21 39-21 26 0 39 17 39 46z">
          <text:p/>
        </draw:path>
        <draw:path draw:style-name="gr8" draw:text-style-name="P7" draw:layer="layout" svg:width="0.089cm" svg:height="0.123cm" svg:x="10.375cm" svg:y="9.779cm" svg:viewBox="0 0 90 124" svg:d="M90 119h-18v-17h-4c-4 13-17 22-34 22-13 0-21-5-25-13-9-4-9-13-9-21 0-22 13-34 34-38l38-5c0-22-8-30-25-30-13 0-26 4-38 12v-17c12-8 25-12 38-12 30 0 43 17 43 42zM72 60l-30 4c-8 0-12 4-21 9-4 0-4 8-4 12 0 9 0 13 4 17 5 0 13 5 17 5 9 0 17-5 21-9 9-8 13-17 13-25z">
          <text:p/>
        </draw:path>
        <draw:polygon draw:style-name="gr8" draw:text-style-name="P7" draw:layer="layout" svg:width="0.038cm" svg:height="0.199cm" svg:x="10.566cm" svg:y="9.736cm" svg:viewBox="0 0 39 200" draw:points="39,200 0,200 0,0 39,0 39,13 13,13 13,183 39,183">
          <text:p/>
        </draw:polygon>
        <draw:path draw:style-name="gr8" draw:text-style-name="P7" draw:layer="layout" svg:width="0.136cm" svg:height="0.128cm" svg:x="10.676cm" svg:y="9.753cm" svg:viewBox="0 0 137 129" svg:d="M0 0h137v17h-137zM133 61h-30c-8 0-12 0-12 0 4 4 8 8 12 17 5 4 5 8 5 16 0 9 0 13-5 18-4 5-8 9-12 13-5 0-13 4-17 4-9 0-18-4-27-8-4-4-13-14-17-27-8-8-17-21-21-42l17-4c4 21 13 34 21 46 9 9 18 18 27 18 4 0 8-5 12-5 0-4 5-8 5-13 0-8-5-12-9-21-4-4-8-8-17-12l9-18h59z">
          <text:p/>
        </draw:path>
        <draw:path draw:style-name="gr8" draw:text-style-name="P7" draw:layer="layout" svg:width="0.136cm" svg:height="0.144cm" svg:x="10.791cm" svg:y="9.753cm" svg:viewBox="0 0 137 145" svg:d="M137 0v17h-21v128h-22v-42c-4 4-8 4-13 8-9 0-13 5-22 5-12 0-25-5-34-13-8-13-12-25-16-38 8-4 16-4 21-9 4-4 8-8 8-18 0-4 0-8-4-12 0 0-4-4-4-9h-30v-17zM30 78c4 4 8 12 12 16 5 0 9 5 17 5 9 0 17 0 22-5 5-4 9-8 13-12v-65h-43c4 9 4 17 4 27 0 17-8 25-25 34z">
          <text:p/>
        </draw:path>
        <draw:path draw:style-name="gr8" draw:text-style-name="P7" draw:layer="layout" svg:width="0.097cm" svg:height="0.207cm" svg:x="10.889cm" svg:y="9.69cm" svg:viewBox="0 0 98 208" svg:d="M77 80v128h-21v-128h-21v-17h63v17zM56 68c0-13-5-22-9-30-4-9-4-13-8-17-4 0-9-4-18-4 0 0-4 0-9 4h-4l-8-17c8 0 12-4 21-4s18 4 22 8c8 4 13 9 17 21 4 9 8 21 13 39z">
          <text:p/>
        </draw:path>
        <draw:path draw:style-name="gr8" draw:text-style-name="P7" draw:layer="layout" svg:width="0.089cm" svg:height="0.149cm" svg:x="10.982cm" svg:y="9.753cm" svg:viewBox="0 0 90 150" svg:d="M0 0h86v17h-86zM14 90c0-5 0-13 4-18 0-4 4-4 8-8s9-9 13-9c9 0 17-4 26-4h25v17h-21c-9 0-17 0-21 4-5 0-9 0-9 5-4 0-9 8-9 13 0 9 5 17 9 21 9 9 17 17 26 26l-13 13c-4-9-13-13-17-22-9-4-13-12-17-17-4-8-4-12-4-21z">
          <text:p/>
        </draw:path>
        <draw:path draw:style-name="gr8" draw:text-style-name="P7" draw:layer="layout" svg:width="0.157cm" svg:height="0.149cm" svg:x="11.058cm" svg:y="9.753cm" svg:viewBox="0 0 158 150" svg:d="M137 17v128h-21v-60c-4 0-9 0-13 0s-10 0-18 0c-4 0-13 0-17 0-8 0-17-4-21-4 0 0-4 4-9 4 5 9 13 18 22 26 8 9 16 17 25 26l-13 13c-8-9-12-17-21-26-8-8-17-13-21-21-4-4-9-13-13-18-4-4-8-8-8-13v-4c0-4 0-8 4-8 0-5 4-5 8-5 5 0 9 0 13 0 0 5 4 5 9 9 0-4 4-9 4-13s4-8 4-13c0-4-4-8-4-12s0-4 0-9h-47v-17h158v17zM85 68c4 0 8 0 18 0 4 0 9 0 13 0v-51h-52c0 5 0 5 4 9 0 4 0 8 0 12 0 9 0 13-4 17 0 5 0 9-4 13 8 0 16 0 25 0z">
          <text:p/>
        </draw:path>
        <draw:path draw:style-name="gr8" draw:text-style-name="P7" draw:layer="layout" svg:width="0.131cm" svg:height="0.144cm" svg:x="11.211cm" svg:y="9.753cm" svg:viewBox="0 0 132 145" svg:d="M0 0h132v17h-22v128h-21v-67h-42v12c0 4 0 4 0 9-5 0-9 4-9 4-4 0-8-4-13-4-4-5-8-9-12-13 0-4-5-8-5-13 0-4 5-8 5-8 4-4 4-4 12-4h64v-44h-89z">
          <text:p/>
        </draw:path>
        <draw:polygon draw:style-name="gr8" draw:text-style-name="P7" draw:layer="layout" svg:width="0.064cm" svg:height="0.145cm" svg:x="11.338cm" svg:y="9.753cm" svg:viewBox="0 0 65 146" draw:points="44,17 44,146 21,146 21,17 0,17 0,0 65,0 65,17">
          <text:p/>
        </draw:polygon>
        <draw:path draw:style-name="gr8" draw:text-style-name="P7" draw:layer="layout" svg:width="0.178cm" svg:height="0.144cm" svg:x="11.461cm" svg:y="9.753cm" svg:viewBox="0 0 179 145" svg:d="M179 17h-72v48c4-9 13-13 26-13 8 0 17 4 25 13 4 4 9 13 9 25 0 9 0 13-5 21-4 9-4 17-12 26l-17-9c4-8 8-12 12-17 0-8 5-12 5-21 0-8-5-12-9-17 0-4-4-4-8-4-9 0-17 4-26 17v59h-21v-42c-4 4-9 8-13 13-4 0-12 4-21 4-4 0-13-4-17-9-8 0-13-4-18-12-4-5-4-13-4-21 0-13 4-22 14-30 8-4 17-10 29-10 5 0 9 0 13 0s8 0 8 0v18c0 0-4 0-8 0s-8 0-8 0c-9 0-17 0-22 5-4 4-8 8-8 17 0 8 4 12 8 16 5 5 9 9 13 9 9 0 13-4 21-4 4-5 9-9 13-13v-69h-86v-17h179z">
          <text:p/>
        </draw:path>
        <draw:path draw:style-name="gr8" draw:text-style-name="P7" draw:layer="layout" svg:width="0.111cm" svg:height="0.064cm" svg:x="11.533cm" svg:y="9.893cm" svg:viewBox="0 0 112 65" svg:d="M47 9c9-5 17-9 26-9 13 0 22 4 26 9 8 8 13 16 13 26 0 8-5 17-13 21-9 9-17 9-31 9-17 0-30 0-38-9-13-8-21-17-30-31l13-8c4 8 13 14 17 18s13 8 17 13c4 0 13 0 21 0 18 0 27-5 27-17 0-6-5-10-9-10-4-4-8-4-13-4s-9 0-9 0c-4 0-8 4-13 4z">
          <text:p/>
        </draw:path>
        <draw:path draw:style-name="gr8" draw:text-style-name="P7" draw:layer="layout" svg:width="0.152cm" svg:height="0.144cm" svg:x="11.644cm" svg:y="9.753cm" svg:viewBox="0 0 153 145" svg:d="M21 103c-5 0-9-4-13-4-4-5-8-9-8-13s4-8 4-8c4-5 8-5 12-5 5 0 5 0 9 0 4 5 8 5 13 9 4-4 12-9 17-13 4-8 8-17 8-25 0-10-4-18-8-22-5-5-9-9-17-9-5 0-9 4-9 4-4 5-4 5-4 9s0 4 0 8c4 0 4 4 8 4 5 6 13 6 22 6l-5 17c-12 0-25-5-34-13-4-4-8-14-8-22 0-9 4-13 8-21 5-5 13-5 22-5 8 0 17 0 21 5 8 4 13 8 17 12 4 9 4 17 4 27 0 12-4 21-8 29-5 9-13 17-22 21 9 5 13 13 22 22 4 4 12 12 17 21l-17 8c-9-12-13-21-22-25-4-9-12-17-17-21-4 4-8 4-12 4zM127 17v128h-17v-128h-21v-17h64v17z">
          <text:p/>
        </draw:path>
        <draw:path draw:style-name="gr8" draw:text-style-name="P7" draw:layer="layout" svg:width="0.131cm" svg:height="0.144cm" svg:x="11.792cm" svg:y="9.753cm" svg:viewBox="0 0 132 145" svg:d="M132 17h-25v128h-17v-38c-4 4-8 4-13 9-8 0-14 4-22 4s-17-4-25-9c-5 0-9-4-13-12-4-5-4-13-4-21 0-13 4-22 12-30 9-4 17-10 34-10 0 0 4 0 10 0 0 0 4 0 8 0h5v18c-5 0-9 0-9 0-4 0-10 0-14 0-8 0-17 0-21 5-4 4-8 12-8 17 0 8 4 16 8 16 4 5 9 9 17 9s14-4 22-4c5-5 9-9 13-13v-69h-90v-17h132z">
          <text:p/>
        </draw:path>
        <draw:polygon draw:style-name="gr8" draw:text-style-name="P7" draw:layer="layout" svg:width="0.064cm" svg:height="0.145cm" svg:x="11.919cm" svg:y="9.753cm" svg:viewBox="0 0 65 146" draw:points="39,17 39,146 22,146 22,17 0,17 0,0 65,0 65,17">
          <text:p/>
        </draw:polygon>
        <draw:path draw:style-name="gr8" draw:text-style-name="P7" draw:layer="layout" svg:width="0.127cm" svg:height="0.178cm" svg:x="11.979cm" svg:y="9.753cm" svg:viewBox="0 0 128 179" svg:d="M73 128c8 0 12-4 17-4 0-4 4-8 4-13 0-4-4-12-9-12-4-5-8-5-21-5-8 0-17 0-21 5-8 4-8 8-8 17 0 4 0 8 0 12 4 5 4 13 12 17 5 5 13 13 22 21l-9 13c-17-13-25-21-34-34-9-8-14-17-14-29 0-5 5-13 5-17 4-5 4-9 9-13 0 0-5-4-5-8-4-5-4-10-4-14s0-9 0-13c4 0 4-4 9-8 4 0 9-5 13-5s8 0 17 0h29v-21h-85v-17h128v17h-26v38h-46c-9 0-9 0-13 0h-4c-4 5-4 5-4 9s0 9 4 9c0 5 4 5 4 9 9-4 17-4 21-4 13 0 21 0 30 4 4 4 8 8 13 12 4 5 4 9 4 17 0 9 0 13-9 22-4 4-12 8-21 12z">
          <text:p/>
        </draw:path>
        <draw:polygon draw:style-name="gr8" draw:text-style-name="P7" draw:layer="layout" svg:width="0.064cm" svg:height="0.145cm" svg:x="12.102cm" svg:y="9.753cm" svg:viewBox="0 0 65 146" draw:points="39,17 39,146 21,146 21,17 0,17 0,0 65,0 65,17">
          <text:p/>
        </draw:polygon>
        <draw:polygon draw:style-name="gr8" draw:text-style-name="P7" draw:layer="layout" svg:width="0.042cm" svg:height="0.199cm" svg:x="12.229cm" svg:y="9.736cm" svg:viewBox="0 0 43 200" draw:points="43,200 0,200 0,183 26,183 26,13 0,13 0,0 43,0">
          <text:p/>
        </draw:polygon>
        <draw:path draw:style-name="gr8" draw:text-style-name="P7" draw:layer="layout" svg:width="0.055cm" svg:height="0.165cm" svg:x="14.095cm" svg:y="9.732cm" svg:viewBox="0 0 56 166" svg:d="M56 166h-17v-140c0 4-4 4-4 4-4 4-8 4-13 8 0 0-4 0-8 5-5 0-10 0-14 4v-21c4 0 9 0 14-5 4 0 8-4 13-4 4-4 8-4 12-9 5-4 9-4 13-8h4z">
          <text:p/>
        </draw:path>
        <draw:path draw:style-name="gr8" draw:text-style-name="P7" draw:layer="layout" svg:width="0.102cm" svg:height="0.161cm" svg:x="14.205cm" svg:y="9.736cm" svg:viewBox="0 0 103 162" svg:d="M103 14c-4 4-4 9-8 13-5 8-10 13-14 21s-9 17-9 25c-4 13-8 22-12 30s-9 21-9 30c-4 8-4 21-8 29h-17c0-8 0-21 4-29 4-9 9-22 9-30 4-8 8-17 12-25 5-13 9-17 13-26 4-8 4-17 8-21 5-4 5-8 9-13h-81v-18h103z">
          <text:p/>
        </draw:path>
        <draw:path draw:style-name="gr8" draw:text-style-name="P7" draw:layer="layout" svg:width="0.14cm" svg:height="0.144cm" svg:x="14.897cm" svg:y="9.753cm" svg:viewBox="0 0 141 145" svg:d="M115 17v128h-17v-59h-51v8c0 9 0 9-5 13 0 0-4 4-8 4 0 0-5 0-9-4-4 0-4-4-8-8-4 0-4-5-9-9 0-4 0-4 0-8s0-4 5-9c0 0 4 0 8 0h8v-56h-29v-17h141v17zM98 17h-51v56h51z">
          <text:p/>
        </draw:path>
        <draw:path draw:style-name="gr8" draw:text-style-name="P7" draw:layer="layout" svg:width="0.026cm" svg:height="0.021cm" svg:x="15.045cm" svg:y="9.876cm" svg:viewBox="0 0 27 22" svg:d="M13 22c-4 0-8 0-8 0-5-4-5-8-5-8 0-4 0-10 5-14 0 0 4 0 8 0s4 0 9 0c5 4 5 10 5 14 0 0 0 4-5 8-5 0-5 0-9 0z">
          <text:p/>
        </draw:path>
        <draw:path draw:style-name="gr8" draw:text-style-name="P7" draw:layer="layout" svg:width="0.127cm" svg:height="0.161cm" svg:x="16.466cm" svg:y="9.736cm" svg:viewBox="0 0 128 162" svg:d="M0 162v-162h42c55 0 86 27 86 82 0 21-8 42-26 59-13 13-34 21-60 21zM17 18v127h25c22 0 34-4 47-17 13-12 17-29 17-46 0-42-21-64-64-64z">
          <text:p/>
        </draw:path>
        <draw:path draw:style-name="gr8" draw:text-style-name="P7" draw:layer="layout" svg:width="0.101cm" svg:height="0.123cm" svg:x="16.615cm" svg:y="9.779cm" svg:viewBox="0 0 102 124" svg:d="M102 64h-86c5 13 5 26 13 30 4 8 17 13 26 13 12 0 25-5 38-13v17c-13 8-26 13-43 13s-29-9-38-17c-8-13-12-26-12-47 0-18 4-31 16-43 9-9 22-17 34-17 17 0 30 4 38 17 9 8 14 21 14 39zM80 52c0-14-4-23-8-27-5-4-13-8-22-8-8 0-12 4-21 8-4 9-8 13-8 27z">
          <text:p/>
        </draw:path>
        <draw:path draw:style-name="gr8" draw:text-style-name="P7" draw:layer="layout" svg:width="0.102cm" svg:height="0.123cm" svg:x="16.733cm" svg:y="9.779cm" svg:viewBox="0 0 103 124" svg:d="M103 64h-81c0 13 4 26 8 30 8 8 17 13 25 13 17 0 26-5 39-13v17c-8 8-26 13-43 13-13 0-25-9-38-17-8-13-13-26-13-47 0-18 5-31 17-43 9-9 21-17 38-17 13 0 26 4 35 17 9 8 13 21 13 39zM81 52c0-14 0-23-4-27-9-4-13-8-22-8-8 0-17 4-25 8-4 9-8 13-8 27z">
          <text:p/>
        </draw:path>
        <draw:path draw:style-name="gr8" draw:text-style-name="P7" draw:layer="layout" svg:width="0.105cm" svg:height="0.169cm" svg:x="16.861cm" svg:y="9.779cm" svg:viewBox="0 0 106 170" svg:d="M21 101v69h-21v-166h21v21c8-17 21-25 38-25s25 4 34 17c9 8 13 25 13 42s-4 34-13 42c-9 14-21 23-38 23s-26-9-34-23zM21 55v17c0 8 0 17 8 25 4 4 13 9 21 9 13 0 22-5 26-13 8-9 13-21 13-34s-5-25-9-34c-8-4-17-8-25-8-13 0-22 4-26 12-8 5-8 13-8 26z">
          <text:p/>
        </draw:path>
        <draw:path draw:style-name="gr8" draw:text-style-name="P7" draw:layer="layout" svg:width="0.101cm" svg:height="0.123cm" svg:x="16.988cm" svg:y="9.779cm" svg:viewBox="0 0 102 124" svg:d="M102 64h-81c0 13 0 26 8 30 10 8 18 13 27 13 13 0 25-5 38-13v17c-13 8-25 13-42 13-13 0-27-9-39-17-9-13-13-26-13-47 0-18 4-31 17-43 8-9 22-17 39-17 13 0 25 4 34 17 8 8 12 21 12 39zM81 52c0-14 0-23-8-27-4-4-9-8-17-8-13 0-17 4-27 8-4 9-8 13-8 27z">
          <text:p/>
        </draw:path>
        <draw:path draw:style-name="gr8" draw:text-style-name="P7" draw:layer="layout" svg:width="0.097cm" svg:height="0.118cm" svg:x="17.115cm" svg:y="9.779cm" svg:viewBox="0 0 98 119" svg:d="M98 119h-21v-68c0-22-8-34-25-34-9 0-17 4-21 8-9 9-9 17-9 26v68h-22v-115h22v17c9-13 21-21 38-21 9 0 22 4 26 12 8 9 12 22 12 34z">
          <text:p/>
        </draw:path>
        <draw:path draw:style-name="gr8" draw:text-style-name="P7" draw:layer="layout" svg:width="0.106cm" svg:height="0.174cm" svg:x="17.238cm" svg:y="9.728cm" svg:viewBox="0 0 107 175" svg:d="M107 170h-22v-21c-9 17-21 26-38 26-13 0-26-9-34-17-9-13-13-26-13-43s4-34 13-46c12-9 25-17 38-17 17 0 30 8 34 21v-73h22zM85 119v-16c0-9 0-17-9-26-4-4-12-8-21-8-13 0-21 4-25 12-9 9-13 17-13 34 0 13 4 21 13 30 4 8 12 13 21 13 13 0 21-5 25-13 9-4 9-17 9-26z">
          <text:p/>
        </draw:path>
        <draw:path draw:style-name="gr8" draw:text-style-name="P7" draw:layer="layout" svg:width="0.06cm" svg:height="0.118cm" svg:x="17.382cm" svg:y="9.779cm" svg:viewBox="0 0 61 119" svg:d="M61 21c-5 0-10-4-18-4-9 0-13 4-17 12-9 9-9 17-9 30v60h-17v-115h17v21c4-4 9-13 13-17s8-8 17-8c4 0 9 4 14 4z">
          <text:p/>
        </draw:path>
        <draw:path draw:style-name="gr8" draw:text-style-name="P7" draw:layer="layout" svg:width="0.093cm" svg:height="0.123cm" svg:x="17.45cm" svg:y="9.779cm" svg:viewBox="0 0 94 124" svg:d="M94 119h-22v-17c-8 13-17 22-34 22-13 0-21-5-25-13-9-4-13-13-13-21 0-22 13-34 38-38l34-5c0-22-8-30-21-30-17 0-26 4-38 12v-17c12-8 25-12 38-12 25 0 43 17 43 42zM72 60l-25 4c-9 0-17 4-22 9-4 0-4 8-4 12 0 9 0 13 4 17 5 0 9 5 17 5 9 0 17-5 22-9 8-8 8-17 8-25z">
          <text:p/>
        </draw:path>
        <draw:polygon draw:style-name="gr8" draw:text-style-name="P7" draw:layer="layout" svg:width="0.042cm" svg:height="0.199cm" svg:x="17.641cm" svg:y="9.736cm" svg:viewBox="0 0 43 200" draw:points="43,200 0,200 0,0 43,0 43,13 17,13 17,183 43,183">
          <text:p/>
        </draw:polygon>
        <draw:path draw:style-name="gr8" draw:text-style-name="P7" draw:layer="layout" svg:width="0.055cm" svg:height="0.165cm" svg:x="17.777cm" svg:y="9.732cm" svg:viewBox="0 0 56 166" svg:d="M56 166h-17v-140c0 4-5 4-9 4 0 4-4 4-8 8-4 0-4 0-10 5-4 0-8 0-12 4v-21c4 0 8 0 12-5 6 0 10-4 14-4 4-4 8-4 13-9 4-4 8-4 13-8h4z">
          <text:p/>
        </draw:path>
        <draw:path draw:style-name="gr8" draw:text-style-name="P7" draw:layer="layout" svg:width="0.055cm" svg:height="0.165cm" svg:x="17.9cm" svg:y="9.732cm" svg:viewBox="0 0 56 166" svg:d="M56 166h-17v-140c0 4-5 4-5 4-4 4-8 4-12 8 0 0-4 0-9 5-4 0-8 0-13 4v-21c5 0 9 0 13-5 5 0 9-4 13-4 4-4 8-4 13-9 4-4 8-4 12-8h5z">
          <text:p/>
        </draw:path>
        <draw:polygon draw:style-name="gr8" draw:text-style-name="P7" draw:layer="layout" svg:width="0.093cm" svg:height="0.187cm" svg:x="17.997cm" svg:y="9.736cm" svg:viewBox="0 0 94 188" draw:points="94,0 17,188 0,188 76,0">
          <text:p/>
        </draw:polygon>
        <draw:path draw:style-name="gr8" draw:text-style-name="P7" draw:layer="layout" svg:width="0.102cm" svg:height="0.17cm" svg:x="18.099cm" svg:y="9.732cm" svg:viewBox="0 0 103 171" svg:d="M103 85c0 13 0 25-5 34 0 12-4 21-8 25-4 9-8 14-17 18-8 4-13 9-21 9-9 0-17-5-22-9-9-4-13-9-17-14-4-8-9-17-13-25 0-13 0-21 0-34 0-17 0-25 4-38 0-13 5-21 9-25 4-9 8-13 17-18 9-4 13-8 22-8 34 0 51 30 51 85zM86 85c0-47-13-68-34-68-22 0-35 26-35 72 0 42 13 64 35 64 21 0 34-22 34-68z">
          <text:p/>
        </draw:path>
        <draw:path draw:style-name="gr8" draw:text-style-name="P7" draw:layer="layout" svg:width="0.094cm" svg:height="0.17cm" svg:x="18.226cm" svg:y="9.732cm" svg:viewBox="0 0 95 171" svg:d="M95 119c0 8-5 12-5 21-4 4-8 8-12 13-5 5-13 9-17 13-9 0-18 5-27 5-12 0-25-5-34-13v-18c9 8 22 13 38 13 5 0 9 0 14-5 4 0 9 0 13-4s4-4 8-8c0-5 0-9 0-13 0-21-12-34-43-34h-13v-17h13c26 0 39-8 39-25 0-21-8-30-31-30-12 0-21 4-34 13v-17c13-9 26-13 39-13 4 0 13 4 18 4 4 4 12 4 12 9 5 4 9 8 13 13 0 4 0 8 0 12 0 21-8 38-30 43 5 0 9 4 13 4 4 4 9 4 13 8 4 5 8 9 8 13s5 8 5 13z">
          <text:p/>
        </draw:path>
        <draw:polygon draw:style-name="gr8" draw:text-style-name="P7" draw:layer="layout" svg:width="0.094cm" svg:height="0.187cm" svg:x="18.332cm" svg:y="9.736cm" svg:viewBox="0 0 95 188" draw:points="95,0 17,188 0,188 78,0">
          <text:p/>
        </draw:polygon>
        <draw:path draw:style-name="gr8" draw:text-style-name="P7" draw:layer="layout" svg:width="0.098cm" svg:height="0.165cm" svg:x="18.438cm" svg:y="9.732cm" svg:viewBox="0 0 99 166" svg:d="M73 47c0-4 0-9 0-13-4-4-4-8-8-8-4-5-4-5-9-5-4-4-8-4-12-4-6 0-10 0-10 0-4 4-8 4-13 4 0 5-4 5-8 9-4 0-4 4-8 8v-21c4-4 12-9 16-13 9 0 13-4 27-4 4 0 13 4 17 4 4 4 8 4 13 9 4 4 8 8 12 13 0 8 0 12 0 21 0 4 0 8 0 17 0 4-4 8-8 12 0 5-4 9-9 14-4 4-8 9-17 13-8 4-12 12-18 12-4 5-8 9-12 13-5 4-5 9-5 9-4 4-4 8-4 12h82v17h-99v-8c0-9 0-13 0-17s5-13 9-17 8-9 12-13c5-4 13-8 23-17 4-4 8-9 12-13 5-5 9-5 13-9 0-4 0-8 4-13 0-4 0-8 0-12z">
          <text:p/>
        </draw:path>
        <draw:path draw:style-name="gr8" draw:text-style-name="P7" draw:layer="layout" svg:width="0.106cm" svg:height="0.17cm" svg:x="18.557cm" svg:y="9.732cm" svg:viewBox="0 0 107 171" svg:d="M107 85c0 13-4 25-4 34-4 12-4 21-13 25-4 9-8 14-17 18-4 4-13 9-21 9-10 0-18-5-22-9s-13-9-17-14c-4-8-9-17-9-25-4-13-4-21-4-34 0-17 0-25 4-38 5-13 5-21 9-25 4-9 13-13 17-18 8-4 18-8 26-8 34 0 51 30 51 85zM86 85c0-47-9-68-30-68-26 0-35 26-35 72 0 42 9 64 31 64 25 0 34-22 34-68z">
          <text:p/>
        </draw:path>
        <draw:path draw:style-name="gr8" draw:text-style-name="P7" draw:layer="layout" svg:width="0.055cm" svg:height="0.165cm" svg:x="18.697cm" svg:y="9.732cm" svg:viewBox="0 0 56 166" svg:d="M56 166h-17v-140c-4 4-4 4-9 4 0 4-5 4-9 8-4 0-8 0-8 5-4 0-9 0-13 4v-21c4 0 9 0 13-5 4 0 8-4 12-4 5-4 10-4 14-9 4-4 9-4 9-8h8z">
          <text:p/>
        </draw:path>
        <draw:path draw:style-name="gr8" draw:text-style-name="P7" draw:layer="layout" svg:width="0.094cm" svg:height="0.17cm" svg:x="18.807cm" svg:y="9.732cm" svg:viewBox="0 0 95 171" svg:d="M95 119c0 8 0 12-5 21 0 4-4 8-8 13-9 5-13 9-21 13-5 0-13 5-21 5-18 0-27-5-40-13v-18c13 8 27 13 40 13 4 0 12 0 16-5 5 0 9 0 9-4 4-4 8-4 8-8 5-5 5-9 5-13 0-21-17-34-47-34h-14v-17h14c25 0 38-8 38-25 0-21-8-30-29-30-9 0-23 4-31 13v-17c8-9 22-13 35-13 8 0 12 4 21 4 4 4 8 4 13 9 4 4 8 8 8 13 4 4 4 8 4 12 0 21-12 38-34 43 9 0 13 4 17 4 5 4 9 4 13 8 4 5 4 9 9 13 0 4 0 8 0 13z">
          <text:p/>
        </draw:path>
        <draw:polygon draw:style-name="gr8" draw:text-style-name="P7" draw:layer="layout" svg:width="0.043cm" svg:height="0.199cm" svg:x="18.985cm" svg:y="9.736cm" svg:viewBox="0 0 44 200" draw:points="44,200 0,200 0,183 27,183 27,13 0,13 0,0 44,0">
          <text:p/>
        </draw:polygon>
        <draw:path draw:style-name="gr8" draw:text-style-name="P7" draw:layer="layout" svg:width="0.141cm" svg:height="0.195cm" svg:x="1.876cm" svg:y="10.194cm" svg:viewBox="0 0 142 196" svg:d="M115 0v127h27v22h-27v47h-21v-47h-94v-18c9-12 18-21 26-33 9-9 17-22 25-34 9-9 17-22 22-34 8-9 12-21 17-30zM26 127h68v-93c-9 13-13 21-21 30-5 12-13 21-17 25-5 9-13 17-17 21-4 9-9 13-13 17z">
          <text:p/>
        </draw:path>
        <draw:path draw:style-name="gr8" draw:text-style-name="P7" draw:layer="layout" svg:width="0.06cm" svg:height="0.165cm" svg:x="3.033cm" svg:y="10.207cm" svg:viewBox="0 0 61 166" svg:d="M61 166h-21v-141c0 4-5 4-5 9-4 0-8 0-8 4-4 0-9 4-13 4s-9 4-14 4v-17c5-4 10-4 18-8 5 0 9 0 13-4s9-4 13-9c0 0 4-4 8-8h9z">
          <text:p/>
        </draw:path>
        <draw:path draw:style-name="gr8" draw:text-style-name="P7" draw:layer="layout" svg:width="0.101cm" svg:height="0.161cm" svg:x="3.144cm" svg:y="10.211cm" svg:viewBox="0 0 102 162" svg:d="M77 43c0-4 0-8-4-12 0-5 0-5-4-9-5-4-5-4-9-4-4-4-8-4-13-4-4 0-8 0-8 4-5 0-10 0-14 4-4 0-4 4-8 4-4 5-4 5-9 9v-21c5-5 13-10 17-10 9-4 14-4 27-4 4 0 12 0 17 0 4 4 8 4 12 9s9 9 13 17c0 5 0 9 0 17 0 5 0 13 0 17 0 5-4 9-9 13 0 4-4 9-8 13s-13 8-17 12c-8 9-13 13-17 17-9 5-9 5-14 9-4 4-4 9-8 13 0 0 0 4 0 8h81v17h-102v-8c0-4 4-13 4-17s4-9 9-17c4-5 8-9 12-13s14-9 22-17c5-4 9-8 13-8 4-5 9-9 9-13 4-4 4-9 8-13 0-4 0-8 0-13z">
          <text:p/>
        </draw:path>
        <draw:path draw:style-name="gr8" draw:text-style-name="P7" draw:layer="layout" svg:width="0.055cm" svg:height="0.165cm" svg:x="3.284cm" svg:y="10.207cm" svg:viewBox="0 0 56 166" svg:d="M56 166h-18v-141c-4 4-4 4-9 9-4 0-4 0-8 4-4 0-9 4-13 4s-4 4-8 4v-17c4-4 8-4 12-8 5 0 9 0 13-4s9-4 13-9c4 0 9-4 9-8h9z">
          <text:p/>
        </draw:path>
        <draw:path draw:style-name="gr8" draw:text-style-name="P7" draw:layer="layout" svg:width="0.106cm" svg:height="0.161cm" svg:x="3.39cm" svg:y="10.211cm" svg:viewBox="0 0 107 162" svg:d="M107 14c-5 4-9 8-13 17 0 4-4 12-8 21-5 4-9 13-13 25-4 9-9 17-13 26 0 12-4 21-9 30 0 12-5 21-5 29h-21c5-8 5-17 9-29 0-9 4-18 8-30 4-9 9-17 14-26 0-8 4-17 8-25 5-9 9-13 13-21 0-5 4-9 4-13h-81v-18h107z">
          <text:p/>
        </draw:path>
        <draw:path draw:style-name="gr8" draw:text-style-name="P7" draw:layer="layout" svg:width="0.055cm" svg:height="0.165cm" svg:x="3.53cm" svg:y="10.207cm" svg:viewBox="0 0 56 166" svg:d="M56 166h-17v-141c-4 4-4 4-9 9 0 0-4 0-8 4-5 0-5 4-9 4-5 0-9 4-13 4v-17c4-4 8-4 13-8 4 0 9 0 13-4s9-4 13-9c4 0 8-4 8-8h9z">
          <text:p/>
        </draw:path>
        <draw:path draw:style-name="gr8" draw:text-style-name="P7" draw:layer="layout" svg:width="0.093cm" svg:height="0.165cm" svg:x="3.64cm" svg:y="10.211cm" svg:viewBox="0 0 94 166" svg:d="M94 115c0 9 0 18-4 22 0 4-4 13-8 17-9 4-13 4-22 8-4 4-12 4-21 4-18 0-26-4-39-8v-21c13 8 25 13 39 13 4 0 13 0 17 0 4-5 9-5 9-9 4 0 8-4 8-8 4-5 4-9 4-13 0-23-17-35-47-35h-13v-13h13c26 0 39-13 39-30 0-21-9-29-30-29-9 0-22 4-31 12v-16c9-9 22-9 35-9 9 0 13 0 22 0 4 4 8 4 12 9 5 4 9 8 9 12 4 4 4 9 4 17 0 21-13 34-34 38 9 5 13 5 17 5 4 4 9 4 13 8s4 8 8 14c0 4 0 8 0 12z">
          <text:p/>
        </draw:path>
        <draw:path draw:style-name="gr8" draw:text-style-name="P7" draw:layer="layout" svg:width="0.102cm" svg:height="0.165cm" svg:x="3.763cm" svg:y="10.211cm" svg:viewBox="0 0 103 166" svg:d="M103 81c0 12 0 26-4 34 0 13-5 22-9 30-4 5-13 13-17 17-8 0-13 4-21 4-9 0-17-4-26-4-5-4-9-8-13-17-5-8-9-17-13-25 0-9 0-23 0-35 0-13 0-26 0-38 4-9 8-17 13-26 4-8 8-12 18-17 4-4 12-4 21-4 34 0 51 25 51 81zM86 81c0-43-13-68-34-68s-35 25-35 72c0 43 14 65 35 65s34-22 34-69z">
          <text:p/>
        </draw:path>
        <draw:path draw:style-name="gr8" draw:text-style-name="P7" draw:layer="layout" svg:width="0.09cm" svg:height="0.165cm" svg:x="3.894cm" svg:y="10.211cm" svg:viewBox="0 0 91 166" svg:d="M91 115c0 5 0 13-5 22-4 4-4 8-12 13-5 8-10 8-19 12-8 4-12 4-21 4-17 0-29-4-34-8v-17c9 4 22 9 34 9 5 0 9 0 13 0 4-5 8-5 13-9 4-4 9-8 9-13 0-4 5-8 5-13 0-12-5-22-14-26s-17-8-30-8c-4 0-4 0-8 0h-5c-4 0-8 0-8 0-4 0-4 0-9 0l9-81h73v17h-60v47c0 0 4 0 8 0h4c9 0 17 0 26 4 4 4 14 4 18 8 4 5 8 9 8 17 5 4 5 14 5 22z">
          <text:p/>
        </draw:path>
        <draw:path draw:style-name="gr8" draw:text-style-name="P7" draw:layer="layout" svg:width="0.09cm" svg:height="0.165cm" svg:x="4.017cm" svg:y="10.211cm" svg:viewBox="0 0 91 166" svg:d="M91 115c0 5 0 13-5 22 0 4-4 8-12 13-5 8-9 8-18 12-4 4-12 4-21 4-18 0-26-4-35-8v-17c9 4 22 9 35 9 5 0 9 0 13 0 8-5 13-5 13-9 4-4 8-8 8-13 0-4 5-8 5-13 0-12-5-22-13-26-5-4-17-8-31-8-4 0-4 0-8 0h-5c-4 0-4 0-8 0h-4l4-81h73v17h-56l-4 47c0 0 4 0 8 0h5c9 0 17 0 26 4 4 4 13 4 17 8 4 5 8 9 8 17 5 4 5 14 5 22z">
          <text:p/>
        </draw:path>
        <draw:path draw:style-name="gr8" draw:text-style-name="P7" draw:layer="layout" svg:width="0.132cm" svg:height="0.14cm" svg:x="5.837cm" svg:y="10.232cm" svg:viewBox="0 0 133 141" svg:d="M0 0h133v13h-27c4 8 4 13 4 21 0 13-4 26-17 30 9 8 13 12 17 17 5 8 5 17 5 25 0 9 0 13-5 17-4 10-8 14-12 14-9 4-13 4-22 4-8 0-16 0-25-4-9-8-17-14-21-26-9-9-17-26-22-43l17-4c5 12 9 21 13 29 4 9 13 18 17 22 5 8 13 8 21 8 5 0 9 0 13-4s9-8 9-13c0-8-5-13-9-21 0-4-8-9-13-13-4 0-8 0-12 0l-4-17c12 0 21 0 25-4s8-8 8-17c0-4 0-8-4-13 0-4-4-4-8-8h-81z">
          <text:p/>
        </draw:path>
        <draw:path draw:style-name="gr8" draw:text-style-name="P7" draw:layer="layout" svg:width="0.132cm" svg:height="0.14cm" svg:x="5.964cm" svg:y="10.232cm" svg:viewBox="0 0 133 141" svg:d="M111 13v128h-22v-43c-4 4-8 4-12 8-5 0-13 0-17 0-9 0-13 0-17 0-5-4-9-8-13-8-4-5-9-9-9-17-4-5-4-13-4-21v-47h-17v-13h133v13zM89 13h-51v42c0 9 0 13 0 17s0 4 0 9l5 4c4 4 8 4 17 4 8 0 12 0 17-4 4 0 12-4 12-9z">
          <text:p/>
        </draw:path>
        <draw:path draw:style-name="gr8" draw:text-style-name="P7" draw:layer="layout" svg:width="0.157cm" svg:height="0.144cm" svg:x="6.096cm" svg:y="10.232cm" svg:viewBox="0 0 158 145" svg:d="M0 13v-13h158v13h-26v128h-17v-81h-4c-4 0-4 0-8 5-5 0-9 4-13 8s-9 13-9 21l-18-4c0-8 5-13 5-21 0 0-5-4-9-4-4-5-8-5-13-5-8 0-12 0-12 5-5 4-9 8-9 17 0 4 4 8 9 12 0 9 4 13 12 18 5 8 13 12 22 21l-13 12c-9-8-17-16-21-21-9-8-13-17-17-21-5-9-9-17-9-26 0-8 0-12 4-17 5-9 9-9 17-13 5-4 9-4 17-4 5 0 13 0 17 4 5 0 14 4 18 8 9-8 17-12 34-12v-30z">
          <text:p/>
        </draw:path>
        <draw:path draw:style-name="gr8" draw:text-style-name="P7" draw:layer="layout" svg:width="0.221cm" svg:height="0.144cm" svg:x="6.248cm" svg:y="10.228cm" svg:viewBox="0 0 222 145" svg:d="M222 17h-21v128h-22v-34c-4 5-8 5-12 9-9 0-13 4-26 4-8 0-21-4-25-13-8-4-13-13-13-21 0-4 0-9 5-13 0-4 0-8 4-13-9 0-13-5-17-13-4-4-9-9-9-17 0-13 5-17 13-26 4-4 13-8 21-8 9 0 17 0 21 8 5 5 9 9 9 13 0 9-4 17-9 21l-17-8c5 0 5-4 5-4l4-5c0-4-4-4-4-8 0 0-5-4-9-4s-8 4-12 8c0 0-5 4-5 13 0 4 5 8 5 13 4 0 8 4 8 4 4 0 8 4 13 4 4-4 8-4 17-4h4 4v18h-4-4c-9 0-13 4-17 4-5 4-9 8-9 13 0 8 4 12 9 17 4 0 8 4 17 4 8 0 12-4 21-4 4-5 8-9 12-13v-73h-12v-13h55zM0 4h82v13h-82zM103 103c-4 4-12 8-21 13-4 0-13 4-26 4-8 0-16-4-21-4-8-5-12-9-18-18-4-4-4-8-4-17 0-12 4-26 14-30 8-9 21-13 38-13 0 0 4 0 9 0 4 0 8 0 8 0v17c-4 0-4 0-8 0-5 0-9 0-9 0-4 0-9 0-9 0l30 39c5 0 5-4 9-8zM31 81c0 9 4 13 9 17 4 5 12 5 16 5 9 0 13 0 18 0l-34-44c-5 5-9 14-9 22z">
          <text:p/>
        </draw:path>
        <draw:path draw:style-name="gr8" draw:text-style-name="P7" draw:layer="layout" svg:width="0.132cm" svg:height="0.14cm" svg:x="6.528cm" svg:y="10.232cm" svg:viewBox="0 0 133 141" svg:d="M0 0h133v13h-26v128h-16v-69h-44v13c0 4 0 8-4 8 0 5-5 5-9 5 0 0-4 0-8-5-4-4-9-8-13-12 0-5-4-9-4-13s0-8 4-8c0-5 4-5 9-5h69v-42h-91z">
          <text:p/>
        </draw:path>
        <draw:path draw:style-name="gr8" draw:text-style-name="P7" draw:layer="layout" svg:width="0.127cm" svg:height="0.174cm" svg:x="6.656cm" svg:y="10.232cm" svg:viewBox="0 0 128 175" svg:d="M77 124c4 0 9 0 13-4s4-8 4-13c0-4-4-8-8-13-5-4-9-4-22-4-8 0-17 0-21 4-9 5-9 13-9 18 0 8 0 12 0 17 5 4 9 8 13 12s13 13 21 21l-8 13c-17-13-26-21-34-30-8-12-13-21-13-33 0-5 5-9 5-18 4-4 4-4 8-8 0-4-4-9-4-13-4-4-4-8-4-13s0-9 0-9c4-4 4-8 8-8 4-5 8-5 13-9 4 0 8 0 17 0h30v-21h-86v-13h128v13h-26v38h-46c-9 0-9 0-13 0 0 0-4 0-4 4l-5 5c0 5 0 9 5 9 0 4 4 4 4 8 8-4 17-4 25-4 9 0 18 0 26 4 4 5 8 9 13 13 4 4 4 13 4 17 0 9 0 17-9 22-4 4-12 8-21 12z">
          <text:p/>
        </draw:path>
        <draw:path draw:style-name="gr8" draw:text-style-name="P7" draw:layer="layout" svg:width="0.114cm" svg:height="0.203cm" svg:x="6.728cm" svg:y="10.169cm" svg:viewBox="0 0 115 204" svg:d="M8 63c-4-4-4-12-8-17 0-4 0-8 0-12 0-13 4-22 8-26 9-8 17-8 30-8 8 0 18 0 22 4s13 13 17 21c4 9 9 21 13 38h25v13h-25v128h-17v-128h-22v-13h22c-4-17-9-29-17-38-5-8-10-8-18-8-9 0-13 0-13 4-4 4-8 8-8 17 0 4 4 8 4 13 0 4 4 8 4 12zM86 17c0-5 0-9 4-9 4-4 4-4 8-4s9 0 9 4c4 0 4 4 4 9 0 4 0 8-4 8 0 4-5 4-9 4s-4 0-8-4c-4 0-4-4-4-8z">
          <text:p/>
        </draw:path>
        <draw:path draw:style-name="gr8" draw:text-style-name="P7" draw:layer="layout" svg:width="0.123cm" svg:height="0.174cm" svg:x="6.902cm" svg:y="10.232cm" svg:viewBox="0 0 124 175" svg:d="M73 124c4 0 8 0 12-4 5-4 5-8 5-13 0-4 0-8-5-13-4-4-12-4-21-4-13 0-22 0-26 4-4 5-9 13-9 18 0 8 0 12 5 17 0 4 4 8 8 12 9 4 14 13 26 21l-12 13c-14-13-27-21-35-30-4-12-9-21-9-33 0-5 0-9 5-18 0-4 4-4 8-8-4-4-4-9-8-13 0-4-5-8-5-13s5-9 5-9c0-4 4-8 4-8 4-5 8-5 13-9 4 0 12 0 17 0h30v-21h-81v-13h124v13h-21v38h-52c-5 0-9 0-9 0-4 0-4 0-4 4-4 0-4 5-4 5 0 5 0 9 0 9 4 4 4 4 8 8 4-4 14-4 22-4 13 0 21 0 26 4 8 5 13 9 17 13 0 4 4 13 4 17 0 9-4 17-8 22-5 4-13 8-26 12z">
          <text:p/>
        </draw:path>
        <draw:path draw:style-name="gr8" draw:text-style-name="P7" draw:layer="layout" svg:width="0.076cm" svg:height="0.063cm" svg:x="6.923cm" svg:y="10.169cm" svg:viewBox="0 0 77 64" svg:d="M60 64c-4-8-8-12-13-12-4-5-8-5-8-9-4 0-10 0-14 0s-4 0-8 0c-4 4-9 4-9 4l-8-12c4-5 8-5 13-5 4-4 8-4 12-4s14 4 18 9c4 0 9 4 13 12 0-8-4-17-9-21 0-4-4-4-8-8-4 0-10-5-14-5s-4 5-8 5h-4l-9-18c9 0 13 0 21 0 10 0 18 0 22 4 9 5 13 14 17 22 5 9 9 21 13 38z">
          <text:p/>
        </draw:path>
        <draw:path draw:style-name="gr8" draw:text-style-name="P7" draw:layer="layout" svg:width="0.026cm" svg:height="0.025cm" svg:x="7.033cm" svg:y="10.351cm" svg:viewBox="0 0 27 26" svg:d="M14 26c-4 0-4-4-10-4 0-4-4-4-4-8 0-5 4-10 4-10 6-4 6-4 10-4s8 0 8 4c5 0 5 5 5 10 0 4 0 4-5 8 0 0-4 4-8 4z">
          <text:p/>
        </draw:path>
        <draw:path draw:style-name="gr8" draw:text-style-name="P7" draw:layer="layout" svg:width="0.165cm" svg:height="0.161cm" svg:x="8.768cm" svg:y="10.211cm" svg:viewBox="0 0 166 162" svg:d="M166 162h-21v-106c0-8 0-21 0-34 0 9 0 13-4 17l-55 123h-9l-56-123c0-4-4-8-4-17 0 9 0 17 0 34v106h-17v-162h25l48 115c4 9 8 13 8 18 5-9 9-13 9-18l51-115h25z">
          <text:p/>
        </draw:path>
        <draw:path draw:style-name="gr8" draw:text-style-name="P7" draw:layer="layout" svg:width="0.089cm" svg:height="0.123cm" svg:x="8.963cm" svg:y="10.253cm" svg:viewBox="0 0 90 124" svg:d="M90 120h-17v-17c-8 13-22 21-39 21-9 0-17-4-25-8-5-8-9-17-9-25 0-22 13-35 38-39l35-4c0-21-8-31-26-31-13 0-26 6-38 14v-18c12-8 25-13 42-13 26 0 39 17 39 48zM73 61l-31 4c-8 4-12 4-17 8-4 5-8 9-8 18 0 4 4 8 8 12 5 5 9 5 13 5 13 0 17-5 27-9 4-8 8-17 8-26z">
          <text:p/>
        </draw:path>
        <draw:path draw:style-name="gr8" draw:text-style-name="P7" draw:layer="layout" svg:width="0.068cm" svg:height="0.152cm" svg:x="9.073cm" svg:y="10.224cm" svg:viewBox="0 0 69 153" svg:d="M69 149c-4 0-13 4-17 4-21 0-29-12-29-33v-68h-23v-18h23v-26l16-8v34h30v18h-30v63c0 9 0 13 5 17 4 5 8 5 12 5 5 0 9 0 13-5z">
          <text:p/>
        </draw:path>
        <draw:path draw:style-name="gr8" draw:text-style-name="P7" draw:layer="layout" svg:width="0.077cm" svg:height="0.123cm" svg:x="9.158cm" svg:y="10.253cm" svg:viewBox="0 0 78 124" svg:d="M0 116v-17c9 4 21 9 34 9 17 0 21-5 21-17v-5c0-4-4-4-4-8-4 0-9-5-9-5-4 0-8 0-12-4-5 0-9-4-13-4-4-4-8-4-8-9-5-4-5-4-9-8 0-4 0-8 0-13 0-4 0-8 4-12 0-6 5-10 9-14 4 0 8-4 12-4 9 0 13-5 17-5 13 0 22 5 30 9v18c-8-4-21-10-30-10-4 0-8 0-8 0-4 6-9 6-9 6-4 4-4 4-4 4 0 4-4 4-4 8 0 5 4 5 4 9 0 0 0 4 4 4 0 0 5 4 9 4 0 0 4 4 8 4 5 0 9 5 13 5 4 4 9 4 13 8 0 4 4 4 4 9 6 4 6 8 6 13 0 4 0 8-6 12-4 5-4 9-8 13-5 4-13 4-17 4-5 4-9 4-17 4-13 0-21-4-30-8z">
          <text:p/>
        </draw:path>
        <draw:path draw:style-name="gr8" draw:text-style-name="P7" draw:layer="layout" svg:width="0.11cm" svg:height="0.169cm" svg:x="9.243cm" svg:y="10.258cm" svg:viewBox="0 0 111 170" svg:d="M111 0l-51 131c-13 27-26 39-43 39-4 0-9 0-13 0v-17c4 0 9 0 13 0 8 0 17-4 21-18l9-21-47-114h21l35 89c0 0 0 4 0 8 0 0 4-4 4-8l34-89z">
          <text:p/>
        </draw:path>
        <draw:path draw:style-name="gr8" draw:text-style-name="P7" draw:layer="layout" svg:width="0.089cm" svg:height="0.123cm" svg:x="9.366cm" svg:y="10.253cm" svg:viewBox="0 0 90 124" svg:d="M90 120h-17v-17h-4c-4 13-17 21-34 21-13 0-21-4-26-8-9-8-9-17-9-25 0-22 14-35 39-39l34-4c0-21-8-31-25-31-13 0-26 6-39 14v-18c13-8 26-13 39-13 29 0 42 17 42 48zM73 61l-30 4c-8 4-12 4-17 8-4 5-8 9-8 18 0 4 0 8 4 12 4 5 13 5 17 5 9 0 17-5 26-9 4-8 8-17 8-26z">
          <text:p/>
        </draw:path>
        <draw:path draw:style-name="gr8" draw:text-style-name="P7" draw:layer="layout" svg:width="0.114cm" svg:height="0.161cm" svg:x="9.553cm" svg:y="10.211cm" svg:viewBox="0 0 115 162" svg:d="M115 162h-25l-65-72c-4-4-4-4-4-4v76h-21v-162h21v77l4-4 60-73h26l-73 77z">
          <text:p/>
        </draw:path>
        <draw:path draw:style-name="gr8" draw:text-style-name="P7" draw:layer="layout" svg:width="0.093cm" svg:height="0.118cm" svg:x="9.684cm" svg:y="10.258cm" svg:viewBox="0 0 94 119" svg:d="M94 115h-17v-17c-8 13-21 21-38 21-26 0-39-16-39-51v-68h17v68c0 22 8 35 26 35 13 0 17-5 26-9 4-8 8-17 8-26v-68h17z">
          <text:p/>
        </draw:path>
        <draw:path draw:style-name="gr8" draw:text-style-name="P7" draw:layer="layout" svg:width="0.076cm" svg:height="0.123cm" svg:x="9.807cm" svg:y="10.253cm" svg:viewBox="0 0 77 124" svg:d="M0 116v-17c9 4 21 9 34 9 18 0 26-5 26-17l-4-5c0-4-4-4-4-8-4 0-4-5-9-5-4 0-9 0-13-4-5 0-9-4-13-4-4-4-4-4-8-9-5-4-5-4-5-8-4-4-4-8-4-13 0-4 0-8 4-12 5-6 5-10 9-14 4 0 8-4 17-4 4 0 9-5 13-5 13 0 22 5 30 9v18c-8-4-21-10-30-10-4 0-9 0-9 0-4 6-9 6-9 6 0 4-4 4-4 4 0 4 0 4 0 8 0 5 0 5 0 9l4 4c5 0 5 4 9 4 5 0 5 4 9 4 5 0 13 5 13 5 4 4 9 4 13 8s4 4 4 9c4 4 4 8 4 13 0 4 0 8-4 12 0 5-4 9-8 13-5 4-9 4-17 4-5 4-9 4-18 4s-21-4-30-8z">
          <text:p/>
        </draw:path>
        <draw:path draw:style-name="gr8" draw:text-style-name="P7" draw:layer="layout" svg:width="0.093cm" svg:height="0.169cm" svg:x="9.913cm" svg:y="10.203cm" svg:viewBox="0 0 94 170" svg:d="M94 170h-18v-64c0-25-8-38-29-38-9 0-13 5-21 13-5 4-9 13-9 25v64h-17v-170h17v77c9-17 21-26 38-26 26 0 39 17 39 51z">
          <text:p/>
        </draw:path>
        <draw:path draw:style-name="gr8" draw:text-style-name="P7" draw:layer="layout" svg:width="0.161cm" svg:height="0.114cm" svg:x="10.023cm" svg:y="10.258cm" svg:viewBox="0 0 162 115" svg:d="M162 0l-33 115h-17l-26-81c0-5 0-9 0-13-4 4-4 8-4 13l-25 81h-18l-39-115h21l27 86c0 4 0 8 0 12 0-4 0-8 4-12l26-86h17l21 90c4 0 4 4 4 8 0-4 0-8 0-8l25-90z">
          <text:p/>
        </draw:path>
        <draw:path draw:style-name="gr8" draw:text-style-name="P7" draw:layer="layout" svg:width="0.093cm" svg:height="0.123cm" svg:x="10.197cm" svg:y="10.253cm" svg:viewBox="0 0 94 124" svg:d="M94 120h-22v-17c-8 13-21 21-34 21-12 0-21-4-29-8-4-8-9-17-9-25 0-22 13-35 38-39l34-4c0-21-8-31-21-31-17 0-29 6-38 14v-18c9-8 25-13 38-13 26 0 43 17 43 48zM72 61l-25 4c-9 4-17 4-21 8-4 5-4 9-4 18 0 4 0 8 4 12 4 5 8 5 17 5 8 0 17-5 21-9 4-8 8-17 8-26z">
          <text:p/>
        </draw:path>
        <draw:path draw:style-name="gr8" draw:text-style-name="P7" draw:layer="layout" svg:width="0.094cm" svg:height="0.169cm" svg:x="10.324cm" svg:y="10.203cm" svg:viewBox="0 0 95 170" svg:d="M95 170h-17v-64c0-25-9-38-30-38-9 0-14 5-22 13-4 4-8 13-8 25v64h-18v-170h18v77c8-17 21-26 39-26 25 0 38 17 38 51z">
          <text:p/>
        </draw:path>
        <draw:path draw:style-name="gr8" draw:text-style-name="P7" draw:layer="layout" svg:width="0.094cm" svg:height="0.123cm" svg:x="10.443cm" svg:y="10.253cm" svg:viewBox="0 0 95 124" svg:d="M95 120h-22v-17c-8 13-21 21-34 21-12 0-22-4-30-8-4-8-9-17-9-25 0-22 13-35 39-39l34-4c0-21-8-31-21-31-17 0-29 6-39 14v-18c10-8 26-13 39-13 26 0 43 17 43 48zM73 61l-25 4c-9 4-17 4-21 8-4 5-4 9-4 18 0 4 0 8 4 12 4 5 8 5 17 5 8 0 17-5 21-9 4-8 8-17 8-26z">
          <text:p/>
        </draw:path>
        <draw:polygon draw:style-name="gr8" draw:text-style-name="P7" draw:layer="layout" svg:width="0.042cm" svg:height="0.199cm" svg:x="10.634cm" svg:y="10.211cm" svg:viewBox="0 0 43 200" draw:points="43,200 0,200 0,0 43,0 43,13 18,13 18,188 43,188">
          <text:p/>
        </draw:polygon>
        <draw:path draw:style-name="gr8" draw:text-style-name="P7" draw:layer="layout" svg:width="0.14cm" svg:height="0.14cm" svg:x="10.749cm" svg:y="10.232cm" svg:viewBox="0 0 141 141" svg:d="M115 13v128h-17v-56h-51v8c0 5 0 9-4 9 0 4-4 4-8 4 0 0-5 0-9-4-5 0-5-4-9-4-5-5-5-9-9-13 0 0 0-4 0-9 0-4 0-4 4-8 0 0 5 0 9 0h9v-55h-30v-13h141v13zM98 13h-51v55h51z">
          <text:p/>
        </draw:path>
        <draw:path draw:style-name="gr8" draw:text-style-name="P7" draw:layer="layout" svg:width="0.089cm" svg:height="0.144cm" svg:x="10.884cm" svg:y="10.232cm" svg:viewBox="0 0 90 145" svg:d="M0 0h86v13h-86zM13 86c0-4 0-9 0-13 4-4 4-8 10-13 4-5 8-5 17-9 4 0 12 0 25 0h25v14h-21c-8 0-17 4-21 4s-8 0-13 4c-4 4-4 9-4 13 0 8 4 17 9 21 4 9 12 17 25 26l-13 12c-8-8-12-12-21-21-4-4-8-8-14-17-4-8-4-13-4-21z">
          <text:p/>
        </draw:path>
        <draw:path draw:style-name="gr8" draw:text-style-name="P7" draw:layer="layout" svg:width="0.162cm" svg:height="0.144cm" svg:x="10.956cm" svg:y="10.232cm" svg:viewBox="0 0 163 145" svg:d="M137 13v128h-17v-59c-4 0-8 0-12 0-5 4-13 4-17 4-9 0-13-4-23-4-8 0-13 0-17-5-4 5-8 5-12 5 8 8 16 17 25 25 10 9 18 17 27 26l-13 12c-10-8-18-16-27-25-4-4-12-13-17-21-8-5-12-13-17-17 0-5-4-9-4-9 0-4 0-8 0-8 0-5 0-10 0-10 4-4 9-4 13-4s8 0 8 4c5 0 9 5 9 5 4 0 4-5 8-9 0-4 0-13 0-17s0-8 0-13c0 0-4-4-4-8h-47v-13h163v13zM86 69c9 0 13 0 17 0 5-4 9-4 17-4v-52h-52c0 4 0 8 0 13 0 0 0 4 0 8 0 9 0 13 0 17s-4 9-4 14c4 4 14 4 22 4z">
          <text:p/>
        </draw:path>
        <draw:path draw:style-name="gr8" draw:text-style-name="P7" draw:layer="layout" svg:width="0.136cm" svg:height="0.14cm" svg:x="11.113cm" svg:y="10.232cm" svg:viewBox="0 0 137 141" svg:d="M137 0v13h-25v128h-17v-43c-5 4-9 8-17 8-4 5-13 5-17 5-17 0-26-5-34-13-10-9-18-22-18-38 8 0 18-5 22-9s8-8 8-17c0-4-4-4-4-8 0-5-4-9-4-13h-31v-13zM31 72c4 9 4 13 13 17 4 4 8 4 17 4 8 0 13 0 21-4 4-4 8-8 13-13v-63h-47c4 8 9 17 9 25 0 17-9 30-26 34z">
          <text:p/>
        </draw:path>
        <draw:polygon draw:style-name="gr8" draw:text-style-name="P7" draw:layer="layout" svg:width="0.065cm" svg:height="0.14cm" svg:x="11.245cm" svg:y="10.232cm" svg:viewBox="0 0 66 141" draw:points="39,13 39,141 22,141 22,13 0,13 0,0 66,0 66,13">
          <text:p/>
        </draw:polygon>
        <draw:path draw:style-name="gr8" draw:text-style-name="P7" draw:layer="layout" svg:width="0.178cm" svg:height="0.14cm" svg:x="11.368cm" svg:y="10.232cm" svg:viewBox="0 0 179 141" svg:d="M179 13h-77v47c8-9 18-9 30-9 9 0 17 0 26 9 4 4 8 12 8 25 0 8 0 17-4 26-4 4-4 12-13 22l-17-10c5-4 9-12 13-17 0-8 0-13 0-21 0-4 0-13-4-13 0-4-4-8-13-8-8 0-13 8-26 17v60h-17v-39c-4 0-9 4-13 9-4 0-13 4-21 4-5 0-13-4-22-4-4-5-8-9-12-13-4-9-4-13-4-26 0-8 4-21 12-25 4-9 17-13 30-13 4 0 8 0 13 0 4 0 8 4 8 4v17c-4-4-4-4-8-4-5 0-9 0-9 0-13 0-17 0-21 4-4 5-9 13-9 17 0 9 0 17 9 21 4 5 8 5 13 5 8 0 12 0 21-5 4-4 9-8 13-12v-68h-85v-13h179z">
          <text:p/>
        </draw:path>
        <draw:path draw:style-name="gr8" draw:text-style-name="P7" draw:layer="layout" svg:width="0.106cm" svg:height="0.064cm" svg:x="11.44cm" svg:y="10.372cm" svg:viewBox="0 0 107 65" svg:d="M47 4c8-4 18-4 26-4 13 0 21 0 25 9 9 4 9 12 9 21 0 8 0 17-9 26-8 4-16 9-29 9-18 0-31-5-39-14-13-4-21-17-30-25l13-13c4 8 12 13 17 21 4 4 12 4 17 9 4 0 13 4 22 4 17 0 21-9 21-17 0-4 0-9-4-13-4 0-9-4-13-4s-8 0-8 4c-5 0-10 0-14 0z">
          <text:p/>
        </draw:path>
        <draw:path draw:style-name="gr8" draw:text-style-name="P7" draw:layer="layout" svg:width="0.153cm" svg:height="0.144cm" svg:x="11.55cm" svg:y="10.228cm" svg:viewBox="0 0 154 145" svg:d="M21 103c-4 0-8 0-12-5-5-4-9-8-9-12 0-5 4-5 4-9 5-4 9-4 13-4s4 0 9 4c4 0 4 0 13 4 4 0 12-4 16-12 5-5 9-14 9-27 0-8-4-12-9-21-4-4-8-4-16-4-5 0-9 0-9 0-4 4-4 4-4 8 0 5 0 5 0 9 4 4 4 4 8 8 5 0 13 0 21 0l-4 17c-12 0-25-4-34-8-4-9-8-17-8-26 0-8 0-12 8-17 4-4 13-8 22-8 8 0 16 0 21 4 8 4 12 9 17 17 5 4 5 13 5 21 0 13-5 22-10 31-4 8-12 17-21 21 9 9 13 13 21 22 5 8 14 12 18 21l-18 8c-8-8-12-21-21-25-4-9-12-13-17-17-4 0-8 0-13 0zM128 17v128h-17v-128h-21v-13h64v13z">
          <text:p/>
        </draw:path>
        <draw:path draw:style-name="gr8" draw:text-style-name="P7" draw:layer="layout" svg:width="0.131cm" svg:height="0.14cm" svg:x="11.699cm" svg:y="10.232cm" svg:viewBox="0 0 132 141" svg:d="M132 13h-25v128h-17v-39c-4 4-9 4-17 9-4 4-9 4-17 4-9 0-17-4-26-4-5-5-9-9-13-18-5-4-9-8-9-17 0-12 9-25 17-29 10-9 18-13 35-13 0 0 4 0 9 0 0 0 4 0 8 0l4 4v17c-4-4-8-4-8-4-4 0-9 0-13 0-8 0-17 4-21 4-9 5-9 13-9 21 0 5 0 13 9 17 4 5 8 5 17 5 8 0 13 0 21-5 4-4 9-8 13-12v-68h-90v-13h132z">
          <text:p/>
        </draw:path>
        <draw:polygon draw:style-name="gr8" draw:text-style-name="P7" draw:layer="layout" svg:width="0.064cm" svg:height="0.14cm" svg:x="11.826cm" svg:y="10.232cm" svg:viewBox="0 0 65 141" draw:points="38,13 38,141 21,141 21,13 0,13 0,0 65,0 65,13">
          <text:p/>
        </draw:polygon>
        <draw:path draw:style-name="gr8" draw:text-style-name="P7" draw:layer="layout" svg:width="0.128cm" svg:height="0.174cm" svg:x="11.885cm" svg:y="10.232cm" svg:viewBox="0 0 129 175" svg:d="M72 124c9 0 13 0 17-4 0-4 5-8 5-13 0-4-5-8-9-13-4-4-8-4-21-4-9 0-17 0-26 4-4 5-4 13-4 18 0 8 0 12 0 17 4 4 4 8 13 12 4 4 13 13 21 21l-13 13c-12-13-21-21-29-30-9-12-13-21-13-33 0-5 0-9 4-18 5-4 5-4 9-8 0-4-4-9-4-13-5-4-5-8-5-13s0-9 0-9c5-4 5-8 9-8 4-5 8-5 12-9 5 0 9 0 13 0h34v-21h-85v-13h129v13h-27v38h-51c-4 0-4 0-8 0 0 0-5 0-5 4-4 0-4 5-4 5 0 5 0 9 4 9 0 4 0 4 5 8 8-4 12-4 21-4 13 0 21 0 25 4 9 5 13 9 17 13 5 4 5 13 5 17 0 9-5 17-9 22-4 4-13 8-21 12z">
          <text:p/>
        </draw:path>
        <draw:polygon draw:style-name="gr8" draw:text-style-name="P7" draw:layer="layout" svg:width="0.064cm" svg:height="0.14cm" svg:x="12.008cm" svg:y="10.232cm" svg:viewBox="0 0 65 141" draw:points="39,13 39,141 22,141 22,13 0,13 0,0 65,0 65,13">
          <text:p/>
        </draw:polygon>
        <draw:polygon draw:style-name="gr8" draw:text-style-name="P7" draw:layer="layout" svg:width="0.042cm" svg:height="0.199cm" svg:x="12.136cm" svg:y="10.211cm" svg:viewBox="0 0 43 200" draw:points="43,200 0,200 0,188 26,188 26,13 0,13 0,0 43,0">
          <text:p/>
        </draw:polygon>
        <draw:path draw:style-name="gr8" draw:text-style-name="P7" draw:layer="layout" svg:width="0.055cm" svg:height="0.165cm" svg:x="14.095cm" svg:y="10.207cm" svg:viewBox="0 0 56 166" svg:d="M56 166h-17v-141c0 4-4 4-4 9-4 0-8 0-13 4 0 0-4 4-8 4-5 0-10 4-14 4v-17c4-4 9-4 14-8 4 0 8 0 13-4 4-4 8-4 12-9 5 0 9-4 13-8h4z">
          <text:p/>
        </draw:path>
        <draw:path draw:style-name="gr8" draw:text-style-name="P7" draw:layer="layout" svg:width="0.089cm" svg:height="0.165cm" svg:x="14.214cm" svg:y="10.211cm" svg:viewBox="0 0 90 166" svg:d="M90 115c0 5 0 13-5 22-5 4-9 8-13 13-4 8-9 8-17 12s-13 4-21 4c-17 0-30-4-34-8v-17c8 4 21 9 34 9 4 0 8 0 13 0 4-5 8-5 12-9s4-8 9-13c0-4 0-8 0-13 0-12 0-22-9-26-8-4-17-8-29-8-5 0-5 0-9 0h-4c-4 0-9 0-9 0-4 0-4 0-8 0l8-81h72v17h-59v47h4c5 0 9 0 9 0 8 0 17 0 25 4 4 4 9 4 17 8 4 5 4 9 9 17 5 4 5 14 5 22z">
          <text:p/>
        </draw:path>
        <draw:path draw:style-name="gr8" draw:text-style-name="P7" draw:layer="layout" svg:width="0.14cm" svg:height="0.14cm" svg:x="14.897cm" svg:y="10.232cm" svg:viewBox="0 0 141 141" svg:d="M115 13v128h-17v-56h-51v8c0 5 0 9-5 9 0 4-4 4-8 4 0 0-5 0-9-4-4 0-4-4-8-4-4-5-4-9-9-13 0 0 0-4 0-9 0-4 0-4 5-8 0 0 4 0 8 0h8v-55h-29v-13h141v13zM98 13h-51v55h51z">
          <text:p/>
        </draw:path>
        <draw:path draw:style-name="gr8" draw:text-style-name="P7" draw:layer="layout" svg:width="0.026cm" svg:height="0.025cm" svg:x="15.045cm" svg:y="10.351cm" svg:viewBox="0 0 27 26" svg:d="M13 26c-4 0-8-4-8-4-5-4-5-4-5-8 0-5 0-10 5-10 0-4 4-4 8-4s4 0 9 4c5 0 5 5 5 10 0 4 0 4-5 8-5 0-5 4-9 4z">
          <text:p/>
        </draw:path>
        <draw:path draw:style-name="gr8" draw:text-style-name="P7" draw:layer="layout" svg:width="0.127cm" svg:height="0.161cm" svg:x="16.466cm" svg:y="10.211cm" svg:viewBox="0 0 128 162" svg:d="M0 162v-162h42c55 0 86 27 86 82 0 21-8 42-26 59-13 13-34 21-60 21zM17 18v127h25c22 0 34-4 47-17 13-12 17-29 17-46 0-43-21-64-64-64z">
          <text:p/>
        </draw:path>
        <draw:path draw:style-name="gr8" draw:text-style-name="P7" draw:layer="layout" svg:width="0.101cm" svg:height="0.123cm" svg:x="16.615cm" svg:y="10.253cm" svg:viewBox="0 0 102 124" svg:d="M102 69h-86c5 13 5 22 13 30 4 4 17 9 26 9 12 0 25-5 38-13v17c-13 8-26 12-43 12s-29-4-38-16c-8-9-12-26-12-43s4-34 16-48c9-8 22-17 34-17 17 0 30 9 38 17 9 10 14 23 14 39zM80 52c0-8-4-17-8-25-5-4-13-10-22-10-8 0-12 6-21 10-4 8-8 17-8 25z">
          <text:p/>
        </draw:path>
        <draw:path draw:style-name="gr8" draw:text-style-name="P7" draw:layer="layout" svg:width="0.102cm" svg:height="0.123cm" svg:x="16.733cm" svg:y="10.253cm" svg:viewBox="0 0 103 124" svg:d="M103 69h-81c0 13 4 22 8 30 8 4 17 9 25 9 17 0 26-5 39-13v17c-8 8-26 12-43 12-13 0-25-4-38-16-8-9-13-26-13-43s5-34 17-48c9-8 21-17 38-17 13 0 26 9 35 17 9 10 13 23 13 39zM81 52c0-8 0-17-4-25-9-4-13-10-22-10-8 0-17 6-25 10-4 8-8 17-8 25z">
          <text:p/>
        </draw:path>
        <draw:path draw:style-name="gr8" draw:text-style-name="P7" draw:layer="layout" svg:width="0.105cm" svg:height="0.174cm" svg:x="16.861cm" svg:y="10.253cm" svg:viewBox="0 0 106 175" svg:d="M21 103v72h-21v-170h21v21c8-17 21-26 38-26s25 9 34 17c9 13 13 27 13 44s-4 34-13 47c-9 8-21 16-38 16s-26-8-34-21zM21 56v17c0 9 0 18 8 26 4 4 13 9 21 9 13 0 22-5 26-13 8-9 13-22 13-34 0-13-5-27-9-31-8-8-17-13-25-13-13 0-22 5-26 13-8 9-8 18-8 26z">
          <text:p/>
        </draw:path>
        <draw:path draw:style-name="gr8" draw:text-style-name="P7" draw:layer="layout" svg:width="0.101cm" svg:height="0.123cm" svg:x="16.988cm" svg:y="10.253cm" svg:viewBox="0 0 102 124" svg:d="M102 69h-81c0 13 0 22 8 30 10 4 18 9 27 9 13 0 25-5 38-13v17c-13 8-25 12-42 12-13 0-27-4-39-16-9-9-13-26-13-43s4-34 17-48c8-8 22-17 39-17 13 0 25 9 34 17 8 10 12 23 12 39zM81 52c0-8 0-17-8-25-4-4-9-10-17-10-13 0-17 6-27 10-4 8-8 17-8 25z">
          <text:p/>
        </draw:path>
        <draw:path draw:style-name="gr8" draw:text-style-name="P7" draw:layer="layout" svg:width="0.097cm" svg:height="0.118cm" svg:x="17.115cm" svg:y="10.254cm" svg:viewBox="0 0 98 119" svg:d="M98 119h-21v-69c0-21-8-33-25-33-9 0-17 4-21 8-9 9-9 17-9 25v69h-22v-115h22v17c9-13 21-21 38-21 9 0 22 4 26 12 8 9 12 22 12 34z">
          <text:p/>
        </draw:path>
        <draw:path draw:style-name="gr8" draw:text-style-name="P7" draw:layer="layout" svg:width="0.106cm" svg:height="0.173cm" svg:x="17.238cm" svg:y="10.203cm" svg:viewBox="0 0 107 174" svg:d="M107 170h-22v-17c-9 13-21 21-38 21-13 0-26-4-34-16-9-9-13-26-13-43s4-35 13-43c12-13 25-22 38-22 17 0 30 9 34 22v-72h22zM85 119v-17c0-8 0-18-9-26-4-4-12-9-21-9-13 0-21 5-25 13-9 9-13 22-13 35s4 26 13 30c4 8 12 13 21 13 13 0 21-5 25-9 9-8 9-17 9-30z">
          <text:p/>
        </draw:path>
        <draw:path draw:style-name="gr8" draw:text-style-name="P7" draw:layer="layout" svg:width="0.06cm" svg:height="0.114cm" svg:x="17.382cm" svg:y="10.258cm" svg:viewBox="0 0 61 115" svg:d="M61 21c-5-4-10-4-18-4-9 0-13 4-17 8-9 9-9 17-9 30v60h-17v-115h17v25c4-8 9-17 13-21s8-4 17-4c4 0 9 0 14 0z">
          <text:p/>
        </draw:path>
        <draw:path draw:style-name="gr8" draw:text-style-name="P7" draw:layer="layout" svg:width="0.093cm" svg:height="0.123cm" svg:x="17.45cm" svg:y="10.253cm" svg:viewBox="0 0 94 124" svg:d="M94 120h-22v-17c-8 13-17 21-34 21-13 0-21-4-25-8-9-8-13-17-13-25 0-22 13-35 38-39l34-4c0-21-8-31-21-31-17 0-26 6-38 14v-18c12-8 25-13 38-13 25 0 43 17 43 48zM72 61l-25 4c-9 4-17 4-22 8-4 5-4 9-4 18 0 4 0 8 4 12 5 5 9 5 17 5 9 0 17-5 22-9 8-8 8-17 8-26z">
          <text:p/>
        </draw:path>
        <draw:polygon draw:style-name="gr8" draw:text-style-name="P7" draw:layer="layout" svg:width="0.042cm" svg:height="0.199cm" svg:x="17.641cm" svg:y="10.211cm" svg:viewBox="0 0 43 200" draw:points="43,200 0,200 0,0 43,0 43,13 17,13 17,188 43,188">
          <text:p/>
        </draw:polygon>
        <draw:path draw:style-name="gr8" draw:text-style-name="P7" draw:layer="layout" svg:width="0.055cm" svg:height="0.165cm" svg:x="17.777cm" svg:y="10.207cm" svg:viewBox="0 0 56 166" svg:d="M56 166h-17v-141c0 4-5 4-9 9 0 0-4 0-8 4-4 0-4 4-10 4-4 0-8 4-12 4v-17c4-4 8-4 12-8 6 0 10 0 14-4s8-4 13-9c4 0 8-4 13-8h4z">
          <text:p/>
        </draw:path>
        <draw:path draw:style-name="gr8" draw:text-style-name="P7" draw:layer="layout" svg:width="0.055cm" svg:height="0.165cm" svg:x="17.9cm" svg:y="10.207cm" svg:viewBox="0 0 56 166" svg:d="M56 166h-17v-141c0 4-5 4-5 9-4 0-8 0-12 4 0 0-4 4-9 4-4 0-8 4-13 4v-17c5-4 9-4 13-8 5 0 9 0 13-4s8-4 13-9c4 0 8-4 12-8h5z">
          <text:p/>
        </draw:path>
        <draw:polygon draw:style-name="gr8" draw:text-style-name="P7" draw:layer="layout" svg:width="0.093cm" svg:height="0.187cm" svg:x="17.997cm" svg:y="10.211cm" svg:viewBox="0 0 94 188" draw:points="94,0 17,188 0,188 76,0">
          <text:p/>
        </draw:polygon>
        <draw:path draw:style-name="gr8" draw:text-style-name="P7" draw:layer="layout" svg:width="0.102cm" svg:height="0.165cm" svg:x="18.099cm" svg:y="10.211cm" svg:viewBox="0 0 103 166" svg:d="M103 81c0 12 0 26-5 34 0 13-4 22-8 30-4 5-8 13-17 17-8 0-13 4-21 4-9 0-17-4-22-4-9-4-13-8-17-17-4-8-9-17-13-25 0-9 0-23 0-35 0-13 0-26 4-38 0-9 5-17 9-26 4-8 8-12 17-17 9-4 13-4 22-4 34 0 51 25 51 81zM86 81c0-43-13-68-34-68-22 0-35 25-35 72 0 43 13 65 35 65 21 0 34-22 34-69z">
          <text:p/>
        </draw:path>
        <draw:path draw:style-name="gr8" draw:text-style-name="P7" draw:layer="layout" svg:width="0.094cm" svg:height="0.165cm" svg:x="18.226cm" svg:y="10.211cm" svg:viewBox="0 0 95 166" svg:d="M95 115c0 9-5 18-5 22-4 4-8 13-12 17-5 4-13 4-17 8-9 4-18 4-27 4-12 0-25-4-34-8v-21c9 8 22 13 38 13 5 0 9 0 14 0 4-5 9-5 13-9 4 0 4-4 8-8 0-5 0-9 0-13 0-23-12-35-43-35h-13v-13h13c26 0 39-13 39-30 0-21-8-29-31-29-12 0-21 4-34 12v-16c13-9 26-9 39-9 4 0 13 0 18 0 4 4 12 4 12 9 5 4 9 8 13 12 0 4 0 9 0 17 0 21-8 34-30 38 5 5 9 5 13 5 4 4 9 4 13 8s8 8 8 14c0 4 5 8 5 12z">
          <text:p/>
        </draw:path>
        <draw:polygon draw:style-name="gr8" draw:text-style-name="P7" draw:layer="layout" svg:width="0.094cm" svg:height="0.187cm" svg:x="18.332cm" svg:y="10.211cm" svg:viewBox="0 0 95 188" draw:points="95,0 17,188 0,188 78,0">
          <text:p/>
        </draw:polygon>
        <draw:path draw:style-name="gr8" draw:text-style-name="P7" draw:layer="layout" svg:width="0.098cm" svg:height="0.161cm" svg:x="18.438cm" svg:y="10.211cm" svg:viewBox="0 0 99 162" svg:d="M73 43c0-4 0-8 0-12-4-5-4-5-8-9s-4-4-9-4c-4-4-8-4-12-4-6 0-10 0-10 4-4 0-8 0-13 4 0 0-4 4-8 4-4 5-4 5-8 9v-21c4-5 12-10 16-10 9-4 13-4 27-4 4 0 13 0 17 0 4 4 8 4 13 9 4 5 8 9 12 17 0 5 0 9 0 17 0 5 0 13 0 17 0 5-4 9-8 13 0 4-4 9-9 13-4 4-8 8-17 12-8 9-12 13-18 17-4 5-8 5-12 9-5 4-5 9-5 13-4 0-4 4-4 8h82v17h-99v-8c0-4 0-13 0-17s5-9 9-17c4-5 8-9 12-13 5-4 13-9 23-17 4-4 8-8 12-8 5-5 9-9 13-13 0-4 0-9 4-13 0-4 0-8 0-13z">
          <text:p/>
        </draw:path>
        <draw:path draw:style-name="gr8" draw:text-style-name="P7" draw:layer="layout" svg:width="0.106cm" svg:height="0.165cm" svg:x="18.557cm" svg:y="10.211cm" svg:viewBox="0 0 107 166" svg:d="M107 81c0 12-4 26-4 34-4 13-4 22-13 30-4 5-8 13-17 17-4 0-13 4-21 4-10 0-18-4-22-4-4-4-13-8-17-17-4-8-9-17-9-25-4-9-4-23-4-35 0-13 0-26 4-38 5-9 5-17 9-26 4-8 13-12 17-17 8-4 18-4 26-4 34 0 51 25 51 81zM86 81c0-43-9-68-30-68-26 0-35 25-35 72 0 43 9 65 31 65 25 0 34-22 34-69z">
          <text:p/>
        </draw:path>
        <draw:path draw:style-name="gr8" draw:text-style-name="P7" draw:layer="layout" svg:width="0.055cm" svg:height="0.165cm" svg:x="18.697cm" svg:y="10.207cm" svg:viewBox="0 0 56 166" svg:d="M56 166h-17v-141c-4 4-4 4-9 9 0 0-5 0-9 4-4 0-8 4-8 4-4 0-9 4-13 4v-17c4-4 9-4 13-8 4 0 8 0 12-4 5-4 10-4 14-9 4 0 9-4 9-8h8z">
          <text:p/>
        </draw:path>
        <draw:path draw:style-name="gr8" draw:text-style-name="P7" draw:layer="layout" svg:width="0.094cm" svg:height="0.165cm" svg:x="18.807cm" svg:y="10.211cm" svg:viewBox="0 0 95 166" svg:d="M95 115c0 9 0 18-5 22 0 4-4 13-8 17-9 4-13 4-21 8-5 4-13 4-21 4-19 0-27-4-40-8v-21c13 8 27 13 40 13 4 0 12 0 16 0 5-5 9-5 9-9 4 0 8-4 8-8 5-5 5-9 5-13 0-23-17-35-47-35h-14v-13h14c25 0 38-13 38-30 0-21-8-29-29-29-9 0-23 4-31 12v-16c8-9 22-9 35-9 8 0 12 0 21 0 4 4 8 4 13 9 4 4 8 8 8 12 4 4 4 9 4 17 0 21-12 34-34 38 9 5 13 5 17 5 5 4 9 4 13 8s4 8 9 14c0 4 0 8 0 12z">
          <text:p/>
        </draw:path>
        <draw:polygon draw:style-name="gr8" draw:text-style-name="P7" draw:layer="layout" svg:width="0.043cm" svg:height="0.199cm" svg:x="18.985cm" svg:y="10.211cm" svg:viewBox="0 0 44 200" draw:points="44,200 0,200 0,188 27,188 27,13 0,13 0,0 44,0">
          <text:p/>
        </draw:polygon>
        <draw:path draw:style-name="gr8" draw:text-style-name="P7" draw:layer="layout" svg:width="0.11cm" svg:height="0.199cm" svg:x="1.897cm" svg:y="10.669cm" svg:viewBox="0 0 111 200" svg:d="M111 136c0 12-4 21-4 29-5 4-9 14-17 18-5 9-13 13-21 13-9 4-17 4-30 4-18 0-31 0-39-8v-23c13 10 25 14 39 14 8 0 17 0 21-4 4 0 9-5 13-10 4-4 8-8 12-12 0-5 0-13 0-17 0-13-4-26-12-30-9-8-21-13-38-13 0 0-5 0-10 0 0 0-4 0-8 0 0 0-4 0-9 0h-4l4-97h94v21h-72l-5 55c5 0 5 0 10 0 4 0 8 0 8 0 13 0 21 5 30 5 8 4 12 8 21 12 4 4 8 13 13 17 0 9 4 17 4 26z">
          <text:p/>
        </draw:path>
        <draw:path draw:style-name="gr8" draw:text-style-name="P7" draw:layer="layout" svg:width="0.06cm" svg:height="0.161cm" svg:x="3.033cm" svg:y="10.686cm" svg:viewBox="0 0 61 162" svg:d="M61 162h-21v-137c0 0-5 0-5 5-4 0-8 4-8 4-4 4-9 4-13 4-4 4-9 4-14 4v-17c5 0 10-4 18-4 5-4 9-4 13-8 4 0 9-5 13-9 0 0 4-4 8-4h9z">
          <text:p/>
        </draw:path>
        <draw:path draw:style-name="gr8" draw:text-style-name="P7" draw:layer="layout" svg:width="0.101cm" svg:height="0.161cm" svg:x="3.144cm" svg:y="10.686cm" svg:viewBox="0 0 102 162" svg:d="M77 43c0-4 0-8-4-13 0 0 0-4-4-8-5 0-5-5-9-5s-8 0-13 0c-4 0-8 0-8 0-5 0-10 0-14 5-4 0-4 4-8 4-4 4-4 9-9 9v-18c5-9 13-9 17-13 9-4 14-4 27-4 4 0 12 0 17 4 4 0 8 4 12 8 4 0 9 10 13 14 0 4 0 9 0 17 0 9 0 13 0 17 0 5-4 13-9 17 0 4-4 9-8 13s-13 8-17 13c-8 4-13 8-17 12-9 5-9 9-14 9-4 4-4 8-8 12 0 5 0 9 0 13h81v13h-102v-4c0-9 4-13 4-22 0-4 4-8 9-12 4-4 8-9 12-17 4-4 14-9 22-13 5-4 9-8 13-13 4-4 9-8 9-12 4-4 4-9 8-13 0 0 0-4 0-13z">
          <text:p/>
        </draw:path>
        <draw:path draw:style-name="gr8" draw:text-style-name="P7" draw:layer="layout" svg:width="0.055cm" svg:height="0.161cm" svg:x="3.284cm" svg:y="10.686cm" svg:viewBox="0 0 56 162" svg:d="M56 162h-18v-137c-4 0-4 0-9 5-4 0-4 4-8 4-4 4-9 4-13 4-4 4-4 4-8 4v-17c4 0 8-4 12-4 5-4 9-4 13-8 4 0 9-5 13-9 4 0 9-4 9-4h9z">
          <text:p/>
        </draw:path>
        <draw:path draw:style-name="gr8" draw:text-style-name="P7" draw:layer="layout" svg:width="0.106cm" svg:height="0.157cm" svg:x="3.39cm" svg:y="10.69cm" svg:viewBox="0 0 107 158" svg:d="M107 8c-5 5-9 9-13 17 0 5-4 13-8 22-5 8-9 17-13 25-4 9-9 17-13 30 0 8-4 17-9 25 0 13-5 21-5 31h-21c5-10 5-18 9-27 0-12 4-21 8-29 4-13 9-21 14-30 0-8 4-17 8-25 5-4 9-13 13-17 0-9 4-13 4-17h-81v-13h107z">
          <text:p/>
        </draw:path>
        <draw:path draw:style-name="gr8" draw:text-style-name="P7" draw:layer="layout" svg:width="0.055cm" svg:height="0.161cm" svg:x="3.53cm" svg:y="10.686cm" svg:viewBox="0 0 56 162" svg:d="M56 162h-17v-136c-4 0-4 0-9 4 0 0-4 5-8 5-5 4-5 4-9 4-5 4-9 4-13 4v-17c4 0 8-4 13-4 4-5 9-5 13-10 4 0 9-4 13-4 4-4 8-8 8-8h9z">
          <text:p/>
        </draw:path>
        <draw:path draw:style-name="gr8" draw:text-style-name="P7" draw:layer="layout" svg:width="0.111cm" svg:height="0.157cm" svg:x="3.631cm" svg:y="10.69cm" svg:viewBox="0 0 112 158" svg:d="M95 0v106h17v17h-17v35h-21v-35h-74v-17c5-8 13-17 22-25 4-9 12-17 17-30 8-8 13-17 22-26 4-8 8-17 13-25zM17 106h57v-81c-5 9-9 18-13 26-9 9-14 17-18 21-4 9-9 13-13 17s-8 9-13 17z">
          <text:p/>
        </draw:path>
        <draw:path draw:style-name="gr8" draw:text-style-name="P7" draw:layer="layout" svg:width="0.102cm" svg:height="0.165cm" svg:x="3.763cm" svg:y="10.686cm" svg:viewBox="0 0 103 166" svg:d="M103 80c0 17 0 26-4 39 0 9-5 17-9 26-4 8-13 13-17 17-8 4-13 4-21 4-9 0-17 0-26-4-5-4-9-9-13-17-5-4-9-13-13-26 0-9 0-22 0-34 0-13 0-26 0-38 4-9 8-18 13-26 4-9 8-13 18-17 4-4 12-4 21-4 34 0 51 25 51 80zM86 85c0-47-13-68-34-68s-35 21-35 68c0 43 14 64 35 64s34-21 34-64z">
          <text:p/>
        </draw:path>
        <draw:path draw:style-name="gr8" draw:text-style-name="P7" draw:layer="layout" svg:width="0.102cm" svg:height="0.165cm" svg:x="3.886cm" svg:y="10.686cm" svg:viewBox="0 0 103 166" svg:d="M103 80c0 17 0 26-4 39 0 9-5 17-9 26-4 8-8 13-17 17s-13 4-21 4c-9 0-17 0-21-4-9-4-13-9-17-17-5-4-9-13-14-26 0-9 0-22 0-34 0-13 0-26 5-38 0-9 4-18 9-26 4-9 8-13 17-17 8-4 12-4 21-4 34 0 51 25 51 80zM86 85c0-47-13-68-34-68s-34 21-34 68c0 43 13 64 34 64s34-21 34-64z">
          <text:p/>
        </draw:path>
        <draw:path draw:style-name="gr8" draw:text-style-name="P7" draw:layer="layout" svg:width="0.102cm" svg:height="0.157cm" svg:x="4.009cm" svg:y="10.69cm" svg:viewBox="0 0 103 158" svg:d="M103 8c0 5-4 9-9 17-4 5-8 13-13 22 0 8-5 17-9 25-4 9-9 17-13 30-4 8-8 17-8 25-4 13-4 21-4 31h-22c0-10 5-18 5-27 4-12 8-21 12-29 0-13 5-21 9-30 4-8 8-17 12-25 5-4 9-13 9-17 4-9 9-13 9-17h-81v-13h103z">
          <text:p/>
        </draw:path>
        <draw:path draw:style-name="gr8" draw:text-style-name="P7" draw:layer="layout" svg:width="0.132cm" svg:height="0.14cm" svg:x="5.837cm" svg:y="10.707cm" svg:viewBox="0 0 133 141" svg:d="M0 0h133v17h-27c4 4 4 13 4 17 0 17-4 25-17 35 9 4 13 8 17 17 5 4 5 13 5 21s0 17-5 21c-4 4-8 9-12 13-9 0-13 0-22 0-8 0-16 0-25-4-9-5-17-13-21-26-9-8-17-21-22-42l17-5c5 13 9 22 13 35 4 8 13 12 17 21 5 4 13 4 21 4 5 0 9 0 13-4 4 0 9-5 9-13s-5-13-9-17c0-8-8-13-13-17-4 0-8 0-12 4l-4-18c12 0 21-4 25-8s8-8 8-17c0-4 0-8-4-8 0-5-4-9-8-9h-81z">
          <text:p/>
        </draw:path>
        <draw:path draw:style-name="gr8" draw:text-style-name="P7" draw:layer="layout" svg:width="0.132cm" svg:height="0.14cm" svg:x="5.964cm" svg:y="10.707cm" svg:viewBox="0 0 133 141" svg:d="M111 17v124h-22v-42c-4 4-8 4-12 8-5 0-13 4-17 4-9 0-13-4-17-4-5-4-9-4-13-8-4-5-9-9-9-13-4-9-4-17-4-27v-42h-17v-17h133v17zM89 17h-51v38c0 9 0 14 0 18s0 9 0 9c0 4 5 4 5 4 4 4 8 8 17 8 8 0 12-4 17-4 4-4 12-8 12-13z">
          <text:p/>
        </draw:path>
        <draw:path draw:style-name="gr8" draw:text-style-name="P7" draw:layer="layout" svg:width="0.157cm" svg:height="0.144cm" svg:x="6.096cm" svg:y="10.707cm" svg:viewBox="0 0 158 145" svg:d="M0 17v-17h158v17h-26v124h-17v-81h-4c-4 0-4 0-8 5-5 0-9 4-13 8s-9 13-9 21l-18-4c0-8 5-13 5-21 0 0-5-4-9-4s-8-5-13-5c-8 0-12 5-12 9-5 0-9 4-9 13 0 4 4 8 9 17 0 4 4 8 12 16 5 5 13 9 22 17l-13 13c-9-8-17-13-21-21-9-9-13-13-17-21-5-9-9-17-9-21 0-9 0-17 4-22 5-4 9-8 17-12 5 0 9-4 17-4 5 0 13 4 17 4 5 4 14 4 18 8 9-8 17-12 34-12v-27z">
          <text:p/>
        </draw:path>
        <draw:path draw:style-name="gr8" draw:text-style-name="P7" draw:layer="layout" svg:width="0.221cm" svg:height="0.144cm" svg:x="6.248cm" svg:y="10.703cm" svg:viewBox="0 0 222 145" svg:d="M222 21h-21v124h-22v-34c-4 4-8 8-12 8-9 5-13 5-26 5-8 0-21-5-25-9-8-8-13-17-13-25 0-4 0-9 5-13 0-4 0-8 4-8-9-5-13-9-17-13-4-8-9-13-9-21 0-9 5-18 13-27 4-4 13-8 21-8 9 0 17 4 21 8 5 4 9 9 9 18 0 5-4 13-9 17l-17-8c5 0 5 0 5-4l4-5c0-5-4-5-4-9 0 0-5 0-9 0s-8 0-12 4c0 5-5 10-5 14s5 8 5 13c4 0 8 4 8 4 4 4 8 4 13 4 4 0 8 0 17 0h4 4v13h-4-4c-9 0-13 4-17 8-5 0-9 4-9 13 0 4 4 8 9 13 4 4 8 4 17 4 8 0 12 0 21-4 4-5 8-9 12-13v-69h-12v-17h55zM0 4h82v17h-82zM103 103c-4 4-12 8-21 12-4 4-13 4-26 4-8 0-16 0-21-4-8-4-12-8-18-12-4-9-4-13-4-22 0-12 4-25 14-29 8-9 21-13 38-13 0 0 4 0 9 0 4 4 8 4 8 4v13c-4 0-4 0-8 0-5 0-9 0-9 0-4 0-9 0-9 0l30 38c5 0 5-4 9-8zM31 81c0 9 4 13 9 17 4 5 12 5 16 5 9 0 13 0 18 0l-34-43c-5 4-9 13-9 21z">
          <text:p/>
        </draw:path>
        <draw:path draw:style-name="gr8" draw:text-style-name="P7" draw:layer="layout" svg:width="0.132cm" svg:height="0.14cm" svg:x="6.528cm" svg:y="10.707cm" svg:viewBox="0 0 133 141" svg:d="M0 0h133v17h-26v124h-16v-68h-44v13c0 4 0 8-4 13 0 0-5 0-9 0 0 0-4 0-8-5-4-4-9-8-13-12 0-5-4-9-4-13 0-5 0-5 4-10 0 0 4-4 9-4h69v-38h-91z">
          <text:p/>
        </draw:path>
        <draw:path draw:style-name="gr8" draw:text-style-name="P7" draw:layer="layout" svg:width="0.127cm" svg:height="0.174cm" svg:x="6.656cm" svg:y="10.707cm" svg:viewBox="0 0 128 175" svg:d="M77 128c4-4 9-4 13-8 4-5 4-5 4-13 0-5-4-9-8-14-5-4-9-4-22-4-8 0-17 4-21 9-9 4-9 9-9 17 0 5 0 9 0 13 5 4 9 9 13 13 4 8 13 13 21 21l-8 13c-17-9-26-21-34-30-8-8-13-21-13-34 0-4 5-9 5-13 4-5 4-9 8-13 0-4-4-4-4-9-4-4-4-8-4-17 0-4 0-4 0-8 4-4 4-8 8-8 4-5 8-5 13-5 4-4 8-4 17-4h30v-17h-86v-17h128v17h-26v34h-46c-9 0-9 0-13 0l-4 4c0 0-5 4-5 9 0 0 0 4 5 8l4 4c8-4 17-4 25-4 9 0 18 4 26 4 4 5 8 9 13 13 4 4 4 13 4 18 0 8 0 17-9 21-4 9-12 13-21 13z">
          <text:p/>
        </draw:path>
        <draw:path draw:style-name="gr8" draw:text-style-name="P7" draw:layer="layout" svg:width="0.114cm" svg:height="0.204cm" svg:x="6.728cm" svg:y="10.643cm" svg:viewBox="0 0 115 205" svg:d="M8 65c-4-4-4-9-8-13 0-8 0-12 0-17 0-8 4-17 8-26 9-4 17-9 30-9 8 0 18 5 22 9s13 9 17 18c4 13 9 21 13 38h25v17h-25v123h-17v-123h-22v-17h22c-4-17-9-30-17-34-5-8-10-13-18-13-9 0-13 0-13 5-4 4-8 8-8 17 0 4 4 8 4 12s4 9 4 13zM86 18c0-5 0-5 4-9s4-4 8-4 9 0 9 4c4 4 4 4 4 9s0 9-4 13c0 0-5 0-9 0s-4 0-8 0c-4-4-4-8-4-13z">
          <text:p/>
        </draw:path>
        <draw:path draw:style-name="gr8" draw:text-style-name="P7" draw:layer="layout" svg:width="0.123cm" svg:height="0.174cm" svg:x="6.902cm" svg:y="10.707cm" svg:viewBox="0 0 124 175" svg:d="M73 128c4-4 8-4 12-8 5-5 5-5 5-13 0-5 0-9-5-14-4-4-12-4-21-4-13 0-22 4-26 9-4 4-9 9-9 17 0 5 0 9 5 13 0 4 4 9 8 13 9 8 14 13 26 21l-12 13c-14-9-27-21-35-30-4-8-9-21-9-34 0-4 0-9 5-13 0-5 4-9 8-13-4-4-4-4-8-9 0-4-5-8-5-17 0-4 5-4 5-8s4-8 4-8c4-5 8-5 13-5 4-4 12-4 17-4h30v-17h-81v-17h124v17h-21v34h-52c-5 0-9 0-9 0-4 0-4 4-4 4-4 0-4 4-4 9 0 0 0 4 0 8 4 0 4 4 8 4 4-4 14-4 22-4 13 0 21 4 26 4 8 5 13 9 17 13 0 4 4 13 4 18 0 8-4 17-8 21-5 9-13 13-26 13z">
          <text:p/>
        </draw:path>
        <draw:path draw:style-name="gr8" draw:text-style-name="P7" draw:layer="layout" svg:width="0.076cm" svg:height="0.064cm" svg:x="6.923cm" svg:y="10.643cm" svg:viewBox="0 0 77 65" svg:d="M60 65c-4-4-8-9-13-13-4-4-8-4-8-4-4 0-10-4-14-4s-4 4-8 4-9 0-9 4l-8-18c4-4 8-4 13-4 4 0 8 0 12 0s14 0 18 4c4 6 9 10 13 14 0-8-4-14-9-18 0-4-4-8-8-13-4 0-10 0-14 0s-4 0-8 0h-4l-9-12c9-5 13-5 21-5 10 0 18 0 22 5 9 4 13 12 17 21 5 8 9 22 13 39z">
          <text:p/>
        </draw:path>
        <draw:path draw:style-name="gr8" draw:text-style-name="P7" draw:layer="layout" svg:width="0.026cm" svg:height="0.025cm" svg:x="7.033cm" svg:y="10.826cm" svg:viewBox="0 0 27 26" svg:d="M14 26c-4 0-4 0-10-4 0 0-4-4-4-9s4-5 4-9c6-4 6-4 10-4s8 0 8 4c5 4 5 4 5 9s0 9-5 9c0 4-4 4-8 4z">
          <text:p/>
        </draw:path>
        <draw:path draw:style-name="gr8" draw:text-style-name="P7" draw:layer="layout" svg:width="0.145cm" svg:height="0.157cm" svg:x="8.619cm" svg:y="10.69cm" svg:viewBox="0 0 146 158" svg:d="M146 158h-22l-17-43h-69l-16 43h-22l64-158h17zM99 98l-26-68c0-5 0-9 0-13 0 4-5 8-5 13l-25 68z">
          <text:p/>
        </draw:path>
        <draw:path draw:style-name="gr8" draw:text-style-name="P7" draw:layer="layout" svg:width="0.077cm" svg:height="0.118cm" svg:x="8.776cm" svg:y="10.733cm" svg:viewBox="0 0 78 119" svg:d="M0 111v-17c10 8 22 8 35 8 17 0 26-4 26-13 0-4-4-8-4-8 0-4-5-4-5-8-4 0-4 0-8-5-4 0-9 0-13-5-4 0-9-4-13-4s-4-4-8-9c-5 0-5-4-5-8-5 0-5-4-5-9 0-8 0-12 5-16 5-5 5-9 9-9 4-4 8-4 17-8 4 0 9 0 13 0 13 0 21 0 29 4v17c-8-4-21-9-29-9-4 0-9 0-9 5-4 0-8 0-8 0 0 4-5 4-5 8v4c0 4 0 4 0 9l5 4c4 4 4 4 8 4 5 4 5 4 9 4 4 5 13 5 13 9 4 0 8 4 12 4 4 5 4 10 4 10 5 4 5 8 5 12 0 9 0 13-5 17 0 4-4 4-8 9-4 4-8 4-17 8-4 0-8 0-17 0s-21 0-31-8z">
          <text:p/>
        </draw:path>
        <draw:path draw:style-name="gr8" draw:text-style-name="P7" draw:layer="layout" svg:width="0.094cm" svg:height="0.17cm" svg:x="8.882cm" svg:y="10.677cm" svg:viewBox="0 0 95 171" svg:d="M95 171h-18v-64c0-25-9-38-30-38-9 0-13 5-21 13-4 4-9 17-9 25v64h-17v-171h17v78c9-17 21-21 38-21 26 0 40 12 40 46z">
          <text:p/>
        </draw:path>
        <draw:path draw:style-name="gr8" draw:text-style-name="P7" draw:layer="layout" svg:width="0.089cm" svg:height="0.118cm" svg:x="9.001cm" svg:y="10.733cm" svg:viewBox="0 0 90 119" svg:d="M90 115h-17v-17c-8 13-21 21-34 21s-22-4-30-8c-5-9-9-13-9-26 0-22 13-35 39-39l34-4c0-17-8-30-21-30-17 0-31 9-39 17v-21c8-4 22-8 39-8 25 0 38 12 38 42zM73 59l-25 4c-9 0-18 0-22 5-5 5-5 9-5 17 0 4 0 9 5 13 4 4 9 4 17 4 9 0 17 0 22-8 4-5 8-13 8-26z">
          <text:p/>
        </draw:path>
        <draw:path draw:style-name="gr8" draw:text-style-name="P7" draw:layer="layout" svg:width="0.162cm" svg:height="0.114cm" svg:x="9.111cm" svg:y="10.733cm" svg:viewBox="0 0 163 115" svg:d="M163 0l-35 115h-22l-25-82c0-4 0-8 0-8 0 0 0 4-4 8l-26 82h-17l-34-115h17l26 89c0 0 0 5 0 9h4c0-4 0-4 0-9l25-89h17l26 89c0 0 0 5 0 9 0 0 4-4 4-9l21-89z">
          <text:p/>
        </draw:path>
        <draw:path draw:style-name="gr8" draw:text-style-name="P7" draw:layer="layout" svg:width="0.089cm" svg:height="0.118cm" svg:x="9.285cm" svg:y="10.733cm" svg:viewBox="0 0 90 119" svg:d="M90 115h-17v-17c-8 13-21 21-38 21-8 0-22-4-26-8-9-9-9-13-9-26 0-22 13-35 39-39l34-4c0-17-8-30-25-30-13 0-26 9-39 17v-21c13-4 26-8 39-8 30 0 42 12 42 42zM73 59l-29 4c-9 0-13 0-17 5-5 5-9 9-9 17 0 4 4 9 4 13 5 4 13 4 17 4 9 0 17 0 26-8 4-5 8-13 8-26z">
          <text:p/>
        </draw:path>
        <draw:path draw:style-name="gr8" draw:text-style-name="P7" draw:layer="layout" svg:width="0.098cm" svg:height="0.114cm" svg:x="9.408cm" svg:y="10.733cm" svg:viewBox="0 0 99 115" svg:d="M99 115h-21v-64c0-26-9-39-26-39-9 0-18 5-22 13-8 4-13 18-13 26v64h-17v-115h17v21h5c8-17 16-21 34-21 13 0 26 4 30 12 9 9 13 17 13 35z">
          <text:p/>
        </draw:path>
        <draw:path draw:style-name="gr8" draw:text-style-name="P7" draw:layer="layout" svg:width="0.025cm" svg:height="0.165cm" svg:x="9.536cm" svg:y="10.682cm" svg:viewBox="0 0 26 166" svg:d="M13 25c-4 0-8-4-8-4-5-5-5-5-5-9s0-8 5-8c0-4 4-4 8-4 5 0 5 0 9 4 0 0 4 4 4 8 0 0-4 4-4 9-4 0-4 4-9 4zM22 166h-17v-115h17z">
          <text:p/>
        </draw:path>
        <draw:path draw:style-name="gr8" draw:text-style-name="P7" draw:layer="layout" svg:width="0.11cm" svg:height="0.157cm" svg:x="9.659cm" svg:y="10.69cm" svg:viewBox="0 0 111 158" svg:d="M111 158h-26l-60-73c-4-4-4-4-4-4h-4v77h-17v-158h17v72h4l4-4 60-68h21l-68 76z">
          <text:p/>
        </draw:path>
        <draw:path draw:style-name="gr8" draw:text-style-name="P7" draw:layer="layout" svg:width="0.097cm" svg:height="0.118cm" svg:x="9.786cm" svg:y="10.733cm" svg:viewBox="0 0 98 119" svg:d="M98 115h-21v-17c-8 13-18 21-35 21-29 0-42-17-42-46v-73h21v68c0 26 9 34 25 34 9 0 18 0 23-8 8-5 8-17 8-26v-68h21z">
          <text:p/>
        </draw:path>
        <draw:path draw:style-name="gr8" draw:text-style-name="P7" draw:layer="layout" svg:width="0.076cm" svg:height="0.118cm" svg:x="9.913cm" svg:y="10.733cm" svg:viewBox="0 0 77 119" svg:d="M0 111v-17c10 8 22 8 31 8 17 0 25-4 25-13 0-4 0-8 0-8-4-4-4-4-8-8 0 0-4 0-9-5 0 0-4 0-8-5-4 0-9-4-13-4s-8-4-8-9c-6 0-6-4-10-8 0 0 0-4 0-9 0-8 0-12 4-16 0-5 6-9 10-9 4-4 8-4 13-8 8 0 12 0 17 0 8 0 21 0 25 4v17c-9-4-17-9-25-9-5 0-9 0-13 5h-4c-5 4-5 4-5 8-4 0-4 4-4 4 0 4 0 4 4 9 0 0 0 4 5 4 0 4 4 4 4 4 4 4 8 4 13 4 4 5 8 5 12 9 4 0 9 4 13 4 0 5 4 10 4 10 0 4 4 8 4 12 0 9-4 13-4 17-4 4-8 4-13 9-4 4-8 4-12 8-4 0-13 0-17 0-13 0-21 0-31-8z">
          <text:p/>
        </draw:path>
        <draw:path draw:style-name="gr8" draw:text-style-name="P7" draw:layer="layout" svg:width="0.097cm" svg:height="0.17cm" svg:x="10.015cm" svg:y="10.677cm" svg:viewBox="0 0 98 171" svg:d="M98 171h-21v-64c0-25-8-38-25-38-9 0-17 5-22 13-9 4-9 17-9 25v64h-21v-171h21v78c9-17 22-21 39-21 26 0 38 12 38 46z">
          <text:p/>
        </draw:path>
        <draw:path draw:style-name="gr8" draw:text-style-name="P7" draw:layer="layout" svg:width="0.161cm" svg:height="0.114cm" svg:x="10.129cm" svg:y="10.733cm" svg:viewBox="0 0 162 115" svg:d="M162 0l-33 115h-22l-22-82c-4-4-4-8-4-8 0 0 0 4 0 8l-26 82h-21l-34-115h22l21 89c0 0 0 5 4 9 0-4 0-4 0-9l26-89h17l26 89c0 0 0 5 0 9h4c0 0 0-4 0-9l26-89z">
          <text:p/>
        </draw:path>
        <draw:path draw:style-name="gr8" draw:text-style-name="P7" draw:layer="layout" svg:width="0.089cm" svg:height="0.118cm" svg:x="10.303cm" svg:y="10.733cm" svg:viewBox="0 0 90 119" svg:d="M90 115h-17v-17c-9 13-22 21-39 21-8 0-17-4-25-8-5-9-9-13-9-26 0-22 13-35 39-39l34-4c0-17-9-30-26-30-13 0-26 9-38 17v-21c12-4 25-8 42-8 27 0 39 12 39 42zM73 59l-30 4c-9 0-13 0-17 5-5 5-9 9-9 17 0 4 4 9 9 13 4 4 8 4 13 4 12 0 16 0 25-8 5-5 9-13 9-26z">
          <text:p/>
        </draw:path>
        <draw:path draw:style-name="gr8" draw:text-style-name="P7" draw:layer="layout" svg:width="0.098cm" svg:height="0.17cm" svg:x="10.426cm" svg:y="10.677cm" svg:viewBox="0 0 99 171" svg:d="M99 171h-21v-64c0-25-9-38-26-38-8 0-17 5-21 13-9 4-9 17-9 25v64h-22v-171h22v78c9-17 22-21 39-21 25 0 38 12 38 46z">
          <text:p/>
        </draw:path>
        <draw:path draw:style-name="gr8" draw:text-style-name="P7" draw:layer="layout" svg:width="0.089cm" svg:height="0.118cm" svg:x="10.549cm" svg:y="10.733cm" svg:viewBox="0 0 90 119" svg:d="M90 115h-18v-17c-8 13-21 21-38 21-8 0-17-4-25-8-5-9-9-13-9-26 0-22 13-35 38-39l34-4c0-17-8-30-25-30-13 0-26 9-38 17v-21c12-4 25-8 42-8 26 0 39 12 39 42zM72 59l-29 4c-9 0-13 0-17 5-5 5-9 9-9 17 0 4 4 9 9 13 4 4 8 4 12 4 13 0 17 0 26-8 4-5 8-13 8-26z">
          <text:p/>
        </draw:path>
        <draw:polygon draw:style-name="gr8" draw:text-style-name="P7" draw:layer="layout" svg:width="0.043cm" svg:height="0.195cm" svg:x="10.74cm" svg:y="10.69cm" svg:viewBox="0 0 44 196" draw:points="44,196 0,196 0,0 44,0 44,13 17,13 17,183 44,183">
          <text:p/>
        </draw:polygon>
        <draw:path draw:style-name="gr8" draw:text-style-name="P7" draw:layer="layout" svg:width="0.174cm" svg:height="0.144cm" svg:x="10.859cm" svg:y="10.703cm" svg:viewBox="0 0 175 145" svg:d="M103 98c0 9-5 17-13 21-4 5-13 9-25 9-13 0-26-4-34-13-9-12-23-25-31-51l18-4c4 17 13 30 21 38 9 9 17 13 26 13 4 0 8 0 12-4 4 0 9-4 9-13 0-4-5-8-9-13 0-4-4-8-8-12-4 0-9 0-17 0v-17c13 0 17 0 21-4 4-5 8-9 8-13 0-9 0-14-4-14-4-4-8-4-12-4-9 0-13 0-17 4-5 0-9 0-13 5l-9-18c5 0 9-4 17-4 5-4 13-4 22-4 8 0 16 4 25 8 4 9 8 18 8 27 0 8-4 21-12 25 0 4 0 4 4 4s8 0 17 0c4 0 8 0 13 0 4 0 8 0 12 0v-43h-17v-17h60v17h-26v124h-17v-64c-4 0-8 0-12 0-5 0-9 0-13 0 0 0-4 0-9 0 5 5 5 9 5 17z">
          <text:p/>
        </draw:path>
        <draw:path draw:style-name="gr8" draw:text-style-name="P7" draw:layer="layout" svg:width="0.085cm" svg:height="0.144cm" svg:x="11.037cm" svg:y="10.703cm" svg:viewBox="0 0 86 145" svg:d="M18 103c-4 0-9 0-14-5-4 0-4-4-4-8s0-9 4-13c0 0 6-4 10-4s8 4 8 4c5 0 9 4 13 9 8-5 13-9 17-17 8-5 8-13 8-26 0-8 0-12-4-17-4-9-13-9-21-9-4 0-4 0-8 4-5 0-5 5-5 10 0 0 0 4 5 4 0 4 4 4 8 8 4 0 8 5 17 5l-4 12c-13 0-26-4-30-8-8-9-14-13-14-26 0-5 6-14 10-18s13-8 25-8c4 0 13 4 17 4 9 4 13 8 17 17 4 5 4 14 4 27 0 8 0 16-4 29-8 9-13 13-25 17 8 9 17 13 21 21 8 9 13 17 17 21l-13 9c-8-9-17-17-21-26-9-8-13-12-21-16-4 0-9 0-13 0z">
          <text:p/>
        </draw:path>
        <draw:path draw:style-name="gr8" draw:text-style-name="P7" draw:layer="layout" svg:width="0.131cm" svg:height="0.14cm" svg:x="11.122cm" svg:y="10.707cm" svg:viewBox="0 0 132 141" svg:d="M132 17h-25v124h-17v-38c-4 4-9 8-18 8-4 4-13 4-21 4-9 0-13 0-22-4-4-4-12-8-17-12 0-9-4-13-4-22 0-13 4-26 13-30 8-9 21-13 34-13 4 0 9 0 9 0 4 0 8 4 8 4 4 0 4 0 9 0v17c-5 0-9 0-13-4-4 0-4 0-9 0-12 0-17 4-25 8-5 5-5 10-5 18 0 9 0 13 5 17 4 5 13 5 17 5 8 0 17 0 21-5 9-4 14-8 18-12v-65h-90v-17h132z">
          <text:p/>
        </draw:path>
        <draw:path draw:style-name="gr8" draw:text-style-name="P7" draw:layer="layout" svg:width="0.132cm" svg:height="0.14cm" svg:x="11.249cm" svg:y="10.707cm" svg:viewBox="0 0 133 141" svg:d="M0 0h133v17h-26v124h-17v-68h-43v13c0 4 0 8-5 13 0 0-4 0-8 0s-9 0-13-5c-4-4-8-8-8-12-4-5-4-9-4-13 0-5 0-5 0-10 4 0 8-4 12-4h69v-38h-90z">
          <text:p/>
        </draw:path>
        <draw:path draw:style-name="gr8" draw:text-style-name="P7" draw:layer="layout" svg:width="0.11cm" svg:height="0.204cm" svg:x="11.326cm" svg:y="10.643cm" svg:viewBox="0 0 111 205" svg:d="M8 65c-4-4-4-9-8-13 0-8 0-12 0-17 0-8 4-17 8-26 8-4 17-9 25-9 13 0 17 5 27 9 4 4 12 9 17 18 4 13 8 21 12 38h22v17h-22v123h-17v-123h-22v-17h18c-4-17-8-30-13-34-5-8-9-13-17-13-9 0-13 0-17 5 0 4-5 8-5 17 0 4 0 8 5 12 0 4 4 9 4 13z">
          <text:p/>
        </draw:path>
        <draw:path draw:style-name="gr8" draw:text-style-name="P7" draw:layer="layout" svg:width="0.178cm" svg:height="0.14cm" svg:x="11.499cm" svg:y="10.707cm" svg:viewBox="0 0 179 141" svg:d="M179 17h-77v47c9-9 17-13 26-13 12 0 21 4 25 8 9 10 9 18 9 27 0 8 0 17-5 25 0 9-4 13-8 21l-17-8c4-4 4-9 8-17 5-4 5-13 5-17 0-8 0-13-5-17-4-4-8-4-12-4-9 0-17 4-26 13v59h-17v-38c-4 4-8 4-17 8-4 4-8 4-17 4-8 0-17 0-21-4-8-4-13-8-17-12-4-5-4-13-4-22 0-13 4-22 13-30 8-9 21-13 33-13 5 0 5 0 13 4 4 0 4 0 9 0v17c-5 0-9 0-13-4-4 0-4 0-9 0-8 0-17 4-21 8-4 5-8 10-8 18 0 9 4 13 8 17 4 5 9 5 17 5 4 0 13 0 17-5 4-4 13-8 17-12v-65h-85v-17h179z">
          <text:p/>
        </draw:path>
        <draw:path draw:style-name="gr8" draw:text-style-name="P7" draw:layer="layout" svg:width="0.11cm" svg:height="0.063cm" svg:x="11.567cm" svg:y="10.847cm" svg:viewBox="0 0 111 64" svg:d="M48 4c8-4 17-4 25-4 13 0 21 4 30 8 4 5 8 14 8 23 0 12-4 16-12 25-5 4-17 8-30 8s-25-4-39-12c-8-5-21-13-30-26l13-13c9 9 13 18 17 22 9 4 14 8 18 8 8 4 13 4 21 4 17 0 25-4 25-16 0-5 0-9-4-14-4 0-8-4-12-4-5 0-9 4-13 4s-4 0-9 5z">
          <text:p/>
        </draw:path>
        <draw:path draw:style-name="gr8" draw:text-style-name="P7" draw:layer="layout" svg:width="0.148cm" svg:height="0.144cm" svg:x="11.682cm" svg:y="10.703cm" svg:viewBox="0 0 149 145" svg:d="M17 103c-5 0-9 0-13-5-4 0-4-4-4-8s0-9 4-13c4 0 4-4 8-4 5 0 9 4 9 4 4 0 8 4 13 9 8-5 12-9 17-17 8-5 8-13 8-26 0-8 0-12-4-17-4-9-13-9-21-9-5 0-5 0-9 4-4 0-4 5-4 10 0 0 0 4 4 4 0 4 4 4 9 8 4 0 8 5 17 5l-5 12c-12 0-25-4-29-8-9-9-13-13-13-26 0-5 4-14 8-18 5-4 13-8 26-8 4 0 13 4 21 4 4 4 9 8 13 17 4 5 4 14 4 27 0 8 0 16-4 29-9 9-13 13-26 17 9 9 17 13 22 21 8 9 12 17 18 21l-14 9c-9-9-17-17-21-26-9-8-13-12-22-16-4 0-8 0-12 0zM128 21v124h-21v-124h-21v-17h63v17z">
          <text:p/>
        </draw:path>
        <draw:path draw:style-name="gr8" draw:text-style-name="P7" draw:layer="layout" svg:width="0.131cm" svg:height="0.14cm" svg:x="11.826cm" svg:y="10.707cm" svg:viewBox="0 0 132 141" svg:d="M132 17h-21v124h-21v-38c-4 4-8 8-13 8-4 4-12 4-21 4-8 0-17 0-21-4-10-4-14-8-18-12-4-9-4-13-4-22 0-13 4-26 12-30 10-9 23-13 35-13 5 0 5 0 9 0s4 4 8 4c5 0 5 0 9 0l-4 17c0 0-5 0-9-4-4 0-8 0-13 0-8 0-12 4-21 8-4 5-10 10-10 18 0 9 6 13 10 17 4 5 13 5 17 5 9 0 17 0 21-5 5-4 13-8 13-12v-65h-90v-17h132z">
          <text:p/>
        </draw:path>
        <draw:polygon draw:style-name="gr8" draw:text-style-name="P7" draw:layer="layout" svg:width="0.064cm" svg:height="0.14cm" svg:x="11.953cm" svg:y="10.707cm" svg:viewBox="0 0 65 141" draw:points="43,17 43,141 22,141 22,17 0,17 0,0 65,0 65,17">
          <text:p/>
        </draw:polygon>
        <draw:path draw:style-name="gr8" draw:text-style-name="P7" draw:layer="layout" svg:width="0.123cm" svg:height="0.174cm" svg:x="12.017cm" svg:y="10.707cm" svg:viewBox="0 0 124 175" svg:d="M72 128c4-4 8-4 13-8 4-5 4-5 4-13 0-5 0-9-4-14-5-4-13-4-22-4-12 0-21 4-25 9-4 4-8 9-8 17 0 5 0 9 4 13 0 4 4 9 8 13 4 8 13 13 26 21l-13 13c-13-9-25-21-34-30-4-8-8-21-8-34 0-4 0-9 4-13 0-5 4-9 8-13-4-4-8-4-8-9 0-4-4-8-4-17 0-4 0-4 4-8 0-4 4-8 4-8 4-5 9-5 13-5 4-4 8-4 17-4h29v-17h-80v-17h124v17h-27v34h-46c-5 0-9 0-9 0-4 0-4 4-8 4 0 0 0 4 0 9 0 0 0 4 0 8l4 4c8-4 17-4 25-4 9 0 17 4 26 4 8 5 13 9 13 13 5 4 9 13 9 18 0 8-4 17-9 21-9 9-13 13-26 13z">
          <text:p/>
        </draw:path>
        <draw:polygon draw:style-name="gr8" draw:text-style-name="P7" draw:layer="layout" svg:width="0.064cm" svg:height="0.14cm" svg:x="12.135cm" svg:y="10.707cm" svg:viewBox="0 0 65 141" draw:points="39,17 39,141 22,141 22,17 0,17 0,0 65,0 65,17">
          <text:p/>
        </draw:polygon>
        <draw:polygon draw:style-name="gr8" draw:text-style-name="P7" draw:layer="layout" svg:width="0.042cm" svg:height="0.195cm" svg:x="12.263cm" svg:y="10.69cm" svg:viewBox="0 0 43 196" draw:points="43,196 0,196 0,183 26,183 26,13 0,13 0,0 43,0">
          <text:p/>
        </draw:polygon>
        <draw:path draw:style-name="gr8" draw:text-style-name="P7" draw:layer="layout" svg:width="0.055cm" svg:height="0.161cm" svg:x="14.095cm" svg:y="10.686cm" svg:viewBox="0 0 56 162" svg:d="M56 162h-17v-137c0 0-4 0-4 5-4 0-8 4-13 4 0 4-4 4-8 4-5 4-10 4-14 4v-17c4 0 9-4 14-4 4-4 8-4 13-8 4 0 8-5 12-9 5 0 9-4 13-4h4z">
          <text:p/>
        </draw:path>
        <draw:path draw:style-name="gr8" draw:text-style-name="P7" draw:layer="layout" svg:width="0.055cm" svg:height="0.161cm" svg:x="14.218cm" svg:y="10.686cm" svg:viewBox="0 0 56 162" svg:d="M56 162h-18v-136c0 0-4 0-4 4-4 0-8 5-13 5 0 4-4 4-8 4-4 4-9 4-13 4v-17c4 0 9-4 13-4 4-5 8-5 17-10 4 0 8-4 8-4 5-4 9-8 13-8h5z">
          <text:p/>
        </draw:path>
        <draw:path draw:style-name="gr8" draw:text-style-name="P7" draw:layer="layout" svg:width="0.131cm" svg:height="0.14cm" svg:x="14.901cm" svg:y="10.707cm" svg:viewBox="0 0 132 141" svg:d="M107 17v124h-18v-42c-4 4-8 4-13 8-8 0-12 4-21 4-4 0-8-4-17-4-4-4-8-4-13-8 0-5-4-9-8-13 0-9 0-17 0-27v-42h-17v-17h132v17zM89 17h-55v38c0 9 0 14 0 18s4 9 4 9c0 4 0 4 4 4 5 4 9 8 17 8 5 0 13-4 17-4 5-4 9-8 13-13z">
          <text:p/>
        </draw:path>
        <draw:path draw:style-name="gr8" draw:text-style-name="P7" draw:layer="layout" svg:width="0.106cm" svg:height="0.063cm" svg:x="14.926cm" svg:y="10.847cm" svg:viewBox="0 0 107 64" svg:d="M48 4c9-4 17-4 25-4 13 0 22 4 26 8 8 5 8 14 8 23 0 12 0 16-8 25-9 4-17 8-30 8-17 0-29-4-39-12-13-5-21-13-30-26l13-13c4 9 13 18 17 22s14 8 18 8c4 4 13 4 21 4 17 0 26-4 26-16 0-5-5-9-9-14-4 0-8-4-13-4-4 0-8 4-8 4-4 0-8 0-13 5z">
          <text:p/>
        </draw:path>
        <draw:path draw:style-name="gr8" draw:text-style-name="P7" draw:layer="layout" svg:width="0.025cm" svg:height="0.025cm" svg:x="15.041cm" svg:y="10.526cm" svg:viewBox="0 0 26 26" svg:d="M13 26c-4 0-4 0-9-4 0 0-4-4-4-9s0-5 4-9c5-4 5-4 9-4s8 0 8 4c5 4 5 4 5 9s0 9-5 9c0 4-4 4-8 4z">
          <text:p/>
        </draw:path>
        <draw:path draw:style-name="gr8" draw:text-style-name="P7" draw:layer="layout" svg:width="0.127cm" svg:height="0.157cm" svg:x="16.466cm" svg:y="10.69cm" svg:viewBox="0 0 128 158" svg:d="M0 158v-158h42c55 0 86 26 86 76 0 26-8 47-26 60-13 18-34 22-60 22zM17 17v123h25c22 0 34-4 47-17 13-8 17-25 17-47 0-42-21-59-64-59z">
          <text:p/>
        </draw:path>
        <draw:path draw:style-name="gr8" draw:text-style-name="P7" draw:layer="layout" svg:width="0.101cm" svg:height="0.118cm" svg:x="16.615cm" svg:y="10.733cm" svg:viewBox="0 0 102 119" svg:d="M102 63h-86c5 14 5 22 13 31 4 8 17 8 26 8 12 0 25-4 38-13v17c-13 9-26 13-43 13s-29-4-38-17c-8-8-12-25-12-43 0-17 4-34 16-42 9-13 22-17 34-17 17 0 30 4 38 12 9 9 14 26 14 43zM80 46c0-8-4-17-8-25-5-4-13-9-22-9-8 0-12 5-21 13-4 4-8 13-8 21z">
          <text:p/>
        </draw:path>
        <draw:path draw:style-name="gr8" draw:text-style-name="P7" draw:layer="layout" svg:width="0.102cm" svg:height="0.118cm" svg:x="16.733cm" svg:y="10.733cm" svg:viewBox="0 0 103 119" svg:d="M103 63h-81c0 14 4 22 8 31 8 8 17 8 25 8 17 0 26-4 39-13v17c-8 9-26 13-43 13-13 0-25-4-38-17-8-8-13-25-13-43 0-17 5-34 17-42 9-13 21-17 38-17 13 0 26 4 35 12 9 9 13 26 13 43zM81 46c0-8 0-17-4-25-9-4-13-9-22-9-8 0-17 5-25 13-4 4-8 13-8 21z">
          <text:p/>
        </draw:path>
        <draw:path draw:style-name="gr8" draw:text-style-name="P7" draw:layer="layout" svg:width="0.105cm" svg:height="0.169cm" svg:x="16.861cm" svg:y="10.733cm" svg:viewBox="0 0 106 170" svg:d="M21 101v69h-21v-170h21v21c8-13 21-21 38-21s25 4 34 12c9 13 13 26 13 43 0 21-4 33-13 46s-21 17-38 17-26-4-34-17zM21 55v12c0 13 0 21 8 26 4 8 13 8 21 8 13 0 22-4 26-13 8-8 13-16 13-33 0-13-5-22-9-30-8-8-17-13-25-13-13 0-22 5-26 13-8 8-8 17-8 30z">
          <text:p/>
        </draw:path>
        <draw:path draw:style-name="gr8" draw:text-style-name="P7" draw:layer="layout" svg:width="0.101cm" svg:height="0.118cm" svg:x="16.988cm" svg:y="10.733cm" svg:viewBox="0 0 102 119" svg:d="M102 63h-81c0 14 0 22 8 31 10 8 18 8 27 8 13 0 25-4 38-13v17c-13 9-25 13-42 13-13 0-27-4-39-17-9-8-13-25-13-43 0-17 4-34 17-42 8-13 22-17 39-17 13 0 25 4 34 12 8 9 12 26 12 43zM81 46c0-8 0-17-8-25-4-4-9-9-17-9-13 0-17 5-27 13-4 4-8 13-8 21z">
          <text:p/>
        </draw:path>
        <draw:path draw:style-name="gr8" draw:text-style-name="P7" draw:layer="layout" svg:width="0.097cm" svg:height="0.114cm" svg:x="17.115cm" svg:y="10.733cm" svg:viewBox="0 0 98 115" svg:d="M98 115h-21v-64c0-26-8-39-25-39-9 0-17 5-21 13-9 4-9 18-9 26v64h-22v-115h22v21c9-17 21-21 38-21 9 0 22 4 26 12 8 9 12 17 12 35z">
          <text:p/>
        </draw:path>
        <draw:path draw:style-name="gr8" draw:text-style-name="P7" draw:layer="layout" svg:width="0.106cm" svg:height="0.173cm" svg:x="17.238cm" svg:y="10.678cm" svg:viewBox="0 0 107 174" svg:d="M107 170h-22v-17c-9 13-21 21-38 21-13 0-26-4-34-17-9-8-13-21-13-39 0-21 4-38 13-46 12-13 25-17 38-17 17 0 30 4 34 17v-72h22zM85 118v-17c0-8 0-17-9-21-4-8-12-13-21-13-13 0-21 5-25 13-9 8-13 21-13 34s4 26 13 35c4 4 12 8 21 8 13 0 21 0 25-8 9-9 9-18 9-31z">
          <text:p/>
        </draw:path>
        <draw:path draw:style-name="gr8" draw:text-style-name="P7" draw:layer="layout" svg:width="0.06cm" svg:height="0.114cm" svg:x="17.382cm" svg:y="10.733cm" svg:viewBox="0 0 61 115" svg:d="M61 21c-5-4-10-4-18-4-9 0-13 4-17 12-9 4-9 18-9 31v55h-17v-115h17v25c4-8 9-13 13-17 4-8 8-8 17-8 4 0 9 0 14 0z">
          <text:p/>
        </draw:path>
        <draw:path draw:style-name="gr8" draw:text-style-name="P7" draw:layer="layout" svg:width="0.093cm" svg:height="0.118cm" svg:x="17.45cm" svg:y="10.733cm" svg:viewBox="0 0 94 119" svg:d="M94 115h-22v-17c-8 13-17 21-34 21-13 0-21-4-25-8-9-9-13-13-13-26 0-22 13-35 38-39l34-4c0-17-8-30-21-30-17 0-26 9-38 17v-21c12-4 25-8 38-8 25 0 43 12 43 42zM72 59l-25 4c-9 0-17 0-22 5-4 5-4 9-4 17 0 4 0 9 4 13 5 4 9 4 17 4 9 0 17 0 22-8 8-5 8-13 8-26z">
          <text:p/>
        </draw:path>
        <draw:polygon draw:style-name="gr8" draw:text-style-name="P7" draw:layer="layout" svg:width="0.042cm" svg:height="0.195cm" svg:x="17.641cm" svg:y="10.69cm" svg:viewBox="0 0 43 196" draw:points="43,196 0,196 0,0 43,0 43,13 17,13 17,183 43,183">
          <text:p/>
        </draw:polygon>
        <draw:path draw:style-name="gr8" draw:text-style-name="P7" draw:layer="layout" svg:width="0.055cm" svg:height="0.161cm" svg:x="17.777cm" svg:y="10.686cm" svg:viewBox="0 0 56 162" svg:d="M56 162h-17v-137c0 0-5 0-9 5 0 0-4 4-8 4-4 4-4 4-10 4-4 4-8 4-12 4v-17c4 0 8-4 12-4 6-4 10-4 14-8 4 0 8-5 13-9 4 0 8-4 13-4h4z">
          <text:p/>
        </draw:path>
        <draw:path draw:style-name="gr8" draw:text-style-name="P7" draw:layer="layout" svg:width="0.055cm" svg:height="0.161cm" svg:x="17.9cm" svg:y="10.686cm" svg:viewBox="0 0 56 162" svg:d="M56 162h-17v-137c0 0-5 0-5 5-4 0-8 4-12 4 0 4-4 4-9 4-4 4-8 4-13 4v-17c5 0 9-4 13-4 5-4 9-4 13-8 4 0 8-5 13-9 4 0 8-4 12-4h5z">
          <text:p/>
        </draw:path>
        <draw:polygon draw:style-name="gr8" draw:text-style-name="P7" draw:layer="layout" svg:width="0.093cm" svg:height="0.187cm" svg:x="17.997cm" svg:y="10.69cm" svg:viewBox="0 0 94 188" draw:points="94,0 17,188 0,188 76,0">
          <text:p/>
        </draw:polygon>
        <draw:path draw:style-name="gr8" draw:text-style-name="P7" draw:layer="layout" svg:width="0.102cm" svg:height="0.165cm" svg:x="18.099cm" svg:y="10.686cm" svg:viewBox="0 0 103 166" svg:d="M103 80c0 17 0 26-5 39 0 9-4 17-8 26-4 8-8 13-17 17s-13 4-21 4c-9 0-17 0-23-4-8-4-12-9-16-17-5-4-9-13-13-26 0-9 0-22 0-34 0-13 0-26 4-38 0-9 4-18 9-26 4-9 8-13 16-17 10-4 14-4 23-4 34 0 51 25 51 80zM86 85c0-47-13-68-34-68-23 0-35 21-35 68 0 43 12 64 35 64 21 0 34-21 34-64z">
          <text:p/>
        </draw:path>
        <draw:path draw:style-name="gr8" draw:text-style-name="P7" draw:layer="layout" svg:width="0.094cm" svg:height="0.165cm" svg:x="18.226cm" svg:y="10.686cm" svg:viewBox="0 0 95 166" svg:d="M95 119c0 5-5 13-5 17-4 9-8 13-12 17-5 5-13 9-17 9-9 4-18 4-27 4-12 0-25-4-34-8v-22c9 9 22 13 38 13 5 0 9 0 14 0 4 0 9-4 13-8 4 0 4-5 8-9 0-4 0-8 0-13 0-22-12-30-43-30h-13v-17h13c26 0 39-8 39-30 0-17-8-25-31-25-12 0-21 0-34 8v-17c13-4 26-8 39-8 4 0 13 0 18 4 4 0 12 4 12 4 5 5 9 9 13 13 0 4 0 13 0 17 0 21-8 34-30 42 5 0 9 0 13 5 4 0 9 4 13 4 4 4 8 8 8 13 0 4 5 8 5 17z">
          <text:p/>
        </draw:path>
        <draw:polygon draw:style-name="gr8" draw:text-style-name="P7" draw:layer="layout" svg:width="0.094cm" svg:height="0.187cm" svg:x="18.332cm" svg:y="10.69cm" svg:viewBox="0 0 95 188" draw:points="95,0 17,188 0,188 78,0">
          <text:p/>
        </draw:polygon>
        <draw:path draw:style-name="gr8" draw:text-style-name="P7" draw:layer="layout" svg:width="0.098cm" svg:height="0.161cm" svg:x="18.438cm" svg:y="10.686cm" svg:viewBox="0 0 99 162" svg:d="M73 43c0-4 0-8 0-13-4 0-4-4-8-8-4 0-4-5-9-5-4 0-8 0-12 0-6 0-10 0-10 0-4 0-8 0-13 5 0 0-4 4-8 4-4 4-4 9-8 9v-18c4-9 12-9 16-13 9-4 13-4 27-4 4 0 13 0 17 4 4 0 8 4 13 8 4 0 8 10 12 14 0 4 0 9 0 17 0 9 0 13 0 17 0 5-4 13-8 17 0 4-4 9-9 13-4 4-8 8-17 13-8 4-12 8-18 12-4 5-8 9-12 9-5 4-5 8-5 12-4 5-4 9-4 13h82v13h-99v-4c0-9 0-13 0-22 0-4 5-8 9-12s8-9 12-17c5-4 13-9 23-13 4-4 8-8 12-13 5-4 9-8 13-12 0-4 0-9 4-13 0 0 0-4 0-13z">
          <text:p/>
        </draw:path>
        <draw:path draw:style-name="gr8" draw:text-style-name="P7" draw:layer="layout" svg:width="0.106cm" svg:height="0.165cm" svg:x="18.557cm" svg:y="10.686cm" svg:viewBox="0 0 107 166" svg:d="M107 80c0 17-4 26-4 39-4 9-4 17-13 26-4 8-8 13-17 17-4 4-13 4-21 4-10 0-18 0-22-4s-13-9-17-17c-4-4-9-13-9-26-4-9-4-22-4-34 0-13 0-26 4-38 5-9 5-18 9-26 4-9 13-13 17-17 8-4 18-4 26-4 34 0 51 25 51 80zM86 85c0-47-9-68-30-68-26 0-35 21-35 68 0 43 9 64 31 64 25 0 34-21 34-64z">
          <text:p/>
        </draw:path>
        <draw:path draw:style-name="gr8" draw:text-style-name="P7" draw:layer="layout" svg:width="0.055cm" svg:height="0.161cm" svg:x="18.697cm" svg:y="10.686cm" svg:viewBox="0 0 56 162" svg:d="M56 162h-17v-137c-4 0-4 0-9 5 0 0-5 4-9 4-4 4-8 4-8 4-4 4-9 4-13 4v-17c4 0 9-4 13-4 4-4 8-4 12-8 5 0 10-5 14-9 4 0 9-4 9-4h8z">
          <text:p/>
        </draw:path>
        <draw:path draw:style-name="gr8" draw:text-style-name="P7" draw:layer="layout" svg:width="0.094cm" svg:height="0.165cm" svg:x="18.807cm" svg:y="10.686cm" svg:viewBox="0 0 95 166" svg:d="M95 119c0 5 0 13-5 17 0 9-4 13-8 17-9 5-13 9-21 9-5 4-13 4-21 4-18 0-27-4-40-8v-22c13 9 27 13 40 13 4 0 12 0 16 0 5 0 9-4 9-8 4 0 8-5 8-9 5-4 5-8 5-13 0-22-17-30-47-30h-14v-17h14c25 0 38-8 38-30 0-17-8-25-29-25-9 0-23 0-31 8v-17c8-4 22-8 35-8 8 0 12 0 21 4 4 0 8 4 13 4 4 5 8 9 8 13 4 4 4 13 4 17 0 21-12 34-34 42 9 0 13 0 17 5 5 0 9 4 13 4 4 4 4 8 9 13 0 4 0 8 0 17z">
          <text:p/>
        </draw:path>
        <draw:polygon draw:style-name="gr8" draw:text-style-name="P7" draw:layer="layout" svg:width="0.043cm" svg:height="0.195cm" svg:x="18.985cm" svg:y="10.69cm" svg:viewBox="0 0 44 196" draw:points="44,196 0,196 0,183 27,183 27,13 0,13 0,0 44,0">
          <text:p/>
        </draw:polygon>
        <draw:frame draw:style-name="gr4" draw:text-style-name="P4" draw:layer="layout" svg:width="1.499cm" svg:height="0.278cm" svg:x="1.588cm" svg:y="11.595cm">
          <draw:image xlink:href="Pictures/100000000000009A0000002478A96CAD.jpg" xlink:type="simple" xlink:show="embed" xlink:actuate="onLoad" draw:mime-type="image/jpeg">
            <text:p/>
          </draw:image>
        </draw:frame>
        <draw:path draw:style-name="gr5" draw:text-style-name="P5" draw:layer="layout" svg:width="0.178cm" svg:height="0.141cm" svg:x="5.824cm" svg:y="11.606cm" svg:viewBox="0 0 179 142" svg:d="M179 18h-73v46c9-8 17-12 26-12 14 0 18 4 26 8 4 8 9 17 9 30 0 4 0 12-5 21 0 9-4 17-8 21l-18-8c5-4 5-9 10-17 4-5 4-13 4-17 0-9 0-13-4-17-5-5-10-5-14-5-9 0-17 5-26 17v57h-17v-40c-4 5-8 5-16 9-5 4-13 4-18 4-8 0-17 0-21-4-8-4-13-9-17-13s-4-13-4-21c0-13 4-21 13-30 8-8 17-12 34-12 0 0 4 0 8 4 5 0 9 0 13 0l-4 17c0 0-4 0-9-4-4 0-4 0-8 0-9 0-17 4-22 8-4 4-8 8-8 17 0 8 4 13 8 17 5 4 9 4 17 4 5 0 13 0 18-4 4-4 8-9 16-13v-63h-89v-18h179z">
          <text:p/>
        </draw:path>
        <draw:polygon draw:style-name="gr5" draw:text-style-name="P5" draw:layer="layout" svg:width="0.064cm" svg:height="0.139cm" svg:x="5.998cm" svg:y="11.606cm" svg:viewBox="0 0 65 140" draw:points="44,18 44,140 23,140 23,18 0,18 0,0 65,0 65,18">
          <text:p/>
        </draw:polygon>
        <draw:path draw:style-name="gr5" draw:text-style-name="P5" draw:layer="layout" svg:width="0.136cm" svg:height="0.141cm" svg:x="6.062cm" svg:y="11.606cm" svg:viewBox="0 0 137 142" svg:d="M80 90c-4 0-8 4-12 4-5 0-9 0-13 4-9-4-13-8-17-17-4-4-8-13-8-21 0-4 0-4 4-8 0-5 0-5 4-9s8-4 13-4c4-4 12-4 17-4h22v-17h-90v-18h137v18h-26v34h-43c-5 0-9 0-13 0 0 0 0 4-4 4 0 0-5 4-5 8s5 4 5 9c4 0 4 4 8 4s13 0 21 0c14 0 22 0 31 8 9 5 13 13 13 22 0 13-4 21-13 25-9 10-21 10-35 10-17 0-30 0-42-10-9-4-21-17-30-25l13-13c8 13 17 21 29 26 9 4 17 4 30 4 18 0 26-4 26-17 0-5 0-9-4-13-4 0-8-4-18-4z">
          <text:p/>
        </draw:path>
        <draw:path draw:style-name="gr5" draw:text-style-name="P5" draw:layer="layout" svg:width="0.06cm" svg:height="0.064cm" svg:x="6.138cm" svg:y="11.542cm" svg:viewBox="0 0 61 65" svg:d="M13 65c-4-5-9-9-9-17-4-4-4-9-4-17 0-9 4-18 9-22 8-5 16-9 26-9 4 0 9 0 13 0 4 4 8 4 13 4l-5 18c-4 0-4-5-8-5s-9 0-9 0c-8 0-14 0-18 5 0 5-4 9-4 13s0 9 4 17c0 4 4 8 10 13z">
          <text:p/>
        </draw:path>
        <draw:path draw:style-name="gr5" draw:text-style-name="P5" draw:layer="layout" svg:width="0.169cm" svg:height="0.204cm" svg:x="6.257cm" svg:y="11.542cm" svg:viewBox="0 0 170 205" svg:d="M17 81h-17v-17h17c0-5-4-9-4-13s0-8 0-13c0-8 4-21 12-25 9-9 21-13 34-13 23 0 44 4 61 17 12 13 29 30 42 47h-21c-21-30-47-47-77-47-13 0-22 0-26 9-4 4-8 8-8 17 0 4 0 8 0 12 4 4 4 4 8 9h21v17h-21v124h-21zM145 17c0 0 4-4 4-8 5 0 5-5 9-5s8 5 8 5c4 4 4 4 4 8s0 9-4 13c0 0-4 0-8 0s-4 0-9 0c0-4-4-9-4-13z">
          <text:p/>
        </draw:path>
        <draw:path draw:style-name="gr5" draw:text-style-name="P5" draw:layer="layout" svg:width="0.132cm" svg:height="0.144cm" svg:x="6.316cm" svg:y="11.606cm" svg:viewBox="0 0 133 145" svg:d="M9 132l39-26c-8 0-14-5-18-9s-8-8-8-13c-5-8-5-17-5-25v-42h-17v-17h133v17h-22v124h-21v-44l-68 48zM90 17h-56v42c0 4 0 8 0 13 6 4 6 8 6 8 0 4 4 4 4 4 4 5 8 9 17 9 4 0 12-4 17-4 4-5 8-9 12-13z">
          <text:p/>
        </draw:path>
        <draw:path draw:style-name="gr5" draw:text-style-name="P5" draw:layer="layout" svg:width="0.119cm" svg:height="0.141cm" svg:x="6.443cm" svg:y="11.606cm" svg:viewBox="0 0 120 142" svg:d="M120 18h-35v46h-12c-5 0-13 0-17 0-5 0-9 4-13 4-8 9-13 13-13 26 0 8 5 13 5 17 4 4 8 9 12 13 9 0 13 0 21 0 9 0 13 0 22 0 4-4 8-4 18-9l4 17c-4 4-14 4-22 10-5 0-13 0-22 0-12 0-21 0-29-6-9-4-13-8-17-16-9-9-9-18-9-26 0-13 0-21 9-26 4-8 13-12 21-16 8-5 17-5 25-5v-29h-68v-18h120z">
          <text:p/>
        </draw:path>
        <draw:path draw:style-name="gr5" draw:text-style-name="P5" draw:layer="layout" svg:width="0.144cm" svg:height="0.204cm" svg:x="6.622cm" svg:y="11.542cm" svg:viewBox="0 0 145 205" svg:d="M21 81h-21v-17h21c-4-5-4-9-4-13-5-4-5-8-5-13 0-12 5-21 13-29 9-5 21-9 34-9 18 0 35 4 48 17 17 13 29 26 38 47h-17c-13-17-21-26-30-34-13-9-26-13-35-13-12 0-17 0-25 4-4 5-4 13-4 22 0 4 0 8 0 8 0 4 4 8 4 13h25v17h-21v124h-21z">
          <text:p/>
        </draw:path>
        <draw:path draw:style-name="gr5" draw:text-style-name="P5" draw:layer="layout" svg:width="0.123cm" svg:height="0.157cm" svg:x="6.681cm" svg:y="11.606cm" svg:viewBox="0 0 124 158" svg:d="M99 158c-5-9-9-13-9-17-4-5-8-13-8-13-5 0-5 0-9 0h-4c-8 0-13 0-21-4-5 0-13-4-17-9-5 0-10-8-14-13-4-4-4-12-4-21 0-8 0-13 4-17 0-4 4-8 9-12 5-5 13-9 17-9 9-4 18-4 26-4v-21h-69v-18h124v18h-34v38h-13c-8 0-16 0-21 0-4 0-8 4-13 4-4 4-8 4-8 8-4 5-4 9-4 13 0 9 4 17 8 21 9 5 17 9 30 9h4c0-4 0-9 0-9 0-4 0-8 4-12 5 0 9-5 13-5s9 5 13 9 4 8 4 13c0 4 0 8 0 8-4 5-8 5-8 9s4 8 4 8c4 4 4 9 8 17z">
          <text:p/>
        </draw:path>
        <draw:path draw:style-name="gr5" draw:text-style-name="P5" draw:layer="layout" svg:width="0.127cm" svg:height="0.141cm" svg:x="6.804cm" svg:y="11.606cm" svg:viewBox="0 0 128 142" svg:d="M0 0h128v18h-22v124h-21v-69h-38v12c0 5-5 9-5 13-4 0-4 0-8 0s-9 0-13-4-8-9-8-13c-4-4-4-8-4-13 0-4 0-4 0-8 4 0 8 0 12 0h64v-42h-85z">
          <text:p/>
        </draw:path>
        <draw:polygon draw:style-name="gr5" draw:text-style-name="P5" draw:layer="layout" svg:width="0.06cm" svg:height="0.141cm" svg:x="6.931cm" svg:y="11.606cm" svg:viewBox="0 0 61 142" draw:points="39,18 39,142 18,142 18,18 0,18 0,0 61,0 61,18">
          <text:p/>
        </draw:polygon>
        <draw:path draw:style-name="gr5" draw:text-style-name="P5" draw:layer="layout" svg:width="0.021cm" svg:height="0.026cm" svg:x="6.948cm" svg:y="11.559cm" svg:viewBox="0 0 22 27" svg:d="M0 14c0-4 0-9 0-9 4-5 9-5 9-5 4 0 9 0 13 5 0 0 0 5 0 9s0 4 0 8c-4 5-9 5-13 5 0 0-5 0-9-5 0-4 0-4 0-8z">
          <text:p/>
        </draw:path>
        <draw:path draw:style-name="gr5" draw:text-style-name="P5" draw:layer="layout" svg:width="0.178cm" svg:height="0.141cm" svg:x="6.991cm" svg:y="11.606cm" svg:viewBox="0 0 179 142" svg:d="M179 18h-77v46c9-8 17-12 26-12 13 0 21 4 26 8 4 8 8 17 8 30 0 4 0 12-4 21 0 9-4 17-9 21l-17-8c4-4 4-9 9-17 4-5 4-13 4-17 0-9 0-13-4-17-5-5-9-5-13-5-9 0-17 5-26 17v57h-16v-40c-5 5-9 5-17 9-5 4-9 4-17 4-9 0-18 0-23-4-8-4-12-9-16-13-5-4-5-13-5-21 0-13 5-21 13-30 8-8 22-12 35-12 4 0 4 0 8 4 9 0 9 0 13 0v17c-4 0-8 0-13-4-4 0-4 0-8 0-9 0-18 4-22 8-5 4-9 8-9 17 0 8 4 13 9 17 4 4 9 4 18 4 4 0 12 0 17-4 4-4 8-9 17-13v-63h-86v-18h179z">
          <text:p/>
        </draw:path>
        <draw:path draw:style-name="gr5" draw:text-style-name="P5" draw:layer="layout" svg:width="0.026cm" svg:height="0.119cm" svg:x="7.177cm" svg:y="11.631cm" svg:viewBox="0 0 27 120" svg:d="M14 26c-5 0-9-5-9-5-5-4-5-4-5-8s0-9 5-9c0-4 4-4 9-4 0 0 4 0 9 4 0 0 4 5 4 9s-4 4-4 8c-5 0-9 5-9 5zM14 120c-5 0-9 0-9-4-5 0-5-5-5-10 0-4 0-4 5-8 0-4 4-4 9-4 0 0 4 0 9 4 0 4 4 4 4 8 0 5-4 10-4 10-5 4-9 4-9 4z">
          <text:p/>
        </draw:path>
        <draw:path draw:style-name="gr5" draw:text-style-name="P5" draw:layer="layout" svg:width="0.097cm" svg:height="0.161cm" svg:x="7.288cm" svg:y="11.585cm" svg:viewBox="0 0 98 162" svg:d="M77 46c0-8-4-13-4-13 0-4-5-8-5-12-4 0-8-5-12-5 0 0-4 0-9 0-4 0-8 0-13 0s-5 5-9 5-8 4-8 4c-5 4-9 8-9 8v-17c4-8 9-8 17-12 4-4 14-4 22-4 9 0 13 0 17 4 9 0 13 4 17 8 4 0 9 9 9 13 4 4 4 13 4 17 0 8 0 13 0 17-4 4-4 13-9 17-4 4-8 8-12 13-5 5-9 9-13 13-8 4-17 9-21 13-5 4-10 8-14 13 0 0-4 4-4 8 0 5 0 9 0 13h77v13h-98v-5c0-8 0-12 4-21 0-4 4-8 4-13 4-4 9-8 17-17 4-4 9-8 18-12 9-5 13-10 17-14s8-8 8-13c5-4 5-8 5-12 4 0 4-5 4-9z">
          <text:p/>
        </draw:path>
        <draw:path draw:style-name="gr5" draw:text-style-name="P5" draw:layer="layout" svg:width="0.102cm" svg:height="0.161cm" svg:x="7.41cm" svg:y="11.585cm" svg:viewBox="0 0 103 162" svg:d="M78 46c0-8 0-13-4-13 0-4-5-8-5-12-4 0-8-5-8-5-4 0-8 0-13 0-4 0-8 0-12 0 0 0-5 5-9 5s-8 4-8 4c-6 4-10 8-10 8v-17c4-8 10-8 18-12 4-4 13-4 21-4 9 0 13 0 21 4 5 0 9 4 13 8 4 0 9 9 9 13 4 4 4 13 4 17 0 8 0 13 0 17-4 4-4 13-9 17-4 4-4 8-12 13-5 5-9 9-13 13-8 4-13 9-21 13-4 4-9 8-9 13-4 0-8 4-8 8 0 5 0 9 0 13h80v13h-103v-5c0-8 0-12 5-21 0-4 4-8 8-13 0-4 6-8 14-17 4-4 13-8 21-12 5-5 9-10 13-14s8-8 8-13c5-4 5-8 5-12 4 0 4-5 4-9z">
          <text:p/>
        </draw:path>
        <draw:polygon draw:style-name="gr5" draw:text-style-name="P5" draw:layer="layout" svg:width="0.093cm" svg:height="0.186cm" svg:x="7.521cm" svg:y="11.589cm" svg:viewBox="0 0 94 187" draw:points="94,0 17,187 0,187 77,0">
          <text:p/>
        </draw:polygon>
        <draw:path draw:style-name="gr5" draw:text-style-name="P5" draw:layer="layout" svg:width="0.102cm" svg:height="0.165cm" svg:x="7.623cm" svg:y="11.585cm" svg:viewBox="0 0 103 166" svg:d="M103 81c0 17 0 25 0 38-5 9-9 17-13 26-4 8-9 12-17 17-5 4-13 4-22 4-8 0-16 0-21-4-8-5-12-9-17-17-4-4-8-13-8-26-5-8-5-21-5-34 0-12 0-25 5-34 0-13 4-22 8-30 5-9 9-13 17-17 9-4 17-4 26-4 30 0 47 25 47 81zM86 85c0-47-13-69-35-69-21 0-33 22-33 69 0 43 12 64 33 64 22 0 35-21 35-64z">
          <text:p/>
        </draw:path>
        <draw:path draw:style-name="gr5" draw:text-style-name="P5" draw:layer="layout" svg:width="0.102cm" svg:height="0.165cm" svg:x="7.75cm" svg:y="11.585cm" svg:viewBox="0 0 103 166" svg:d="M103 111c0 8-4 17-4 25-5 5-9 9-13 17-5 4-10 9-14 9-9 4-17 4-21 4-9 0-17 0-21-4-9-5-13-9-17-13-5-8-9-17-13-26 0-8 0-21 0-29 0-13 0-26 4-38 0-14 4-23 13-31 4-9 13-13 21-17 9-4 17-8 25-8 13 0 23 0 27 4v17c-9-5-18-5-27-5-8 0-12 0-16 5-9 4-13 8-17 12-5 5-9 13-9 23-4 8-4 17-4 29 8-17 21-21 38-21 4 0 13 0 17 4 9 0 14 5 18 9s4 8 9 17c0 4 4 12 4 17zM81 115c0-4 0-13 0-17-5-4-5-9-9-9 0-4-4-8-9-8-4 0-8-4-12-4s-9 4-13 4-8 4-13 8c0 0-4 5-4 9s-4 8-4 13c0 4 4 12 4 17 0 4 4 8 4 13 5 4 9 4 13 8 4 0 9 0 13 0s8 0 12 0c5-4 9-4 9-8 4-5 4-9 9-13 0-5 0-9 0-13z">
          <text:p/>
        </draw:path>
        <draw:polygon draw:style-name="gr5" draw:text-style-name="P5" draw:layer="layout" svg:width="0.093cm" svg:height="0.186cm" svg:x="7.856cm" svg:y="11.589cm" svg:viewBox="0 0 94 187" draw:points="94,0 18,187 0,187 77,0">
          <text:p/>
        </draw:polygon>
        <draw:path draw:style-name="gr5" draw:text-style-name="P5" draw:layer="layout" svg:width="0.098cm" svg:height="0.161cm" svg:x="7.962cm" svg:y="11.585cm" svg:viewBox="0 0 99 162" svg:d="M73 46c0-8 0-13 0-13-4-4-4-8-8-12 0 0-5-5-9-5s-8 0-13 0-5 0-9 0-8 5-13 5c0 0-4 4-8 4-5 4-5 8-9 8v-17c4-8 13-8 17-12 9-4 17-4 27-4 4 0 12 0 17 4 4 0 12 4 17 8 0 0 4 9 8 13 0 4 4 13 4 17 0 8-4 13-4 17s-4 13-4 17c-4 4-9 8-13 13s-8 9-17 13c-8 4-13 9-18 13-4 4-8 8-12 13-5 0-5 4-5 8-4 5-4 9-4 13h82v13h-99v-5c0-8 0-12 0-21 4-4 4-8 8-13 5-4 9-8 13-17 5-4 13-8 22-12 5-5 13-10 13-14 4-4 9-8 13-13 0-4 4-8 4-12 0 0 0-5 0-9z">
          <text:p/>
        </draw:path>
        <draw:path draw:style-name="gr5" draw:text-style-name="P5" draw:layer="layout" svg:width="0.106cm" svg:height="0.165cm" svg:x="8.081cm" svg:y="11.585cm" svg:viewBox="0 0 107 166" svg:d="M107 81c0 17 0 25-4 38-5 9-5 17-9 26-8 8-13 12-17 17-8 4-17 4-25 4-9 0-13 0-22-4-5-5-13-9-18-17-4-4-4-13-8-26 0-8-4-21-4-34 0-12 4-25 4-34 4-13 4-22 13-30 4-9 8-13 18-17 4-4 13-4 21-4 34 0 51 25 51 81zM86 85c0-47-9-69-30-69-26 0-35 22-35 69 0 43 9 64 35 64 21 0 30-21 30-64z">
          <text:p/>
        </draw:path>
        <draw:path draw:style-name="gr5" draw:text-style-name="P5" draw:layer="layout" svg:width="0.098cm" svg:height="0.161cm" svg:x="8.208cm" svg:y="11.585cm" svg:viewBox="0 0 99 162" svg:d="M72 46c0-8 0-13 0-13 0-4-4-8-8-12 0 0-5-5-9-5s-4 0-8 0-9 0-13 0-9 5-9 5c-4 0-8 4-12 4 0 4-5 8-9 8v-17c9-8 13-8 21-12 5-4 13-4 22-4 8 0 12 0 17 4 8 0 12 4 17 8 4 0 9 9 9 13 4 4 4 13 4 17 0 8 0 13-4 17 0 4 0 13-5 17-4 4-9 8-13 13s-8 9-17 13c-4 4-12 9-17 13-4 4-8 8-13 13 0 0-4 4-4 8 0 5-4 9-4 13h82v13h-99v-5c0-8 0-12 4-21 0-4 0-8 4-13 5-4 9-8 13-17 9-4 13-8 22-12 8-5 12-10 16-14 5-4 5-8 9-13 0-4 4-8 4-12 0 0 0-5 0-9z">
          <text:p/>
        </draw:path>
        <draw:path draw:style-name="gr5" draw:text-style-name="P5" draw:layer="layout" svg:width="0.115cm" svg:height="0.157cm" svg:x="8.322cm" svg:y="11.589cm" svg:viewBox="0 0 116 158" svg:d="M95 0v107h21v17h-21v34h-21v-34h-74v-17c5-9 13-17 22-26 4-8 12-17 17-29 8-9 12-17 22-27 4-8 8-17 13-25zM17 107h57v-82c-5 10-9 18-13 27-10 8-14 17-18 21-4 8-9 12-13 17-4 4-8 12-13 17z">
          <text:p/>
        </draw:path>
        <draw:path draw:style-name="gr5" draw:text-style-name="P5" draw:layer="layout" svg:width="0.055cm" svg:height="0.161cm" svg:x="8.53cm" svg:y="11.585cm" svg:viewBox="0 0 56 162" svg:d="M56 162h-17v-136c0 0-4 0-8 4 0 0-4 5-10 5-4 4-4 4-8 4-4 4-9 4-13 4v-17c4 0 9-4 13-4 4-4 8-4 14-9 4 0 8-5 12-9 5 0 9-4 13-4h4z">
          <text:p/>
        </draw:path>
        <draw:path draw:style-name="gr5" draw:text-style-name="P5" draw:layer="layout" svg:width="0.101cm" svg:height="0.165cm" svg:x="8.641cm" svg:y="11.585cm" svg:viewBox="0 0 102 166" svg:d="M102 81c0 17 0 25-4 38 0 9-5 17-9 26-5 8-13 12-17 17-9 4-17 4-26 4-4 0-12 0-21-4-4-5-9-9-13-17-4-4-8-13-12-26 0-8 0-21 0-34 0-12 0-25 0-34 4-13 8-22 12-30 4-9 9-13 17-17 5-4 13-4 22-4 33 0 51 25 51 81zM84 85c0-47-12-69-33-69-22 0-35 22-35 69 0 43 13 64 35 64 21 0 33-21 33-64z">
          <text:p/>
        </draw:path>
        <draw:path draw:style-name="gr5" draw:text-style-name="P5" draw:layer="layout" svg:width="0.025cm" svg:height="0.119cm" svg:x="8.764cm" svg:y="11.631cm" svg:viewBox="0 0 26 120" svg:d="M12 26c-4 0-4-5-8-5 0-4-4-4-4-8s4-9 4-9c4-4 4-4 8-4s9 0 9 4c5 0 5 5 5 9s0 4-5 8c0 0-5 5-9 5zM12 120c-4 0-4 0-8-4 0 0-4-5-4-10 0-4 4-4 4-8 4-4 4-4 8-4s9 0 9 4c5 4 5 4 5 8 0 5 0 10-5 10 0 4-5 4-9 4z">
          <text:p/>
        </draw:path>
        <draw:path draw:style-name="gr5" draw:text-style-name="P5" draw:layer="layout" svg:width="0.114cm" svg:height="0.157cm" svg:x="8.802cm" svg:y="11.589cm" svg:viewBox="0 0 115 158" svg:d="M98 0v107h17v17h-17v34h-21v-34h-77v-17c8-9 17-17 21-26 9-8 18-17 22-29 9-9 13-17 21-27 5-8 9-17 13-25zM21 107h56v-82c-4 10-8 18-17 27-4 8-8 17-13 21-4 8-8 12-12 17-5 4-10 12-14 17z">
          <text:p/>
        </draw:path>
        <draw:path draw:style-name="gr5" draw:text-style-name="P5" draw:layer="layout" svg:width="0.055cm" svg:height="0.161cm" svg:x="8.95cm" svg:y="11.585cm" svg:viewBox="0 0 56 162" svg:d="M56 162h-18v-136c0 0-4 0-4 4-4 0-8 5-12 5 0 4-5 4-9 4-4 4-8 4-13 4v-17c5 0 9-4 13-4 4-4 9-4 13-9 4 0 8-5 12-9 6 0 10-4 14-4h4z">
          <text:p/>
        </draw:path>
        <draw:path draw:style-name="gr5" draw:text-style-name="P5" draw:layer="layout" svg:width="0.026cm" svg:height="0.119cm" svg:x="9.06cm" svg:y="11.631cm" svg:viewBox="0 0 27 120" svg:d="M14 26c-4 0-4-5-8-5 0-4-6-4-6-8s6-9 6-9c4-4 4-4 8-4s9 0 9 4c4 0 4 5 4 9s0 4-4 8c0 0-5 5-9 5zM14 120c-4 0-4 0-8-4 0 0-6-5-6-10 0-4 6-4 6-8 4-4 4-4 8-4s9 0 9 4c4 4 4 4 4 8 0 5 0 10-4 10 0 4-5 4-9 4z">
          <text:p/>
        </draw:path>
        <draw:path draw:style-name="gr5" draw:text-style-name="P5" draw:layer="layout" svg:width="0.098cm" svg:height="0.161cm" svg:x="9.111cm" svg:y="11.585cm" svg:viewBox="0 0 99 162" svg:d="M73 46c0-8 0-13 0-13-4-4-4-8-8-12 0 0-4-5-8-5-6 0-10 0-14 0 0 0-4 0-9 0-4 0-8 5-8 5-4 0-9 4-13 4 0 4-4 8-8 8v-17c8-8 12-8 17-12 8-4 17-4 25-4 4 0 14 0 18 4 8 0 13 4 17 8 4 0 4 9 8 13 5 4 5 13 5 17 0 8 0 13-5 17 0 4-4 13-4 17-4 4-8 8-13 13-4 5-8 9-16 13-6 4-14 9-18 13-5 4-9 8-13 13 0 0-4 4-4 8 0 5-5 9-5 13h82v13h-99v-5c0-8 0-12 0-21 5-4 5-8 9-13 4-4 8-8 13-17 8-4 12-8 21-12 8-5 14-10 18-14s4-8 8-13c0-4 4-8 4-12 0 0 0-5 0-9z">
          <text:p/>
        </draw:path>
        <draw:path draw:style-name="gr5" draw:text-style-name="P5" draw:layer="layout" svg:width="0.106cm" svg:height="0.165cm" svg:x="9.23cm" svg:y="11.585cm" svg:viewBox="0 0 107 166" svg:d="M107 81c0 17 0 25-4 38 0 9-4 17-9 26-4 8-12 12-17 17-8 4-17 4-26 4-8 0-13 0-21-4-4-5-9-9-13-17-4-4-8-13-12-26 0-8-5-21-5-34 0-12 5-25 5-34 4-13 8-22 12-30 4-9 9-13 17-17 4-4 13-4 21-4 35 0 52 25 52 81zM90 85c0-47-13-69-35-69-21 0-34 22-34 69 0 43 9 64 34 64 22 0 35-21 35-64z">
          <text:p/>
        </draw:path>
        <draw:path draw:style-name="gr5" draw:text-style-name="P5" draw:layer="layout" svg:width="0.14cm" svg:height="0.157cm" svg:x="9.413cm" svg:y="11.589cm" svg:viewBox="0 0 141 158" svg:d="M141 158h-22l-18-43h-68l-12 43h-21l59-158h21zM97 98l-25-69c0-4 0-8-5-12 0 4 0 8 0 12l-25 69z">
          <text:p/>
        </draw:path>
        <draw:path draw:style-name="gr5" draw:text-style-name="P5" draw:layer="layout" svg:width="0.161cm" svg:height="0.157cm" svg:x="9.578cm" svg:y="11.589cm" svg:viewBox="0 0 162 158" svg:d="M162 158h-17v-106c0-9 0-17 0-31 0 4 0 14-4 14l-55 123h-9l-55-119c0-4-4-14-4-18 0 4 0 18 0 31v106h-18v-158h26l47 111c4 8 9 17 9 21 4-13 8-17 8-21l51-111h21z">
          <text:p/>
        </draw:path>
        <draw:polygon draw:style-name="gr5" draw:text-style-name="P5" draw:layer="layout" svg:width="0.043cm" svg:height="0.195cm" svg:x="9.845cm" svg:y="11.589cm" svg:viewBox="0 0 44 196" draw:points="44,196 0,196 0,0 44,0 44,12 18,12 18,183 44,183">
          <text:p/>
        </draw:polygon>
        <draw:path draw:style-name="gr5" draw:text-style-name="P5" draw:layer="layout" svg:width="0.233cm" svg:height="0.145cm" svg:x="9.964cm" svg:y="11.601cm" svg:viewBox="0 0 234 146" svg:d="M102 98c0 8-4 17-9 21-8 9-17 9-25 9-17 0-26-4-38-13-9-13-22-26-30-51l17-4c8 17 13 29 21 38 9 8 17 13 25 13 9 0 13 0 13-5 4 0 9-4 9-12 0-5-5-9-5-13-4-4-8-9-12-13-5 0-9 0-13 0l-4-17c12 0 21 0 25-4s4-8 4-13c0-8 0-8-4-12-4-5-8-5-13-5-4 0-12 0-16 5-5 0-9 0-13 4l-4-17c0 0 8-4 12-4 5 0 13-5 21-5 13 0 22 5 26 9 9 8 9 17 9 25 0 13-5 22-13 26 0 4 4 4 4 4 4 0 13 4 17 4s9-4 13-4 8 0 12 0v-42h-16v-17h119v17h-25v124h-17v-124h-44v124h-17v-65c-4 0-8 0-12 0s-4 0-9 0c-4 0-8 0-12 0 4 4 4 8 4 17z">
          <text:p/>
        </draw:path>
        <draw:path draw:style-name="gr5" draw:text-style-name="P5" draw:layer="layout" svg:width="0.114cm" svg:height="0.229cm" svg:x="10.193cm" svg:y="11.542cm" svg:viewBox="0 0 115 230" svg:d="M65 153c-5 0-9 4-17 4-5 0-9 0-9 4-8-4-12-8-21-17-4-4-4-13-4-21 0-4 0-4 0-8 4-5 4-5 8-9 0-4 5-4 13-4 4-4 8-4 17-4h21v-17h-73v-17h115v17h-25v34h-42c-5 0-9 0-9 0l-4 4c-4 0-4 4-4 8s0 4 4 9l4 4c9 0 17 0 26 0 8 0 21 0 25 8 8 5 13 13 13 22 0 8-5 17-9 25-8 4-17 10-25 10 4 4 8 4 13 4 4 4 8 4 12 8l-4 13c-8-4-17-8-25-13-9-4-17-8-26-12-8 0-12 0-21-6-4 0-4-4-4-8s0-4 0-8c4-5 4-5 8-5 5 0 9 0 13 5 0 0 4 4 8 8 5 0 5 0 9 0 8 0 17-4 25-4 5-4 9-9 9-17 0-5-4-9-9-13 0 0-8-4-12-4zM69 64c-4-5-9-9-9-17-4-4-4-9-4-17 0-9 4-17 9-21 8-5 17-9 25-9s13 0 17 0c4 4 4 4 8 4l-4 17c-4 0-4-4-8-4-5 0-5 0-9 0-8 0-12 0-12 4-5 5-9 9-9 13s4 9 4 17c5 4 5 8 9 13z">
          <text:p/>
        </draw:path>
        <draw:path draw:style-name="gr5" draw:text-style-name="P5" draw:layer="layout" svg:width="0.136cm" svg:height="0.141cm" svg:x="10.303cm" svg:y="11.606cm" svg:viewBox="0 0 137 142" svg:d="M112 18v124h-17v-44c-5 4-9 4-13 9-9 0-13 4-21 4-5 0-13-4-17-4-4-5-9-5-13-9 0-4-4-8-10-13 0-8 0-17 0-25v-42h-21v-18h137v18zM95 18h-55v42c0 4 0 8 0 13 0 4 4 8 4 8 0 4 0 4 4 4 4 5 8 9 17 9 4 0 8-4 17-4 4-5 8-9 13-13z">
          <text:p/>
        </draw:path>
        <draw:path draw:style-name="gr5" draw:text-style-name="P5" draw:layer="layout" svg:width="0.114cm" svg:height="0.204cm" svg:x="10.384cm" svg:y="11.542cm" svg:viewBox="0 0 115 205" svg:d="M8 64c0-5-4-9-4-13-4-8-4-13-4-17 0-8 4-17 13-25 4-5 12-9 25-9 8 0 18 4 22 9 9 4 13 8 17 17 4 12 9 21 13 38h25v17h-25v124h-17v-124h-21v-17h21c-4-17-9-30-13-34-4-9-14-13-22-13-4 0-9 0-13 4-4 5-4 9-4 17 0 5 0 9 0 13 4 4 4 8 8 13z">
          <text:p/>
        </draw:path>
        <draw:path draw:style-name="gr5" draw:text-style-name="P5" draw:layer="layout" svg:width="0.131cm" svg:height="0.182cm" svg:x="10.558cm" svg:y="11.606cm" svg:viewBox="0 0 132 183" svg:d="M132 17h-22v38c0 8-4 12-4 17 0 4-4 8-4 12-5 9-17 13-30 13v-17c0 0 4 0 8 0 0-4 5-4 5-4 0-4 4-4 4-9 0-4 0-8 0-12v-38h-51v42c0 8 0 13 0 17s0 8 4 13c0 4 0 4 4 8 5 0 9 4 13 9l26 13c8 4 17 12 21 17s4 13 4 17c0 9 0 13-4 17 0 9-4 13-4 13l-17-8c0-5 4-5 4-9 4-4 4-8 4-13 0 0 0-4-4-4 0-4-4-4-4-8-5-5-13-10-17-14l-22-8c-4-5-12-9-17-13-4-5-4-9-8-13 0-4-4-13-4-26v-50h-17v-17h132z">
          <text:p/>
        </draw:path>
        <draw:path draw:style-name="gr5" draw:text-style-name="P5" draw:layer="layout" svg:width="0.136cm" svg:height="0.195cm" svg:x="10.685cm" svg:y="11.606cm" svg:viewBox="0 0 137 196" svg:d="M82 89c-5 0-9 4-13 4s-9 0-13 4c-4-4-14-8-18-17-4-4-8-13-8-21 0-4 0-4 4-8 0-5 4-5 4-9 4-4 9-4 14-4 4-4 13-4 21-4h21v-17h-94v-17h137v17h-26v34h-42c-4 0-9 0-9 0-4 0-4 4-8 4 0 0 0 4 0 8s0 4 0 9c4 0 4 4 8 4 9 0 13 0 22 0 12 0 21 0 29 8 9 5 13 13 13 22 0 13-4 21-13 26-8 9-17 9-34 9-12 0-30 0-39-9-13-5-25-18-34-26l17-13c9 13 17 21 26 26 9 4 18 4 30 4 17 0 26-4 26-17 0-5 0-9-4-13-5 0-9-4-17-4zM17 179l60-34h9l34 42-17 9-26-34-47 34z">
          <text:p/>
        </draw:path>
        <draw:path draw:style-name="gr5" draw:text-style-name="P5" draw:layer="layout" svg:width="0.072cm" svg:height="0.064cm" svg:x="10.723cm" svg:y="11.542cm" svg:viewBox="0 0 73 65" svg:d="M56 65c-4-13-8-21-8-30-4-4-10-8-14-13s-8-5-13-5c-4 0-4 0-8 0s-4 5-9 5l-4-18c4-4 13-4 21-4 9 0 17 0 23 4 4 5 12 13 17 23 4 8 8 21 12 38z">
          <text:p/>
        </draw:path>
        <draw:path draw:style-name="gr5" draw:text-style-name="P5" draw:layer="layout" svg:width="0.157cm" svg:height="0.144cm" svg:x="10.816cm" svg:y="11.606cm" svg:viewBox="0 0 158 145" svg:d="M137 17v124h-21v-61c-4 0-8 4-13 4-4 0-8 0-12 0-9 0-13 0-22-4-8 0-13 0-17-4-4 4-8 4-12 8 8 9 12 17 21 26 8 9 17 13 30 22l-13 13c-9-9-17-13-26-22-8-9-12-17-21-22-4-8-9-12-14-17-4-4-4-8-4-12-4-5-4-5-4-9s0-4 4-8c4 0 4-4 14-4 4 0 4 0 8 4 5 0 5 4 9 8 4-4 4-8 4-12 4-5 4-9 4-13s0-9 0-13c-4-4-4-8-4-8h-48v-17h158v17zM86 67c5 0 13 0 17 0 5 0 9-4 13-4v-46h-51c4 0 4 4 4 8s0 9 0 13 0 13 0 17c-4 4-4 8-8 8 8 4 17 4 25 4z">
          <text:p/>
        </draw:path>
        <draw:path draw:style-name="gr5" draw:text-style-name="P5" draw:layer="layout" svg:width="0.025cm" svg:height="0.119cm" svg:x="11.046cm" svg:y="11.631cm" svg:viewBox="0 0 26 120" svg:d="M12 26c-4 0-4-5-8-5 0-4-4-4-4-8s4-9 4-9c4-4 4-4 8-4 6 0 10 0 10 4 4 0 4 5 4 9s0 4-4 8c0 0-4 5-10 5zM12 120c-4 0-4 0-8-4 0 0-4-5-4-10 0-4 4-4 4-8 4-4 4-4 8-4 6 0 10 0 10 4 4 4 4 4 4 8 0 5 0 10-4 10 0 4-4 4-10 4z">
          <text:p/>
        </draw:path>
        <draw:path draw:style-name="gr5" draw:text-style-name="P5" draw:layer="layout" svg:width="0.055cm" svg:height="0.161cm" svg:x="11.173cm" svg:y="11.585cm" svg:viewBox="0 0 56 162" svg:d="M56 162h-17v-137c-4 0-4 0-9 4-4 0-4 4-8 4-5 5-9 5-14 5 0 4-4 4-8 4v-17c4 0 8-4 13-4 4-5 9-5 13-9 4 0 9-4 13-4 4-4 8-8 8-8h9z">
          <text:p/>
        </draw:path>
        <draw:path draw:style-name="gr5" draw:text-style-name="P5" draw:layer="layout" svg:width="0.102cm" svg:height="0.157cm" svg:x="11.283cm" svg:y="11.589cm" svg:viewBox="0 0 103 158" svg:d="M103 8c-4 4-9 9-13 17 0 4-4 14-8 22-6 9-10 17-14 26-4 8-9 17-13 29 0 9-4 17-8 30 0 9-4 17-4 26h-22c5-9 5-17 9-26 0-13 4-21 8-30 5-12 9-21 13-29 4-9 4-17 8-26 5-4 9-12 13-18 0-8 4-12 4-12h-76v-17h103z">
          <text:p/>
        </draw:path>
        <draw:path draw:style-name="gr5" draw:text-style-name="P5" draw:layer="layout" svg:width="0.098cm" svg:height="0.161cm" svg:x="11.406cm" svg:y="11.585cm" svg:viewBox="0 0 99 162" svg:d="M72 46c0-8 0-13 0-13 0-4-4-8-8-12 0 0-5-5-9-5s-8 0-12 0c0 0-5 0-9 0s-9 5-9 5c-4 0-8 4-12 4 0 4-5 8-9 8v-17c9-8 13-8 17-12 9-4 17-4 26-4 8 0 12 0 17 4 8 0 12 4 17 8 4 0 4 9 9 13 4 4 4 13 4 17 0 8 0 13-4 17 0 4-5 13-5 17-4 4-9 8-13 13s-8 9-17 13c-4 4-12 9-17 13-4 4-8 8-13 13 0 0-4 4-4 8 0 5-4 9-4 13h82v13h-99v-5c0-8 0-12 0-21 4-4 4-8 8-13 5-4 9-8 13-17 9-4 13-8 22-12 8-5 12-10 16-14 5-4 5-8 9-13 0-4 4-8 4-12 0 0 0-5 0-9z">
          <text:p/>
        </draw:path>
        <draw:path draw:style-name="gr5" draw:text-style-name="P5" draw:layer="layout" svg:width="0.025cm" svg:height="0.025cm" svg:x="11.529cm" svg:y="11.725cm" svg:viewBox="0 0 26 26" svg:d="M14 26c-6 0-6 0-10-4 0 0-4-5-4-10 0-4 0-4 4-8s4-4 10-4c4 0 8 0 8 4 4 4 4 4 4 8 0 5 0 10-4 10 0 4-4 4-8 4z">
          <text:p/>
        </draw:path>
        <draw:path draw:style-name="gr5" draw:text-style-name="P5" draw:layer="layout" svg:width="0.055cm" svg:height="0.161cm" svg:x="11.593cm" svg:y="11.585cm" svg:viewBox="0 0 56 162" svg:d="M56 162h-18v-137c-4 0-4 0-9 4 0 0-4 4-8 4-4 5-9 5-13 5 0 4-4 4-8 4v-17c4 0 8-4 12-4 5-5 9-5 13-9 4 0 9-4 13-4 5-4 9-8 9-8h9z">
          <text:p/>
        </draw:path>
        <draw:path draw:style-name="gr5" draw:text-style-name="P5" draw:layer="layout" svg:width="0.102cm" svg:height="0.165cm" svg:x="11.703cm" svg:y="11.585cm" svg:viewBox="0 0 103 166" svg:d="M103 111c0 8 0 17-5 25-4 5-4 9-8 17-4 4-13 9-17 9-8 4-14 4-22 4-9 0-17 0-21-4-9-5-13-9-17-13-5-8-9-17-9-26-4-8-4-21-4-29 0-13 0-26 4-38 4-14 9-23 13-31 4-9 13-13 21-17 9-4 17-8 27-8 12 0 21 0 29 4v17c-8-5-17-5-29-5-6 0-14 0-18 5-5 4-13 8-17 12-5 5-5 13-9 23 0 8-4 17-4 29h4c4-17 17-21 34-21 10 0 14 0 22 4 5 0 9 5 13 9s8 8 8 17c5 4 5 12 5 17zM86 115c0-4-4-13-4-17s-5-9-5-9c-4-4-8-8-12-8-6 0-10-4-14-4s-9 4-13 4-8 4-8 8c-5 0-5 5-9 9 0 4 0 8 0 13 0 4 0 12 0 17 4 4 4 8 9 13 0 4 4 4 8 8 4 0 9 0 13 0s8 0 14 0c4-4 8-4 12-8 0-5 5-9 5-13 0-5 4-9 4-13z">
          <text:p/>
        </draw:path>
        <draw:path draw:style-name="gr5" draw:text-style-name="P5" draw:layer="layout" svg:width="0.025cm" svg:height="0.025cm" svg:x="11.826cm" svg:y="11.725cm" svg:viewBox="0 0 26 26" svg:d="M14 26c-6 0-6 0-10-4 0 0-4-5-4-10 0-4 0-4 4-8s4-4 10-4c4 0 8 0 8 4 4 4 4 4 4 8 0 5 0 10-4 10 0 4-4 4-8 4z">
          <text:p/>
        </draw:path>
        <draw:path draw:style-name="gr5" draw:text-style-name="P5" draw:layer="layout" svg:width="0.097cm" svg:height="0.161cm" svg:x="11.877cm" svg:y="11.585cm" svg:viewBox="0 0 98 162" svg:d="M73 46c0-8 0-13 0-13-4-4-4-8-9-12 0 0-4-5-8-5s-9 0-13 0-4 0-8 0-9 5-13 5c0 0-4 4-8 4-5 4-5 8-10 8v-17c5-8 14-8 18-12 9-4 17-4 25-4 5 0 13 0 17 4 5 0 13 4 13 8 4 0 9 9 13 13 0 4 4 13 4 17 0 8-4 13-4 17s-4 13-4 17c-5 4-9 8-13 13s-9 9-17 13c-9 4-13 9-17 13s-8 8-13 13c-4 0-4 4-4 8-4 5-4 9-4 13h80v13h-98v-5c0-8 0-12 0-21 4-4 4-8 9-13 5-4 9-8 13-17 4-4 13-8 21-12 4-5 9-10 13-14s8-8 13-13c0-4 4-8 4-12 0 0 0-5 0-9z">
          <text:p/>
        </draw:path>
        <draw:path draw:style-name="gr5" draw:text-style-name="P5" draw:layer="layout" svg:width="0.093cm" svg:height="0.161cm" svg:x="12.004cm" svg:y="11.589cm" svg:viewBox="0 0 94 162" svg:d="M94 111c0 8-4 13-4 21-4 5-8 13-13 17-4 4-12 9-17 9-8 4-16 4-26 4-13 0-25 0-34-4v-21c13 8 21 8 34 8 10 0 14 0 18 0 4-4 8-4 13-8 0-5 4-5 4-9 4-9 4-13 4-17 0-9-4-17-8-26-9-5-17-9-35-9h-4c-5 0-5 0-9 0 0 0-4 0-8 0l-5 4 5-80h77v17h-60l-5 46c5 0 5 0 9 0s4-4 8-4c10 0 18 4 22 4 9 5 13 9 17 13 5 4 9 9 13 14 0 8 4 12 4 21z">
          <text:p/>
        </draw:path>
        <draw:path draw:style-name="gr5" draw:text-style-name="P5" draw:layer="layout" svg:width="0.093cm" svg:height="0.161cm" svg:x="12.127cm" svg:y="11.589cm" svg:viewBox="0 0 94 162" svg:d="M94 111c0 8-4 13-4 21-4 5-8 13-13 17-4 4-12 9-17 9-8 4-16 4-25 4-13 0-26 0-35-4v-21c14 8 27 8 35 8 9 0 13 0 17 0 4-4 8-4 13-8 4-5 4-5 8-9 0-9 0-13 0-17 0-9-4-17-8-26-9-5-17-9-30-9-4 0-8 0-8 0-5 0-5 0-9 0h-4c-5 0-5 4-10 4l5-80h77v17h-59l-5 46c5 0 9 0 9 0 4 0 4-4 8-4 9 0 17 4 21 4 9 5 13 9 17 13 5 4 9 9 13 14 0 8 4 12 4 21z">
          <text:p/>
        </draw:path>
        <draw:path draw:style-name="gr5" draw:text-style-name="P5" draw:layer="layout" svg:width="0.026cm" svg:height="0.025cm" svg:x="12.245cm" svg:y="11.725cm" svg:viewBox="0 0 27 26" svg:d="M13 26c-4 0-4 0-8-4 0 0-5-5-5-10 0-4 0-4 5-8 4-4 4-4 8-4 6 0 10 0 10 4 4 4 4 4 4 8 0 5 0 10-4 10 0 4-4 4-10 4z">
          <text:p/>
        </draw:path>
        <draw:path draw:style-name="gr5" draw:text-style-name="P5" draw:layer="layout" svg:width="0.055cm" svg:height="0.161cm" svg:x="12.31cm" svg:y="11.585cm" svg:viewBox="0 0 56 162" svg:d="M56 162h-17v-136c-6 0-6 0-10 4 0 0-4 5-8 5-5 4-9 4-9 4-4 4-8 4-12 4v-17c4 0 8-4 12-4 4-4 9-4 13-9 4 0 8-5 14-9 4 0 8-4 8-4h9z">
          <text:p/>
        </draw:path>
        <draw:path draw:style-name="gr5" draw:text-style-name="P5" draw:layer="layout" svg:width="0.056cm" svg:height="0.161cm" svg:x="12.432cm" svg:y="11.585cm" svg:viewBox="0 0 57 162" svg:d="M57 162h-17v-137c-5 0-5 0-9 4 0 0-4 4-9 4-5 5-5 5-9 5-4 4-8 4-13 4v-17c5 0 9-4 13-4 4-5 9-5 14-9 4 0 8-4 13-4 4-4 8-8 8-8h9z">
          <text:p/>
        </draw:path>
        <draw:polygon draw:style-name="gr5" draw:text-style-name="P5" draw:layer="layout" svg:width="0.042cm" svg:height="0.195cm" svg:x="12.598cm" svg:y="11.589cm" svg:viewBox="0 0 43 196" draw:points="43,196 0,196 0,183 26,183 26,12 0,12 0,0 43,0">
          <text:p/>
        </draw:polygon>
        <draw:path draw:style-name="gr8" draw:text-style-name="P7" draw:layer="layout" svg:width="0.076cm" svg:height="0.203cm" svg:x="20.415cm" svg:y="27.193cm" svg:viewBox="0 0 77 204" svg:d="M77 204h-26v-162c-4 8-13 13-22 17-12 8-21 13-29 13v-22c17-8 29-17 38-25 13-8 17-17 21-25h18z">
          <text:p/>
        </draw:path>
        <draw:polygon draw:style-name="gr8" draw:text-style-name="P7" draw:layer="layout" svg:width="0.081cm" svg:height="0.208cm" svg:x="20.542cm" svg:y="27.188cm" svg:viewBox="0 0 82 209" draw:points="0,209 61,0 82,0 21,209">
          <text:p/>
        </draw:polygon>
        <draw:path draw:style-name="gr8" draw:text-style-name="P7" draw:layer="layout" svg:width="0.077cm" svg:height="0.203cm" svg:x="20.652cm" svg:y="27.193cm" svg:viewBox="0 0 78 204" svg:d="M78 204h-27v-162c-8 8-13 13-25 17-9 8-17 13-26 13v-22c13-8 26-17 38-25 9-8 17-17 23-25h17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1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7-07T20:47:12.309000000</dc:date>
    <meta:editing-duration>PT2M11S</meta:editing-duration>
    <meta:editing-cycles>2</meta:editing-cycles>
    <meta:generator>LibreOffice/24.2.3.2$Windows_X86_64 LibreOffice_project/433d9c2ded56988e8a90e6b2e771ee4e6a5ab2ba</meta:generator>
    <meta:document-statistic meta:object-count="995"/>
  </office:meta>
</office:document-meta>
</file>